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ictionary" style:family="table">
      <style:table-properties style:width="6.925in" fo:margin-top="0in" fo:margin-bottom="0in" fo:break-before="page" table:align="margins"/>
    </style:style>
    <style:style style:name="Dictionary.A" style:family="table-column">
      <style:table-column-properties style:column-width="3.4625in" style:rel-column-width="32767*"/>
    </style:style>
    <style:style style:name="Dictionary.B" style:family="table-column">
      <style:table-column-properties style:column-width="3.4625in" style:rel-column-width="32768*"/>
    </style:style>
    <style:style style:name="Dictionary.A1" style:family="table-cell">
      <style:table-cell-properties fo:padding="0.0201in" fo:border-left="0.25pt solid #000000" fo:border-right="none" fo:border-top="0.25pt solid #000000" fo:border-bottom="0.25pt solid #000000"/>
    </style:style>
    <style:style style:name="Dictionary.B1" style:family="table-cell">
      <style:table-cell-properties fo:padding="0.0201in" fo:border="0.25pt solid #000000"/>
    </style:style>
    <style:style style:name="Dictionary.A2" style:family="table-cell">
      <style:table-cell-properties fo:padding="0.0201in" fo:border-left="0.25pt solid #000000" fo:border-right="none" fo:border-top="none" fo:border-bottom="0.25pt solid #000000"/>
    </style:style>
    <style:style style:name="Dictionary.B2" style:family="table-cell">
      <style:table-cell-properties fo:padding="0.0201in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line-height="150%"/>
      <style:text-properties style:font-name="Times New Roman" fo:font-size="14pt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line-height="150%"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fo:font-size="14pt" fo:language="uk" fo:country="UA" fo:font-style="italic" style:font-size-asian="14pt" style:font-style-asian="italic" style:font-size-complex="14pt" style:font-style-complex="italic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Times New Roman" fo:font-size="14pt" style:font-size-asian="14pt" style:font-size-complex="14pt"/>
    </style:style>
    <style:style style:name="P6" style:family="paragraph" style:parent-style-name="Text_20_body">
      <style:paragraph-properties fo:line-height="150%"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9" style:family="paragraph" style:parent-style-name="Text_20_body">
      <style:paragraph-properties fo:line-height="150%" fo:text-align="start" style:justify-single-word="false"/>
    </style:style>
    <style:style style:name="P10" style:family="paragraph" style:parent-style-name="Text_20_body">
      <style:paragraph-properties fo:line-height="150%"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line-height="150%" fo:text-align="start" style:justify-single-word="false"/>
      <style:text-properties style:font-name="Times New Roman" fo:font-size="14pt" style:font-size-asian="14pt" style:font-size-complex="14pt"/>
    </style:style>
    <style:style style:name="P12" style:family="paragraph" style:parent-style-name="Header">
      <style:paragraph-properties fo:text-align="end" style:justify-single-word="false"/>
    </style:style>
    <style:style style:name="T1" style:family="text">
      <style:text-properties fo:text-transform="uppercase"/>
    </style:style>
    <style:style style:name="T2" style:family="text">
      <style:text-properties fo:text-transform="uppercase" fo:letter-spacing="normal" fo:font-style="normal" fo:font-weight="bold" style:font-weight-asian="bold" style:font-style-complex="italic" style:font-weight-complex="bold"/>
    </style:style>
    <style:style style:name="T3" style:family="text">
      <style:text-properties fo:text-transform="uppercase" fo:letter-spacing="normal" fo:font-style="normal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fo:text-transform="uppercase" fo:letter-spacing="normal" fo:font-weight="normal"/>
    </style:style>
    <style:style style:name="T5" style:family="text">
      <style:text-properties fo:text-transform="uppercase" style:use-window-font-color="true" fo:letter-spacing="normal" fo:font-style="normal" fo:font-weight="bold" style:font-weight-asian="bold" style:font-style-complex="italic" style:font-weight-complex="bold"/>
    </style:style>
    <style:style style:name="T6" style:family="text">
      <style:text-properties fo:text-transform="uppercase" style:use-window-font-color="true" fo:letter-spacing="normal" fo:font-style="normal" fo:font-weight="bold" style:font-style-asian="normal" style:font-weight-asian="normal" style:font-style-complex="normal" style:font-weight-complex="normal" style:text-overline-style="none" style:text-overline-color="font-color"/>
    </style:style>
    <style:style style:name="T7" style:family="text">
      <style:text-properties fo:text-transform="uppercase" fo:font-style="normal" fo:font-weight="bold"/>
    </style:style>
    <style:style style:name="T8" style:family="text">
      <style:text-properties fo:text-transform="uppercase" fo:font-style="normal" fo:font-weight="bold" style:font-weight-asian="bold" style:font-weight-complex="bold"/>
    </style:style>
    <style:style style:name="T9" style:family="text">
      <style:text-properties fo:text-transform="uppercase" fo:font-style="normal" fo:font-weight="bold" style:font-weight-asian="bold" style:font-style-complex="italic" style:font-weight-complex="bold"/>
    </style:style>
    <style:style style:name="T10" style:family="text">
      <style:text-properties fo:text-transform="uppercase" fo:font-style="normal" fo:font-weight="bold" style:font-style-asian="normal" style:font-weight-asian="bold" style:font-style-complex="italic" style:font-weight-complex="bold"/>
    </style:style>
    <style:style style:name="T11" style:family="text">
      <style:text-properties fo:text-transform="uppercase" fo:font-weight="bold"/>
    </style:style>
    <style:style style:name="T12" style:family="text">
      <style:text-properties fo:text-transform="uppercase" fo:font-weight="bold" style:font-weight-asian="bold"/>
    </style:style>
    <style:style style:name="T13" style:family="text">
      <style:text-properties fo:text-transform="uppercase" fo:font-weight="bold" style:font-weight-asian="bold" style:font-style-complex="italic" style:font-weight-complex="bold"/>
    </style:style>
    <style:style style:name="T14" style:family="text">
      <style:text-properties fo:text-transform="uppercase" fo:font-weight="bold" style:font-weight-asian="bold" style:font-weight-complex="bold"/>
    </style:style>
    <style:style style:name="T15" style:family="text">
      <style:text-properties fo:text-transform="uppercase" style:font-style-complex="italic"/>
    </style:style>
    <style:style style:name="T16" style:family="text">
      <style:text-properties fo:text-transform="uppercase" style:font-weight-asian="bold" style:font-style-complex="italic" style:font-weight-complex="bold"/>
    </style:style>
    <style:style style:name="T17" style:family="text">
      <style:text-properties fo:text-transform="uppercase" style:font-style-asian="normal" style:font-style-complex="normal" style:text-overline-style="none" style:text-overline-color="font-color"/>
    </style:style>
    <style:style style:name="T18" style:family="text">
      <style:text-properties fo:font-variant="normal" fo:text-transform="none" fo:letter-spacing="normal"/>
    </style:style>
    <style:style style:name="T19" style:family="text">
      <style:text-properties fo:font-variant="normal" fo:text-transform="none" fo:letter-spacing="normal" fo:font-style="normal"/>
    </style:style>
    <style:style style:name="T20" style:family="text">
      <style:text-properties fo:font-variant="normal" fo:text-transform="none" fo:letter-spacing="normal" fo:font-style="normal" fo:font-weight="bold"/>
    </style:style>
    <style:style style:name="T21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2" style:family="text">
      <style:text-properties fo:font-variant="normal" fo:text-transform="none" fo:letter-spacing="normal" fo:font-style="normal" fo:font-weight="bold" style:font-weight-asian="bold" style:font-style-complex="italic" style:font-weight-complex="bold"/>
    </style:style>
    <style:style style:name="T23" style:family="text">
      <style:text-properties fo:font-variant="normal" fo:text-transform="none" fo:letter-spacing="normal" fo:font-style="normal" fo:font-weight="bold" style:font-style-asian="normal" style:font-weight-asian="bold" style:font-style-complex="italic" style:font-weight-complex="bold"/>
    </style:style>
    <style:style style:name="T24" style:family="text">
      <style:text-properties fo:font-variant="normal" fo:text-transform="none" fo:letter-spacing="normal" fo:font-style="normal" fo:font-weight="normal"/>
    </style:style>
    <style:style style:name="T25" style:family="text">
      <style:text-properties fo:font-variant="normal" fo:text-transform="none" fo:letter-spacing="normal" fo:font-style="normal" fo:font-weight="normal" style:font-style-asian="normal" style:font-style-complex="normal"/>
    </style:style>
    <style:style style:name="T26" style:family="text">
      <style:text-properties fo:font-variant="normal" fo:text-transform="none" fo:letter-spacing="normal" fo:font-style="normal" fo:font-weight="normal" style:font-style-asian="normal" style:font-weight-asian="bold" style:font-style-complex="normal" style:font-weight-complex="bold"/>
    </style:style>
    <style:style style:name="T27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28" style:family="text">
      <style:text-properties fo:font-variant="normal" fo:text-transform="none" fo:letter-spacing="normal" fo:font-style="normal" fo:font-weight="normal" style:font-style-complex="italic"/>
    </style:style>
    <style:style style:name="T29" style:family="text">
      <style:text-properties fo:font-variant="normal" fo:text-transform="none" fo:letter-spacing="normal" fo:font-style="normal" fo:font-weight="normal" style:font-weight-asian="normal" style:font-style-complex="italic" style:font-weight-complex="normal"/>
    </style:style>
    <style:style style:name="T30" style:family="text">
      <style:text-properties fo:font-variant="normal" fo:text-transform="none" fo:letter-spacing="normal" fo:font-style="normal" fo:font-weight="normal" style:font-style-asian="italic"/>
    </style:style>
    <style:style style:name="T31" style:family="text">
      <style:text-properties fo:font-variant="normal" fo:text-transform="none" fo:letter-spacing="normal" fo:font-style="normal" fo:font-weight="normal" style:font-style-asian="italic" style:font-style-complex="italic" style:text-overline-style="none" style:text-overline-color="font-color"/>
    </style:style>
    <style:style style:name="T32" style:family="text">
      <style:text-properties fo:font-variant="normal" fo:text-transform="none" fo:letter-spacing="normal" fo:font-style="normal" style:font-style-asian="normal" style:font-style-complex="normal"/>
    </style:style>
    <style:style style:name="T33" style:family="text">
      <style:text-properties fo:font-variant="normal" fo:text-transform="none" fo:letter-spacing="normal" fo:font-style="normal" style:font-style-asian="normal" style:font-weight-asian="bold" style:font-style-complex="normal" style:font-weight-complex="bold"/>
    </style:style>
    <style:style style:name="T34" style:family="text">
      <style:text-properties fo:font-variant="normal" fo:text-transform="none" fo:letter-spacing="normal" fo:font-style="normal" style:font-weight-asian="bold" style:font-weight-complex="bold"/>
    </style:style>
    <style:style style:name="T35" style:family="text">
      <style:text-properties fo:font-variant="normal" fo:text-transform="none" fo:letter-spacing="normal" fo:font-style="italic"/>
    </style:style>
    <style:style style:name="T36" style:family="text">
      <style:text-properties fo:font-variant="normal" fo:text-transform="none" fo:letter-spacing="normal" fo:font-style="italic" fo:font-weight="normal"/>
    </style:style>
    <style:style style:name="T37" style:family="text">
      <style:text-properties fo:font-variant="normal" fo:text-transform="none" fo:letter-spacing="normal" fo:font-style="italic" fo:font-weight="normal" style:font-style-asian="italic" style:font-style-complex="italic" style:text-overline-style="none" style:text-overline-color="font-color"/>
    </style:style>
    <style:style style:name="T38" style:family="text">
      <style:text-properties fo:font-variant="normal" fo:text-transform="none" fo:letter-spacing="normal" style:font-weight-asian="bold" style:font-weight-complex="bold"/>
    </style:style>
    <style:style style:name="T39" style:family="text">
      <style:text-properties fo:font-variant="normal" fo:text-transform="none" style:use-window-font-color="true" fo:letter-spacing="normal" fo:font-style="normal" fo:font-weight="bold"/>
    </style:style>
    <style:style style:name="T40" style:family="text">
      <style:text-properties fo:font-variant="normal" fo:text-transform="none" style:use-window-font-color="true" fo:letter-spacing="normal" fo:font-style="normal" fo:font-weight="bold" style:font-weight-asian="bold" style:font-style-complex="italic" style:font-weight-complex="bold"/>
    </style:style>
    <style:style style:name="T41" style:family="text">
      <style:text-properties fo:font-variant="normal" fo:text-transform="none" style:use-window-font-color="true" fo:letter-spacing="normal" fo:font-style="normal" fo:font-weight="bold" style:font-weight-asian="bold" style:font-weight-complex="bold"/>
    </style:style>
    <style:style style:name="T42" style:family="text">
      <style:text-properties fo:font-variant="normal" fo:text-transform="none" style:use-window-font-color="true" fo:letter-spacing="normal" fo:font-style="normal" fo:font-weight="bold" style:font-style-asian="normal" style:font-weight-asian="bold" style:font-weight-complex="bold"/>
    </style:style>
    <style:style style:name="T43" style:family="text">
      <style:text-properties fo:font-variant="normal" fo:text-transform="none" style:use-window-font-color="true" fo:letter-spacing="normal" fo:font-style="normal" fo:font-weight="normal"/>
    </style:style>
    <style:style style:name="T44" style:family="text">
      <style:text-properties fo:font-variant="normal" fo:text-transform="none" style:use-window-font-color="true" fo:letter-spacing="normal" fo:font-style="normal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45" style:family="text">
      <style:text-properties fo:font-variant="normal" fo:text-transform="none" style:use-window-font-color="true" fo:letter-spacing="normal" fo:font-style="normal" fo:font-weight="normal" style:font-style-asian="normal" style:font-style-complex="normal"/>
    </style:style>
    <style:style style:name="T46" style:family="text">
      <style:text-properties fo:font-variant="normal" fo:text-transform="none" style:use-window-font-color="true" fo:letter-spacing="normal" fo:font-style="normal" fo:font-weight="normal" style:font-style-asian="normal" style:font-weight-asian="bold" style:font-style-complex="normal" style:font-weight-complex="bold"/>
    </style:style>
    <style:style style:name="T47" style:family="text">
      <style:text-properties fo:font-variant="normal" fo:text-transform="none" style:use-window-font-color="true" fo:letter-spacing="normal" fo:font-style="normal" fo:font-weight="normal" style:font-weight-asian="bold" style:font-weight-complex="bold"/>
    </style:style>
    <style:style style:name="T48" style:family="text">
      <style:text-properties fo:font-variant="normal" fo:text-transform="none" style:use-window-font-color="true" fo:letter-spacing="normal" fo:font-style="italic" fo:font-weight="normal"/>
    </style:style>
    <style:style style:name="T49" style:family="text">
      <style:text-properties fo:font-variant="normal" fo:text-transform="none" style:use-window-font-color="true" fo:letter-spacing="normal" fo:font-style="italic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0" style:family="text">
      <style:text-properties fo:font-variant="normal" fo:text-transform="none" style:use-window-font-color="true" fo:letter-spacing="normal" fo:font-style="italic" fo:font-weight="bold"/>
    </style:style>
    <style:style style:name="T51" style:family="text"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ize-complex="14pt"/>
    </style:style>
    <style:style style:name="T52" style:family="text"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tyle-asian="normal" style:font-size-complex="14pt" style:font-style-complex="normal"/>
    </style:style>
    <style:style style:name="T53" style:family="text"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tyle-asian="normal" style:font-weight-asian="bold" style:font-size-complex="14pt" style:font-style-complex="normal" style:font-weight-complex="bold"/>
    </style:style>
    <style:style style:name="T54" style:family="text">
      <style:text-properties fo:font-variant="normal" fo:text-transform="none" style:use-window-font-color="true" style:font-name="Times New Roman" fo:font-size="14pt" fo:letter-spacing="normal" fo:font-style="italic" fo:font-weight="normal" style:font-size-asian="14pt" style:font-size-complex="14pt"/>
    </style:style>
    <style:style style:name="T55" style:family="text">
      <style:text-properties fo:font-weight="bold"/>
    </style:style>
    <style:style style:name="T56" style:family="text">
      <style:text-properties fo:font-weight="bold" style:font-weight-asian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style-complex="italic" style:font-weight-complex="bold"/>
    </style:style>
    <style:style style:name="T59" style:family="text">
      <style:text-properties fo:font-weight="bold" style:font-weight-asian="normal" style:font-weight-complex="normal"/>
    </style:style>
    <style:style style:name="T60" style:family="text">
      <style:text-properties fo:font-weight="bold" style:font-style-asian="normal" style:font-weight-asian="bold" style:font-style-complex="italic" style:font-weight-complex="bold"/>
    </style:style>
    <style:style style:name="T61" style:family="text">
      <style:text-properties fo:font-weight="bold" style:font-style-asian="normal" style:font-weight-asian="normal" style:font-style-complex="normal" style:font-weight-complex="normal" style:text-overline-style="none" style:text-overline-color="font-color"/>
    </style:style>
    <style:style style:name="T62" style:family="text">
      <style:text-properties fo:font-weight="normal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style:font-weight-asian="normal" style:font-style-complex="italic" style:font-weight-complex="normal"/>
    </style:style>
    <style:style style:name="T65" style:family="text">
      <style:text-properties fo:font-weight="normal" style:font-style-asian="normal" style:font-style-complex="normal"/>
    </style:style>
    <style:style style:name="T66" style:family="text">
      <style:text-properties fo:font-weight="normal" style:font-style-asian="normal" style:font-weight-asian="bold" style:font-style-complex="normal" style:font-weight-complex="bold"/>
    </style:style>
    <style:style style:name="T67" style:family="text">
      <style:text-properties fo:font-weight="normal" style:font-style-complex="italic"/>
    </style:style>
    <style:style style:name="T68" style:family="text">
      <style:text-properties fo:font-weight="normal" style:font-weight-complex="normal"/>
    </style:style>
    <style:style style:name="T69" style:family="text">
      <style:text-properties fo:font-style="italic"/>
    </style:style>
    <style:style style:name="T70" style:family="text">
      <style:text-properties fo:font-style="italic" style:font-style-asian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fo:font-weight="normal"/>
    </style:style>
    <style:style style:name="T7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style:font-style-asian="italic" style:font-weight-asian="normal" style:font-weight-complex="normal"/>
    </style:style>
    <style:style style:name="T75" style:family="text">
      <style:text-properties fo:font-style="italic" fo:font-weight="bold" style:font-style-asian="italic" style:font-weight-asian="bold"/>
    </style:style>
    <style:style style:name="T76" style:family="text">
      <style:text-properties fo:font-style="italic" fo:font-weight="bold" style:font-style-asian="italic" style:font-weight-asian="bold" style:font-style-complex="italic"/>
    </style:style>
    <style:style style:name="T77" style:family="text">
      <style:text-properties fo:font-style="italic" fo:font-weight="bold" style:font-style-asian="italic" style:font-weight-asian="bold" style:font-style-complex="italic" style:font-weight-complex="bold"/>
    </style:style>
    <style:style style:name="T78" style:family="text">
      <style:text-properties fo:font-style="italic" fo:font-weight="bold" style:font-style-asian="italic" style:font-weight-asian="bold" style:font-weight-complex="bold"/>
    </style:style>
    <style:style style:name="T79" style:family="text">
      <style:text-properties style:font-weight-asian="bold" style:font-weight-complex="bold"/>
    </style:style>
    <style:style style:name="T80" style:family="text">
      <style:text-properties style:font-weight-asian="normal" style:font-weight-complex="normal"/>
    </style:style>
    <style:style style:name="T81" style:family="text">
      <style:text-properties fo:font-style="normal"/>
    </style:style>
    <style:style style:name="T82" style:family="text">
      <style:text-properties fo:font-style="normal" fo:font-weight="normal"/>
    </style:style>
    <style:style style:name="T83" style:family="text">
      <style:text-properties fo:font-style="normal" fo:font-weight="normal" style:font-style-asian="italic"/>
    </style:style>
    <style:style style:name="T84" style:family="text">
      <style:text-properties fo:font-style="normal" fo:font-weight="normal" style:font-style-asian="italic" style:font-style-complex="italic"/>
    </style:style>
    <style:style style:name="T85" style:family="text">
      <style:text-properties fo:font-style="normal" fo:font-weight="normal" style:font-style-complex="italic"/>
    </style:style>
    <style:style style:name="T8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7" style:family="text">
      <style:text-properties fo:font-style="normal" style:font-style-asian="normal" style:font-style-complex="normal"/>
    </style:style>
    <style:style style:name="T88" style:family="text">
      <style:text-properties fo:font-style="normal" style:font-style-asian="normal" style:font-weight-asian="normal" style:font-style-complex="normal" style:font-weight-complex="normal" style:text-overline-style="none" style:text-overline-color="font-color"/>
    </style:style>
    <style:style style:name="T89" style:family="text">
      <style:text-properties fo:font-style="normal" style:font-style-asian="italic"/>
    </style:style>
    <style:style style:name="T90" style:family="text">
      <style:text-properties fo:font-style="normal" style:font-style-asian="italic" style:font-style-complex="italic"/>
    </style:style>
    <style:style style:name="T91" style:family="text">
      <style:text-properties fo:font-style="normal" fo:font-weight="bold" style:font-style-asian="normal" style:font-weight-asian="bold" style:font-style-complex="normal" style:font-weight-complex="bold"/>
    </style:style>
    <style:style style:name="T92" style:family="text">
      <style:text-properties fo:font-style="normal" fo:font-weight="bold" style:font-style-asian="normal" style:font-weight-asian="bold" style:font-style-complex="italic" style:font-weight-complex="bold"/>
    </style:style>
    <style:style style:name="T93" style:family="text">
      <style:text-properties style:use-window-font-color="true" style:font-style-asian="normal"/>
    </style:style>
    <style:style style:name="T94" style:family="text">
      <style:text-properties style:use-window-font-color="true" style:font-name="Times New Roman" fo:font-size="14pt" style:font-size-asian="14pt" style:font-size-complex="14pt"/>
    </style:style>
    <style:style style:name="T95" style:family="text">
      <style:text-properties style:font-style-asian="normal" style:font-style-complex="normal"/>
    </style:style>
    <style:style style:name="T96" style:family="text">
      <style:text-properties style:font-style-asian="normal" style:font-weight-asian="bold" style:font-style-complex="normal" style:font-weight-complex="bold"/>
    </style:style>
    <style:style style:name="T97" style:family="text">
      <style:text-properties style:font-style-asian="normal" style:font-weight-asian="bold" style:font-weight-complex="bold"/>
    </style:style>
    <style:style style:name="T98" style:family="text">
      <style:text-properties style:font-style-asian="normal" style:font-weight-asian="normal" style:font-style-complex="normal" style:font-weight-complex="normal" style:text-overline-style="none" style:text-overline-color="font-color"/>
    </style:style>
    <style:style style:name="T99" style:family="text">
      <style:text-properties style:font-weight-complex="normal"/>
    </style:style>
    <style:style style:name="T100" style:family="text">
      <style:text-properties style:font-style-asian="italic"/>
    </style:style>
    <style:style style:name="T101" style:family="text">
      <style:text-properties style:font-style-asian="italic" style:font-style-complex="italic" style:text-overline-style="none" style:text-overline-color="font-color"/>
    </style:style>
    <style:style style:name="T102" style:family="text">
      <style:text-properties style:font-style-complex="italic"/>
    </style:style>
    <style:style style:name="T103" style:family="text">
      <style:text-properties style:font-weight-complex="bold"/>
    </style:style>
    <style:style style:name="T104" style:family="text">
      <style:text-properties fo:language="uk" fo:country="UA"/>
    </style:style>
    <style:style style:name="T105" style:family="text">
      <style:text-properties fo:language="uk" fo:country="UA" fo:font-style="italic" style:font-style-asian="italic" style:font-style-complex="italic"/>
    </style:style>
    <style:style style:name="T106" style:family="text">
      <style:text-properties fo:language="uk" fo:country="UA" fo:font-style="italic" fo:font-weight="bold" style:font-style-asian="italic" style:font-weight-asian="bold" style:font-style-complex="italic"/>
    </style:style>
    <style:style style:name="T107" style:family="text">
      <style:text-properties fo:language="uk" fo:country="UA" fo:font-style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Dictionary" table:style-name="Dictionary">
        <table:table-column table:style-name="Dictionary.A"/>
        <table:table-column table:style-name="Dictionary.B"/>
        <table:table-row>
          <table:table-cell table:style-name="Dictionary.A1" office:value-type="string">
            <text:p text:style-name="P6">БАСАМА́НИТИ</text:p>
            <text:p text:style-name="P5"><text:span text:style-name="T87">-ню, -ниш,</text:span> дієсл., недок., перех., інд.-авт.</text:p>
            <text:p text:style-name="P5"><text:span text:style-name="T82">утворене суфіксальним способом, похідне від слова </text:span><text:span text:style-name="T55">басама́н.</text:span></text:p>
            <text:p text:style-name="P7">Гойдається вечора зламана віть,</text:p>
            <text:p text:style-name="P7">і синню тяжкою в осінній пожежі</text:p>
            <text:p text:style-name="P5"><text:span text:style-name="T71">мій дух </text:span><text:span text:style-name="T77">басаманить</text:span><text:span text:style-name="T71">.</text:span> <text:span text:style-name="T87">(П, І, 27)</text:span></text:p>
          </table:table-cell>
          <table:table-cell table:style-name="Dictionary.B1" office:value-type="string">
            <text:p text:style-name="P5"><text:span text:style-name="T20">басама́н</text:span></text:p>
            <text:p text:style-name="P5"><text:span text:style-name="T24">-у, </text:span><text:span text:style-name="T36">ч.</text:span><text:span text:style-name="T24">, </text:span><text:span text:style-name="T36">розм.</text:span></text:p>
            <text:p text:style-name="P5">Смуга на тілі від удару. || Смуга на тканині і т. ін. <text:span text:style-name="T96">(С, 63)</text:span></text:p>
          </table:table-cell>
        </table:table-row>
        <table:table-row>
          <table:table-cell table:style-name="Dictionary.A2" table:number-rows-spanned="2" office:value-type="string">
            <text:p text:style-name="P6">БІ́ЛЬ-ЖАДА́</text:p>
            <text:p text:style-name="P5"><text:span text:style-name="T81">-и́</text:span><text:span text:style-name="T81">,</text:span><text:span text:style-name="T70"> ім., ж., інд.-авт.</text:span></text:p>
            <text:p text:style-name="P5"><text:span text:style-name="T81">утворене способом словоскладання, похідне від слів:</text:span><text:span text:style-name="T102"> </text:span><text:span text:style-name="T58">бі́</text:span><text:span text:style-name="T58">ль</text:span><text:span text:style-name="T102"> і </text:span><text:span text:style-name="T58">жада́</text:span><text:span text:style-name="T13">.</text:span></text:p>
            <text:p text:style-name="P7"><text:span text:style-name="T18">Рі́</text:span>чки тепла ковбаня,</text:p>
            <text:p text:style-name="P7">літеплена вода.</text:p>
            <text:p text:style-name="P7">Ось тобі, сну – смеркання,</text:p>
            <text:p text:style-name="P5"><text:span text:style-name="T71">спогад твій – </text:span><text:span text:style-name="T76">біль-жада</text:span><text:span text:style-name="T71">.</text:span> (П, ІІ, 28)</text:p>
          </table:table-cell>
          <table:table-cell table:style-name="Dictionary.B2" office:value-type="string">
            <text:p text:style-name="P6">біль</text:p>
            <text:p text:style-name="P5"><text:span text:style-name="T39">I </text:span><text:span text:style-name="T43">бо́лю, </text:span><text:span text:style-name="T48">ч.</text:span></text:p>
            <text:p text:style-name="P5">Відчуття фізичного страждання. || Своєрідний психофізіологічний стан людини, який проявляється в неприємному, гнітючому, інколи нестерпному відчутті. || Відчуття прикрості, образи, смутку. <text:span text:style-name="T79">(С, 81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20">жага́</text:span><text:span text:style-name="T20"> (жада́</text:span><text:span text:style-name="T20">)</text:span></text:p>
            <text:p text:style-name="P5"><text:span text:style-name="T43">-и, </text:span><text:span text:style-name="T48">ч.</text:span></text:p>
            <text:p text:style-name="P5">1) Велике бажання пити; спрага.</text:p>
            <text:p text:style-name="P5"><text:span text:style-name="T62">2) </text:span><text:span text:style-name="T72">перен.</text:span><text:span text:style-name="T62"> Велике, нестримне бажання чого-небудь. || </text:span><text:span text:style-name="T72">до чого</text:span><text:span text:style-name="T62">, </text:span><text:span text:style-name="T72">чого</text:span><text:span text:style-name="T62">. Прагнення до чого-небудь, до володіння чим-небудь, до досягнення якоїсь мети.</text:span><text:span text:style-name="T65"> </text:span><text:span text:style-name="T66">(С, 363)</text:span></text:p>
          </table:table-cell>
        </table:table-row>
        <table:table-row>
          <table:table-cell table:style-name="Dictionary.A2" table:number-rows-spanned="2" office:value-type="string">
            <text:p text:style-name="P6">БІ́ЛЬ-САМОТА́</text:p>
            <text:p text:style-name="P5"><text:soft-page-break/>-и́, <text:span text:style-name="T70">ім., ж., інд.-авт.</text:span></text:p>
            <text:p text:style-name="P5">утворене способом словоскладання, похідне від слів: <text:span text:style-name="T57">бі́</text:span><text:span text:style-name="T57">ль</text:span> і <text:span text:style-name="T57">самота́</text:span><text:span text:style-name="T14">.</text:span></text:p>
            <text:p text:style-name="P7">…і вже ти, як цятка, і вже над пітьмою</text:p>
            <text:p text:style-name="P5"><text:span text:style-name="T71">спалахуєш зойками </text:span><text:span text:style-name="T76">біль-самоти</text:span><text:span text:style-name="T71">.</text:span> (П, ІІ, 18).</text:p>
          </table:table-cell>
          <table:table-cell table:style-name="Dictionary.B2" office:value-type="string">
            <text:p text:style-name="P5"><text:span text:style-name="T57">бі́</text:span><text:span text:style-name="T57">ль </text:span><text:span text:style-name="T63">(див. </text:span><text:span text:style-name="T57">БІ́ЛЬ-ЖАДА́</text:span><text:span text:style-name="T63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самота́</text:span></text:p>
            <text:p text:style-name="P5"><text:span text:style-name="T43">-и, </text:span><text:span text:style-name="T48">ж.</text:span></text:p>
            <text:p text:style-name="P5">1) Стан за знач. самітний, самотній; самотність. || Гостре відчуття відокремленості, ізольованості від кого-, чого-небудь.</text:p>
            <text:p text:style-name="P5"><text:span text:style-name="T24">2) </text:span><text:span text:style-name="T36">у знач.</text:span><text:span text:style-name="T24"> </text:span><text:span text:style-name="T36">присл.</text:span><text:span text:style-name="T24"> самотою. Без нікого; наодинці. || Без сім’ї, рідних, близьких, друзів; сам. || Окремо від інших; осібно.</text:span><text:span text:style-name="T25"> </text:span><text:span text:style-name="T26">(С, 1291)</text:span></text:p>
          </table:table-cell>
        </table:table-row>
        <table:table-row>
          <table:table-cell table:style-name="Dictionary.A2" office:value-type="string">
            <text:p text:style-name="P6">ВИ́ЧАМРІЛИЙ</text:p>
            <text:p text:style-name="P5">-а, -е, <text:span text:style-name="T71">дієпр. пас. мин. ч., інд.-авт.</text:span></text:p>
            <text:p text:style-name="P5"><text:span text:style-name="T83">утворене суфіксальним способом, похідне від слова </text:span><text:span text:style-name="T57">ви́</text:span><text:span text:style-name="T57">чамріти.</text:span></text:p>
            <text:p text:style-name="P7">…оце Дніпро, це жайвірна – Софія,</text:p>
            <text:p text:style-name="P5"><text:span text:style-name="T71">а це Ярила </text:span><text:span text:style-name="T76">вичамрілий</text:span><text:span text:style-name="T71"> яр.</text:span> (П, ІІ, 195)</text:p>
          </table:table-cell>
          <table:table-cell table:style-name="Dictionary.B2" office:value-type="string">
            <text:p text:style-name="P5"><text:span text:style-name="T57">ви́</text:span><text:span text:style-name="T57">чамріти </text:span><text:span text:style-name="T63">(не подано у словнику)</text:span></text:p>
          </table:table-cell>
        </table:table-row>
        <table:table-row>
          <table:table-cell table:style-name="Dictionary.A2" table:number-rows-spanned="2" office:value-type="string">
            <text:p text:style-name="P6">ВІДТОНКОГОЛÓСИТИ</text:p>
            <text:p text:style-name="P5"><text:span text:style-name="T70">-шу, -сиш, дієсл., </text:span><text:span text:style-name="T71">недок., перех., інд.-авт.</text:span></text:p>
            <text:p text:style-name="P5"><text:span text:style-name="T90">утворене способом зрощення і префіксальним, похідне від слів:</text:span> <text:span text:style-name="T57">тóнко</text:span> і <text:span text:style-name="T57">голóсити.</text:span></text:p>
            <text:p text:style-name="P7">Нехай-но і помру - </text:p>
            <text:p text:style-name="P7">та він за мене <text:span text:style-name="T56">відтонкоголосить</text:span></text:p>
            <text:p text:style-name="P5"><text:soft-page-break/><text:span text:style-name="T71">три тисячі пропащих вечорів… </text:span><text:span text:style-name="T81">(П, І, 47)</text:span></text:p>
          </table:table-cell>
          <table:table-cell table:style-name="Dictionary.B2" office:value-type="string">
            <text:p text:style-name="P5"><text:span text:style-name="T55">то́</text:span><text:span text:style-name="T55">нко</text:span></text:p>
            <text:p text:style-name="P5">Присл. до тонкий. <text:span text:style-name="T79">(С, 1460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голоси́</text:span><text:span text:style-name="T55">ти</text:span></text:p>
            <text:p text:style-name="P5"><text:span text:style-name="T39">I </text:span><text:span text:style-name="T43">-ошу, -осиш, </text:span><text:span text:style-name="T48">недок.</text:span></text:p>
            <text:p text:style-name="P5">1) Голосно плакати.</text:p>
            <text:p text:style-name="P5"><text:span text:style-name="T24">3) Кричати, вигукувати що-небудь. </text:span><text:span text:style-name="T36">Ґвалтом голосити</text:span><text:span text:style-name="T24">.</text:span><text:span text:style-name="T25"> </text:span><text:span text:style-name="T26">(С, 251)</text:span></text:p>
          </table:table-cell>
        </table:table-row>
        <table:table-row>
          <table:table-cell table:style-name="Dictionary.A2" table:number-rows-spanned="2" office:value-type="string">
            <text:p text:style-name="P2">ВСЕБЕЗО́ДНЯ</text:p>
            <text:p text:style-name="P5">-і, <text:span text:style-name="T70">ім., ж., інд.-авт.</text:span></text:p>
            <text:p text:style-name="P5"><text:span text:style-name="T83">утворене способом основословоскладання, похідне від слів:</text:span> <text:span text:style-name="T57">все</text:span><text:span text:style-name="T63"> і</text:span><text:span text:style-name="T57"> безо́</text:span><text:span text:style-name="T57">дня.</text:span></text:p>
            <text:p text:style-name="P7">Земля посовгнулась. Пливе</text:p>
            <text:p text:style-name="P5"><text:span text:style-name="T71">розщілиною </text:span><text:span text:style-name="T76">всебезодні</text:span><text:span text:style-name="T71">.</text:span> (П, І, 185)</text:p>
          </table:table-cell>
          <table:table-cell table:style-name="Dictionary.B2" office:value-type="string">
            <text:p text:style-name="P6">весь (все)</text:p>
            <text:p text:style-name="P5"><text:span text:style-name="T39">I </text:span><text:span text:style-name="T43">(ввесь, увесь), всього (усього), </text:span><text:span text:style-name="T48">ч.</text:span><text:span text:style-name="T43">, вся </text:span><text:span text:style-name="T43">(уся), всієї (усієї), </text:span><text:span text:style-name="T48">ж.</text:span><text:span text:style-name="T43">, все (усе), всього (усього), </text:span><text:span text:style-name="T48">с.</text:span><text:span text:style-name="T43">, </text:span><text:span text:style-name="T48">займ.</text:span><text:span text:style-name="T43"> </text:span><text:span text:style-name="T48">означ.</text:span><text:span text:style-name="T43">,</text:span></text:p>
            <text:p text:style-name="P5">1) Означає щось як ціле, неподільне, взяте повністю. || Означає цілковите охоплення чим-небудь якоїсь особи, предмета, явища. || всі, всіх, <text:span text:style-name="T69">мн.</text:span> Означає цілковите охоплення окремих однорідних осіб, предметів, явищ – кожного у нерозривному зв’язку з іншим. || <text:span text:style-name="T69">у сполуч.</text:span> <text:span text:style-name="T69">з абстр.</text:span> <text:span text:style-name="T69">ім.</text:span> Означає вищий ступінь виявлення якості, стану і т. ін.</text:p>
            <text:p text:style-name="P5">2) <text:span text:style-name="T69">у знач.</text:span> <text:span text:style-name="T69">ім.</text:span> все, всього, <text:span text:style-name="T69">с.</text:span> Вичерпне охоплення, сукупність предметів, явищ, дій, понять; те, що є, без винятку. || всі, всіх, <text:span text:style-name="T69">мн.</text:span> У повному складі, без винятку. || все, <text:span text:style-name="T69">мн.</text:span> всі. Уживається як узагальнююче слово в переліку.</text:p>
            <text:p text:style-name="P5">3) <text:span text:style-name="T69">при ім.</text:span> <text:span text:style-name="T69">з прийм.</text:span> з (зо), на. Утворює сполуки способу дії, що означають повноту, посилений перебіг дії. <text:span text:style-name="T79">(С, 124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безо́</text:span><text:span text:style-name="T55">дня</text:span></text:p>
            <text:p text:style-name="P5"><text:soft-page-break/><text:span text:style-name="T43">-і, </text:span><text:span text:style-name="T48">ж.</text:span></text:p>
            <text:p text:style-name="P5">1) Глибоке провалля; прірва.</text:p>
            <text:p text:style-name="P5">2) <text:span text:style-name="T69">чого</text:span>, <text:span text:style-name="T69">перен.</text:span> Про дуже велику кількість, найвищий ступінь вияву чого-небудь.<text:span text:style-name="T95"> </text:span><text:span text:style-name="T96">(С, 70)</text:span></text:p>
          </table:table-cell>
        </table:table-row>
        <table:table-row>
          <table:table-cell table:style-name="Dictionary.A2" table:number-rows-spanned="3" office:value-type="string">
            <text:p text:style-name="P2">ВСЕБЕ́ЗРУХ</text:p>
            <text:p text:style-name="P5">-у, <text:span text:style-name="T70">ім., ч., інд.-авт.</text:span></text:p>
            <text:p text:style-name="P5"><text:span text:style-name="T83">утворене способом основоскладання, </text:span><text:span text:style-name="T83">похідне від слів:</text:span> <text:span text:style-name="T57">все</text:span><text:span text:style-name="T63">,</text:span><text:span text:style-name="T57"> без </text:span><text:span text:style-name="T63">і</text:span><text:span text:style-name="T57"> рух.</text:span></text:p>
            <text:p text:style-name="P7">У штольнях ночей вертикальних</text:p>
            <text:p text:style-name="P7">іде схарапуджене дляння</text:p>
            <text:p text:style-name="P5"><text:span text:style-name="T76">всебезруху</text:span><text:span text:style-name="T71">…</text:span> (П, І, 87)</text:p>
          </table:table-cell>
          <table:table-cell table:style-name="Dictionary.B2" office:value-type="string">
            <text:p text:style-name="P5"><text:span text:style-name="T57">все</text:span> <text:span text:style-name="T62">(див. </text:span><text:span text:style-name="T57">ВСЕБЕЗО́ДНЯ</text:span><text:span text:style-name="T62">)</text:span></text:p>
          </table:table-cell>
        </table:table-row>
        <table:table-row>
          <table:covered-table-cell/>
          <table:table-cell table:style-name="Dictionary.B2" office:value-type="string">
            <text:p text:style-name="P6">без</text:p>
            <text:p text:style-name="P5"><text:span text:style-name="T39">I </text:span><text:span text:style-name="T48">прийм.</text:span><text:span text:style-name="T43">, </text:span><text:span text:style-name="T48">з род. в.</text:span></text:p>
            <text:p text:style-name="P5"><text:span text:style-name="T19">1) Вказує на відсутність кого-, чого-небудь. || </text:span><text:span text:style-name="T35">у сполуч.</text:span><text:span text:style-name="T19"> </text:span><text:span text:style-name="T35">з ім.</text:span><text:span text:style-name="T19"> </text:span><text:span text:style-name="T35">у род. в.</text:span><text:span text:style-name="T19">Уживається як означення (предмета або особи). || </text:span><text:span text:style-name="T35">у сполуч.</text:span><text:span text:style-name="T19"> </text:span><text:span text:style-name="T35">з деякимиім.</text:span><text:span text:style-name="T19"> Уживається у значенні прислівника від відповідного іменника з префіксом без або не. || </text:span><text:span text:style-name="T35">у сполуч.</text:span><text:span text:style-name="T19"> </text:span><text:span text:style-name="T35">з абстр.</text:span><text:span text:style-name="T19"> </text:span><text:span text:style-name="T35">ім.</text:span><text:span text:style-name="T19"> </text:span><text:span text:style-name="T35">перев.</text:span><text:span text:style-name="T19"> </text:span><text:span text:style-name="T35">із знач.</text:span><text:span text:style-name="T19"> </text:span><text:span text:style-name="T35">дії або стану</text:span><text:span text:style-name="T19">. Передає заперечення дії. </text:span><text:span text:style-name="T34">(С, 65)</text:span></text:p>
          </table:table-cell>
        </table:table-row>
        <table:table-row>
          <table:covered-table-cell/>
          <table:table-cell table:style-name="Dictionary.B2" office:value-type="string">
            <text:p text:style-name="P6">рух</text:p>
            <text:p text:style-name="P5"><text:span text:style-name="T43">-у, </text:span><text:span text:style-name="T48">ч.</text:span></text:p>
            <text:p text:style-name="P5">1) <text:span text:style-name="T69">філос.</text:span> Спосіб існування матерії, який полягає в безперервній зміні всього сущого і виявляється в безпосередній єдності перервності й неперервності простору і часу.</text:p>
            <text:p text:style-name="P5">6) Зміна в душевному стані, викликана <text:soft-page-break/>яким-небудь почуттям, переживанням і т. ін. || Розвиток процесу мислення в людини.<text:span text:style-name="T95"> </text:span><text:span text:style-name="T96">(С, 1280)</text:span></text:p>
          </table:table-cell>
        </table:table-row>
        <table:table-row>
          <table:table-cell table:style-name="Dictionary.A1" table:number-rows-spanned="2" office:value-type="string">
            <text:p text:style-name="P2">ВСЕБІ́ДИЙ</text:p>
            <text:p text:style-name="P5">-а, -е, <text:span text:style-name="T71">прикм., інд.-авт.</text:span></text:p>
            <text:p text:style-name="P5">утворене складнофлективним способом, похідне від слів: <text:span text:style-name="T57">все </text:span><text:span text:style-name="T63">і</text:span><text:span text:style-name="T57"> бі́</text:span><text:span text:style-name="T57">дний.</text:span></text:p>
            <text:p text:style-name="P7">Тож – в неба провалля в бездоння, бездолий</text:p>
            <text:p text:style-name="P7">нагірний, невірний, западистий рай,</text:p>
            <text:p text:style-name="P7"><text:span text:style-name="T56">всебідий</text:span>, всегнівний, всещедрий, всекволий.</text:p>
            <text:p text:style-name="P5"><text:span text:style-name="T71">А що під крилом твоїм? Кара – карай.</text:span> (П, І, 98)</text:p>
          </table:table-cell>
          <table:table-cell table:style-name="Dictionary.B1" office:value-type="string">
            <text:p text:style-name="P6">все <text:span text:style-name="T62">(див. </text:span>ВСЕБЕЗО́ДНЯ<text:span text:style-name="T62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бі́</text:span><text:span text:style-name="T55">дний</text:span></text:p>
            <text:p text:style-name="P5">-а, -е.</text:p>
            <text:p text:style-name="P5">1) Який живе в нужді, нестатках; убогий; <text:span text:style-name="T69">прот.</text:span> багатий. || Недостатньо забезпечений матеріально; небагатий, незаможний. || <text:span text:style-name="T69">у знач.</text:span> <text:span text:style-name="T69">ім.</text:span> бідний, -ного, <text:span text:style-name="T69">ч.</text:span> Убога людина, бідняк.</text:p>
            <text:p text:style-name="P5">2) Такий, як у бідняка, <text:span text:style-name="T69">власт.</text:span> біднякові; недорогий, непишний.</text:p>
            <text:p text:style-name="P5">3) Невеликий кількістю, недостатній.</text:p>
            <text:p text:style-name="P5">4) Який має в незначній кількості потрібні риси, ознаки.</text:p>
            <text:p text:style-name="P5">5) <text:span text:style-name="T69">на що</text:span>, <text:span text:style-name="T69">чим</text:span>. Який має, містить мало, недостатньо чого-небудь.</text:p>
            <text:p text:style-name="P5">6) Який викликає співчуття; нещасний, бідолашний.<text:span text:style-name="T95"> </text:span><text:span text:style-name="T96">(С, 79)</text:span></text:p>
          </table:table-cell>
        </table:table-row>
        <table:table-row>
          <table:table-cell table:style-name="Dictionary.A2" table:number-rows-spanned="2" office:value-type="string">
            <text:p text:style-name="P6">ВСЕВЕЛЬМО́ЖНИЙ (УСЕВЕЛЬМО́ЖНИЙ)</text:p>
            <text:p text:style-name="P5">-а, -е, <text:span text:style-name="T71">прикм., </text:span><text:span text:style-name="T70">інд.-авт.</text:span></text:p>
            <text:p text:style-name="P5"><text:span text:style-name="T83">утворене способом основоскладання, </text:span><text:soft-page-break/><text:span text:style-name="T83">похідне від слів:</text:span> <text:span text:style-name="T57">все</text:span> і <text:span text:style-name="T57">вельмо́</text:span><text:span text:style-name="T57">жний.</text:span></text:p>
            <text:p text:style-name="P7">Розкоше світу, йми мене в полон,</text:p>
            <text:p text:style-name="P7">адже і ти така, як я, порожня.</text:p>
            <text:p text:style-name="P7">Тож полони мене, <text:span text:style-name="T56">усевельможна</text:span>,</text:p>
            <text:p text:style-name="P5"><text:span text:style-name="T71">дай перейти з тобою Рубікон.</text:span> (П, І, 88)</text:p>
          </table:table-cell>
          <table:table-cell table:style-name="Dictionary.B2" office:value-type="string">
            <text:p text:style-name="P6">все <text:span text:style-name="T62">(див. </text:span>ВСЕБЕЗО́ДНЯ<text:span text:style-name="T62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вельмо́</text:span><text:span text:style-name="T55">жний</text:span></text:p>
            <text:p text:style-name="P5"><text:span text:style-name="T43">-а, -е, </text:span><text:span text:style-name="T48">заст.</text:span></text:p>
            <text:p text:style-name="P5">1) Родовитий, знатний, багатий, який має <text:soft-page-break/>значну владу. || <text:span text:style-name="T69">у знач.</text:span> <text:span text:style-name="T69">ім. </text:span>вельможний, -ного, <text:span text:style-name="T69">ч.</text:span>; вельможна, -ної, <text:span text:style-name="T69">ж.</text:span></text:p>
            <text:p text:style-name="P5"><text:span text:style-name="T24">2) </text:span><text:span text:style-name="T36">у сполуч.</text:span><text:span text:style-name="T24"> </text:span><text:span text:style-name="T36">зі сл.</text:span><text:span text:style-name="T24"> пан, пані. Вживалось у звертанні до особи (або в розмові про неї), яка посідала високе суспільне становище, мала значну владу.</text:span><text:span text:style-name="T25"> </text:span><text:span text:style-name="T26">(С, 120)</text:span></text:p>
          </table:table-cell>
        </table:table-row>
        <table:table-row>
          <table:table-cell table:style-name="Dictionary.A2" table:number-rows-spanned="2" office:value-type="string">
            <text:p text:style-name="P6">ВСЕВІДРА́ДА</text:p>
            <text:p text:style-name="P5">-и, <text:span text:style-name="T70">ім., інд.-авт.</text:span></text:p>
            <text:p text:style-name="P5"><text:span text:style-name="T81">утворене способом основословоскладання, похідне від слів:</text:span> <text:span text:style-name="T57">все</text:span> і <text:span text:style-name="T57">відра́</text:span><text:span text:style-name="T57">да.</text:span></text:p>
            <text:p text:style-name="P7">Треба щедро – серцем одним, устами</text:p>
            <text:p text:style-name="P7">ледь розпуклими – розпелюстити втіхи гін,</text:p>
            <text:p text:style-name="P7"><text:span text:style-name="T56">всевідради</text:span>! Сонце бо йде – за нами. <text:span text:style-name="T87">(П, І, 106);</text:span></text:p>
            <text:p text:style-name="P7">Снують думок рої,</text:p>
            <text:p text:style-name="P7">котрим немає ради</text:p>
            <text:p text:style-name="P7">(смертельні перепади!),</text:p>
            <text:p text:style-name="P7">а сонце <text:span text:style-name="T56">всевідради</text:span></text:p>
            <text:p text:style-name="P5"><text:span text:style-name="T71">всеглядно постає.</text:span> (П, І, 179)</text:p>
          </table:table-cell>
          <table:table-cell table:style-name="Dictionary.B2" office:value-type="string">
            <text:p text:style-name="P6">все <text:span text:style-name="T62">(див. </text:span>ВСЕБЕЗО́ДНЯ<text:span text:style-name="T62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відра́</text:span><text:span text:style-name="T55">да</text:span></text:p>
            <text:p text:style-name="P5"><text:span text:style-name="T43">-и, </text:span><text:span text:style-name="T48">ж.</text:span></text:p>
            <text:p text:style-name="P5">Те, що заспокоює, сповнює радістю; втіха, задоволення.<text:span text:style-name="T95"> </text:span><text:span text:style-name="T96">(С, 178)</text:span></text:p>
          </table:table-cell>
        </table:table-row>
        <table:table-row>
          <table:table-cell table:style-name="Dictionary.A2" table:number-rows-spanned="2" office:value-type="string">
            <text:p text:style-name="P6">ВСЕВІКИ́ (ВСЕВІ́К)</text:p>
            <text:p text:style-name="P5">присл., інд.-авт.</text:p>
            <text:p text:style-name="P5"><text:soft-page-break/><text:span text:style-name="T81">утворене способом основоскладання, похідне від слів:</text:span> <text:span text:style-name="T57">все</text:span> і <text:span text:style-name="T57">віки́</text:span><text:span text:style-name="T13">.</text:span></text:p>
            <text:p text:style-name="P7">Задосить. Приостань. Упився гроз?</text:p>
            <text:p text:style-name="P7">Від правіків на <text:span text:style-name="T56">всевіки</text:span> упився? (П, І, 165);</text:p>
            <text:p text:style-name="P7">Забарні слова,</text:p>
            <text:p text:style-name="P7">що з тіла мертвого летіли</text:p>
            <text:p text:style-name="P7">і споминами душу гріли,</text:p>
            <text:p text:style-name="P7">що, наче дошка гробова,</text:p>
            <text:p text:style-name="P5"><text:span text:style-name="T71">позаклякала на </text:span><text:span text:style-name="T76">всевік</text:span><text:span text:style-name="T71">.</text:span> (П, ІІ, 19)</text:p>
          </table:table-cell>
          <table:table-cell table:style-name="Dictionary.B2" office:value-type="string">
            <text:p text:style-name="P6">все <text:span text:style-name="T62">(див. </text:span>ВСЕБЕЗО́ДНЯ<text:span text:style-name="T62">)</text:span></text:p>
          </table:table-cell>
        </table:table-row>
        <table:table-row>
          <table:covered-table-cell/>
          <table:table-cell table:style-name="Dictionary.B2" office:value-type="string">
            <text:p text:style-name="P6">вік</text:p>
            <text:p text:style-name="P5"><text:soft-page-break/><text:span text:style-name="T43">-у, </text:span><text:span text:style-name="T48">ч.</text:span></text:p>
            <text:p text:style-name="P5">1) Тривалість життя людини, тварини, рослини. || Період, ступінь у рості, розвитку людини; літа. || Відрізок життя людини від зрілого періоду до смерті.</text:p>
            <text:p text:style-name="P5">2) Те саме, що сторіччя.</text:p>
            <text:p text:style-name="P5">3) <text:span text:style-name="T69">з означ.</text:span> Період часу, виокремлений за певними ознаками; епоха.<text:span text:style-name="T69">Середні віки</text:span>. || Відрізок часу, який відповідає геологічному ярусові Землі.</text:p>
            <text:p text:style-name="P5">4) <text:span text:style-name="T69">розм.</text:span> Надзвичайно довгий час; вічність.</text:p>
            <text:p text:style-name="P6"><text:span text:style-name="T24">5) </text:span><text:span text:style-name="T36">у знач.</text:span><text:span text:style-name="T24"> </text:span><text:span text:style-name="T36">присл.</text:span><text:span text:style-name="T24"> Надзвичайно довго; завжди.</text:span><text:span text:style-name="T25"> (С, 187)</text:span></text:p>
          </table:table-cell>
        </table:table-row>
        <table:table-row>
          <table:table-cell table:style-name="Dictionary.A2" table:number-rows-spanned="2" office:value-type="string">
            <text:p text:style-name="P6">ВСЕВІ́КНА</text:p>
            <text:p text:style-name="P5">всеві́кон, <text:span text:style-name="T70">ім., мн., інд.-авт.</text:span></text:p>
            <text:p text:style-name="P5"><text:span text:style-name="T81">утворене способом основоскладання, похідне від слів:</text:span> <text:span text:style-name="T57">все</text:span> і <text:span text:style-name="T57">вікно́</text:span><text:span text:style-name="T13">.</text:span></text:p>
            <text:p text:style-name="P7">Заплакані вікна. <text:span text:style-name="T56">Всевікна</text:span> твої.</text:p>
            <text:p text:style-name="P5"><text:span text:style-name="T71">Готуйся до злету. Кінець животінню.</text:span><text:span text:style-name="T70"> </text:span><text:span text:style-name="T81">(П, І, 98)</text:span></text:p>
          </table:table-cell>
          <table:table-cell table:style-name="Dictionary.B2" office:value-type="string">
            <text:p text:style-name="P6">все <text:span text:style-name="T62">(див. </text:span>ВСЕБЕЗО́ДНЯ<text:span text:style-name="T62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вікно́</text:span></text:p>
            <text:p text:style-name="P5"><text:span text:style-name="T43">-а, </text:span><text:span text:style-name="T48">с.</text:span></text:p>
            <text:p text:style-name="P5">1) Отвір для світла й повітря в стіні приміщення (будинку, вагона тощо), куди вставлено раму з шибками. || Шибки. || Підвіконня.<text:span text:style-name="T95"> </text:span><text:span text:style-name="T96">(С, 187)</text:span></text:p>
          </table:table-cell>
        </table:table-row>
        <table:table-row>
          <table:table-cell table:style-name="Dictionary.A2" table:number-rows-spanned="2" office:value-type="string">
            <text:p text:style-name="P6">ВСЕГÍН</text:p>
            <text:p text:style-name="P5">-гóну, <text:span text:style-name="T70">ім., ч., інд.-авт.</text:span></text:p>
            <text:p text:style-name="P5"><text:span text:style-name="T83">утворене способом основоскладання, </text:span><text:soft-page-break/><text:span text:style-name="T83">похідне від слів:</text:span> <text:span text:style-name="T57">все</text:span> і <text:span text:style-name="T57">гін.</text:span></text:p>
            <text:p text:style-name="P7">Ця дорога вседороги</text:p>
            <text:p text:style-name="P7">всенезустрічі – <text:span text:style-name="T56">всегону</text:span>.</text:p>
            <text:p text:style-name="P7">Позирай із заквагону</text:p>
            <text:p text:style-name="P5"><text:span text:style-name="T71">за сузір’ям Козерога.</text:span><text:span text:style-name="T70"> </text:span><text:span text:style-name="T81">(П, І, 67)</text:span></text:p>
          </table:table-cell>
          <table:table-cell table:style-name="Dictionary.B2" office:value-type="string">
            <text:p text:style-name="P6">все <text:span text:style-name="T62">(див. </text:span>ВСЕБЕЗО́ДНЯ<text:span text:style-name="T62">)</text:span></text:p>
          </table:table-cell>
        </table:table-row>
        <table:table-row>
          <table:covered-table-cell/>
          <table:table-cell table:style-name="Dictionary.B2" office:value-type="string">
            <text:p text:style-name="P6">гін</text:p>
            <text:p text:style-name="P5"><text:span text:style-name="T43">го́</text:span><text:span text:style-name="T43">ну, </text:span><text:span text:style-name="T48">ч.</text:span></text:p>
            <text:p text:style-name="P5"><text:soft-page-break/>1) Дія за знач. гнати і гнатися. <text:span text:style-name="T79">(С, 239)</text:span></text:p>
          </table:table-cell>
        </table:table-row>
        <table:table-row>
          <table:table-cell table:style-name="Dictionary.A2" office:value-type="string">
            <text:p text:style-name="P6">ВСЕГЛЯ́ДНО</text:p>
            <text:p text:style-name="P7">присл., інд.-авт.</text:p>
            <text:p text:style-name="P5"><text:span text:style-name="T82">утворене суфіксальним способом, похідне від слова</text:span><text:span text:style-name="T85"> </text:span><text:span text:style-name="T58">всегля́</text:span><text:span text:style-name="T58">дний.</text:span></text:p>
            <text:p text:style-name="P7">Снують думок рої,</text:p>
            <text:p text:style-name="P7">котрим немає ради</text:p>
            <text:p text:style-name="P7">(смертельні перепади!),</text:p>
            <text:p text:style-name="P7">а сонце всевідради</text:p>
            <text:p text:style-name="P5"><text:span text:style-name="T76">всеглядно</text:span><text:span text:style-name="T71"> постає.</text:span><text:span text:style-name="T70"> </text:span><text:span text:style-name="T81">(П, І, 179)</text:span></text:p>
          </table:table-cell>
          <table:table-cell table:style-name="Dictionary.B2" office:value-type="string">
            <text:p text:style-name="P5"><text:span text:style-name="T58">всегля́</text:span><text:span text:style-name="T58">дний </text:span><text:span text:style-name="T64">(не подано у словнику)</text:span></text:p>
          </table:table-cell>
        </table:table-row>
        <table:table-row>
          <table:table-cell table:style-name="Dictionary.A2" table:number-rows-spanned="2" office:value-type="string">
            <text:p text:style-name="P6">ВСЕГНІ́ВНИЙ</text:p>
            <text:p text:style-name="P5">-а, -е, <text:span text:style-name="T71">прикм., </text:span><text:span text:style-name="T70">інд.-авт.</text:span></text:p>
            <text:p text:style-name="P5"><text:span text:style-name="T82">утворене складносуфіксальним способом або способом основословоскладання, похідне від слів:</text:span> <text:span text:style-name="T57">все</text:span> і <text:span text:style-name="T57">гні́</text:span><text:span text:style-name="T57">вний.</text:span></text:p>
            <text:p text:style-name="P4">Тож – в неба провалля в бездоння, бездолий</text:p>
            <text:p text:style-name="P4">нагірний, невірний, западистий рай,</text:p>
            <text:p text:style-name="P3"><text:soft-page-break/><text:span text:style-name="T105">всебідий, </text:span><text:span text:style-name="T106">всегнівний</text:span><text:span text:style-name="T105">, всещедрий, </text:span><text:span text:style-name="T105">всекволий.</text:span></text:p>
            <text:p text:style-name="P3"><text:span text:style-name="T105">А що під крилом твоїм? Кара – карай.</text:span><text:span text:style-name="T104"> </text:span><text:span text:style-name="T107">(П, І, 98)</text:span></text:p>
          </table:table-cell>
          <table:table-cell table:style-name="Dictionary.B2" office:value-type="string">
            <text:p text:style-name="P6">все <text:span text:style-name="T62">(див. </text:span>ВСЕБЕЗО́ДНЯ<text:span text:style-name="T62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гні́</text:span><text:span text:style-name="T55">вний</text:span></text:p>
            <text:p text:style-name="P5">-а, -е.</text:p>
            <text:p text:style-name="P5">Який перебуває в стані нервового збудження, гніву. || Який виражає гнів, перейнятий гнівом.<text:span text:style-name="T95"> </text:span><text:span text:style-name="T96">(С, 248)</text:span></text:p>
          </table:table-cell>
        </table:table-row>
        <table:table-row>
          <table:table-cell table:style-name="Dictionary.A2" table:number-rows-spanned="2" office:value-type="string">
            <text:p text:style-name="P6">ВСЕГОЛО́ДНИЙ</text:p>
            <text:p text:style-name="P5">-а, -е, <text:span text:style-name="T71">прикм., </text:span><text:span text:style-name="T70">інд.-авт.</text:span></text:p>
            <text:p text:style-name="P5"><text:span text:style-name="T82">утворене складносуфіксальним способом або способом основословоскладання, похідне від слів:</text:span> <text:span text:style-name="T57">все </text:span>і <text:span text:style-name="T57">голо́</text:span><text:span text:style-name="T57">дний</text:span></text:p>
            <text:p text:style-name="P7">Народжені мої бажання,</text:p>
            <text:p text:style-name="P7">усенестерпні, <text:span text:style-name="T56">всеголодні</text:span>,</text:p>
            <text:p text:style-name="P7">такі вітри зняли довкола,</text:p>
            <text:p text:style-name="P5"><text:span text:style-name="T71">що все несеться шкереберть.</text:span><text:span text:style-name="T70"> </text:span><text:span text:style-name="T81">(П, ІІ, 195)</text:span></text:p>
          </table:table-cell>
          <table:table-cell table:style-name="Dictionary.B2" office:value-type="string">
            <text:p text:style-name="P6">все <text:span text:style-name="T62">(див. </text:span>ВСЕБЕЗО́ДНЯ<text:span text:style-name="T62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голо́</text:span><text:span text:style-name="T55">дний</text:span></text:p>
            <text:p text:style-name="P5">-а, -е.</text:p>
            <text:p text:style-name="P5">1) Який відчуває голод (у 1 <text:span text:style-name="T69">знач.</text:span>). || Який виражає голод. || <text:span text:style-name="T69">у знач.ім.</text:span> голодний, -ного, <text:span text:style-name="T69">ч.</text:span> Той, хто відчуває голод, постійно голодує.</text:p>
            <text:p text:style-name="P5">2) Який настає від голоду; викликаний голодом.<text:span text:style-name="T95"> </text:span><text:span text:style-name="T96">(С, 251)</text:span></text:p>
          </table:table-cell>
        </table:table-row>
        <table:table-row>
          <table:table-cell table:style-name="Dictionary.A2" table:number-rows-spanned="2" office:value-type="string">
            <text:p text:style-name="P6">ВСЕДОБРО́</text:p>
            <text:p text:style-name="P5">-а́, <text:span text:style-name="T70">ім., с., інд.-авт.</text:span></text:p>
            <text:p text:style-name="P5"><text:span text:style-name="T81">утворене способом основословоскладання, похідне від слів:</text:span> <text:span text:style-name="T57">все</text:span> і <text:span text:style-name="T57">добро́</text:span><text:span text:style-name="T13">.</text:span></text:p>
            <text:p text:style-name="P7">Спасенної тримайся криги,</text:p>
            <text:p text:style-name="P7">пречистої тримайся туги,</text:p>
            <text:p text:style-name="P7">шаленої тримайся муки</text:p>
            <text:p text:style-name="P5"><text:span text:style-name="T71">і так існуй – на </text:span><text:span text:style-name="T76">вседобро</text:span><text:span text:style-name="T71">.</text:span><text:span text:style-name="T70"> </text:span><text:span text:style-name="T81">(П, ІІ, 83)</text:span></text:p>
          </table:table-cell>
          <table:table-cell table:style-name="Dictionary.B2" office:value-type="string">
            <text:p text:style-name="P6">все <text:span text:style-name="T62">(див. </text:span>ВСЕБЕЗО́ДНЯ<text:span text:style-name="T62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добро́</text:span></text:p>
            <text:p text:style-name="P5"><text:span text:style-name="T43">-а, </text:span><text:span text:style-name="T48">с.</text:span></text:p>
            <text:p text:style-name="P5"><text:span text:style-name="T24">1) Усе позитивне в житті людей, що відповідає їхнім інтересам, бажанням, мріям; благо; </text:span><text:span text:style-name="T36">прот.</text:span><text:span text:style-name="T24"> лихо, зло. || Добра, корисна справа, вчинок і т. ін.</text:span><text:span text:style-name="T25"> </text:span><text:span text:style-name="T26">(С, 307)</text:span></text:p>
          </table:table-cell>
        </table:table-row>
        <table:table-row>
          <table:table-cell table:style-name="Dictionary.A2" table:number-rows-spanned="2" office:value-type="string">
            <text:p text:style-name="P6">ВСЕДОРО́ГА</text:p>
            <text:p text:style-name="P5"><text:soft-page-break/>-и́, <text:span text:style-name="T70">ім., ж., інд.-авт.</text:span></text:p>
            <text:p text:style-name="P5"><text:span text:style-name="T83">утворене способом основоскладання, похідне від слів:</text:span> <text:span text:style-name="T57">все</text:span> і <text:span text:style-name="T57">доро́</text:span><text:span text:style-name="T57">га.</text:span></text:p>
            <text:p text:style-name="P7">Ця дорога <text:span text:style-name="T56">вседороги</text:span></text:p>
            <text:p text:style-name="P7">всенезустрічі – всегону.</text:p>
            <text:p text:style-name="P7">Позирай із заквагону</text:p>
            <text:p text:style-name="P7">за сузір’ям Козерога. (П, І, 67); Ламка і витка всеспадна <text:span text:style-name="T56">вседорога</text:span>.</text:p>
            <text:p text:style-name="P5"><text:span text:style-name="T71">Дорога до Бога – ламка і витка.</text:span><text:span text:style-name="T70"> </text:span><text:span text:style-name="T81">(П, І, 98)</text:span></text:p>
          </table:table-cell>
          <table:table-cell table:style-name="Dictionary.B2" office:value-type="string">
            <text:p text:style-name="P6">все <text:span text:style-name="T62">(див. </text:span>ВСЕБЕЗО́ДНЯ<text:span text:style-name="T62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доро́</text:span><text:span text:style-name="T55">га</text:span></text:p>
            <text:p text:style-name="P5"><text:span text:style-name="T43">-и, </text:span><text:span text:style-name="T48">ж.</text:span></text:p>
            <text:p text:style-name="P5">1) Смуга землі, по якій їздять і ходять. || Смуга, що лишається як слід після руху кого-, чого-небудь.</text:p>
            <text:p text:style-name="P5">2) Місце для проходу, проїзду. || <text:span text:style-name="T69">перен.</text:span> Доступ куди-небудь, можливість потрапити куди-небудь.</text:p>
            <text:p text:style-name="P5">3) Перебування в русі (йдучи або їдучи куди-небудь).</text:p>
            <text:p text:style-name="P8">4) <text:span text:style-name="T69">у знач.</text:span> <text:span text:style-name="T69">присл.</text:span> дорогою. Під час руху, подорожування куди-небудь.</text:p>
            <text:p text:style-name="P8"><text:span text:style-name="T19">5) </text:span><text:span text:style-name="T19">Правильний напрямок для руху кого-небудь. || </text:span><text:span text:style-name="T35">перен.</text:span><text:span text:style-name="T19"> Напрямок діяльності, шлях розвитку.</text:span><text:span text:style-name="T32"> (С, 320)</text:span></text:p>
          </table:table-cell>
        </table:table-row>
        <table:table-row>
          <table:table-cell table:style-name="Dictionary.A2" table:number-rows-spanned="2" office:value-type="string">
            <text:p text:style-name="P6">ВСЕДОРОГИ́Й</text:p>
            <text:p text:style-name="P5">-а́, -е́, <text:span text:style-name="T71">прикм., </text:span><text:span text:style-name="T70">інд.-авт.</text:span></text:p>
            <text:p text:style-name="P5"><text:span text:style-name="T83">утворене способом основоскладання, похідне від слів:</text:span> <text:span text:style-name="T57">все</text:span> і <text:span text:style-name="T57">дороги́</text:span><text:span text:style-name="T57">й.</text:span></text:p>
            <text:p text:style-name="P7">Земля – хитлива і плавка – <text:span text:style-name="T56">вседорога</text:span> і всепрощальна - </text:p>
            <text:p text:style-name="P7">здоліла стати, щоб благальна помічена була рука. (П, ІІ, 147);</text:p>
            <text:p text:style-name="P7">Який бо холод довкруги!</text:p>
            <text:p text:style-name="P7"><text:soft-page-break/>Самотності! Ніде нікого.</text:p>
            <text:p text:style-name="P7">Одна підтримка – голос Бога</text:p>
            <text:p text:style-name="P5"><text:span text:style-name="T76">вседорогий, вседорогий</text:span><text:span text:style-name="T71">.</text:span><text:span text:style-name="T70"> </text:span><text:span text:style-name="T81">(П, ІІ, 184)</text:span></text:p>
          </table:table-cell>
          <table:table-cell table:style-name="Dictionary.B2" office:value-type="string">
            <text:p text:style-name="P6">все <text:span text:style-name="T62">(див. </text:span>ВСЕБЕЗО́ДНЯ<text:span text:style-name="T62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дороги́</text:span><text:span text:style-name="T55">й</text:span></text:p>
            <text:p text:style-name="P5">-а, -е.</text:p>
            <text:p text:style-name="P5">1) Який коштує великі гроші; <text:span text:style-name="T69">прот.</text:span> дешевий. || Високий (про ціну).</text:p>
            <text:p text:style-name="P5">2) <text:span text:style-name="T69">перен.</text:span> Який високо ціниться, оберігається, яким дорожать.</text:p>
            <text:p text:style-name="P5">3) Близький, милий серцю. || Бажаний, жданий (про гостей). || У звертанні – для <text:soft-page-break/>вираження любові, приязні.<text:span text:style-name="T95"> </text:span><text:span text:style-name="T96">(С, 320)</text:span></text:p>
          </table:table-cell>
        </table:table-row>
        <table:table-row>
          <table:table-cell table:style-name="Dictionary.A2" table:number-rows-spanned="2" office:value-type="string">
            <text:p text:style-name="P6">ВСЕЗАДУ́́МА</text:p>
            <text:p text:style-name="P5">-и, <text:span text:style-name="T70">ім., ж., інд.-авт.</text:span></text:p>
            <text:p text:style-name="P5"><text:span text:style-name="T83">утворене способом основоскладання, похідне від слів:</text:span> <text:span text:style-name="T57">все</text:span> і <text:span text:style-name="T57">заду́</text:span><text:span text:style-name="T57">ма.</text:span></text:p>
            <text:p text:style-name="P7">Пірни</text:p>
            <text:p text:style-name="P5"><text:span text:style-name="T71">у </text:span><text:span text:style-name="T76">всезадуму</text:span><text:span text:style-name="T71"> і збавляй безчасся.</text:span><text:span text:style-name="T70"> </text:span><text:span text:style-name="T81">(П, І, 178)</text:span></text:p>
          </table:table-cell>
          <table:table-cell table:style-name="Dictionary.B2" office:value-type="string">
            <text:p text:style-name="P6">все <text:span text:style-name="T62">(див. </text:span>ВСЕБЕЗО́ДНЯ<text:span text:style-name="T62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заду́</text:span><text:span text:style-name="T55">ма</text:span></text:p>
            <text:p text:style-name="P5"><text:span text:style-name="T43">-и, </text:span><text:span text:style-name="T48">ж.</text:span></text:p>
            <text:p text:style-name="P5">Стан того, хто заглибився в думки, роздуми.<text:span text:style-name="T95"> </text:span><text:span text:style-name="T96">(С, 390)</text:span></text:p>
          </table:table-cell>
        </table:table-row>
        <table:table-row>
          <table:table-cell table:style-name="Dictionary.A2" table:number-rows-spanned="2" office:value-type="string">
            <text:p text:style-name="P6">ВСЕКВО́ЛИЙ</text:p>
            <text:p text:style-name="P5">-а, -е, <text:span text:style-name="T71">прикм., </text:span><text:span text:style-name="T70">інд.-авт.</text:span></text:p>
            <text:p text:style-name="P5"><text:span text:style-name="T83">утворене способом основословоскладання, похідне від слів:</text:span> <text:span text:style-name="T57">все </text:span>і <text:span text:style-name="T57">кво́</text:span><text:span text:style-name="T57">лий.</text:span></text:p>
            <text:p text:style-name="P7">Тож – в неба провалля в бездоння, бездолий</text:p>
            <text:p text:style-name="P7">нагірний, невірний, западистий рай,</text:p>
            <text:p text:style-name="P7">всебідий, всегнівний, всещедрий, <text:span text:style-name="T56">всекволий</text:span>.</text:p>
            <text:p text:style-name="P5"><text:span text:style-name="T71">А що під крилом твоїм? Кара – </text:span><text:span text:style-name="T71">карай</text:span><text:span text:style-name="T87">. (П, І, 98)</text:span></text:p>
          </table:table-cell>
          <table:table-cell table:style-name="Dictionary.B2" office:value-type="string">
            <text:p text:style-name="P6">все <text:span text:style-name="T62">(див. </text:span>ВСЕБЕЗО́ДНЯ<text:span text:style-name="T62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кво́</text:span><text:span text:style-name="T55">лий</text:span></text:p>
            <text:p text:style-name="P5">-а, -е.</text:p>
            <text:p text:style-name="P5">1) Який має неміцну будову тіла, фізично нерозвинутий; тендітний. || Який утратив силу через хворобу, втому тощо; слабий, безсилий, немічний. || Неміцний, слабкий (про здоров’я). || Який погано росте; негустий, невисокий, прив’ялий (про рослини). || Неміцний, нестійкий (про будівлі, їх частини).</text:p>
            <text:p text:style-name="P5"><text:span text:style-name="T19">2) </text:span><text:span text:style-name="T35">перен.</text:span><text:span text:style-name="T19"> Позбавлений душевної стійкості, твердості, сили волі. || Небадьорий, млявий.</text:span><text:span text:style-name="T32"> </text:span><text:span text:style-name="T33">(С, 534)</text:span></text:p>
          </table:table-cell>
        </table:table-row>
        <table:table-row>
          <table:table-cell table:style-name="Dictionary.A2" table:number-rows-spanned="2" office:value-type="string">
            <text:p text:style-name="P6">ВСЕМЕЖА́</text:p>
            <text:p text:style-name="P5"><text:soft-page-break/>-и́, <text:span text:style-name="T70">ім., ж., інд.-авт.</text:span></text:p>
            <text:p text:style-name="P5"><text:span text:style-name="T83">утворене способом основоскладання, похідне від слів:</text:span> <text:span text:style-name="T57">все</text:span> і <text:span text:style-name="T57">межа́</text:span><text:span text:style-name="T10">.</text:span></text:p>
            <text:p text:style-name="P7">Ти ще – ось-ось. Допіру-но ступив</text:p>
            <text:p text:style-name="P5"><text:span text:style-name="T71">за </text:span><text:span text:style-name="T76">всемежу</text:span><text:span text:style-name="T71">.</text:span><text:span text:style-name="T70"> </text:span><text:span text:style-name="T81">(П, І, 182)</text:span></text:p>
          </table:table-cell>
          <table:table-cell table:style-name="Dictionary.B2" office:value-type="string">
            <text:p text:style-name="P6">все <text:span text:style-name="T62">(див. </text:span>ВСЕБЕЗО́ДНЯ<text:span text:style-name="T62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межа́</text:span></text:p>
            <text:p text:style-name="P5"><text:span text:style-name="T43">-і, </text:span><text:span text:style-name="T48">ж.</text:span></text:p>
            <text:p text:style-name="P5"><text:span text:style-name="T19">1) Лінія поділу якої-небудь території; границя (у 1 </text:span><text:span text:style-name="T35">знач.</text:span><text:span text:style-name="T19">). || Лінія, що поділяє землі або води суміжних держав; кордон. || Лінія (умовна), що розділяє між собою якісь частини поверхні. || Зорова лінія, що відділяє що-небудь від чогось. || </text:span><text:span text:style-name="T35">перен.</text:span><text:span text:style-name="T19"> Уявна точка на сонячній орбіті, що поділяє лінію орбіти на відрізки, відповідні до ранку, дня або вечора. ||</text:span><text:span text:style-name="T35">між чим і чим</text:span><text:span text:style-name="T19">, </text:span><text:span text:style-name="T35">чого і чого</text:span><text:span text:style-name="T19">, </text:span><text:span text:style-name="T35">перен.</text:span><text:span text:style-name="T19"> Границя поділу, розрізнення яких-небудь явищ, предметів тощо.</text:span><text:span text:style-name="T32"> </text:span><text:span text:style-name="T33">(С, 656)</text:span></text:p>
          </table:table-cell>
        </table:table-row>
        <table:table-row>
          <table:table-cell table:style-name="Dictionary.A2" table:number-rows-spanned="2" office:value-type="string">
            <text:p text:style-name="P6">ВСЕМОЛОДИ́Й</text:p>
            <text:p text:style-name="P5">-а́, -е́, <text:span text:style-name="T71">прикм., </text:span><text:span text:style-name="T70">інд.-авт.</text:span></text:p>
            <text:p text:style-name="P5"><text:span text:style-name="T81">утворене способом основоскладання, похідне від слів:</text:span> <text:span text:style-name="T57">все</text:span> і <text:span text:style-name="T57">молоди́</text:span><text:span text:style-name="T57">й.</text:span></text:p>
            <text:p text:style-name="P7">Усесвіту пустеля</text:p>
            <text:p text:style-name="P7">небавом нас огорне,</text:p>
            <text:p text:style-name="P7">і мертва не воскресне</text:p>
            <text:p text:style-name="P7"><text:span text:style-name="T56">всемолода</text:span> біда. (П, І, 212);</text:p>
            <text:p text:style-name="P7">І, хилячи <text:span text:style-name="T56">всемолоде</text:span> чоло,</text:p>
            <text:p text:style-name="P5"><text:span text:style-name="T71">пройти під поглядом, немов під </text:span><text:soft-page-break/><text:span text:style-name="T71">градом…</text:span><text:span text:style-name="T70"> </text:span><text:span text:style-name="T81">(П, ІІ, 83)</text:span></text:p>
          </table:table-cell>
          <table:table-cell table:style-name="Dictionary.B2" office:value-type="string">
            <text:p text:style-name="P6">все <text:span text:style-name="T62">(див. </text:span>ВСЕБЕЗО́ДНЯ<text:span text:style-name="T62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молоди́</text:span><text:span text:style-name="T55">й</text:span></text:p>
            <text:p text:style-name="P5"><text:span text:style-name="T43">-а, -е, </text:span><text:span text:style-name="T48">нар.-поет.</text:span></text:p>
            <text:p text:style-name="P5"><text:span text:style-name="T44">1) Який має небагато років, не досяг зрілого віку; юний. || Не старий. || </text:span><text:span text:style-name="T49">у знач.</text:span><text:span text:style-name="T44"> </text:span><text:span text:style-name="T49">ім.</text:span><text:span text:style-name="T44"> молодий, -дого, </text:span><text:span text:style-name="T49">ч.</text:span><text:span text:style-name="T44">; молода, -дої, </text:span><text:span text:style-name="T49">ж.</text:span><text:span text:style-name="T44">; молоде, -дого, </text:span><text:span text:style-name="T49">с.</text:span><text:span text:style-name="T44"> Той, хто має небагато років, ще не старий. || З прізвищем, прізвиськом і т. ін. – означає дітей (на відміну від батьків). || </text:span><text:span text:style-name="T49">у знач.</text:span><text:span text:style-name="T44"> </text:span><text:span text:style-name="T49">ім.</text:span><text:span text:style-name="T44"> молоді, -дих,</text:span><text:span text:style-name="T49">мн.</text:span><text:span text:style-name="T44"> Діти (</text:span><text:span text:style-name="T49">див.</text:span><text:span text:style-name="T44"> діти I 2)). || Стос. до молодості, належний, </text:span><text:span text:style-name="T49">власт.</text:span><text:span text:style-name="T44"> їй.</text:span><text:span text:style-name="T45"> </text:span><text:span text:style-name="T46">(С, 685)</text:span></text:p>
          </table:table-cell>
        </table:table-row>
        <table:table-row>
          <table:table-cell table:style-name="Dictionary.A2" table:number-rows-spanned="2" office:value-type="string">
            <text:p text:style-name="P6">ВСЕНАЧУВА́ННИЙ</text:p>
            <text:p text:style-name="P5"><text:span text:style-name="T63">-а, -е, </text:span><text:span text:style-name="T73">прикм., </text:span><text:span text:style-name="T74">інд.-авт.</text:span></text:p>
            <text:p text:style-name="P5"><text:span text:style-name="T83">утворене складносуфіксальним способом, похідне від слів:</text:span> <text:span text:style-name="T57">все </text:span>і <text:span text:style-name="T57">начува́</text:span><text:span text:style-name="T57">тися.</text:span></text:p>
            <text:p text:style-name="P7">І торопкі <text:span text:style-name="T56">всеначуванні</text:span> кроки,</text:p>
            <text:p text:style-name="P5"><text:span text:style-name="T71">то лис блукає – із хвостом рудим.</text:span><text:span text:style-name="T70"> </text:span><text:span text:style-name="T81">(П, ІІ, 156)</text:span></text:p>
          </table:table-cell>
          <table:table-cell table:style-name="Dictionary.B2" office:value-type="string">
            <text:p text:style-name="P6">все <text:span text:style-name="T62">(див. </text:span>ВСЕБЕЗО́ДНЯ<text:span text:style-name="T62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начува́</text:span><text:span text:style-name="T55">тися</text:span></text:p>
            <text:p text:style-name="P5"><text:span text:style-name="T43">-аюся, -аєшся, </text:span><text:span text:style-name="T48">недок.</text:span></text:p>
            <text:p text:style-name="P5"><text:span text:style-name="T24">Чекати розплати, помсти. || </text:span><text:span text:style-name="T36">чого</text:span><text:span text:style-name="T24">. Чекати чого-небудь неприємного.</text:span><text:span text:style-name="T25"> </text:span><text:span text:style-name="T26">(С, 745)</text:span></text:p>
          </table:table-cell>
        </table:table-row>
        <table:table-row>
          <table:table-cell table:style-name="Dictionary.A2" table:number-rows-spanned="3" office:value-type="string">
            <text:p text:style-name="P6">ВСЕНЕДОЧЕКА́ВШИСЯ</text:p>
            <text:p text:style-name="P5">дієприсл., док., інд.-авт.</text:p>
            <text:p text:style-name="P5"><text:span text:style-name="T82">утворене способом основоскладання і суфіксально-префіксальним, похідне від слів:</text:span> <text:span text:style-name="T57">все</text:span> і <text:span text:style-name="T57">не дочека́</text:span><text:span text:style-name="T57">тися.</text:span></text:p>
            <text:p text:style-name="P7">Ну й долечка! Прождати на життя -</text:p>
            <text:p text:style-name="P5"><text:span text:style-name="T71">і </text:span><text:span text:style-name="T76">всенедочекавшися</text:span><text:span text:style-name="T71"> – померти!</text:span><text:span text:style-name="T70"> </text:span><text:span text:style-name="T81">(П, І, 188)</text:span></text:p>
          </table:table-cell>
          <table:table-cell table:style-name="Dictionary.B2" office:value-type="string">
            <text:p text:style-name="P6">все <text:span text:style-name="T62">(див. </text:span>ВСЕБЕЗО́ДНЯ<text:span text:style-name="T62">)</text:span></text:p>
          </table:table-cell>
        </table:table-row>
        <table:table-row>
          <table:covered-table-cell/>
          <table:table-cell table:style-name="Dictionary.B2" office:value-type="string">
            <text:p text:style-name="P6">не</text:p>
            <text:p text:style-name="P5"><text:span text:style-name="T48">запереч.</text:span><text:span text:style-name="T43"> </text:span><text:span text:style-name="T48">част.</text:span></text:p>
            <text:p text:style-name="P5">1) Уживається перед присудком для повного заперечення змісту висловленого. || Уживається перед підметом або другорядним членом речення для повного заперечення їх змісту. || Уживається для повного заперечення чого-небудь після заперечних прислівників, займенників та деяких часток ("навіть", "ще", "й" і т. ін.), що підсилюють заперечення. || Уживається для повного заперечення чого-небудь у разі протиставлення. || Уживається для підсилення заперечення <text:soft-page-break/>у поєднанні з повторюваним словом. <text:span text:style-name="T79">(С, 746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дочека́</text:span><text:span text:style-name="T55">тися</text:span></text:p>
            <text:p text:style-name="P5"><text:span text:style-name="T43">-аюся, -аєшся, </text:span><text:span text:style-name="T48">док.</text:span><text:span text:style-name="T43">, дочікуватися, -уюся, -уєшся, </text:span><text:span text:style-name="T48">недок.</text:span></text:p>
            <text:p text:style-name="P5">Пробути, прожити до того часу, поки настане, з’явиться очікуване; діждатися.<text:span text:style-name="T95"> </text:span><text:span text:style-name="T96">(С, )</text:span></text:p>
          </table:table-cell>
        </table:table-row>
        <table:table-row>
          <table:table-cell table:style-name="Dictionary.A1" table:number-rows-spanned="3" office:value-type="string">
            <text:p text:style-name="P6">ВСЕНЕНАЖДА́ННИЙ</text:p>
            <text:p text:style-name="P5"><text:span text:style-name="T63">-а, -е, </text:span><text:span text:style-name="T73">прикм., </text:span><text:span text:style-name="T74">інд.-авт.</text:span></text:p>
            <text:p text:style-name="P5"><text:span text:style-name="T62">утворене способом основоскладання і суфіксально-префіксальним, похідне від слів:</text:span><text:span text:style-name="T63"> </text:span><text:span text:style-name="T57">все</text:span><text:span text:style-name="T63"> і </text:span><text:span text:style-name="T57">не</text:span> <text:span text:style-name="T57">жда́</text:span><text:span text:style-name="T57">ти.</text:span></text:p>
            <text:p text:style-name="P7">я забуваюся, коли цнота</text:p>
            <text:p text:style-name="P7">пречистого пребілого паперу</text:p>
            <text:p text:style-name="P7">почне мене, відкривши добру еру</text:p>
            <text:p text:style-name="P7">натхнення в тиші, і коли мета</text:p>
            <text:p text:style-name="P5"><text:span text:style-name="T71">мене в полон імкне, </text:span><text:span text:style-name="T76">всененажданна</text:span><text:span text:style-name="T71">.</text:span><text:span text:style-name="T70"> </text:span><text:span text:style-name="T81">(П, ІІ, 169)</text:span></text:p>
          </table:table-cell>
          <table:table-cell table:style-name="Dictionary.B1" office:value-type="string">
            <text:p text:style-name="P6">все <text:span text:style-name="T62">(див. </text:span>ВСЕБЕЗО́ДНЯ<text:span text:style-name="T62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7">не</text:span> <text:span text:style-name="T62">(див. </text:span><text:span text:style-name="T57">ВСЕНЕДОЧЕКА́ВШИСЯ</text:span><text:span text:style-name="T62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жда́</text:span><text:span text:style-name="T55">ти</text:span></text:p>
            <text:p text:style-name="P5"><text:span text:style-name="T43">жду, ждеш, </text:span><text:span text:style-name="T48">недок.</text:span></text:p>
            <text:p text:style-name="P5">1) <text:span text:style-name="T69">перех.</text:span> Перебувати де-небудь, щоб побачити когось, зустрітися з кимось; чекати, очікувати. || <text:span text:style-name="T69">перех.</text:span> <text:span text:style-name="T69">і неперех.</text:span>, <text:span text:style-name="T69">кого</text:span>, <text:span text:style-name="T69">чого</text:span>, <text:span text:style-name="T69">на кого </text:span>–<text:span text:style-name="T69">що</text:span>, <text:span text:style-name="T69">зі спол.</text:span> Розраховувати на чиє-небудь повернення, на прихід, появу когось, чогось, на здійснення чогось.</text:p>
            <text:p text:style-name="P5"><text:span text:style-name="T24">2) </text:span><text:span text:style-name="T36">перех.</text:span><text:span text:style-name="T24"> </text:span><text:span text:style-name="T36">і неперех.</text:span><text:span text:style-name="T24"> Надіятися на що-небудь, сподіватися чогось; чекати.</text:span><text:span text:style-name="T25"> </text:span><text:span text:style-name="T26">(С, 365)</text:span></text:p>
          </table:table-cell>
        </table:table-row>
        <table:table-row>
          <table:table-cell table:style-name="Dictionary.A1" table:number-rows-spanned="3" office:value-type="string">
            <text:p text:style-name="P6">ВСЕНЕЗУ́́СТРІЧ</text:p>
            <text:p text:style-name="P5">-і, <text:span text:style-name="T70">ім., ж., інд.-авт.</text:span></text:p>
            <text:p text:style-name="P5"><text:span text:style-name="T83">утворене способом зрощення, похідне </text:span><text:soft-page-break/><text:span text:style-name="T83">від слів:</text:span> <text:span text:style-name="T57">все</text:span> і <text:span text:style-name="T57">незу́</text:span><text:span text:style-name="T57">стріч.</text:span></text:p>
            <text:p text:style-name="P7">Ця дорога вседороги</text:p>
            <text:p text:style-name="P7"><text:span text:style-name="T56">всенезустрічі</text:span> – всегону.</text:p>
            <text:p text:style-name="P7">Позирай із заквагону</text:p>
            <text:p text:style-name="P7">за сузір’ям Козерога. (П, І, 67);</text:p>
            <text:p text:style-name="P7">Що мав – привиділось, причулося,</text:p>
            <text:p text:style-name="P5"><text:span text:style-name="T71">на </text:span><text:span text:style-name="T76">всенезустріч</text:span><text:span text:style-name="T71">, всепрощання.</text:span><text:span text:style-name="T70"> </text:span><text:span text:style-name="T81">(П, І, 199)</text:span></text:p>
          </table:table-cell>
          <table:table-cell table:style-name="Dictionary.B1" office:value-type="string">
            <text:p text:style-name="P6">все <text:span text:style-name="T62">(див. </text:span>ВСЕБЕЗО́ДНЯ<text:span text:style-name="T62">)</text:span></text:p>
          </table:table-cell>
        </table:table-row>
        <table:table-row>
          <table:covered-table-cell/>
          <table:table-cell table:style-name="Dictionary.B2" office:value-type="string">
            <text:p text:style-name="P6">не <text:span text:style-name="T62">(див. </text:span>ВСЕНЕДОЧЕКА́ВШИСЯ<text:span text:style-name="T62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зу́</text:span><text:span text:style-name="T55">стріч</text:span></text:p>
            <text:p text:style-name="P5"><text:soft-page-break/><text:span text:style-name="T43">-і, </text:span><text:span text:style-name="T48">ж.</text:span><text:span text:style-name="T43">, </text:span><text:span text:style-name="T48">кого</text:span><text:span text:style-name="T43">, </text:span><text:span text:style-name="T48">чого</text:span><text:span text:style-name="T43">, </text:span><text:span text:style-name="T48">з ким </text:span><text:span text:style-name="T43">– </text:span><text:span text:style-name="T48">чим і без додатка</text:span><text:span text:style-name="T43">.</text:span></text:p>
            <text:p text:style-name="P5">1) Зближення з ким-, чим-небудь, хто (що) рухається навпроти.</text:p>
            <text:p text:style-name="P5"><text:span text:style-name="T19">2) Випадкове або наперед домовлене побачення з ким-небудь. || Тимчасове спільне перебування де-небудь з метою обговорення яких-небудь питань, для бесіди, наради і т. ін. || Спортивне змагання. ||</text:span><text:span text:style-name="T35">рідко</text:span><text:span text:style-name="T19">. Знайомство.</text:span><text:span text:style-name="T32"> </text:span><text:span text:style-name="T33">(С, 483)</text:span></text:p>
          </table:table-cell>
        </table:table-row>
        <table:table-row>
          <table:table-cell table:style-name="Dictionary.A1" table:number-rows-spanned="2" office:value-type="string">
            <text:p text:style-name="P6">ВСЕНЕЗУ́́СТРІЧ-ВСЕГÍН</text:p>
            <text:p text:style-name="P5">-го́ну, <text:span text:style-name="T70">ім., ж., інд.-авт.</text:span></text:p>
            <text:p text:style-name="P5"><text:span text:style-name="T83">утворене способом словоскладання, похідне від слів:</text:span><text:span text:style-name="T102"> </text:span><text:span text:style-name="T58">всенезу́</text:span><text:span text:style-name="T58">стріч</text:span><text:span text:style-name="T102"> і </text:span><text:span text:style-name="T58">всегі́</text:span><text:span text:style-name="T58">н.</text:span></text:p>
            <text:p text:style-name="P7">Ця дорога вседороги,</text:p>
            <text:p text:style-name="P7"><text:span text:style-name="T56">всенезустрічі-всегону</text:span>,</text:p>
            <text:p text:style-name="P7">позирай із зак-вагону</text:p>
            <text:p text:style-name="P5"><text:span text:style-name="T71">за сузір’ям Козерога.</text:span><text:span text:style-name="T70"> </text:span><text:span text:style-name="T81">(П, І, 118)</text:span></text:p>
          </table:table-cell>
          <table:table-cell table:style-name="Dictionary.B1" office:value-type="string">
            <text:p text:style-name="P5"><text:span text:style-name="T58">всенезу́</text:span><text:span text:style-name="T58">стріч </text:span><text:span text:style-name="T64">(див. </text:span><text:span text:style-name="T58">ВСЕНЕЗУ́́СТРІЧ</text:span><text:span text:style-name="T64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8">всегі́</text:span><text:span text:style-name="T58">н </text:span><text:span text:style-name="T64">(див. </text:span><text:span text:style-name="T58">ВСЕГÍН</text:span><text:span text:style-name="T64">)</text:span></text:p>
          </table:table-cell>
        </table:table-row>
        <table:table-row>
          <table:table-cell table:style-name="Dictionary.A2" table:number-rows-spanned="2" office:value-type="string">
            <text:p text:style-name="P6">ВСЕНЕПІ́ЗНАНИЙ</text:p>
            <text:p text:style-name="P5">-а, -е, <text:span text:style-name="T71">прикм., </text:span><text:span text:style-name="T70">інд.-авт.</text:span></text:p>
            <text:p text:style-name="P5"><text:span text:style-name="T83">утворене способом основоскладання, похідне від слів:</text:span> <text:span text:style-name="T57">все</text:span> і <text:span text:style-name="T57">непі́</text:span><text:span text:style-name="T57">знаний.</text:span></text:p>
            <text:p text:style-name="P7">…попелясті зозулі</text:p>
            <text:p text:style-name="P7"><text:soft-page-break/>вістили роки: жий однині</text:p>
            <text:p text:style-name="P5"><text:span text:style-name="T71">на </text:span><text:span text:style-name="T76">всенепізнаній</text:span><text:span text:style-name="T71"> землі.</text:span><text:span text:style-name="T70"> </text:span><text:span text:style-name="T81">(П, І, 128)</text:span></text:p>
          </table:table-cell>
          <table:table-cell table:style-name="Dictionary.B2" office:value-type="string">
            <text:p text:style-name="P6">все <text:span text:style-name="T62">(див. </text:span>ВСЕБЕЗО́ДНЯ<text:span text:style-name="T62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непі́</text:span><text:span text:style-name="T55">знаний</text:span></text:p>
            <text:p text:style-name="P5">-а, -е.</text:p>
            <text:p text:style-name="P5">Якого ще не пізнали, не вивчили. <text:span text:style-name="T96">(С, 772)</text:span></text:p>
          </table:table-cell>
        </table:table-row>
        <table:table-row>
          <table:table-cell table:style-name="Dictionary.A2" table:number-rows-spanned="2" office:value-type="string">
            <text:p text:style-name="P6">ВСЕНЕПОГА́СНИЙ</text:p>
            <text:p text:style-name="P5">-а, -е, <text:span text:style-name="T71">прикм., </text:span><text:span text:style-name="T70">інд.-авт.</text:span></text:p>
            <text:p text:style-name="P5"><text:span text:style-name="T83">утворене способом основоскладання, похідне від слів:</text:span> <text:span text:style-name="T57">все</text:span> і <text:span text:style-name="T57">непога́́</text:span><text:span text:style-name="T57">сний</text:span></text:p>
            <text:p text:style-name="P7">оце світіння полохких світань</text:p>
            <text:p text:style-name="P7">світів жертовних, що мене запалює</text:p>
            <text:p text:style-name="P7"><text:span text:style-name="T56">всенепогасним</text:span> і ламким, як крига,</text:p>
            <text:p text:style-name="P5"><text:span text:style-name="T71">огнем співучих надторосів – криг.</text:span><text:span text:style-name="T70"> </text:span><text:span text:style-name="T81">(П, І, 80)</text:span></text:p>
          </table:table-cell>
          <table:table-cell table:style-name="Dictionary.B2" office:value-type="string">
            <text:p text:style-name="P6">все <text:span text:style-name="T62">(див. </text:span>ВСЕБЕЗО́ДНЯ<text:span text:style-name="T62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непога́</text:span><text:span text:style-name="T55">сний</text:span></text:p>
            <text:p text:style-name="P5">-а, -е.</text:p>
            <text:p text:style-name="P5">1) Який не гасне, якого не можна погасити; невгасимий.</text:p>
            <text:p text:style-name="P5"><text:span text:style-name="T24">2) </text:span><text:span text:style-name="T36">перен.</text:span><text:span text:style-name="T24"> Який з часом не втрачає своєї сили; неослабний. || Якого не можна стримати, угамувати.</text:span><text:span text:style-name="T25"> </text:span><text:span text:style-name="T26">(С, 773)</text:span></text:p>
          </table:table-cell>
        </table:table-row>
        <table:table-row>
          <table:table-cell table:style-name="Dictionary.A2" table:number-rows-spanned="2" office:value-type="string">
            <text:p text:style-name="P6">ВСЕНЕПОКО́РА</text:p>
            <text:p text:style-name="P5">-и, <text:span text:style-name="T70">ім., ж., інд.-авт.</text:span></text:p>
            <text:p text:style-name="P5"><text:span text:style-name="T83">утворене способом основоскладання, похідне від слів:</text:span> <text:span text:style-name="T57">все</text:span> і <text:span text:style-name="T57">непоко́</text:span><text:span text:style-name="T57">ра.</text:span></text:p>
            <text:p text:style-name="P7">Страшна ковбаня – чорна і масна.</text:p>
            <text:p text:style-name="P7">І дух тяжкий повзе, немов потвора,</text:p>
            <text:p text:style-name="P7">в лещатах дум твоя <text:span text:style-name="T56">всенепокора</text:span>,</text:p>
            <text:p text:style-name="P5"><text:span text:style-name="T71">стою на кладці. Дозираю дна.</text:span><text:span text:style-name="T70"> </text:span><text:span text:style-name="T81">(П, І, 151)</text:span></text:p>
          </table:table-cell>
          <table:table-cell table:style-name="Dictionary.B2" office:value-type="string">
            <text:p text:style-name="P6">все <text:span text:style-name="T62">(див. </text:span>ВСЕБЕЗО́ДНЯ<text:span text:style-name="T62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непоко́</text:span><text:span text:style-name="T55">ра</text:span></text:p>
            <text:p text:style-name="P5"><text:span text:style-name="T43">-и, </text:span><text:span text:style-name="T48">ж.</text:span></text:p>
            <text:p text:style-name="P5">Небажання або відмова підкорятися кому-небудь, слухатися когось і т. ін.<text:span text:style-name="T95"> </text:span><text:span text:style-name="T96">(С, 774)</text:span></text:p>
          </table:table-cell>
        </table:table-row>
        <table:table-row>
          <table:table-cell table:style-name="Dictionary.A2" table:number-rows-spanned="2" office:value-type="string">
            <text:p text:style-name="P6">ВСЕНИЩІ́ВНІСТЬ</text:p>
            <text:p text:style-name="P5">-ності, <text:span text:style-name="T70">ім., ж., інд.-авт.</text:span></text:p>
            <text:p text:style-name="P5"><text:span text:style-name="T83">утворене складносуфіксальним способом, похідне від слів:</text:span><text:span text:style-name="T102"> </text:span><text:span text:style-name="T58">все </text:span><text:span text:style-name="T64">і </text:span><text:soft-page-break/><text:span text:style-name="T58">нищі́вний.</text:span></text:p>
            <text:p text:style-name="P7">І ти збагнеш</text:p>
            <text:p text:style-name="P5"><text:span text:style-name="T71">обнавіснілу </text:span><text:span text:style-name="T76">всенищівність</text:span><text:span text:style-name="T71"> роду.</text:span><text:span text:style-name="T70"> </text:span><text:span text:style-name="T81">(П, І, 144)</text:span></text:p>
          </table:table-cell>
          <table:table-cell table:style-name="Dictionary.B2" office:value-type="string">
            <text:p text:style-name="P6">все <text:span text:style-name="T62">(див. </text:span>ВСЕБЕЗО́ДНЯ<text:span text:style-name="T62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нищівни́</text:span><text:span text:style-name="T55">й</text:span></text:p>
            <text:p text:style-name="P5">-а, -е.</text:p>
            <text:p text:style-name="P5">Який має велику руйнівну, знищувальну <text:soft-page-break/>силу. || Дуже великий, сильний. || Різкий, нещадний, непримиренний. || Сповнений зневаги, осуду, презирства.<text:span text:style-name="T95"> </text:span><text:span text:style-name="T96">(С, 786)</text:span></text:p>
          </table:table-cell>
        </table:table-row>
        <table:table-row>
          <table:table-cell table:style-name="Dictionary.A2" table:number-rows-spanned="2" office:value-type="string">
            <text:p text:style-name="P6">ВСЕО́БРІЙ</text:p>
            <text:p text:style-name="P5">-ю, <text:span text:style-name="T70">ім., ч., інд.-авт.</text:span></text:p>
            <text:p text:style-name="P5"><text:span text:style-name="T83">утворене способом основоскладання, похідне від слів:</text:span> <text:span text:style-name="T57">все </text:span>і <text:span text:style-name="T57">о́</text:span><text:span text:style-name="T57">брій.</text:span></text:p>
            <text:p text:style-name="P7">Старечою ходою</text:p>
            <text:p text:style-name="P7">із костуром – іще бриниш мені</text:p>
            <text:p text:style-name="P5"><text:span text:style-name="T76">всеобрієм</text:span><text:span text:style-name="T71">.</text:span><text:span text:style-name="T70"> </text:span><text:span text:style-name="T81">(П, І, 182)</text:span></text:p>
          </table:table-cell>
          <table:table-cell table:style-name="Dictionary.B2" office:value-type="string">
            <text:p text:style-name="P6">все <text:span text:style-name="T62">(див. </text:span>ВСЕБЕЗО́ДНЯ<text:span text:style-name="T62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о́</text:span><text:span text:style-name="T55">брій</text:span></text:p>
            <text:p text:style-name="P5"><text:span text:style-name="T43">-ю, </text:span><text:span text:style-name="T48">ч.</text:span></text:p>
            <text:p text:style-name="P5">1) Лінія позірного зіткнення неба з землею чи водною поверхнею; горизонт, небокрай. || Прилегла до землі частина небесного простору; небосхил.</text:p>
            <text:p text:style-name="P5">2) Простір, який постає перед очима на відкритій місцевості; видноколо.<text:span text:style-name="T95"> </text:span><text:span text:style-name="T96">(С, 816)</text:span></text:p>
          </table:table-cell>
        </table:table-row>
        <table:table-row>
          <table:table-cell table:style-name="Dictionary.A2" table:number-rows-spanned="2" office:value-type="string">
            <text:p text:style-name="P6">ВСЕОБРУША́ТИ</text:p>
            <text:p text:style-name="P5">-а́ю, -єш, дієсл., <text:span text:style-name="T71">недок., перех., інд.-авт.</text:span></text:p>
            <text:p text:style-name="P5"><text:span text:style-name="T81">утворене способом основоскладання, похідне від слів:</text:span> <text:span text:style-name="T57">все</text:span> і <text:span text:style-name="T57">обруша́</text:span><text:span text:style-name="T57">ти.</text:span></text:p>
            <text:p text:style-name="P7">Та <text:span text:style-name="T56">всеобрушає</text:span> нестерпно</text:p>
            <text:p text:style-name="P7">двопогляд. У ньому ти сущий,</text:p>
            <text:p text:style-name="P7">померлий, пантруєш живого,</text:p>
            <text:p text:style-name="P5"><text:span text:style-name="T71">зориш за померлим – живий.</text:span><text:span text:style-name="T70"> </text:span><text:span text:style-name="T81">(П, І, 87)</text:span></text:p>
          </table:table-cell>
          <table:table-cell table:style-name="Dictionary.B2" office:value-type="string">
            <text:p text:style-name="P6">все <text:span text:style-name="T62">(див. </text:span>ВСЕБЕЗО́ДНЯ<text:span text:style-name="T62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21">обру́</text:span><text:span text:style-name="T21">шувати</text:span></text:p>
            <text:p text:style-name="P5"><text:span text:style-name="T43">-ую, -уєш </text:span><text:span text:style-name="T48">і рідко </text:span><text:span text:style-name="T43">обрушати, -аю, -аєш, </text:span><text:span text:style-name="T48">недок.</text:span><text:span text:style-name="T43">, обрушити, -шу, -шиш,</text:span><text:span text:style-name="T48">док.</text:span><text:span text:style-name="T43">, </text:span><text:span text:style-name="T48">перех.</text:span></text:p>
            <text:p text:style-name="P5"><text:span text:style-name="T19">3) </text:span><text:span text:style-name="T35">перен.</text:span><text:span text:style-name="T19"> Навально спрямовувати щось (сили, удар і т. ін.) на кого-, що-небудь, проти кого-, чого-небудь. || Спрямовувати на кого-, що-небудь усю силу негативних почуттів (гніву, ненависті і т. ін.).</text:span><text:span text:style-name="T32"> </text:span><text:span text:style-name="T33">(С, 817)</text:span></text:p>
          </table:table-cell>
        </table:table-row>
        <table:table-row>
          <table:table-cell table:style-name="Dictionary.A1" table:number-rows-spanned="2" office:value-type="string">
            <text:p text:style-name="P6">ВСЕО́ЧІ</text:p>
            <text:p text:style-name="P5"><text:soft-page-break/>-чéй, <text:span text:style-name="T70">ім., мн., інд.-авт.</text:span></text:p>
            <text:p text:style-name="P5"><text:span text:style-name="T83">утворене способом основоскладання, похідне від слів:</text:span> <text:span text:style-name="T57">все</text:span> і <text:span text:style-name="T57">о́</text:span><text:span text:style-name="T57">чі.</text:span></text:p>
            <text:p text:style-name="P7">Узорені, роздумані, прозорі -</text:p>
            <text:p text:style-name="P7">вони – одне високе чудування -</text:p>
            <text:p text:style-name="P7">недоторканна є оця зчужілість</text:p>
            <text:p text:style-name="P5"><text:span text:style-name="T71">і всепрозріння добрих </text:span><text:span text:style-name="T76">всеочей</text:span><text:span text:style-name="T71">.</text:span><text:span text:style-name="T70"> </text:span><text:span text:style-name="T81">(П, ІІ, 198)</text:span></text:p>
          </table:table-cell>
          <table:table-cell table:style-name="Dictionary.B1" office:value-type="string">
            <text:p text:style-name="P6">все <text:span text:style-name="T62">(див. </text:span>ВСЕБЕЗО́ДНЯ<text:span text:style-name="T62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20">О́</text:span><text:span text:style-name="T20">ко (о́</text:span><text:span text:style-name="T20">чі)</text:span><text:soft-page-break/></text:p>
            <text:p text:style-name="P5"><text:span text:style-name="T39">I </text:span><text:span text:style-name="T43">-а, </text:span><text:span text:style-name="T48">с.</text:span><text:span text:style-name="T43"> (</text:span><text:span text:style-name="T48">мн.</text:span><text:span text:style-name="T43"> очі, </text:span><text:span text:style-name="T48">рідко </text:span><text:span text:style-name="T43">вічі, очей – </text:span><text:span text:style-name="T48">перев.</text:span><text:span text:style-name="T43"> </text:span><text:span text:style-name="T48">з прийм.</text:span><text:span text:style-name="T43"> у).</text:span></text:p>
            <text:p text:style-name="P5">1) Орган зору у людини, всіх хребетних та деяких безхребетних тварин. || Те саме, що погляд.</text:p>
            <text:p text:style-name="P5">2) <text:span text:style-name="T69">розм.</text:span> Здатність бачити; зір. || <text:span text:style-name="T69">тільки одн.</text:span> Особлива здатність бачення, властива людині завдяки певній професії, досвіду і т. ін.</text:p>
            <text:p text:style-name="P5"><text:span text:style-name="T24">3) </text:span><text:span text:style-name="T36">перен.</text:span><text:span text:style-name="T24">, </text:span><text:span text:style-name="T36">розм.</text:span><text:span text:style-name="T24"> Піклування, догляд.</text:span><text:span text:style-name="T25"> </text:span><text:span text:style-name="T26">(С, 837)</text:span></text:p>
          </table:table-cell>
        </table:table-row>
        <table:table-row>
          <table:table-cell table:style-name="Dictionary.A1" table:number-rows-spanned="2" office:value-type="string">
            <text:p text:style-name="P6">ВСЕПАМ’ЯТКИ́Й</text:p>
            <text:p text:style-name="P5">-á, -é, <text:span text:style-name="T71">прикм., </text:span><text:span text:style-name="T70">інд.-авт.</text:span></text:p>
            <text:p text:style-name="P5"><text:span text:style-name="T83">утворене способом основоскладання, похідне від слів:</text:span> <text:span text:style-name="T57">все</text:span> і <text:span text:style-name="T58">пам’ятки́й.</text:span></text:p>
            <text:p text:style-name="P7">Володарю своєї смерті, доля - </text:p>
            <text:p text:style-name="P7"><text:span text:style-name="T56">всепам’ятка</text:span>, всечула, всевидюща - </text:p>
            <text:p text:style-name="P5"><text:span text:style-name="T71">нічого не забуде, не простить.</text:span><text:span text:style-name="T70"> </text:span><text:span text:style-name="T81">(П, І, 144)</text:span></text:p>
          </table:table-cell>
          <table:table-cell table:style-name="Dictionary.B1" office:value-type="string">
            <text:p text:style-name="P6">все <text:span text:style-name="T62">(див. </text:span>ВСЕБЕЗО́ДНЯ<text:span text:style-name="T62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21">Пам’ятли́</text:span><text:span text:style-name="T21">вий (пам’ятки́</text:span><text:span text:style-name="T21">й)</text:span></text:p>
            <text:p text:style-name="P5">-а, -е.</text:p>
            <text:p text:style-name="P5">1) Який має добру пам’ять, здатний легко запам’ятовувати.<text:span text:style-name="T95"> </text:span><text:span text:style-name="T96">(С, 879)</text:span></text:p>
          </table:table-cell>
        </table:table-row>
        <table:table-row>
          <table:table-cell table:style-name="Dictionary.A1" table:number-rows-spanned="2" office:value-type="string">
            <text:p text:style-name="P6">ВСЕПЕКЕ́ЛЬНИЙ</text:p>
            <text:p text:style-name="P5">-а, -е, <text:span text:style-name="T71">прикм., </text:span><text:span text:style-name="T70">інд.-авт.</text:span></text:p>
            <text:p text:style-name="P5"><text:span text:style-name="T62">утворене способом основоскладання, похідне від слів:</text:span> <text:span text:style-name="T57">все</text:span> і <text:span text:style-name="T57">пекéльний.</text:span></text:p>
            <text:p text:style-name="P7"><text:soft-page-break/>Сяє срібне серце землі</text:p>
            <text:p text:style-name="P5"><text:span text:style-name="T76">всепекельними </text:span><text:span text:style-name="T71">калюжами.</text:span><text:span text:style-name="T70"> </text:span><text:span text:style-name="T81">(П, І, 173)</text:span></text:p>
          </table:table-cell>
          <table:table-cell table:style-name="Dictionary.B1" office:value-type="string">
            <text:p text:style-name="P6">все <text:span text:style-name="T62">(див. </text:span>ВСЕБЕЗО́ДНЯ<text:span text:style-name="T62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пеке́льний</text:span></text:p>
            <text:p text:style-name="P5">-а, -е.</text:p>
            <text:p text:style-name="P5">1) Прикм. до пекло 1). || Який уявно <text:soft-page-break/>спостерігається в пеклі.</text:p>
            <text:p text:style-name="P5">2) <text:span text:style-name="T69">перен.</text:span> Важкий, жахливий, нестерпний; такий, як у пеклі. || Надзвичайний за ступенем прояву; дуже великий.</text:p>
            <text:p text:style-name="P5"><text:span text:style-name="T24">3) </text:span><text:span text:style-name="T36">перен.</text:span><text:span text:style-name="T24"> Злий, підступний. || </text:span><text:span text:style-name="T36">розм.</text:span><text:span text:style-name="T24"> Уживається як лайливе слово.</text:span><text:span text:style-name="T25"> </text:span><text:span text:style-name="T26">(С, 896-897)</text:span></text:p>
          </table:table-cell>
        </table:table-row>
        <table:table-row>
          <table:table-cell table:style-name="Dictionary.A2" table:number-rows-spanned="2" office:value-type="string">
            <text:p text:style-name="P6">ВСЕПЕРЕЛЕ́Т</text:p>
            <text:p text:style-name="P5">-у, <text:span text:style-name="T70">ім., ч., інд.-авт.</text:span></text:p>
            <text:p text:style-name="P5"><text:span text:style-name="T83">утворене способом основоскладання, похідне від слів:</text:span><text:span text:style-name="T102"> </text:span><text:span text:style-name="T58">все</text:span><text:span text:style-name="T102"> і </text:span><text:span text:style-name="T58">перелі́</text:span><text:span text:style-name="T58">т.</text:span></text:p>
            <text:p text:style-name="P7">Це божевілля пориву, ця рвань</text:p>
            <text:p text:style-name="P7"><text:span text:style-name="T56">всеперелетів</text:span> – з пекла і до раю,</text:p>
            <text:p text:style-name="P5"><text:span text:style-name="T71">це надвисання в смерть…</text:span><text:span text:style-name="T70"> </text:span><text:span text:style-name="T81">(П, І, 144)</text:span></text:p>
          </table:table-cell>
          <table:table-cell table:style-name="Dictionary.B2" office:value-type="string">
            <text:p text:style-name="P6">все <text:span text:style-name="T62">(див. </text:span>ВСЕБЕЗО́ДНЯ<text:span text:style-name="T62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перелі́</text:span><text:span text:style-name="T55">т</text:span></text:p>
            <text:p text:style-name="P5"><text:span text:style-name="T43">-льоту, </text:span><text:span text:style-name="T48">ч.</text:span></text:p>
            <text:p text:style-name="P5">1) Дія і стан за знач. перелетіти 1), перелітати. <text:span text:style-name="T79">(С, 916)</text:span></text:p>
          </table:table-cell>
        </table:table-row>
        <table:table-row>
          <table:table-cell table:style-name="Dictionary.A2" table:number-rows-spanned="2" office:value-type="string">
            <text:p text:style-name="P6">ВСЕПЕРЕЛЯ́К</text:p>
            <text:p text:style-name="P5">-у, <text:span text:style-name="T70">ім., ч., інд.-авт.</text:span></text:p>
            <text:p text:style-name="P5"><text:span text:style-name="T83">утворене способом основоскладання, похідне від слів:</text:span><text:span text:style-name="T102"> </text:span><text:span text:style-name="T58">все</text:span><text:span text:style-name="T102"> і </text:span><text:span text:style-name="T58">переля́к.</text:span></text:p>
            <text:p text:style-name="P7">Куди сховатись,</text:p>
            <text:p text:style-name="P7">аби втекти глухонімого болю</text:p>
            <text:p text:style-name="P7">і таємничого <text:span text:style-name="T56">Всепереляку</text:span></text:p>
            <text:p text:style-name="P5"><text:span text:style-name="T71">і ницого рятунку Порожнеч?</text:span><text:span text:style-name="T70"> </text:span><text:span text:style-name="T81">(П, І, 136)</text:span></text:p>
          </table:table-cell>
          <table:table-cell table:style-name="Dictionary.B2" office:value-type="string">
            <text:p text:style-name="P6">все <text:span text:style-name="T62">(див. </text:span>ВСЕБЕЗО́ДНЯ<text:span text:style-name="T62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переля́</text:span><text:span text:style-name="T55">к</text:span></text:p>
            <text:p text:style-name="P5"><text:span text:style-name="T43">-у, </text:span><text:span text:style-name="T48">ч.</text:span></text:p>
            <text:p text:style-name="P5">Почуття страху, боязні. || Стан, викликаний таким почуттям; зовнішні ознаки такого почуття.<text:span text:style-name="T95"> </text:span><text:span text:style-name="T96">(С, 916)</text:span></text:p>
          </table:table-cell>
        </table:table-row>
        <text:soft-page-break/>
        <table:table-row>
          <table:table-cell table:style-name="Dictionary.A2" table:number-rows-spanned="2" office:value-type="string">
            <text:p text:style-name="P6">ВСЕПОПÉРЕДУ</text:p>
            <text:p text:style-name="P5">присл., інд.-авт.</text:p>
            <text:p text:style-name="P5"><text:span text:style-name="T82">утворене способом </text:span><text:span text:style-name="T82">зрощення, похідне </text:span><text:span text:style-name="T82">від слів:</text:span><text:span text:style-name="T102"> </text:span><text:span text:style-name="T58">все</text:span><text:span text:style-name="T102"> і </text:span><text:span text:style-name="T58">попéреду</text:span></text:p>
            <text:p text:style-name="P7">Іду до вас – ви <text:span text:style-name="T56">всепопереду</text:span>,</text:p>
            <text:p text:style-name="P5"><text:span text:style-name="T71">за заримим обрієм моїм.</text:span><text:span text:style-name="T70"> </text:span><text:span text:style-name="T81">(П, ІІ, 78)</text:span></text:p>
          </table:table-cell>
          <table:table-cell table:style-name="Dictionary.B2" office:value-type="string">
            <text:p text:style-name="P6">все <text:span text:style-name="T62">(див. </text:span>ВСЕБЕЗО́ДНЯ<text:span text:style-name="T62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попе́реду</text:span></text:p>
            <text:p text:style-name="P5"><text:span text:style-name="T39">I </text:span><text:span text:style-name="T48">присл.</text:span></text:p>
            <text:p text:style-name="P5">1) Перед ким-, чим-небудь, на чолі когось, чогось; <text:span text:style-name="T69">прот.</text:span> позаду. || У передній частині чого-небудь. || У числі перших, передових, в авангарді.</text:p>
            <text:p text:style-name="P5">2) Раніше від кого-, чого-небудь; спершу. || За якийсь час до чого-небудь; заздалегідь, наперед. || У минулому, раніше.</text:p>
            <text:p text:style-name="P5">3) На деякій відстані перед ким-, чим-небудь. || На значній віддалі на шляху під час пересування.</text:p>
            <text:p text:style-name="P5">4) У майбутньому.<text:span text:style-name="T95"> </text:span><text:span text:style-name="T96">(С, 1054)</text:span></text:p>
          </table:table-cell>
        </table:table-row>
        <table:table-row>
          <table:table-cell table:style-name="Dictionary.A2" table:number-rows-spanned="2" office:value-type="string">
            <text:p text:style-name="P6">ВСЕПРОЗРÍННЯ</text:p>
            <text:p text:style-name="P5">ім., с., інд.-авт.</text:p>
            <text:p text:style-name="P5"><text:span text:style-name="T82">утворене способом основоскладання, </text:span><text:span text:style-name="T82">похідне від слів:</text:span><text:span text:style-name="T102"> </text:span><text:span text:style-name="T58">все</text:span><text:span text:style-name="T102"> </text:span><text:span text:style-name="T102">і </text:span><text:span text:style-name="T58">прозрíння.</text:span></text:p>
            <text:p text:style-name="P7">На всерозхресті люті і жаху,</text:p>
            <text:p text:style-name="P7">на <text:span text:style-name="T56">всепрозрінні</text:span> смертного скрику</text:p>
            <text:p text:style-name="P7">дай мені, Боже, чесного шляху,</text:p>
            <text:p text:style-name="P5"><text:span text:style-name="T71">дай мені, Боже, гордого лику!</text:span><text:span text:style-name="T70"> </text:span><text:span text:style-name="T81">(П, І, 153);</text:span></text:p>
            <text:p text:style-name="P7"><text:soft-page-break/>Узорені, роздумані, прозорі - </text:p>
            <text:p text:style-name="P7">вони – одне високе чудування - </text:p>
            <text:p text:style-name="P7">недоторканна є оця зчужілість</text:p>
            <text:p text:style-name="P5"><text:span text:style-name="T71">і </text:span><text:span text:style-name="T76">всепрозріння</text:span><text:span text:style-name="T71"> добрих всеочей.</text:span><text:span text:style-name="T70"> </text:span><text:span text:style-name="T81">(П, ІІ, 198)</text:span></text:p>
          </table:table-cell>
          <table:table-cell table:style-name="Dictionary.B2" office:value-type="string">
            <text:p text:style-name="P6">все <text:span text:style-name="T62">(див. </text:span>ВСЕБЕЗО́ДНЯ<text:span text:style-name="T62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прозрі́</text:span><text:span text:style-name="T55">ння</text:span></text:p>
            <text:p text:style-name="P5"><text:span text:style-name="T43">-я, </text:span><text:span text:style-name="T48">с.</text:span></text:p>
            <text:p text:style-name="P5">1) Дія і стан за знач. прозріти. <text:span text:style-name="T79">(С, 1153)</text:span></text:p>
          </table:table-cell>
        </table:table-row>
        <table:table-row>
          <table:table-cell table:style-name="Dictionary.A2" table:number-rows-spanned="2" office:value-type="string">
            <text:p text:style-name="P6">ВСЕПРОЩÁЛЬНИЙ</text:p>
            <text:p text:style-name="P5">-а, -е, <text:span text:style-name="T71">прикм., </text:span><text:span text:style-name="T70">інд.-авт.</text:span></text:p>
            <text:p text:style-name="P5"><text:span text:style-name="T83">утворене способом основословоскладання, похідне від слів:</text:span><text:span text:style-name="T102"> </text:span><text:span text:style-name="T58">все</text:span><text:span text:style-name="T102"> і </text:span><text:span text:style-name="T58">прощáльний.</text:span></text:p>
            <text:p text:style-name="P7">Земля – хитлива і плавка – вседорога і <text:span text:style-name="T56">всепрощальна</text:span> - </text:p>
            <text:p text:style-name="P5"><text:span text:style-name="T71">здоліла стати, щоб благальна помічена була рука.</text:span><text:span text:style-name="T70"> </text:span><text:span text:style-name="T81">(П, ІІ, 147)</text:span></text:p>
          </table:table-cell>
          <table:table-cell table:style-name="Dictionary.B2" office:value-type="string">
            <text:p text:style-name="P6">все <text:span text:style-name="T62">(див. </text:span>ВСЕБЕЗО́ДНЯ<text:span text:style-name="T62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проща́</text:span><text:span text:style-name="T55">льний</text:span></text:p>
            <text:p text:style-name="P5">-а, -е.</text:p>
            <text:p text:style-name="P5">1) Стос. до прощання. ||Викликаний прощанням. || Який буває, відбувається тощо під час прощання з покійником. || Який влаштовується з нагоди від’їзду.</text:p>
            <text:p text:style-name="P5"><text:span text:style-name="T19">2) </text:span><text:span text:style-name="T35">перен.</text:span><text:span text:style-name="T19"> Останній.</text:span><text:span text:style-name="T32"> </text:span><text:span text:style-name="T33">(С, 1181)</text:span></text:p>
          </table:table-cell>
        </table:table-row>
        <table:table-row>
          <table:table-cell table:style-name="Dictionary.A2" table:number-rows-spanned="2" office:value-type="string">
            <text:p text:style-name="P6">ВСЕПРОЩÁННЯ</text:p>
            <text:p text:style-name="P5">-я, <text:span text:style-name="T70">ім., с., інд.-авт.</text:span></text:p>
            <text:p text:style-name="P5"><text:span text:style-name="T83">утворене способом </text:span><text:span text:style-name="T83">основословоскладання, похідне від слів:</text:span><text:span text:style-name="T102"> </text:span><text:span text:style-name="T58">все</text:span><text:span text:style-name="T102"> і </text:span><text:span text:style-name="T58">прощáння.</text:span></text:p>
            <text:p text:style-name="P7">Що мав – привиділось, причулося,</text:p>
            <text:p text:style-name="P5"><text:span text:style-name="T71">на всенезустріч, </text:span><text:span text:style-name="T76">всепрощання</text:span><text:span text:style-name="T71">.</text:span><text:span text:style-name="T70"> </text:span><text:span text:style-name="T81">(П, І, 199)</text:span></text:p>
          </table:table-cell>
          <table:table-cell table:style-name="Dictionary.B2" office:value-type="string">
            <text:p text:style-name="P6">все <text:span text:style-name="T62">(див. </text:span>ВСЕБЕЗО́ДНЯ<text:span text:style-name="T62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проща́</text:span><text:span text:style-name="T55">ння</text:span></text:p>
            <text:p text:style-name="P5"><text:span text:style-name="T43">-я, </text:span><text:span text:style-name="T48">с.</text:span></text:p>
            <text:p text:style-name="P5"><text:span text:style-name="T44">1) Дія за знач. прощатися 1). || Слова, які вимовляються перед розлукою, </text:span><text:span text:style-name="T44">розставанням. </text:span><text:span text:style-name="T49">Час прощання</text:span><text:span text:style-name="T44">.</text:span></text:p>
            <text:p text:style-name="P5"><text:span text:style-name="T24">2) </text:span><text:span text:style-name="T36">перен.</text:span><text:span text:style-name="T24"> Розставання з чим-небудь.</text:span><text:span text:style-name="T25"> </text:span><text:span text:style-name="T26">(С, 1181)</text:span></text:p>
          </table:table-cell>
        </table:table-row>
        <table:table-row>
          <table:table-cell table:style-name="Dictionary.A2" table:number-rows-spanned="2" office:value-type="string">
            <text:p text:style-name="P6">ВСЕРОЗЛУ́́КА</text:p>
            <text:p text:style-name="P5"><text:soft-page-break/>-и, <text:span text:style-name="T70">ім., ж., інд.-авт.</text:span></text:p>
            <text:p text:style-name="P5"><text:span text:style-name="T83">утворене способом основоскладання, похідне від слів:</text:span><text:span text:style-name="T102"> </text:span><text:span text:style-name="T58">все</text:span><text:span text:style-name="T102"> і </text:span><text:span text:style-name="T58">розлу́ка.</text:span></text:p>
            <text:p text:style-name="P5">Сягни рукою – і не досягнеш</text:p>
            <text:p text:style-name="P5"><text:span text:style-name="T70">ні краю </text:span><text:span text:style-name="T75">всерозлук</text:span><text:span text:style-name="T70">, ні муки краю. </text:span><text:span text:style-name="T81">(П, І, 149)</text:span></text:p>
          </table:table-cell>
          <table:table-cell table:style-name="Dictionary.B2" office:value-type="string">
            <text:p text:style-name="P6">все <text:span text:style-name="T62">(див. </text:span>ВСЕБЕЗО́ДНЯ<text:span text:style-name="T62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розлу́</text:span><text:span text:style-name="T55">ка</text:span></text:p>
            <text:p text:style-name="P5"><text:soft-page-break/><text:span text:style-name="T43">-и, </text:span><text:span text:style-name="T48">ж.</text:span></text:p>
            <text:p text:style-name="P5">1) Розставання, прощання з ким-, чим-небудь близьким, дорогим.</text:p>
            <text:p text:style-name="P5">2) Тимчасове перебування далеко від кого-, чого-небудь близького, дорогого.<text:span text:style-name="T95"> </text:span><text:span text:style-name="T96">(С, 1250)</text:span></text:p>
          </table:table-cell>
        </table:table-row>
        <table:table-row>
          <table:table-cell table:style-name="Dictionary.A2" table:number-rows-spanned="2" office:value-type="string">
            <text:p text:style-name="P6">ВСЕРОЗХРÉСТЯ</text:p>
            <text:p text:style-name="P5">-я, <text:span text:style-name="T70">ім., с., інд.-авт.</text:span></text:p>
            <text:p text:style-name="P5"><text:span text:style-name="T83">утворене способом основоскладання, префіксальним і нульсуфіксальним, </text:span><text:span text:style-name="T83">похідне від слів:</text:span><text:span text:style-name="T102"> </text:span><text:span text:style-name="T58">все</text:span><text:span text:style-name="T102"> і </text:span><text:span text:style-name="T58">хрест.</text:span></text:p>
            <text:p text:style-name="P7">На <text:span text:style-name="T56">всерозхресті</text:span> люті і жаху,</text:p>
            <text:p text:style-name="P7">на всепрозрінні смертного скрику</text:p>
            <text:p text:style-name="P7">дай мені, Боже, чесного шляху,</text:p>
            <text:p text:style-name="P5"><text:span text:style-name="T71">дай мені, Боже, гордого лику!</text:span><text:span text:style-name="T70"> </text:span><text:span text:style-name="T81">(П, І, 153)</text:span></text:p>
          </table:table-cell>
          <table:table-cell table:style-name="Dictionary.B2" office:value-type="string">
            <text:p text:style-name="P6">все <text:span text:style-name="T62">(див. </text:span>ВСЕБЕЗО́ДНЯ<text:span text:style-name="T62">)</text:span></text:p>
          </table:table-cell>
        </table:table-row>
        <table:table-row>
          <table:covered-table-cell/>
          <table:table-cell table:style-name="Dictionary.B2" office:value-type="string">
            <text:p text:style-name="P6">хрест</text:p>
            <text:p text:style-name="P5"><text:span text:style-name="T43">-а́</text:span><text:span text:style-name="T43">, </text:span><text:span text:style-name="T48">ч.</text:span></text:p>
            <text:p text:style-name="P5">1) Предмет і символ культу християнської релігії, який являє собою стрижень з однією або кількома поперечками у верхній половині. || Молитовний жест християн – знак, що нагадує такий предмет, зображується перехресним рухом особливим чином складених пальців правої руки.</text:p>
            <text:p text:style-name="P5"><text:span text:style-name="T24">5) </text:span><text:span text:style-name="T36">перен.</text:span><text:span text:style-name="T24"> Страждання, випробування, що випали на чиюсь долю.</text:span><text:span text:style-name="T25"> </text:span><text:span text:style-name="T26">(С, 1572)</text:span></text:p>
          </table:table-cell>
        </table:table-row>
        <table:table-row>
          <table:table-cell table:style-name="Dictionary.A2" office:value-type="string">
            <text:p text:style-name="P6">ВСЕСÁДНО</text:p>
            <text:p text:style-name="P5">присл., інд.-авт.</text:p>
            <text:p text:style-name="P5"><text:span text:style-name="T82">утворене суфіксальним способом, похідне від слова</text:span><text:span text:style-name="T102"> </text:span><text:span text:style-name="T58">всесáдний.</text:span></text:p>
            <text:p text:style-name="P7">Меркавий<text:span text:style-name="T56"> </text:span>місяць був посів</text:p>
            <text:p text:style-name="P7"><text:soft-page-break/>на всю околицю, <text:span text:style-name="T56">всесадно</text:span></text:p>
            <text:p text:style-name="P7">пишаючись і правив владно,</text:p>
            <text:p text:style-name="P5"><text:span text:style-name="T71">нічний мій сором чемно крив.</text:span><text:span text:style-name="T70"> </text:span><text:span text:style-name="T81">(П, ІІ, 296)</text:span></text:p>
          </table:table-cell>
          <table:table-cell table:style-name="Dictionary.B2" office:value-type="string">
            <text:p text:style-name="P5"><text:span text:style-name="T58">Всесáдний </text:span><text:span text:style-name="T64">(не подано у словнику)</text:span></text:p>
          </table:table-cell>
        </table:table-row>
        <table:table-row>
          <table:table-cell table:style-name="Dictionary.A2" table:number-rows-spanned="2" office:value-type="string">
            <text:p text:style-name="P6">ВСЕСПÁЛЕННЯ</text:p>
            <text:p text:style-name="P5">-я, <text:span text:style-name="T70">ім., с., інд.-авт.</text:span></text:p>
            <text:p text:style-name="P5"><text:span text:style-name="T83">утворене способом основословоскладання, похідне від слів:</text:span><text:span text:style-name="T102"> </text:span><text:span text:style-name="T58">все</text:span><text:span text:style-name="T102"> і </text:span><text:span text:style-name="T58">спáлення.</text:span></text:p>
            <text:p text:style-name="P7"><text:span text:style-name="T56">Всеспалення</text:span> Твоє автодафе - </text:p>
            <text:p text:style-name="P7">перепочинок перед різнім святом,</text:p>
            <text:p text:style-name="P7">як ворогу назвешся рідним братом</text:p>
            <text:p text:style-name="P5"><text:span text:style-name="T71">і смерк розсуне лірою Орфей.</text:span><text:span text:style-name="T70"> </text:span><text:span text:style-name="T81">(П, І, 134)</text:span></text:p>
          </table:table-cell>
          <table:table-cell table:style-name="Dictionary.B2" office:value-type="string">
            <text:p text:style-name="P6">все <text:span text:style-name="T62">(див. </text:span>ВСЕБЕЗО́ДНЯ<text:span text:style-name="T62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спа́</text:span><text:span text:style-name="T55">лення</text:span></text:p>
            <text:p text:style-name="P5"><text:span text:style-name="T43">-я, </text:span><text:span text:style-name="T48">с.</text:span></text:p>
            <text:p text:style-name="P5">Дія за знач. спалити. <text:span text:style-name="T79">(С, 1361)</text:span></text:p>
          </table:table-cell>
        </table:table-row>
        <table:table-row>
          <table:table-cell table:style-name="Dictionary.A2" table:number-rows-spanned="2" office:value-type="string">
            <text:p text:style-name="P6">ВСЕСПОГÁДУВАТИ</text:p>
            <text:p text:style-name="P5">-ую, -єш, дієсл., <text:span text:style-name="T70">недок., перех., інд.-авт.</text:span></text:p>
            <text:p text:style-name="P5"><text:span text:style-name="T62">утворене способом основоскладання, похідне від слів:</text:span> <text:span text:style-name="T57">все</text:span> і <text:span text:style-name="T57">спогáдувати.</text:span></text:p>
            <text:p text:style-name="P7">Як лев, що причаївся в хащах обрію,</text:p>
            <text:p text:style-name="P7">заки й зблудив, отак і я валандаюсь,</text:p>
            <text:p text:style-name="P7">від тебе відмежований навіки,</text:p>
            <text:p text:style-name="P5"><text:span text:style-name="T71">і </text:span><text:span text:style-name="T76">всеспогадую</text:span><text:span text:style-name="T71"> – немов живу.</text:span><text:span text:style-name="T70"> </text:span><text:span text:style-name="T81">(П, І, 70)</text:span></text:p>
          </table:table-cell>
          <table:table-cell table:style-name="Dictionary.B2" office:value-type="string">
            <text:p text:style-name="P6">все <text:span text:style-name="T62">(див. </text:span>ВСЕБЕЗО́ДНЯ<text:span text:style-name="T62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спога́</text:span><text:span text:style-name="T55">дувати</text:span></text:p>
            <text:p text:style-name="P5"><text:span text:style-name="T43">-ую, -уєш, </text:span><text:span text:style-name="T48">недок.</text:span><text:span text:style-name="T43">, спогадати, -аю, -аєш, </text:span><text:span text:style-name="T48">док.</text:span><text:span text:style-name="T43">, </text:span><text:span text:style-name="T48">перех.</text:span><text:span text:style-name="T43">, </text:span><text:span text:style-name="T48">також із спол.</text:span><text:span text:style-name="T43">що, як, коли, </text:span><text:span text:style-name="T48">неперех.</text:span><text:span text:style-name="T43">, </text:span><text:span text:style-name="T48">про кого </text:span><text:span text:style-name="T43">– </text:span><text:span text:style-name="T48">що</text:span><text:span text:style-name="T43">, </text:span><text:span text:style-name="T48">розм.</text:span><text:span text:style-name="T43"> </text:span><text:span text:style-name="T48">за кого </text:span><text:span text:style-name="T43">– </text:span><text:span text:style-name="T48">що</text:span><text:span text:style-name="T43">, </text:span><text:span text:style-name="T48">розм.</text:span></text:p>
            <text:p text:style-name="P5"><text:span text:style-name="T44">1) Те саме, що згадувати. </text:span><text:span text:style-name="T49">Спогадувати добрим словом</text:span><text:span text:style-name="T44">.</text:span></text:p>
            <text:p text:style-name="P5">2) Думати, уявляти що-небудь.<text:span text:style-name="T95"> </text:span><text:span text:style-name="T96">(С, 1371)</text:span></text:p>
          </table:table-cell>
        </table:table-row>
        <table:table-row>
          <table:table-cell table:style-name="Dictionary.A2" table:number-rows-spanned="2" office:value-type="string">
            <text:p text:style-name="P6">ВСЕТРИВÓГА</text:p>
            <text:p text:style-name="P5">-и, <text:span text:style-name="T70">ім., ж., інд.-авт.</text:span></text:p>
            <text:p text:style-name="P5"><text:soft-page-break/><text:span text:style-name="T83">утворене способом основоскладання, похідне від слів:</text:span><text:span text:style-name="T102"> </text:span><text:span text:style-name="T58">все</text:span><text:span text:style-name="T102"> і </text:span><text:span text:style-name="T58">тривóга.</text:span></text:p>
            <text:p text:style-name="P7">Надимляється дорога</text:p>
            <text:p text:style-name="P7">від диявола до Бога,</text:p>
            <text:p text:style-name="P7">вслід ступає <text:span text:style-name="T56">всетривога</text:span>,</text:p>
            <text:p text:style-name="P5"><text:span text:style-name="T71">і спинилась біла смерть.</text:span><text:span text:style-name="T70"> </text:span><text:span text:style-name="T81">(П, ІІ, 127);</text:span></text:p>
            <text:p text:style-name="P7">О ця займанщина душі!</text:p>
            <text:p text:style-name="P7">Спіши – з дороги і в дорогу.</text:p>
            <text:p text:style-name="P7">Годуй голодну <text:span text:style-name="T56">всетривогу</text:span></text:p>
            <text:p text:style-name="P5"><text:span text:style-name="T71">і спогаду не воруши.</text:span><text:span text:style-name="T70"> </text:span><text:span text:style-name="T81">(П, ІІ, 289)</text:span></text:p>
          </table:table-cell>
          <table:table-cell table:style-name="Dictionary.B2" office:value-type="string">
            <text:p text:style-name="P6">все <text:span text:style-name="T62">(див. </text:span>ВСЕБЕЗО́ДНЯ<text:span text:style-name="T62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триво́</text:span><text:span text:style-name="T55">га</text:span></text:p>
            <text:p text:style-name="P5"><text:soft-page-break/><text:span text:style-name="T43">-и, </text:span><text:span text:style-name="T48">ж.</text:span></text:p>
            <text:p text:style-name="P5">1) Неспокій, збентеження, викликані якимсь побоюванням, страхом перед чимось, передчуттям неприємного, небезпечного. || <text:span text:style-name="T69">перев.</text:span> <text:span text:style-name="T69">мн.</text:span>Хвилювання, переживання, що порушують душевний спокій.</text:p>
            <text:p text:style-name="P5">2) Метушня, шарпанина, переполох.</text:p>
            <text:p text:style-name="P5"><text:span text:style-name="T19">3) Стан, що вимагає активних дій; загроза, небезпека. || Умовний сигнал, що сповіщає про небезпеку, загрозу або про битву, бій. </text:span><text:span text:style-name="T35">Бойова тривога</text:span><text:span text:style-name="T19">.</text:span><text:span text:style-name="T32"> </text:span><text:span text:style-name="T33">(С, 1473)</text:span></text:p>
          </table:table-cell>
        </table:table-row>
        <table:table-row>
          <table:table-cell table:style-name="Dictionary.A2" table:number-rows-spanned="2" office:value-type="string">
            <text:p text:style-name="P6">ВСЕЦÁРСТВІЄ</text:p>
            <text:p text:style-name="P5">-я, <text:span text:style-name="T70">ім., с., інд.-авт.</text:span></text:p>
            <text:p text:style-name="P5"><text:span text:style-name="T83">утворене способом основоскладання, похідне від слів:</text:span><text:span text:style-name="T102"> </text:span><text:span text:style-name="T58">все</text:span><text:span text:style-name="T102"> і </text:span><text:span text:style-name="T58">цáрствіє.</text:span></text:p>
            <text:p text:style-name="P7">Оце й бо він, твій люд. Оце й бо він, твій край.</text:p>
            <text:p text:style-name="P5"><text:span text:style-name="T76">Всецарствіє</text:span><text:span text:style-name="T71"> паскуд в сто горл реве: тримай.</text:span><text:span text:style-name="T70"> </text:span><text:span text:style-name="T81">(П, ІІ, 192)</text:span></text:p>
          </table:table-cell>
          <table:table-cell table:style-name="Dictionary.B2" office:value-type="string">
            <text:p text:style-name="P6">все <text:span text:style-name="T62">(див. </text:span>ВСЕБЕЗО́ДНЯ<text:span text:style-name="T62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21">Ца́</text:span><text:span text:style-name="T21">рство (ца́</text:span><text:span text:style-name="T21">рствіє)</text:span></text:p>
            <text:p text:style-name="P5"><text:span text:style-name="T43">-а, </text:span><text:span text:style-name="T48">с.</text:span></text:p>
            <text:p text:style-name="P5">1) Держава, якою править цар (у 1 <text:span text:style-name="T69">знач.</text:span>).</text:p>
            <text:p text:style-name="P5"><text:span text:style-name="T19">2) </text:span><text:span text:style-name="T35">рідко</text:span><text:span text:style-name="T19">. Правління царя (у 1 </text:span><text:span text:style-name="T35">знач.</text:span><text:span text:style-name="T19">); царювання. || </text:span><text:span text:style-name="T35">перен.</text:span><text:span text:style-name="T19"> Сфера, ділянка, в якій хто-небудь почуває себе повновладним господарем.</text:span><text:span text:style-name="T32"> </text:span><text:span text:style-name="T33">(С, 1578)</text:span></text:p>
          </table:table-cell>
        </table:table-row>
        <table:table-row>
          <table:table-cell table:style-name="Dictionary.A1" table:number-rows-spanned="2" office:value-type="string">
            <text:p text:style-name="P6">ВСЕЧЕКÁННЯ</text:p>
            <text:p text:style-name="P5">-я, <text:span text:style-name="T70">ім., с., інд.-авт.</text:span></text:p>
            <text:p text:style-name="P5"><text:span text:style-name="T83">утворене способом основоскладання, похідне від слів:</text:span><text:span text:style-name="T102"> </text:span><text:span text:style-name="T58">все</text:span><text:span text:style-name="T102"> і </text:span><text:span text:style-name="T58">чекáння.</text:span></text:p>
            <text:p text:style-name="P7"><text:soft-page-break/>Це все юрма. І ніч. І брат мій спить.</text:p>
            <text:p text:style-name="P5"><text:span text:style-name="T71">Росте під стелю </text:span><text:span text:style-name="T76">всечекання</text:span><text:span text:style-name="T71">.</text:span><text:span text:style-name="T70"> </text:span><text:span text:style-name="T81">(П, І, 164)</text:span></text:p>
          </table:table-cell>
          <table:table-cell table:style-name="Dictionary.B1" office:value-type="string">
            <text:p text:style-name="P6">все <text:span text:style-name="T62">(див. </text:span>ВСЕБЕЗО́ДНЯ<text:span text:style-name="T62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чека́</text:span><text:span text:style-name="T55">ння</text:span></text:p>
            <text:p text:style-name="P5"><text:span text:style-name="T43">-я, </text:span><text:span text:style-name="T48">с.</text:span></text:p>
            <text:p text:style-name="P5">Стан за знач. чекати. <text:span text:style-name="T79">(С, 1596)</text:span></text:p>
          </table:table-cell>
        </table:table-row>
        <table:table-row>
          <table:table-cell table:style-name="Dictionary.A2" table:number-rows-spanned="2" office:value-type="string">
            <text:p text:style-name="P6">ВСЕЧУ́́ЛИЙ</text:p>
            <text:p text:style-name="P5">-а, -е, <text:span text:style-name="T71">дієпр., </text:span><text:span text:style-name="T70">інд.-авт.</text:span></text:p>
            <text:p text:style-name="P5"><text:span text:style-name="T83">утворене складносуфіксальни</text:span><text:span text:style-name="T83">м способом, похідне від слів:</text:span><text:span text:style-name="T102"> </text:span><text:span text:style-name="T58">все</text:span><text:span text:style-name="T102"> і </text:span><text:span text:style-name="T58">чýти.</text:span></text:p>
            <text:p text:style-name="P7">Володарю своєї смерті, доля - </text:p>
            <text:p text:style-name="P7">всепам’ятка, <text:span text:style-name="T56">всечула</text:span>, всевидюща - </text:p>
            <text:p text:style-name="P5"><text:span text:style-name="T71">нічого не забуде, не простить.</text:span><text:span text:style-name="T70"> </text:span><text:span text:style-name="T81">(П, І, 144)</text:span></text:p>
          </table:table-cell>
          <table:table-cell table:style-name="Dictionary.B2" office:value-type="string">
            <text:p text:style-name="P6">все <text:span text:style-name="T62">(див. </text:span>ВСЕБЕЗО́ДНЯ<text:span text:style-name="T62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чу́</text:span><text:span text:style-name="T55">ти</text:span></text:p>
            <text:p text:style-name="P5"><text:span text:style-name="T43">чую, чуєш, </text:span><text:span text:style-name="T48">недок.</text:span></text:p>
            <text:p text:style-name="P5">1) <text:span text:style-name="T69">перех.</text:span> Сприймати за допомогою органів слуху які-небудь звуки. ||<text:span text:style-name="T69">у знач.</text:span> <text:span text:style-name="T69">вставн. сл.</text:span> Чується.</text:p>
            <text:p text:style-name="P5">2) <text:span text:style-name="T69">неперех.</text:span> Мати слух.</text:p>
            <text:p text:style-name="P5"><text:span text:style-name="T24">3) </text:span><text:span text:style-name="T36">перех.</text:span><text:span text:style-name="T24"> Мати які-небудь дані, відомості про кого-, що-небудь, знати про кого-небудь із розмов, чуток і т. ін.</text:span><text:span text:style-name="T25"> </text:span><text:span text:style-name="T26">(С, 1609)</text:span></text:p>
          </table:table-cell>
        </table:table-row>
        <table:table-row>
          <table:table-cell table:style-name="Dictionary.A2" table:number-rows-spanned="2" office:value-type="string">
            <text:p text:style-name="P6">ВСЕЩÉДРИЙ</text:p>
            <text:p text:style-name="P5">-а, -е, <text:span text:style-name="T71">прикм., </text:span><text:span text:style-name="T70">інд.-авт.</text:span></text:p>
            <text:p text:style-name="P5"><text:span text:style-name="T83">утворене способом основословоскладання, похідне від слів:</text:span><text:span text:style-name="T102"> </text:span><text:span text:style-name="T58">все</text:span><text:span text:style-name="T102"> і </text:span><text:span text:style-name="T58">щéдрий.</text:span></text:p>
            <text:p text:style-name="P7">Тож – в неба провалля в бездоння, бездолий</text:p>
            <text:p text:style-name="P7">нагірний, невірний, западистий рай,</text:p>
            <text:p text:style-name="P7">всебідий, всегнівний, <text:span text:style-name="T56">всещедрий</text:span>, всекволий.</text:p>
            <text:p text:style-name="P5"><text:span text:style-name="T71">А що під крилом твоїм? Кара – карай.</text:span><text:span text:style-name="T70"> </text:span><text:span text:style-name="T81">(П, І, 98)</text:span></text:p>
          </table:table-cell>
          <table:table-cell table:style-name="Dictionary.B2" office:value-type="string">
            <text:p text:style-name="P6">все <text:span text:style-name="T62">(див. </text:span>ВСЕБЕЗО́ДНЯ<text:span text:style-name="T62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ще́дрий</text:span></text:p>
            <text:p text:style-name="P5">-а, -е.</text:p>
            <text:p text:style-name="P5"><text:span text:style-name="T24">1) Який охоче ділиться своїм майном, коштами і т. ін., не шкодує витрачати що-небудь. || </text:span><text:span text:style-name="T36">у знач.</text:span><text:span text:style-name="T24"> </text:span><text:span text:style-name="T36">ім.</text:span><text:span text:style-name="T24"> щедрий, -рого, </text:span><text:span text:style-name="T36">ч.</text:span><text:span text:style-name="T24"> Той, хто не шкодує витрачати що-небудь. || </text:span><text:span text:style-name="T36">перен.</text:span><text:span text:style-name="T24">, </text:span><text:span text:style-name="T36">на що</text:span><text:span text:style-name="T24">, </text:span><text:span text:style-name="T36">в чому</text:span><text:span text:style-name="T24">. Який легко, охоче роздає щось, наділяє чимсь.</text:span><text:span text:style-name="T25"> </text:span><text:span text:style-name="T26">(С, 1638)</text:span></text:p>
          </table:table-cell>
        </table:table-row>
        <text:soft-page-break/>
        <table:table-row>
          <table:table-cell table:style-name="Dictionary.A2" office:value-type="string">
            <text:p text:style-name="P6">ГЕТЬМÁНИТИСЯ</text:p>
            <text:p text:style-name="P5">-нюся, -нишся, дієсл., недок., перех., інд.-авт.</text:p>
            <text:p text:style-name="P5"><text:span text:style-name="T83">утворене суфіксально-постфіксальним способом, похідне від слова</text:span> <text:span text:style-name="T57">ге́</text:span><text:span text:style-name="T57">тьман.</text:span><text:span text:style-name="T62"> Вивищуватися</text:span></text:p>
            <text:p text:style-name="P7">…той віщий пагорб, на котрому горді</text:p>
            <text:p text:style-name="P7"><text:span text:style-name="T56">гетьманяться</text:span> дуби – наснився з ночі,</text:p>
            <text:p text:style-name="P5"><text:span text:style-name="T71">аби розлуку близити мою.</text:span><text:span text:style-name="T70"> </text:span><text:span text:style-name="T81">(П, ІІ, 172)</text:span></text:p>
          </table:table-cell>
          <table:table-cell table:style-name="Dictionary.B2" office:value-type="string">
            <text:p text:style-name="P5"><text:span text:style-name="T55">ге́</text:span><text:span text:style-name="T55">тьман</text:span></text:p>
            <text:p text:style-name="P5">поет.</text:p>
            <text:p text:style-name="P5"><text:span text:style-name="T24">гетьма́</text:span><text:span text:style-name="T24">н, -а, </text:span><text:span text:style-name="T36">ч.</text:span><text:span text:style-name="T24"> У 16 ст. – виборний ватажок козацького війська Запорізької Січі, від 17 ст. до 1764 р. – начальник козацького війська та верховний правитель України.</text:span><text:span text:style-name="T25"> </text:span><text:span text:style-name="T26">(С, 235)</text:span></text:p>
          </table:table-cell>
        </table:table-row>
        <table:table-row>
          <table:table-cell table:style-name="Dictionary.A2" table:number-rows-spanned="3" office:value-type="string">
            <text:p text:style-name="P6">ГЛИ́Б-СИ́НЬ-СЕ́РЦЕ</text:p>
            <text:p text:style-name="P5">-я, <text:span text:style-name="T71">ім., с. інд.-авт.</text:span></text:p>
            <text:p text:style-name="P5"><text:span text:style-name="T84">утворене способом словоскладання, похідне від слів:</text:span> <text:span text:style-name="T57">глиб</text:span>, <text:span text:style-name="T57">синь</text:span> і <text:span text:style-name="T57">се́</text:span><text:span text:style-name="T57">рце.</text:span></text:p>
            <text:p text:style-name="P7"><text:span text:style-name="T62">Золотокінва</text:span> – пади-но,</text:p>
            <text:p text:style-name="P5"><text:span text:style-name="T71">спади з лиця в </text:span><text:span text:style-name="T77">глиб-синь-серця</text:span><text:span text:style-name="T71">.</text:span><text:span text:style-name="T70"> </text:span><text:span text:style-name="T81">(П, ІІ, 191)</text:span></text:p>
          </table:table-cell>
          <table:table-cell table:style-name="Dictionary.B2" office:value-type="string">
            <text:p text:style-name="P5"><text:span text:style-name="T55">глибина́</text:span><text:span text:style-name="T55"> (глиб)</text:span></text:p>
            <text:p text:style-name="P5"><text:span text:style-name="T43">-и, </text:span><text:span text:style-name="T48">ж.</text:span></text:p>
            <text:p text:style-name="P5">1) Відстань зверху вниз від поверхні, краю чого-небудь.</text:p>
            <text:p text:style-name="P5"><text:span text:style-name="T24">5) </text:span><text:span text:style-name="T36">тільки одн.</text:span><text:span text:style-name="T24">, </text:span><text:span text:style-name="T36">перен.</text:span><text:span text:style-name="T24"> Про значущість, змістовність чого-небудь. </text:span><text:span text:style-name="T27">(С, 244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си́</text:span><text:span text:style-name="T55">нява (синь)</text:span></text:p>
            <text:p text:style-name="P5"><text:span text:style-name="T43">-и, </text:span><text:span text:style-name="T48">ж.</text:span></text:p>
            <text:p text:style-name="P5">1) Синій колір чого-небудь. || Ясне синє небо. || Серпанок. || <text:span text:style-name="T69">поет.</text:span>Сутінки.</text:p>
            <text:p text:style-name="P5">2) Синій простір, синя поверхня (про небо, море). <text:span text:style-name="T79">(С, 1319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се́</text:span><text:span text:style-name="T55">рце</text:span></text:p>
            <text:p text:style-name="P5"><text:span text:style-name="T43">-я, </text:span><text:span text:style-name="T48">с.</text:span></text:p>
            <text:p text:style-name="P5"><text:soft-page-break/>2) Цей орган людини як символ зосередження почуттів, настроїв, переживань і т. ін. || Здатність почувати й розуміти інших; чуйність, сердечність. || Цей орган людини як символ любовних почуттів, любовної прив’язаності.<text:span text:style-name="T95"> </text:span><text:span text:style-name="T96">(С, 1310)</text:span></text:p>
          </table:table-cell>
        </table:table-row>
        <table:table-row>
          <table:table-cell table:style-name="Dictionary.A1" table:number-rows-spanned="2" office:value-type="string">
            <text:p text:style-name="P6">ГОРЛОЗГУ́́КИЙ</text:p>
            <text:p text:style-name="P5">-а, -е, <text:span text:style-name="T71">прикм., </text:span><text:span text:style-name="T70">інд.-авт.</text:span></text:p>
            <text:p text:style-name="P5"><text:span text:style-name="T83">утворене складнофлективним способом, похідне від слів:</text:span><text:span text:style-name="T102"> </text:span><text:span text:style-name="T58">гóрло </text:span><text:span text:style-name="T102">і </text:span><text:span text:style-name="T58">згýкий (</text:span><text:span text:style-name="T102">від </text:span><text:span text:style-name="T58">звук).</text:span></text:p>
            <text:p text:style-name="P7">А обрій утікав. Я надбігав</text:p>
            <text:p text:style-name="P7">щосил моїх. Та обрій <text:span text:style-name="T56">горлозгукий</text:span></text:p>
            <text:p text:style-name="P5"><text:span text:style-name="T71">пустився впрост.</text:span><text:span text:style-name="T70"> </text:span><text:span text:style-name="T81">(П, І, 183)</text:span></text:p>
          </table:table-cell>
          <table:table-cell table:style-name="Dictionary.B1" office:value-type="string">
            <text:p text:style-name="P5"><text:span text:style-name="T55">го́</text:span><text:span text:style-name="T55">рло</text:span></text:p>
            <text:p text:style-name="P5"><text:span text:style-name="T43">-а, </text:span><text:span text:style-name="T48">с.</text:span></text:p>
            <text:p text:style-name="P5">1) Передня частина шиї, всередині якої знаходиться початок стравоходу і дихальних шляхів. || Хрящовий канал, який є початком стравоходу і дихальних шляхів. <text:span text:style-name="T79">(С, )</text:span></text:p>
          </table:table-cell>
        </table:table-row>
        <table:table-row>
          <table:covered-table-cell/>
          <table:table-cell table:style-name="Dictionary.B2" office:value-type="string">
            <text:p text:style-name="P5">звук</text:p>
            <text:p text:style-name="P5">ч.</text:p>
            <text:p text:style-name="P5">1) <text:span text:style-name="T69">род.</text:span> -у.Слухове відчуття, що викликається механічними коливаннями; те, що людина чує, сприймає органом слуху. || Спів, музика. || <text:span text:style-name="T69">перев.</text:span> <text:span text:style-name="T69">мн.</text:span> Мелодія.</text:p>
            <text:p text:style-name="P5"><text:span text:style-name="T24">4) </text:span><text:span text:style-name="T36">род.</text:span><text:span text:style-name="T24"> -а, </text:span><text:span text:style-name="T36">лінгв.</text:span><text:span text:style-name="T24"> Членороздільний елемент людської мови, утворюваний за допомогою органів мовлення. </text:span><text:span text:style-name="T36">Голосні звуки</text:span><text:span text:style-name="T24">.</text:span><text:span text:style-name="T36">Альвеолярні звуки</text:span><text:span text:style-name="T24">.</text:span><text:span text:style-name="T25"> </text:span><text:span text:style-name="T26">(С, 449)</text:span></text:p>
          </table:table-cell>
        </table:table-row>
        <text:soft-page-break/>
        <table:table-row>
          <table:table-cell table:style-name="Dictionary.A2" table:number-rows-spanned="2" office:value-type="string">
            <text:p text:style-name="P6">ДВОПÓГЛЯД</text:p>
            <text:p text:style-name="P5">-у, <text:span text:style-name="T70">ім., ч., інд.-авт.</text:span></text:p>
            <text:p text:style-name="P5"><text:span text:style-name="T83">утворене способом основоскладання, </text:span><text:span text:style-name="T83">похідне від слів:</text:span><text:span text:style-name="T102"> </text:span><text:span text:style-name="T58">два</text:span><text:span text:style-name="T102"> і </text:span><text:span text:style-name="T58">пóгляд.</text:span></text:p>
            <text:p text:style-name="P7">Та всеобрушає нестерпно</text:p>
            <text:p text:style-name="P7"><text:span text:style-name="T56">двопогляд</text:span>. У ньому ти сущий,</text:p>
            <text:p text:style-name="P7">померлий, пантруєш живого,</text:p>
            <text:p text:style-name="P5"><text:span text:style-name="T71">зориш за померлим – живий.</text:span><text:span text:style-name="T70"> </text:span><text:span text:style-name="T81">(П, І, 87)</text:span></text:p>
          </table:table-cell>
          <table:table-cell table:style-name="Dictionary.B2" office:value-type="string">
            <text:p text:style-name="P5">два</text:p>
            <text:p text:style-name="P5"><text:span text:style-name="T48">ч.</text:span><text:span text:style-name="T43"> </text:span><text:span text:style-name="T48">і с.</text:span><text:span text:style-name="T43">, дві, </text:span><text:span text:style-name="T48">ж.</text:span><text:span text:style-name="T43">, двох, </text:span><text:span text:style-name="T48">числ.</text:span><text:span text:style-name="T43"> </text:span><text:span text:style-name="T48">кільк.</text:span></text:p>
            <text:p text:style-name="P5">1) Назва числа 2 і його цифрового позначення. || Кількість із двох одиниць. <text:span text:style-name="T79">(С, 274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по́</text:span><text:span text:style-name="T55">гляд</text:span></text:p>
            <text:p text:style-name="P5"><text:span text:style-name="T43">-у, </text:span><text:span text:style-name="T48">ч.</text:span></text:p>
            <text:p text:style-name="P5">1) Спрямованість, скерованість зору на кого-, що-небудь. || Вираз очей, манера дивитися. <text:span text:style-name="T69">Відводити погляд</text:span>. <text:span text:style-name="T69">Зустрічатися поглядом</text:span>.</text:p>
            <text:p text:style-name="P5"><text:span text:style-name="T24">2) Думка, судження про що-небудь. || </text:span><text:span text:style-name="T36">тільки мн.</text:span><text:span text:style-name="T24"> Система переконань, уявлень; світогляд, світосприймання.</text:span><text:span text:style-name="T25"> </text:span><text:span text:style-name="T26">(С, 1004)</text:span></text:p>
          </table:table-cell>
        </table:table-row>
        <table:table-row>
          <table:table-cell table:style-name="Dictionary.A2" table:number-rows-spanned="2" office:value-type="string">
            <text:p text:style-name="P6">ДЗЕНЬ-СТРУНÁ</text:p>
            <text:p text:style-name="P5">-и́, <text:span text:style-name="T70">ім., ж., інд.-авт.</text:span></text:p>
            <text:p text:style-name="P5"><text:span text:style-name="T83">утворене способом словоскладання, похідне від слів:</text:span><text:span text:style-name="T102"> </text:span><text:span text:style-name="T58">дзень</text:span><text:span text:style-name="T102"> і </text:span><text:span text:style-name="T58">струнá.</text:span></text:p>
            <text:p text:style-name="P7">І думою одною</text:p>
            <text:p text:style-name="P7">півсну кошлатить ся. І <text:span text:style-name="T56">дзень-струною</text:span></text:p>
            <text:p text:style-name="P5"><text:span text:style-name="T71">не йде це дивне диво з голови.</text:span><text:span text:style-name="T70"> </text:span><text:span text:style-name="T81">(П, ІІ, 194)</text:span></text:p>
          </table:table-cell>
          <table:table-cell table:style-name="Dictionary.B2" office:value-type="string">
            <text:p text:style-name="P6">дзень</text:p>
            <text:p text:style-name="P5">виг.</text:p>
            <text:p text:style-name="P5"><text:span text:style-name="T44">Уживається як присудок за </text:span><text:span text:style-name="T49">знач.</text:span><text:span text:style-name="T44"> дзенькати.</text:span><text:span text:style-name="T43"> </text:span><text:span text:style-name="T47">(С, 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струна́</text:span></text:p>
            <text:p text:style-name="P5"><text:span text:style-name="T43">-и́</text:span><text:span text:style-name="T43">, </text:span><text:span text:style-name="T48">ж.</text:span></text:p>
            <text:p text:style-name="P5">1) Гнучка, пружна, туго натягнена нитка (металева, жильна і т. ін.) в музичних інструментах, що, коливаючись, створює звуки. || <text:span text:style-name="T69">тількимн.</text:span>, <text:span text:style-name="T69">перен.</text:span> Про звуки <text:soft-page-break/>якого-небудь музичного інструмента; взагалі про музику, поезію.</text:p>
            <text:p text:style-name="P5"><text:span text:style-name="T24">2) </text:span><text:span text:style-name="T36">перен.</text:span><text:span text:style-name="T24"> Особливість кого-, чого-небудь, риса людини, властивість її </text:span><text:span text:style-name="T24">характеру.</text:span><text:span text:style-name="T25"> </text:span><text:span text:style-name="T26">(С, 1405)</text:span></text:p>
          </table:table-cell>
        </table:table-row>
        <table:table-row>
          <table:table-cell table:style-name="Dictionary.A2" table:number-rows-spanned="2" office:value-type="string">
            <text:p text:style-name="P6">ДИВНОВЗÍР</text:p>
            <text:p text:style-name="P5">-зóру, <text:span text:style-name="T70">ім., ч., інд.-авт.</text:span></text:p>
            <text:p text:style-name="P5"><text:span text:style-name="T83">утворене способом основоскладання і нульсуфіксальним, похідне від слів:</text:span><text:span text:style-name="T102"> </text:span><text:span text:style-name="T58">ди́</text:span><text:span text:style-name="T58">вний</text:span><text:span text:style-name="T102"> і </text:span><text:span text:style-name="T58">взі́</text:span><text:span text:style-name="T58">р.</text:span></text:p>
            <text:p text:style-name="P7">Там крила птаства рясно миготіли,</text:p>
            <text:p text:style-name="P7">мережилася зелень <text:span text:style-name="T56">дивновзором</text:span>,</text:p>
            <text:p text:style-name="P7">а душу вже поймав самодоходжень</text:p>
            <text:p text:style-name="P5"><text:span text:style-name="T71">зухвалий холод і зухвалий жах.</text:span><text:span text:style-name="T70"> </text:span><text:span text:style-name="T81">(П, ІІ, 118)</text:span></text:p>
          </table:table-cell>
          <table:table-cell table:style-name="Dictionary.B2" office:value-type="string">
            <text:p text:style-name="P5"><text:span text:style-name="T55">ди́</text:span><text:span text:style-name="T55">вний</text:span></text:p>
            <text:p text:style-name="P5">-а, -е.</text:p>
            <text:p text:style-name="P5">1) Який викликає подив. || Незвичайний якими-небудь якостями; чудний, незрозумілий. || Який не має подібних собі; рідкісний, кумедний.</text:p>
            <text:p text:style-name="P5">2) Дуже гарний; чудовий, чарівний. <text:span text:style-name="T79">(С, )</text:span></text:p>
          </table:table-cell>
        </table:table-row>
        <table:table-row>
          <table:covered-table-cell/>
          <table:table-cell table:style-name="Dictionary.B2" office:value-type="string">
            <text:p text:style-name="P6">взір</text:p>
            <text:p text:style-name="P5"><text:span text:style-name="T43">(узір), взору, </text:span><text:span text:style-name="T48">ч.</text:span><text:span text:style-name="T43">, </text:span><text:span text:style-name="T48">рідко</text:span><text:span text:style-name="T43">.</text:span></text:p>
            <text:p text:style-name="P5">1) Зовнішній вигляд кого-, чого-небудь.</text:p>
            <text:p text:style-name="P5"><text:span text:style-name="T24">3) </text:span><text:span text:style-name="T36">діал.</text:span><text:span text:style-name="T24"> Зір, погляд.</text:span><text:span text:style-name="T25"> </text:span><text:span text:style-name="T26">(С, 125)</text:span></text:p>
          </table:table-cell>
        </table:table-row>
        <table:table-row>
          <table:table-cell table:style-name="Dictionary.A2" office:value-type="string">
            <text:p text:style-name="P6">ДЛЯ́ННЯ</text:p>
            <text:p text:style-name="P5"><text:span text:style-name="T1">-</text:span>я, <text:span text:style-name="T70">ім., с., інд.-авт.</text:span></text:p>
            <text:p text:style-name="P5"><text:span text:style-name="T83">утворене суфіксальним способом, похідне від слова</text:span> <text:span text:style-name="T57">для́</text:span><text:span text:style-name="T57">ти.</text:span></text:p>
            <text:p text:style-name="P5">У штольнях ночей вертикальних</text:p>
            <text:p text:style-name="P5"><text:span text:style-name="T70">іде схарапуджене </text:span><text:span text:style-name="T75">дляння</text:span></text:p>
            <text:p text:style-name="P5"><text:span text:style-name="T70">всебезруху… </text:span><text:span text:style-name="T81">(П, І, 87)</text:span></text:p>
          </table:table-cell>
          <table:table-cell table:style-name="Dictionary.B2" office:value-type="string">
            <text:p text:style-name="P5"><text:span text:style-name="T55">для́</text:span><text:span text:style-name="T55">ти</text:span></text:p>
            <text:p text:style-name="P5"><text:span text:style-name="T43">дляю, дляєш, </text:span><text:span text:style-name="T48">недок.</text:span><text:span text:style-name="T43">, </text:span><text:span text:style-name="T48">розм.</text:span><text:span text:style-name="T43">, </text:span><text:span text:style-name="T48">рідко</text:span><text:span text:style-name="T43">.</text:span></text:p>
            <text:p text:style-name="P5">Не поспішати робити що-небудь; затягувати.<text:span text:style-name="T95"> </text:span><text:span text:style-name="T96">(С, 306)</text:span></text:p>
          </table:table-cell>
        </table:table-row>
        <text:soft-page-break/>
        <table:table-row>
          <table:table-cell table:style-name="Dictionary.A2" office:value-type="string">
            <text:p text:style-name="P6">ДОДÓСВІТ</text:p>
            <text:p text:style-name="P5">-у, ім., <text:span text:style-name="T70">ч., інд.-авт.</text:span></text:p>
            <text:p text:style-name="P5"><text:span text:style-name="T83">утворене префіксальним способом, похідне від слова</text:span> <text:span text:style-name="T57">до́</text:span><text:span text:style-name="T57">світ.</text:span></text:p>
            <text:p text:style-name="P7">Там ще <text:span text:style-name="T56">додосвіт</text:span>. Смерком облягло</text:p>
            <text:p text:style-name="P5"><text:span text:style-name="T71">ледачі верби, сторожкі тополі…</text:span><text:span text:style-name="T70"> </text:span><text:span text:style-name="T81">(П, ІІ, 13)</text:span></text:p>
          </table:table-cell>
          <table:table-cell table:style-name="Dictionary.B2" office:value-type="string">
            <text:p text:style-name="P5"><text:span text:style-name="T55">до́</text:span><text:span text:style-name="T55">світ</text:span></text:p>
            <text:p text:style-name="P5"><text:span text:style-name="T43">-у, </text:span><text:span text:style-name="T48">ч.</text:span></text:p>
            <text:p text:style-name="P5">Час доби перед сходом сонця, світанком.<text:span text:style-name="T95"> </text:span><text:span text:style-name="T96">(С, 321)</text:span></text:p>
          </table:table-cell>
        </table:table-row>
        <table:table-row>
          <table:table-cell table:style-name="Dictionary.A2" table:number-rows-spanned="2" office:value-type="string">
            <text:p text:style-name="P6">ДУШЕКРÓНА</text:p>
            <text:p text:style-name="P5">-и, <text:span text:style-name="T70">ім., ж., інд.-авт.</text:span></text:p>
            <text:p text:style-name="P5"><text:span text:style-name="T83">утворене способом основословоскладання, похідне від слів:</text:span><text:span text:style-name="T102"> </text:span><text:span text:style-name="T58">душá</text:span><text:span text:style-name="T102"> і </text:span><text:span text:style-name="T58">крóна.</text:span></text:p>
            <text:p text:style-name="P7">Ця розлука душ - </text:p>
            <text:p text:style-name="P7">одна загасла, друга спалахнула</text:p>
            <text:p text:style-name="P7">(лиш не твоя, бо смертна павза вже</text:p>
            <text:p text:style-name="P5"><text:span text:style-name="T71">обтяла зароділу </text:span><text:span text:style-name="T76">душекрону</text:span><text:span text:style-name="T71">)…</text:span><text:span text:style-name="T70"> </text:span><text:span text:style-name="T81">(П, І, 203)</text:span></text:p>
          </table:table-cell>
          <table:table-cell table:style-name="Dictionary.B2" office:value-type="string">
            <text:p text:style-name="P5"><text:span text:style-name="T55">душа́</text:span></text:p>
            <text:p text:style-name="P5"><text:span text:style-name="T43">-і, </text:span><text:span text:style-name="T48">ж.</text:span></text:p>
            <text:p text:style-name="P5">1) Внутрішній психічний світ людини з її настроями, переживаннями та почуттями. || За релігійними уявленнями – безсмертна нематеріальна основа в людині, що становить суть її життя, є джерелом психічних явищ і відрізняє її від тварини.</text:p>
            <text:p text:style-name="P5">2) Сукупність рис, якостей, властивих певній особі. || Людина як носій тих чи інших рис, якостей. || Почуття, натхнення, енергія. || Про людину з прекрасними рисами характеру. <text:span text:style-name="T79">(С, 333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кро́</text:span><text:span text:style-name="T55">на</text:span></text:p>
            <text:p text:style-name="P5"><text:span text:style-name="T39">I </text:span><text:span text:style-name="T43">-и, </text:span><text:span text:style-name="T48">ж.</text:span></text:p>
            <text:p text:style-name="P5">Верхня частина дерева, що являє собою <text:soft-page-break/>сукупність його гілок.<text:span text:style-name="T95"> </text:span><text:span text:style-name="T96">(С, 590)</text:span></text:p>
          </table:table-cell>
        </table:table-row>
        <table:table-row>
          <table:table-cell table:style-name="Dictionary.A2" table:number-rows-spanned="2" office:value-type="string">
            <text:p text:style-name="P6">ЖИВОДНÍ</text:p>
            <text:p text:style-name="P5">-íв, <text:span text:style-name="T70">ім., мн., інд.-авт.</text:span></text:p>
            <text:p text:style-name="P5"><text:span text:style-name="T83">утворене способом основоскладання, похідне від слів:</text:span><text:span text:style-name="T102"> </text:span><text:span text:style-name="T58">живи́й</text:span><text:span text:style-name="T102"> і </text:span><text:span text:style-name="T58">дні́.</text:span></text:p>
            <text:p text:style-name="P7">Коли протліла згага <text:span text:style-name="T56">живоднів</text:span></text:p>
            <text:p text:style-name="P7">ураз попустить серце, ніби напад</text:p>
            <text:p text:style-name="P7">нагальної недуги, в смертний запад,</text:p>
            <text:p text:style-name="P5"><text:span text:style-name="T71">у феєричні полиски жалів.</text:span><text:span text:style-name="T70"> </text:span><text:span text:style-name="T81">(П, І, 62)</text:span></text:p>
          </table:table-cell>
          <table:table-cell table:style-name="Dictionary.B2" office:value-type="string">
            <text:p text:style-name="P5"><text:span text:style-name="T55">живи́</text:span><text:span text:style-name="T55">й</text:span></text:p>
            <text:p text:style-name="P5">-а, -е.</text:p>
            <text:p text:style-name="P5"><text:span text:style-name="T24">1) Який існує, здійснює обмін речовин із зовнішнім середовищем, здатний рости, розмножуватися; </text:span><text:span text:style-name="T36">прот.</text:span><text:span text:style-name="T24"> мертвий. || Який є невід’ємною ознакою істоти, що живе, існує. || </text:span><text:span text:style-name="T36">у знач.</text:span><text:span text:style-name="T24"> </text:span><text:span text:style-name="T36">ім.</text:span><text:span text:style-name="T24"> живе, -вого, </text:span><text:span text:style-name="T36">с.</text:span><text:span text:style-name="T24"> Все, що виявляє ознаки життя, що живе, існує. || Якого створюють рослини, тварини, люди. </text:span><text:span text:style-name="T27">(С, 367)</text:span></text:p>
          </table:table-cell>
        </table:table-row>
        <table:table-row>
          <table:covered-table-cell/>
          <table:table-cell table:style-name="Dictionary.B2" office:value-type="string">
            <text:p text:style-name="P6">день</text:p>
            <text:p text:style-name="P5"><text:span text:style-name="T43">дня, </text:span><text:span text:style-name="T48">ч.</text:span></text:p>
            <text:p text:style-name="P5">1) Частина доби від сходу до заходу сонця, від ранку до вечора. || Про денне світло.</text:p>
            <text:p text:style-name="P5"><text:span text:style-name="T24">4) </text:span><text:span text:style-name="T36">тільки мн.</text:span><text:span text:style-name="T24">, </text:span><text:span text:style-name="T36">чого</text:span><text:span text:style-name="T24">, </text:span><text:span text:style-name="T36">які</text:span><text:span text:style-name="T24">. Час, період у житті людини, народу. || </text:span><text:span text:style-name="T36">чиї</text:span><text:span text:style-name="T24">. Життя.</text:span><text:span text:style-name="T25"> </text:span><text:span text:style-name="T26">(С, )</text:span></text:p>
          </table:table-cell>
        </table:table-row>
        <table:table-row>
          <table:table-cell table:style-name="Dictionary.A2" table:number-rows-spanned="2" office:value-type="string">
            <text:p text:style-name="P6">ЖИТТЄСМÉРТЬ</text:p>
            <text:p text:style-name="P5">-і, <text:span text:style-name="T70">ім., ж., інд.-авт.</text:span></text:p>
            <text:p text:style-name="P5"><text:span text:style-name="T83">утворене способом основоскладання, похідне від слів:</text:span><text:span text:style-name="T102"> </text:span><text:span text:style-name="T58">життя́</text:span><text:span text:style-name="T102"> і </text:span><text:span text:style-name="T58">сме́</text:span><text:span text:style-name="T58">рть.</text:span></text:p>
            <text:p text:style-name="P7">Сховати ся од долі – не судилось.</text:p>
            <text:p text:style-name="P7">Ударив грім – і зразу шкереберть</text:p>
            <text:p text:style-name="P7"><text:soft-page-break/>пішло життя. І ость ти – все, що снилось,</text:p>
            <text:p text:style-name="P5"><text:span text:style-name="T71">як смертеіснування й </text:span><text:span text:style-name="T76">життєсмерть</text:span><text:span text:style-name="T71">.</text:span><text:span text:style-name="T70"> </text:span><text:span text:style-name="T81">(П, І, 83)</text:span></text:p>
          </table:table-cell>
          <table:table-cell table:style-name="Dictionary.B2" office:value-type="string">
            <text:p text:style-name="P5"><text:span text:style-name="T55">життя́</text:span></text:p>
            <text:p text:style-name="P5"><text:span text:style-name="T43">-я, </text:span><text:span text:style-name="T48">с.</text:span></text:p>
            <text:p text:style-name="P5">1) Вища форма існування матерії, найхарактернішими рисами якої є обмін речовин, самооновлення, самовідтворення. || Існування всього живого; <text:span text:style-name="T69">прот.</text:span> смерть.</text:p>
            <text:p text:style-name="P5"><text:soft-page-break/>2) Стан живого організму в стадії розвитку, зросту.</text:p>
            <text:p text:style-name="P5">3) Період існування кого-небудь; вік. || Все пережите, зроблене людиною за час її існування; біографія.</text:p>
            <text:p text:style-name="P5">4) Спосіб існування кого-небудь. <text:span text:style-name="T79">(С, 369)</text:span></text:p>
          </table:table-cell>
        </table:table-row>
        <table:table-row>
          <table:covered-table-cell/>
          <table:table-cell table:style-name="Dictionary.B2" office:value-type="string">
            <text:p text:style-name="P6">смерть</text:p>
            <text:p text:style-name="P5"><text:span text:style-name="T43">-і, </text:span><text:span text:style-name="T48">ж.</text:span></text:p>
            <text:p text:style-name="P5">1) Припинення життєдіяльності організму і загибель його; припинення біологічного обміну речовин в організмі або його частині.<text:span text:style-name="T69">Фізіологічна смерть</text:span>.</text:p>
            <text:p text:style-name="P5"><text:span text:style-name="T44">2) Припинення існування людини, тварини; </text:span><text:span text:style-name="T49">прот.</text:span><text:span text:style-name="T44"> життя; кончина, скін. || Те саме, що Смертна кара (</text:span><text:span text:style-name="T49">див.</text:span><text:span text:style-name="T44"> смертний). || </text:span><text:span text:style-name="T49">кому</text:span><text:span text:style-name="T44">. Уживається як заклик до помсти, відплати. || Персоніфікація кончини – людський скелет, звичайно з косою. || </text:span><text:span text:style-name="T49">перен.</text:span><text:span text:style-name="T44"> Загибель, припинення існування чого-небудь. || </text:span><text:span text:style-name="T49">перен.</text:span><text:span text:style-name="T44"> Занепад чого-небудь.</text:span><text:span text:style-name="T45"> </text:span><text:span text:style-name="T46">(С, 1348)</text:span></text:p>
          </table:table-cell>
        </table:table-row>
        <table:table-row>
          <table:table-cell table:style-name="Dictionary.A2" table:number-rows-spanned="2" office:value-type="string">
            <text:p text:style-name="P6">ЖИТТЄТÓКИ</text:p>
            <text:p text:style-name="P5">-ів, <text:span text:style-name="T70">ім., мн., інд.-авт.</text:span></text:p>
            <text:p text:style-name="P5"><text:span text:style-name="T83">утворене способом основоскладання, похідне від слів:</text:span><text:span text:style-name="T102"> </text:span><text:span text:style-name="T58">життя́</text:span><text:span text:style-name="T102"> і </text:span><text:span text:style-name="T58">тóки.</text:span></text:p>
            <text:p text:style-name="P7"><text:soft-page-break/>Нарешті збір, нарешті збір померлих днів і років,</text:p>
            <text:p text:style-name="P5"><text:span text:style-name="T71">мов ґрати чорних спроневір і ярих </text:span><text:span text:style-name="T76">життєтоків</text:span><text:span text:style-name="T71">…</text:span><text:span text:style-name="T70"> </text:span><text:span text:style-name="T81">(П, ІІ, 131)</text:span></text:p>
          </table:table-cell>
          <table:table-cell table:style-name="Dictionary.B2" office:value-type="string">
            <text:p text:style-name="P5"><text:span text:style-name="T58">життя́</text:span><text:span text:style-name="T102"> (див </text:span><text:span text:style-name="T58">ЖИТТЄСМÉРТЬ</text:span><text:span text:style-name="T102">)</text:span></text:p>
          </table:table-cell>
        </table:table-row>
        <table:table-row>
          <table:covered-table-cell/>
          <table:table-cell table:style-name="Dictionary.B2" office:value-type="string">
            <text:p text:style-name="P6">тік</text:p>
            <text:p text:style-name="P5"><text:span text:style-name="T43">то́</text:span><text:span text:style-name="T43">ку, </text:span><text:span text:style-name="T48">ч.</text:span></text:p>
            <text:p text:style-name="P5">1) Розчищене місце, спеціально <text:soft-page-break/>підготовлений майданчик надворі або в приміщенні для молотьби, очищення і просушування зерна.</text:p>
            <text:p text:style-name="P5">2) Скирти, стіжки, ожереди і т. ін., що стоять на такому місці.<text:span text:style-name="T95"> </text:span><text:span text:style-name="T96">(С, 1453)</text:span></text:p>
          </table:table-cell>
        </table:table-row>
        <table:table-row>
          <table:table-cell table:style-name="Dictionary.A2" table:number-rows-spanned="2" office:value-type="string">
            <text:p text:style-name="P6">ЗА-СВІТИ́</text:p>
            <text:p text:style-name="P5">-і́в, <text:span text:style-name="T70">ім., мн. інд.-авт.</text:span></text:p>
            <text:p text:style-name="P5"><text:span text:style-name="T83">утворене способом словоскладання, похідне від слів:</text:span><text:span text:style-name="T102"> </text:span><text:span text:style-name="T58">за</text:span><text:span text:style-name="T102"> і </text:span><text:span text:style-name="T58">світи́.</text:span></text:p>
            <text:p text:style-name="P7">І не держу надії в бозі,</text:p>
            <text:p text:style-name="P5"><text:span text:style-name="T71">коли пірвався в </text:span><text:span text:style-name="T76">за-світи</text:span><text:span text:style-name="T71">.</text:span><text:span text:style-name="T70"> </text:span><text:span text:style-name="T81">(П, ІІ, 195)</text:span></text:p>
          </table:table-cell>
          <table:table-cell table:style-name="Dictionary.B2" office:value-type="string">
            <text:p text:style-name="P6">за</text:p>
            <text:p text:style-name="P5"><text:span text:style-name="T39">I </text:span><text:span text:style-name="T48">прийм.</text:span><text:span text:style-name="T43">, </text:span><text:span text:style-name="T48">з род.</text:span><text:span text:style-name="T43">, </text:span><text:span text:style-name="T48">знах.</text:span><text:span text:style-name="T43"> </text:span><text:span text:style-name="T48">і оруд.</text:span><text:span text:style-name="T43"> </text:span><text:span text:style-name="T48">відмінками</text:span><text:span text:style-name="T43">. Сполучення з </text:span><text:span text:style-name="T48">прийм.</text:span><text:span text:style-name="T43"> за виражають: Просторові відношення:</text:span></text:p>
            <text:p text:style-name="P5"><text:span text:style-name="T24">1) </text:span><text:span text:style-name="T36">із знах.</text:span><text:span text:style-name="T24"> </text:span><text:span text:style-name="T36">і оруд. в.</text:span><text:span text:style-name="T24"> Вказує на предмет, місце і т. ін.: а) за межі яких спрямовані дія, рух (</text:span><text:span text:style-name="T36">знах. в.</text:span><text:span text:style-name="T24">); б) позад, по той бік яких хто-, що-небудь знаходиться, міститься, перебуває або щось відбувається (</text:span><text:span text:style-name="T36">оруд. в.</text:span><text:span text:style-name="T24">). || У </text:span><text:span text:style-name="T36">сполуч.</text:span><text:span text:style-name="T24"> зі </text:span><text:span text:style-name="T36">сл.</text:span><text:span text:style-name="T24"> сідати (сидіти, сісти), стояти (стати) і т. ін. вказує на предмет, біля якого хто-небудь розташовується, щоб виконати певну дію, або хтось знаходиться, виконуючи що-небудь. </text:span><text:span text:style-name="T27">(С, 373)</text:span></text:p>
          </table:table-cell>
        </table:table-row>
        <table:table-row>
          <table:covered-table-cell/>
          <table:table-cell table:style-name="Dictionary.B2" office:value-type="string">
            <text:p text:style-name="P6">світ</text:p>
            <text:p text:style-name="P5"><text:span text:style-name="T39">II </text:span><text:span text:style-name="T43">-у </text:span><text:span text:style-name="T48">і заст.</text:span><text:span text:style-name="T43"> -а, </text:span><text:span text:style-name="T48">ч.</text:span></text:p>
            <text:p text:style-name="P5">1) Сукупність усіх форм матерії як єдине ціле; всесвіт. <text:span text:style-name="T69">Геоцентрична </text:span><text:span text:style-name="T69">система світу</text:span>.<text:span text:style-name="T95"> </text:span><text:span text:style-name="T96">(С, )</text:span></text:p>
          </table:table-cell>
        </table:table-row>
        <text:soft-page-break/>
        <table:table-row>
          <table:table-cell table:style-name="Dictionary.A2" table:number-rows-spanned="2" office:value-type="string">
            <text:p text:style-name="P6">ЗИМНОСХÍД</text:p>
            <text:p text:style-name="P5">-у, <text:span text:style-name="T70">ім., ч., інд.-авт.</text:span></text:p>
            <text:p text:style-name="P5"><text:span text:style-name="T83">утворене способом основоскладання і нульсуфіксальним, похідне від слів:</text:span><text:span text:style-name="T102"> </text:span><text:span text:style-name="T58">зи́</text:span><text:span text:style-name="T58">мно</text:span><text:span text:style-name="T102"> і </text:span><text:span text:style-name="T58">схо́</text:span><text:span text:style-name="T58">дити.</text:span></text:p>
            <text:p text:style-name="P7">Довкруги - </text:p>
            <text:p text:style-name="P5"><text:span text:style-name="T71">лише вітри з шпаркого </text:span><text:span text:style-name="T76">зимносходу</text:span><text:span text:style-name="T71">.</text:span><text:span text:style-name="T70"> </text:span><text:span text:style-name="T81">(П, І, 173)</text:span></text:p>
          </table:table-cell>
          <table:table-cell table:style-name="Dictionary.B2" office:value-type="string">
            <text:p text:style-name="P5"><text:span text:style-name="T55">зи́</text:span><text:span text:style-name="T55">мно</text:span></text:p>
            <text:p text:style-name="P5"><text:span text:style-name="T39">I </text:span><text:span text:style-name="T48">розм.</text:span></text:p>
            <text:p text:style-name="P5">1) Присл. до зимний <text:span text:style-name="T79">(С, 459)</text:span></text:p>
          </table:table-cell>
        </table:table-row>
        <table:table-row>
          <table:covered-table-cell/>
          <table:table-cell table:style-name="Dictionary.B2" office:value-type="string">
            <text:p text:style-name="P6">схо́дити</text:p>
            <text:p text:style-name="P5"><text:span text:style-name="T39">I </text:span><text:span text:style-name="T43">схо́</text:span><text:span text:style-name="T43">дити</text:span></text:p>
            <text:p text:style-name="P5"><text:span text:style-name="T69">і рідше </text:span>зіходити, -джу, -диш, <text:span text:style-name="T69">недок.</text:span>, зійти, зійду, зійдеш, <text:span text:style-name="T69">док.</text:span></text:p>
            <text:p text:style-name="P5"><text:span text:style-name="T24">3) </text:span><text:span text:style-name="T36">перен.</text:span><text:span text:style-name="T24"> Наближатися, поширюючись, ніби опускаючись (про вечір, сутінки і т. ін.). || </text:span><text:span text:style-name="T36">на кого </text:span><text:span text:style-name="T24">– </text:span><text:span text:style-name="T36">що</text:span><text:span text:style-name="T24">, </text:span><text:span text:style-name="T36">розм.</text:span><text:span text:style-name="T24"> </text:span><text:span text:style-name="T36">кому до чого</text:span><text:span text:style-name="T24">, </text:span><text:span text:style-name="T36">книжн.</text:span><text:span text:style-name="T24">Охоплювати кого-небудь, оволодівати кимсь (про почуття, стан і т. ін.).</text:span><text:span text:style-name="T25"> </text:span><text:span text:style-name="T26">(С, 1421)</text:span></text:p>
          </table:table-cell>
        </table:table-row>
        <table:table-row>
          <table:table-cell table:style-name="Dictionary.A2" office:value-type="string">
            <text:p text:style-name="P6">ЗНЕГОЛОСНÍЛИЙ</text:p>
            <text:p text:style-name="P5">-а, -е, <text:span text:style-name="T71">прикм., </text:span><text:span text:style-name="T70">інд.-авт.</text:span></text:p>
            <text:p text:style-name="P5"><text:span text:style-name="T83">утворене суфіксальним способом, похідне від слова</text:span><text:span text:style-name="T102"> </text:span><text:span text:style-name="T58">знеголосні́ти </text:span><text:span text:style-name="T64">— позбавитися голосу.</text:span></text:p>
            <text:p text:style-name="P7">…це кождочасне поривання в смерть ,</text:p>
            <text:p text:style-name="P7">щоб з неї виринати в знавіснілий</text:p>
            <text:p text:style-name="P5"><text:span text:style-name="T71">хрипкий чи геть </text:span><text:span text:style-name="T76">знеголоснілий</text:span><text:span text:style-name="T71"> крик.</text:span><text:span text:style-name="T70"> </text:span><text:span text:style-name="T81">(П, І, 121)</text:span></text:p>
          </table:table-cell>
          <table:table-cell table:style-name="Dictionary.B2" office:value-type="string">
            <text:p text:style-name="P5"><text:span text:style-name="T58">Знеголосні́ти </text:span><text:span text:style-name="T64">(не подано у словнику)</text:span></text:p>
          </table:table-cell>
        </table:table-row>
        <table:table-row>
          <table:table-cell table:style-name="Dictionary.A2" table:number-rows-spanned="2" office:value-type="string">
            <text:p text:style-name="P6">ЗОЛОТОКÍНВА</text:p>
            <text:p text:style-name="P5">-и, <text:span text:style-name="T70">ім., ж., інд.-авт.</text:span></text:p>
            <text:p text:style-name="P5"><text:soft-page-break/><text:span text:style-name="T83">утворене способом основоскладання, похідне від слів:</text:span><text:span text:style-name="T102"> </text:span><text:span text:style-name="T58">золоти́й</text:span><text:span text:style-name="T102"> і </text:span><text:span text:style-name="T58">кíнва.</text:span></text:p>
            <text:p text:style-name="P7"><text:span text:style-name="T56">Золотокінва</text:span> – пади-но,</text:p>
            <text:p text:style-name="P5"><text:span text:style-name="T71">спади з лиця в глиб-синь-серця.</text:span><text:span text:style-name="T70"> </text:span><text:span text:style-name="T81">(П, ІІ, 191)</text:span></text:p>
          </table:table-cell>
          <table:table-cell table:style-name="Dictionary.B2" office:value-type="string">
            <text:p text:style-name="P5"><text:span text:style-name="T55">золоти́</text:span><text:span text:style-name="T55">й</text:span></text:p>
            <text:p text:style-name="P5">-а, -е.</text:p>
            <text:p text:style-name="P5"><text:soft-page-break/>4) Який своїм кольором нагадує золото; блискучо-жовтий, оранжевий.<text:span text:style-name="T69">Золота осінь</text:span>. <text:span text:style-name="T69">Золота рибка</text:span>.</text:p>
            <text:p text:style-name="P5">5) <text:span text:style-name="T69">перен.</text:span> Дуже цінний, вартий поваги (про людину, її характер і т. ін.). <text:span text:style-name="T69">Золоте серце</text:span>. <text:span text:style-name="T69">Золоті руки</text:span>.</text:p>
            <text:p text:style-name="P5">6) <text:span text:style-name="T69">перен.</text:span> Який дає людям радість, щастя; прекрасний, щасливий.<text:span text:style-name="T69">Золоте дитинство</text:span>.</text:p>
            <text:p text:style-name="P5"><text:span text:style-name="T24">7) </text:span><text:span text:style-name="T36">перен.</text:span><text:span text:style-name="T24"> Дорогий, любий (у </text:span><text:span text:style-name="T36">пестл.</text:span><text:span text:style-name="T24"> звертанні до кого-небудь). </text:span><text:span text:style-name="T27">(С, 475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7">кінва́</text:span></text:p>
            <text:p text:style-name="P5"><text:span text:style-name="T39">II </text:span><text:span text:style-name="T43">кінва́</text:span></text:p>
            <text:p text:style-name="P5">-и, <text:span text:style-name="T69">ж.</text:span>, <text:span text:style-name="T69">розм.</text:span></text:p>
            <text:p text:style-name="P9"><text:span text:style-name="T51">Збірн. до </text:span><text:a xlink:type="simple" xlink:href="http://www.lingvo.ua/uk/Translate/uk-uk/кінь"><text:span text:style-name="T94">кінь</text:span></text:a><text:span text:style-name="T51">.</text:span><text:span text:style-name="T52"> </text:span><text:span text:style-name="T53">(С, 540)</text:span></text:p>
          </table:table-cell>
        </table:table-row>
        <table:table-row>
          <table:table-cell table:style-name="Dictionary.A2" table:number-rows-spanned="2" office:value-type="string">
            <text:p text:style-name="P6">З-ПОНАДСВÍТНІЙ</text:p>
            <text:p text:style-name="P5">-я, -є, <text:span text:style-name="T71">прикм., </text:span><text:span text:style-name="T70">інд.-авт.</text:span></text:p>
            <text:p text:style-name="P5"><text:span text:style-name="T83">утворене способом основословоскладання, похідне від слів:</text:span><text:span text:style-name="T102"> </text:span><text:span text:style-name="T58">з</text:span><text:span text:style-name="T64">-</text:span><text:span text:style-name="T58">по́над</text:span><text:span text:style-name="T102"> і </text:span><text:span text:style-name="T58">світ.</text:span></text:p>
            <text:p text:style-name="P7">…аж сіла зірка на дроту й щебече</text:p>
            <text:p text:style-name="P5"><text:span text:style-name="T71">і сяє горлом – </text:span><text:span text:style-name="T76">з-понадсвітній</text:span><text:span text:style-name="T71"> спів.</text:span><text:span text:style-name="T70"> </text:span><text:span text:style-name="T81">(П, ІІ, 120)</text:span></text:p>
          </table:table-cell>
          <table:table-cell table:style-name="Dictionary.B2" office:value-type="string">
            <text:p text:style-name="P5"><text:span text:style-name="T55">з-по́</text:span><text:span text:style-name="T55">над</text:span></text:p>
            <text:p text:style-name="P5"><text:span text:style-name="T48">прийм.</text:span><text:span text:style-name="T43">, </text:span><text:span text:style-name="T48">з род. в.</text:span></text:p>
            <text:p text:style-name="P5"><text:span text:style-name="T24">Вказує на предмет, через верхній край якого спрямовано дію, рух. || Вказує на предмет, місце, у безпосередній близькості від якого починається якась дія. </text:span><text:span text:style-name="T27">(С, 478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7">світ</text:span><text:span text:style-name="T62"> (див. </text:span><text:span text:style-name="T57">ЗА-СВІТИ́</text:span><text:span text:style-name="T62">)</text:span></text:p>
          </table:table-cell>
        </table:table-row>
        <table:table-row>
          <table:table-cell table:style-name="Dictionary.A2" table:number-rows-spanned="2" office:value-type="string">
            <text:p text:style-name="P6">ІСПЕРЕДЛÍТ</text:p>
            <text:p text:style-name="P5"><text:soft-page-break/>присл., інд.-авт.</text:p>
            <text:p text:style-name="P5"><text:span text:style-name="T82">утворене способом основоскладання, похідне від слів:</text:span> <text:span text:style-name="T57">спе́</text:span><text:span text:style-name="T57">ред</text:span> і <text:span text:style-name="T57">літ.</text:span></text:p>
            <text:p text:style-name="P7">Ось твоя подоба</text:p>
            <text:p text:style-name="P5"><text:span text:style-name="T71">подвижництво людське – </text:span><text:span text:style-name="T76">іспередліт</text:span><text:span text:style-name="T71">.</text:span><text:span text:style-name="T70"> </text:span><text:span text:style-name="T81">(П, ІІ, 158)</text:span></text:p>
          </table:table-cell>
          <table:table-cell table:style-name="Dictionary.B2" office:value-type="string">
            <text:p text:style-name="P5"><text:span text:style-name="T59">спе́</text:span><text:span text:style-name="T59">реду</text:span></text:p>
            <text:p text:style-name="P5"><text:soft-page-break/><text:span text:style-name="T43">3) </text:span><text:span text:style-name="T48">присл.</text:span><text:span text:style-name="T43">, </text:span><text:span text:style-name="T48">рідко</text:span><text:span text:style-name="T43">. Раніше, в минулому; перед цим.</text:span></text:p>
            <text:p text:style-name="P5"><text:span text:style-name="T18">4) </text:span><text:span text:style-name="T35">прийм.</text:span><text:span text:style-name="T18">, </text:span><text:span text:style-name="T35">з род. в.</text:span><text:span text:style-name="T18"> Уживається для означення місця перед ким-, чим-небудь; на передньому боці чогось. </text:span><text:span text:style-name="T38">(С, 1361-1364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літа́</text:span></text:p>
            <text:p text:style-name="P5"><text:span text:style-name="T43">літ, </text:span><text:span text:style-name="T48">мн.</text:span></text:p>
            <text:p text:style-name="P5">1) Період часу в кілька років; роки.<text:span text:style-name="T95"> </text:span><text:span text:style-name="T96">(С, )</text:span></text:p>
          </table:table-cell>
        </table:table-row>
        <table:table-row>
          <table:table-cell table:style-name="Dictionary.A2" office:value-type="string">
            <text:p text:style-name="P6">КРАЙÓКРАЙ</text:p>
            <text:p text:style-name="P5">крайóкраю, <text:span text:style-name="T70">ім., ч., інд.-авт.</text:span></text:p>
            <text:p text:style-name="P5"><text:span text:style-name="T83">утворене способом основоскладання, похідне від слів:</text:span><text:span text:style-name="T102"> </text:span><text:span text:style-name="T58">край</text:span><text:span text:style-name="T102"> і </text:span><text:span text:style-name="T58">край.</text:span></text:p>
            <text:p text:style-name="P7">З <text:span text:style-name="T56">крайокраю</text:span>, з цієї високості,</text:p>
            <text:p text:style-name="P7">пади, згорнувши крила, до долин…<text:span text:style-name="T87"> (П, І, 40);</text:span></text:p>
            <text:p text:style-name="P7">Єси ти за <text:span text:style-name="T56">крайокраєм</text:span>, чаїшся</text:p>
            <text:p text:style-name="P5"><text:span text:style-name="T71">од мого неоговтаного погляду…</text:span><text:span text:style-name="T70"> </text:span><text:span text:style-name="T81">(П, І, 91)</text:span></text:p>
          </table:table-cell>
          <table:table-cell table:style-name="Dictionary.B2" office:value-type="string">
            <text:p text:style-name="P6">край</text:p>
            <text:p text:style-name="P5"><text:span text:style-name="T39">I </text:span><text:span text:style-name="T43">-ю, </text:span><text:span text:style-name="T48">ч.</text:span></text:p>
            <text:p text:style-name="P5"><text:span text:style-name="T44">1) Лінія, що обмежує поверхню чого-небудь, а також те, що прилягає до цієї лінії; кінець (</text:span><text:span text:style-name="T49">див.</text:span><text:span text:style-name="T44"> кінець I 1)). || Верхній зріз стінок посудини, яких-небудь заглиблень і т. ін. || Найвіддаленіша від центру частина якої-небудь місцевості; околиця.</text:span></text:p>
            <text:p text:style-name="P5"><text:span text:style-name="T55">II </text:span><text:span text:style-name="T69">прийм.</text:span> <text:span text:style-name="T69">з род. в.</text:span></text:p>
            <text:p text:style-name="P5">Указує на місцезнаходження предмета поблизу іншого; біля, коло.<text:span text:style-name="T95"> </text:span><text:span text:style-name="T96">(С, 582)</text:span></text:p>
          </table:table-cell>
        </table:table-row>
        <table:table-row>
          <table:table-cell table:style-name="Dictionary.A2" table:number-rows-spanned="2" office:value-type="string">
            <text:p text:style-name="P6">КРАЙСЕБÉ</text:p>
            <text:p text:style-name="P5"><text:span text:style-name="T71">присл., </text:span><text:span text:style-name="T70">інд.-авт.</text:span></text:p>
            <text:p text:style-name="P5"><text:span text:style-name="T83">утворене способом </text:span><text:span text:style-name="T83">зрощення, похідне </text:span><text:soft-page-break/><text:span text:style-name="T83">від слів:</text:span><text:span text:style-name="T102"> </text:span><text:span text:style-name="T58">край</text:span><text:span text:style-name="T102"> і </text:span><text:span text:style-name="T58">себé.</text:span></text:p>
            <text:p text:style-name="P7">І не зайти за дальні далечі.</text:p>
            <text:p text:style-name="P5"><text:span text:style-name="T71">І за </text:span><text:span text:style-name="T76">крайсебе</text:span><text:span text:style-name="T71"> не зайти.</text:span><text:span text:style-name="T70"> </text:span><text:span text:style-name="T81">(П, І, 96)</text:span></text:p>
          </table:table-cell>
          <table:table-cell table:style-name="Dictionary.B2" office:value-type="string">
            <text:p text:style-name="P5"><text:span text:style-name="T58">край </text:span><text:span text:style-name="T67">(див. </text:span><text:span text:style-name="T58">КРАЙÓКРАЙ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себе́</text:span></text:p>
            <text:p text:style-name="P5"><text:span text:style-name="T48">наз. в.</text:span><text:span text:style-name="T43"> </text:span><text:span text:style-name="T48">нема</text:span><text:span text:style-name="T43">, </text:span><text:span text:style-name="T48">одн.</text:span><text:span text:style-name="T43"> </text:span><text:span text:style-name="T48">і мн.</text:span><text:span text:style-name="T43">, </text:span><text:span text:style-name="T48">займ.</text:span><text:span text:style-name="T43"> </text:span><text:span text:style-name="T48">зворотний</text:span><text:span text:style-name="T43">.</text:span></text:p>
            <text:p text:style-name="P5"><text:soft-page-break/>Вказує на спрямованість дії на самого виконавця дії, заміняючи за змістом особові займенники.<text:span text:style-name="T95"> </text:span><text:span text:style-name="T96">(С, 1301)</text:span></text:p>
          </table:table-cell>
        </table:table-row>
        <table:table-row>
          <table:table-cell table:style-name="Dictionary.A2" table:number-rows-spanned="2" office:value-type="string">
            <text:p text:style-name="P6">КРАЙЧÁС</text:p>
            <text:p text:style-name="P5"><text:span text:style-name="T71">присл., </text:span><text:span text:style-name="T70">інд.-авт.</text:span></text:p>
            <text:p text:style-name="P5"><text:span text:style-name="T83">утворене способом зрощення, похідне від слів:</text:span><text:span text:style-name="T102"> </text:span><text:span text:style-name="T58">край</text:span><text:span text:style-name="T102"> і </text:span><text:span text:style-name="T58">час.</text:span></text:p>
            <text:p text:style-name="P7">Що б то нам</text:p>
            <text:p text:style-name="P7">посовгнути – ці межигони часу,</text:p>
            <text:p text:style-name="P7">марудні межигони живоття,</text:p>
            <text:p text:style-name="P7">коли змарнілі постаті снаги,</text:p>
            <text:p text:style-name="P7">ці бурі пристрастей попопелілих,</text:p>
            <text:p text:style-name="P7">раптово окошилися на нас.</text:p>
            <text:p text:style-name="P7">І хочеться сягнути за <text:span text:style-name="T56">крайчасу</text:span>,</text:p>
            <text:p text:style-name="P5"><text:span text:style-name="T71">за прапервні.</text:span><text:span text:style-name="T70"> </text:span><text:span text:style-name="T81">(П, І, 57)</text:span></text:p>
          </table:table-cell>
          <table:table-cell table:style-name="Dictionary.B2" office:value-type="string">
            <text:p text:style-name="P5"><text:span text:style-name="T58">край </text:span><text:span text:style-name="T67">(див. </text:span><text:span text:style-name="T58">КРАЙÓКРАЙ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6">час</text:p>
            <text:p text:style-name="P5"><text:span text:style-name="T43">-у, </text:span><text:span text:style-name="T48">ч.</text:span></text:p>
            <text:p text:style-name="P5"><text:span text:style-name="T24">1) </text:span><text:span text:style-name="T36">філос.</text:span><text:span text:style-name="T24"> Одна з основних об’єктивних форм існування матерії, яка виявляється в тривалості буття.</text:span><text:span text:style-name="T25"> </text:span><text:span text:style-name="T26">(С, 1594)</text:span></text:p>
          </table:table-cell>
        </table:table-row>
        <table:table-row>
          <table:table-cell table:style-name="Dictionary.A2" table:number-rows-spanned="2" office:value-type="string">
            <text:p text:style-name="P6">КРИВОЛÉТ</text:p>
            <text:p text:style-name="P5">-у, <text:span text:style-name="T70">ім., ч., інд.-авт.</text:span></text:p>
            <text:p text:style-name="P5"><text:span text:style-name="T83">утворене способом основоскладання, похідне від слів:</text:span><text:span text:style-name="T102"> </text:span><text:span text:style-name="T58">криви́й</text:span><text:span text:style-name="T102"> і </text:span><text:span text:style-name="T58">лет.</text:span></text:p>
            <text:p text:style-name="P7">…ця колотнеча</text:p>
            <text:p text:style-name="P7">надій і спроневіри, <text:span text:style-name="T56">криволет</text:span></text:p>
            <text:p text:style-name="P7">лякливих ауспіцій, що в безгуччі</text:p>
            <text:p text:style-name="P7"><text:soft-page-break/>шершаваими крильми прошерхотять </text:p>
            <text:p text:style-name="P5"><text:span text:style-name="T71">і всядуться на голові…</text:span><text:span text:style-name="T70"> </text:span><text:span text:style-name="T81">(П, І, 121)</text:span></text:p>
          </table:table-cell>
          <table:table-cell table:style-name="Dictionary.B2" office:value-type="string">
            <text:p text:style-name="P5"><text:span text:style-name="T55">криви́</text:span><text:span text:style-name="T55">й</text:span></text:p>
            <text:p text:style-name="P5">-а, -е.</text:p>
            <text:p text:style-name="P5"><text:span text:style-name="T44">6) </text:span><text:span text:style-name="T49">перен.</text:span><text:span text:style-name="T44">, </text:span><text:span text:style-name="T49">розм.</text:span><text:span text:style-name="T44"> Те саме, що хибний; неправильний (у 2 </text:span><text:span text:style-name="T49">знач.</text:span><text:span text:style-name="T44">), помилковий.</text:span><text:span text:style-name="T43"> </text:span><text:span text:style-name="T47">(С, 585)</text:span></text:p>
          </table:table-cell>
        </table:table-row>
        <table:table-row>
          <table:covered-table-cell/>
          <table:table-cell table:style-name="Dictionary.B2" office:value-type="string">
            <text:p text:style-name="P6">лет</text:p>
            <text:p text:style-name="P5"><text:span text:style-name="T43">-у, </text:span><text:span text:style-name="T48">ч.</text:span><text:span text:style-name="T43">, </text:span><text:span text:style-name="T48">поет.</text:span></text:p>
            <text:p text:style-name="P5"><text:span text:style-name="T44">Дія за знач. літати і летіти; літ (</text:span><text:span text:style-name="T49">див.</text:span><text:span text:style-name="T44"> літ </text:span><text:soft-page-break/><text:span text:style-name="T44">I). </text:span><text:span text:style-name="T49">Зриватися в лет</text:span><text:span text:style-name="T44">.</text:span><text:span text:style-name="T45"> </text:span><text:span text:style-name="T46">(С, 613)</text:span></text:p>
          </table:table-cell>
        </table:table-row>
        <table:table-row>
          <table:table-cell table:style-name="Dictionary.A2" table:number-rows-spanned="2" office:value-type="string">
            <text:p text:style-name="P6">КРИК-ЗЕЛÓ</text:p>
            <text:p text:style-name="P5"><text:span text:style-name="T1">-</text:span>á, <text:span text:style-name="T70">ім., ч., інд.-авт.</text:span></text:p>
            <text:p text:style-name="P5"><text:span text:style-name="T89">утворене способом </text:span><text:span text:style-name="T89">словоскладання, похідне від слів:</text:span><text:span text:style-name="T102"> </text:span><text:span text:style-name="T58">крик</text:span><text:span text:style-name="T102"> і </text:span><text:span text:style-name="T58">зелó.</text:span></text:p>
            <text:p text:style-name="P7">Обміліла</text:p>
            <text:p text:style-name="P7">криниця. А верба пустила</text:p>
            <text:p text:style-name="P5"><text:span text:style-name="T71">гарячі брості – в </text:span><text:span text:style-name="T76">крик-зело.</text:span><text:span text:style-name="T70"> </text:span><text:span text:style-name="T81">(П, І, 84)</text:span></text:p>
          </table:table-cell>
          <table:table-cell table:style-name="Dictionary.B2" office:value-type="string">
            <text:p text:style-name="P6">крик</text:p>
            <text:p text:style-name="P5"><text:span text:style-name="T39">I -у, </text:span><text:span text:style-name="T50">ч.</text:span></text:p>
            <text:p text:style-name="P5">1) Сильний різкий звук голосу; зойк. || Вигук (у 1 <text:span text:style-name="T69">знач.</text:span>), вигуки. || Поклик. || Гамір, галас. || Ґвалт, лемент. || Про різкі звуки тварин, птахів.</text:p>
            <text:p text:style-name="P5"><text:span text:style-name="T55">II </text:span>-у, <text:span text:style-name="T69">ч.</text:span></text:p>
            <text:p text:style-name="P5">Річка, що пересихає, або тимчасовий водоток в Австралії. <text:span text:style-name="T79">(С, 586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зело́</text:span></text:p>
            <text:p text:style-name="P5"><text:span text:style-name="T39">I </text:span><text:span text:style-name="T43">-а, </text:span><text:span text:style-name="T48">с.</text:span><text:span text:style-name="T43">, </text:span><text:span text:style-name="T48">заст.</text:span><text:span text:style-name="T43">, </text:span><text:span text:style-name="T48">поет.</text:span></text:p>
            <text:p text:style-name="P5"><text:span text:style-name="T24">Зелень (у 1 </text:span><text:span text:style-name="T36">знач.</text:span><text:span text:style-name="T24">).</text:span><text:span text:style-name="T25"> </text:span><text:span text:style-name="T26">(С, 457)</text:span></text:p>
          </table:table-cell>
        </table:table-row>
        <table:table-row>
          <table:table-cell table:style-name="Dictionary.A2" table:number-rows-spanned="2" office:value-type="string">
            <text:p text:style-name="P6">КРИЛАТОЛÉЗО</text:p>
            <text:p text:style-name="P5"><text:span text:style-name="T71">присл., </text:span><text:span text:style-name="T70">інд.-авт.</text:span></text:p>
            <text:p text:style-name="P5"><text:span text:style-name="T83">утворене способом основословоскладання, похідне від слів:</text:span><text:span text:style-name="T102"> </text:span><text:span text:style-name="T58">крилáтий</text:span><text:span text:style-name="T102"> і </text:span><text:span text:style-name="T58">лéзо.</text:span></text:p>
            <text:p text:style-name="P7">Криваво рветься з нього вороння</text:p>
            <text:p text:style-name="P7">майбутнього. Летить <text:span text:style-name="T56">крилатолезо</text:span></text:p>
            <text:p text:style-name="P5"><text:span text:style-name="T71">понад проваллям яру…</text:span><text:span text:style-name="T70"> </text:span><text:span text:style-name="T81">(П, І, 29)</text:span></text:p>
          </table:table-cell>
          <table:table-cell table:style-name="Dictionary.B2" office:value-type="string">
            <text:p text:style-name="P5"><text:span text:style-name="T55">крила́</text:span><text:span text:style-name="T55">тий</text:span></text:p>
            <text:p text:style-name="P5">-а, -е.</text:p>
            <text:p text:style-name="P5"><text:span text:style-name="T24">1) Який має крила (у 1, 3, 4 </text:span><text:span text:style-name="T36">знач.</text:span><text:span text:style-name="T24">). || </text:span><text:span text:style-name="T36">перен.</text:span><text:span text:style-name="T24"> Який надихає, підносить. </text:span><text:span text:style-name="T36">Крилаті ідеї</text:span><text:span text:style-name="T24">. </text:span><text:span text:style-name="T27">(С, 586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ле́</text:span><text:span text:style-name="T55">зо</text:span></text:p>
            <text:p text:style-name="P5"><text:span text:style-name="T43">-а, </text:span><text:span text:style-name="T48">с.</text:span></text:p>
            <text:p text:style-name="P5"><text:span text:style-name="T24">Гостра частина знаряддя, яким ріжуть, колють або рубають. || Уся різальна частина такого знаряддя. </text:span><text:span text:style-name="T36">Лезо бритви</text:span><text:span text:style-name="T24">.</text:span><text:span text:style-name="T25"> </text:span><text:soft-page-break/><text:span text:style-name="T26">(С, 610)</text:span></text:p>
          </table:table-cell>
        </table:table-row>
        <table:table-row>
          <table:table-cell table:style-name="Dictionary.A2" table:number-rows-spanned="2" office:value-type="string">
            <text:p text:style-name="P6">КРИХКОКРИ́ЦЯ</text:p>
            <text:p text:style-name="P5">-і, <text:span text:style-name="T70">ім., ж., інд.-авт.</text:span></text:p>
            <text:p text:style-name="P5"><text:span text:style-name="T83">утворене способом основоскладання, похідне від слів:</text:span><text:span text:style-name="T102"> </text:span><text:span text:style-name="T58">крихки́й</text:span><text:span text:style-name="T102"> і </text:span><text:span text:style-name="T58">кри́ця.</text:span></text:p>
            <text:p text:style-name="P7">І ти щербата доле <text:span text:style-name="T56">крихкокрице</text:span>,</text:p>
            <text:p text:style-name="P7">давно вже сонце перед нас зайшло,</text:p>
            <text:p text:style-name="P7">бо нашу путь пісками замело,</text:p>
            <text:p text:style-name="P5"><text:span text:style-name="T71">хто ж нам воздасть за битий шлях, сторице.</text:span><text:span text:style-name="T70"> </text:span><text:span text:style-name="T81">(П, ІІ, 292)</text:span></text:p>
          </table:table-cell>
          <table:table-cell table:style-name="Dictionary.B2" office:value-type="string">
            <text:p text:style-name="P5"><text:span text:style-name="T55">крихки́</text:span><text:span text:style-name="T55">й</text:span></text:p>
            <text:p text:style-name="P5">-а, -е.</text:p>
            <text:p text:style-name="P5">1) Який легко кришиться, розсипається. || Який не відзначається міцністю; трухлявий (про дерево тощо). <text:span text:style-name="T69">Крихкий метал</text:span>.</text:p>
            <text:p text:style-name="P5"><text:span text:style-name="T44">2) </text:span><text:span text:style-name="T49">перен.</text:span><text:span text:style-name="T44"> Те саме, що крихкотілий; тендітний.</text:span><text:span text:style-name="T43"> </text:span><text:span text:style-name="T47">(С, 588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кри́</text:span><text:span text:style-name="T55">ця</text:span></text:p>
            <text:p text:style-name="P5"><text:span text:style-name="T43">-і, </text:span><text:span text:style-name="T48">ж.</text:span></text:p>
            <text:p text:style-name="P5">1) Те саме, що сталь. || Виріб із сталі.</text:p>
            <text:p text:style-name="P5"><text:span text:style-name="T44">3) </text:span><text:span text:style-name="T49">розм.</text:span><text:span text:style-name="T44">, </text:span><text:span text:style-name="T49">рідко</text:span><text:span text:style-name="T44">. Те саме, що кресало.</text:span><text:span text:style-name="T45"> </text:span><text:span text:style-name="T46">(С, 588)</text:span></text:p>
          </table:table-cell>
        </table:table-row>
        <table:table-row>
          <table:table-cell table:style-name="Dictionary.A2" office:value-type="string">
            <text:p text:style-name="P6">МАРНИ́ЧИТИ</text:p>
            <text:p text:style-name="P5">-чу, -чиш, <text:span text:style-name="T71">дієсл., недо</text:span><text:span text:style-name="T70">к., перех., інд.-авт.</text:span></text:p>
            <text:p text:style-name="P5"><text:span text:style-name="T83">утворене суфіксальним способом, похідне від слова</text:span><text:span text:style-name="T63"> </text:span><text:span text:style-name="T57">марни́й.</text:span></text:p>
            <text:p text:style-name="P7">І двері на замку,</text:p>
            <text:p text:style-name="P7">ні душечки – довкола,</text:p>
            <text:p text:style-name="P7">лиш зозулі – ку-ку! - </text:p>
            <text:p text:style-name="P5"><text:span text:style-name="T76">марничать</text:span><text:span text:style-name="T71"> і спроквола.</text:span><text:span text:style-name="T70"> </text:span><text:span text:style-name="T81">(П, ІІ, 19)</text:span></text:p>
          </table:table-cell>
          <table:table-cell table:style-name="Dictionary.B2" office:value-type="string">
            <text:p text:style-name="P6">марний</text:p>
            <text:p text:style-name="P5"><text:span text:style-name="T39">II </text:span><text:span text:style-name="T43">ма́</text:span><text:span text:style-name="T43">рни́</text:span><text:span text:style-name="T43">й</text:span></text:p>
            <text:p text:style-name="P5">марна, марне, <text:span text:style-name="T69">розм.</text:span></text:p>
            <text:p text:style-name="P5">Худий, мізерний, блідий.<text:span text:style-name="T95"> </text:span><text:span text:style-name="T96">(С, 647)</text:span></text:p>
          </table:table-cell>
        </table:table-row>
        <table:table-row>
          <table:table-cell table:style-name="Dictionary.A2" table:number-rows-spanned="2" office:value-type="string">
            <text:p text:style-name="P6">МЕЖИГÓНИ</text:p>
            <text:p text:style-name="P5"><text:soft-page-break/>-ів, <text:span text:style-name="T70">ім., мн., інд.-авт.</text:span></text:p>
            <text:p text:style-name="P5">утворене способом основоскладання, похідне від слів: <text:span text:style-name="T57">мéжи</text:span> і <text:span text:style-name="T57">гін.</text:span></text:p>
            <text:p text:style-name="P7">Що б то нам</text:p>
            <text:p text:style-name="P7">посовгнути – ці <text:span text:style-name="T56">межигони</text:span> часу,</text:p>
            <text:p text:style-name="P7">марудні <text:span text:style-name="T56">межигони</text:span> живоття,</text:p>
            <text:p text:style-name="P7">коли змарнілі постаті снаги,</text:p>
            <text:p text:style-name="P7">ці бурі пристрастей попопелілих,</text:p>
            <text:p text:style-name="P7">раптово окошилися на нас.</text:p>
            <text:p text:style-name="P7">І хочеться сягнути за крайчасу,</text:p>
            <text:p text:style-name="P5"><text:span text:style-name="T71">за прапервні.</text:span><text:span text:style-name="T70"> </text:span><text:span text:style-name="T81">(П, І, 57)</text:span></text:p>
          </table:table-cell>
          <table:table-cell table:style-name="Dictionary.B2" office:value-type="string">
            <text:p text:style-name="P6">Між (ме́жи)</text:p>
            <text:p text:style-name="P5"><text:soft-page-break/><text:span text:style-name="T43">межи, меж, </text:span><text:span text:style-name="T48">прийм.</text:span><text:span text:style-name="T43"> Уживається із </text:span><text:span text:style-name="T48">род.</text:span><text:span text:style-name="T43">, </text:span><text:span text:style-name="T48">знах.</text:span><text:span text:style-name="T43"> і </text:span><text:span text:style-name="T48">оруд.</text:span><text:span text:style-name="T43"> відмінками. Сполучення з між, межи, меж виражають: Просторові відношення:</text:span></text:p>
            <text:p text:style-name="P5"><text:span text:style-name="T24">1) </text:span><text:span text:style-name="T36">з оруд.</text:span><text:span text:style-name="T24">, </text:span><text:span text:style-name="T36">рідше з род. в.</text:span><text:span text:style-name="T24"> Уживається на означення просторового розташування предмета чи вияву дії посередині чого-небудь. </text:span><text:span text:style-name="T27">(С, 670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7">гін </text:span><text:span text:style-name="T62">(див. </text:span><text:span text:style-name="T57">ВСЕГÍН</text:span><text:span text:style-name="T62">)</text:span></text:p>
          </table:table-cell>
        </table:table-row>
        <table:table-row>
          <table:table-cell table:style-name="Dictionary.A2" table:number-rows-spanned="2" office:value-type="string">
            <text:p text:style-name="P6">МЕЖИСВÍТНІЙ</text:p>
            <text:p text:style-name="P5">-я, -є, <text:span text:style-name="T71">прикм., </text:span><text:span text:style-name="T70">інд.-авт.</text:span></text:p>
            <text:p text:style-name="P5"><text:span text:style-name="T83">утворене складносуфіксальним способом, похідне від слів:</text:span><text:span text:style-name="T87"> </text:span><text:span text:style-name="T91">ме́</text:span><text:span text:style-name="T91">жи</text:span><text:span text:style-name="T86"> і </text:span><text:span text:style-name="T91">світ.</text:span></text:p>
            <text:p text:style-name="P7">Ці сосни, вбрані в синій-синій іній,</text:p>
            <text:p text:style-name="P7">на взгір’я збіглі і завмерлі, мерехтом -</text:p>
            <text:p text:style-name="P7">чи то цвинтарним ачи <text:span text:style-name="T56">межисвітнім</text:span> -</text:p>
            <text:p text:style-name="P5"><text:span text:style-name="T71">мені відкрили візерунки душ…</text:span><text:span text:style-name="T70"> </text:span><text:span text:style-name="T81">(П, І, 79)</text:span></text:p>
          </table:table-cell>
          <table:table-cell table:style-name="Dictionary.B2" office:value-type="string">
            <text:p text:style-name="P5"><text:span text:style-name="T57">ме́жи</text:span> <text:span text:style-name="T62">(див. </text:span><text:span text:style-name="T57">МЕЖИГÓНИ</text:span><text:span text:style-name="T62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7">світ</text:span><text:span text:style-name="T79"> </text:span><text:span text:style-name="T62">(див. </text:span><text:span text:style-name="T57">ЗА-СВІТИ́</text:span><text:span text:style-name="T62">)</text:span></text:p>
          </table:table-cell>
        </table:table-row>
        <table:table-row>
          <table:table-cell table:style-name="Dictionary.A2" table:number-rows-spanned="2" office:value-type="string">
            <text:p text:style-name="P6">МЕРТВОКРИЛИЙ</text:p>
            <text:p text:style-name="P5">-а, -е, <text:span text:style-name="T71">прикм., </text:span><text:span text:style-name="T70">інд.-авт.</text:span></text:p>
            <text:p text:style-name="P5"><text:span text:style-name="T83">утворене складнофлективним способом, </text:span><text:soft-page-break/><text:span text:style-name="T83">похідне від слів:</text:span><text:span text:style-name="T102"> </text:span><text:span text:style-name="T58">мéртвий</text:span><text:span text:style-name="T102"> і </text:span><text:span text:style-name="T58">крилó.</text:span></text:p>
            <text:p text:style-name="P7">А <text:span text:style-name="T56">мертвокрилі</text:span> стугонять стимфали,</text:p>
            <text:p text:style-name="P7">напевну провіщаючи біду,</text:p>
            <text:p text:style-name="P7">що ослонила біле опахало</text:p>
            <text:p text:style-name="P5"><text:span text:style-name="T71">і по моєму нишпорить сліду.</text:span><text:span text:style-name="T70"> </text:span><text:span text:style-name="T81">(П, ІІ, 110)</text:span></text:p>
          </table:table-cell>
          <table:table-cell table:style-name="Dictionary.B2" office:value-type="string">
            <text:p text:style-name="P5"><text:span text:style-name="T55">ме́</text:span><text:span text:style-name="T55">ртвий</text:span></text:p>
            <text:p text:style-name="P5">-а, -е.</text:p>
            <text:p text:style-name="P5">1) Такий, у якому припинилося життя; <text:soft-page-break/>померлий; <text:span text:style-name="T69">прот.</text:span> живий. || <text:span text:style-name="T69">у знач.</text:span> <text:span text:style-name="T69">ім.</text:span> мертвий, -вого, <text:span text:style-name="T69">ч.</text:span>; мертва, -вої, <text:span text:style-name="T69">ж.</text:span> Мрець. || Про частини тіла мерця. || Засохлий, завмерлий, сухий (про рослинність). || <text:span text:style-name="T69">перен.</text:span>Надзвичайно схвильований, знесилений, стомлений (про людину).</text:p>
            <text:p text:style-name="P5"><text:span text:style-name="T24">3) </text:span><text:span text:style-name="T36">перен.</text:span><text:span text:style-name="T24"> Позбавлений ознак життя. || Порожній, спустілий (про дім, вулицю тощо). || Позбавлений руху; завмерлий, нерухомий (про машини, механізми, предмети). || Взагалі про все неживе на протилежність живому. </text:span><text:span text:style-name="T27">(С, 661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крило́</text:span></text:p>
            <text:p text:style-name="P5"><text:span text:style-name="T43">-а, </text:span><text:span text:style-name="T48">с.</text:span></text:p>
            <text:p text:style-name="P5">1) Літальний орган птахів, комах та деяких ссавців (напр., кажанів).<text:span text:style-name="T95"> </text:span><text:span text:style-name="T96">(С, 587)</text:span></text:p>
          </table:table-cell>
        </table:table-row>
        <table:table-row>
          <table:table-cell table:style-name="Dictionary.A2" table:number-rows-spanned="2" office:value-type="string">
            <text:p text:style-name="P6">МОЛОДОЩÁСТЯ</text:p>
            <text:p text:style-name="P5">-я, <text:span text:style-name="T70">ім., с., інд.-авт.</text:span></text:p>
            <text:p text:style-name="P5"><text:span text:style-name="T83">утворене способом основоскладання, похідне від слів:</text:span><text:span text:style-name="T102"> </text:span><text:span text:style-name="T58">молоди́й</text:span><text:span text:style-name="T102"> і </text:span><text:span text:style-name="T58">щáстя.</text:span></text:p>
            <text:p text:style-name="P7">Ти десь живеш на призабутім березі</text:p>
            <text:p text:style-name="P7">моїх змілілих пам’ятей. Блукаєш</text:p>
            <text:p text:style-name="P7">пустелею моїх <text:span text:style-name="T56">молодощасть</text:span>,</text:p>
            <text:p text:style-name="P5"><text:soft-page-break/><text:span text:style-name="T71">як біла тінь суворої скорботи.</text:span><text:span text:style-name="T70"> </text:span><text:span text:style-name="T81">(П, І, 52)</text:span></text:p>
          </table:table-cell>
          <table:table-cell table:style-name="Dictionary.B2" office:value-type="string">
            <text:p text:style-name="P5"><text:span text:style-name="T58">молоди́й </text:span><text:span text:style-name="T67">(див. </text:span><text:span text:style-name="T58">ВСЕМОЛОДИ́Й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ща́</text:span><text:span text:style-name="T55">стя</text:span></text:p>
            <text:p text:style-name="P5"><text:span text:style-name="T43">-я, </text:span><text:span text:style-name="T48">с.</text:span></text:p>
            <text:p text:style-name="P5">1) Стан цілковитого задоволення життям, відчуття глибокого вдоволення та безмежної радості, яких зазнає хто-небудь. || Зовнішній вияв цього відчуття. || Радість від спілкування з ким-небудь <text:soft-page-break/>близьким, коханим тощо. || Про того, хто дає радість кому-небудь, викликає гаряче почуття симпатії, любові. || Те, що викликає відчуття найвищого задоволення життям, дає радість кому-небудь.<text:span text:style-name="T95"> </text:span><text:span text:style-name="T96">(С, 1637)</text:span></text:p>
          </table:table-cell>
        </table:table-row>
        <table:table-row>
          <table:table-cell table:style-name="Dictionary.A2" table:number-rows-spanned="2" office:value-type="string">
            <text:p text:style-name="P6">НÁДВИЩ</text:p>
            <text:p text:style-name="P5">-і, <text:span text:style-name="T70">ім., ж., інд.-авт.</text:span></text:p>
            <text:p text:style-name="P5"><text:span text:style-name="T83">утворене суфіксально-префіксальним способом, похідне від слів:</text:span><text:span text:style-name="T102"> </text:span><text:span text:style-name="T58">над</text:span><text:span text:style-name="T102"> і </text:span><text:span text:style-name="T58">ви́щий.</text:span></text:p>
            <text:p text:style-name="P7">У небо, у <text:span text:style-name="T56">надвищ</text:span>, за хмари за чорні</text:p>
            <text:p text:style-name="P5"><text:span text:style-name="T71">до сонця, Ікаре, спрямовуй свій лет!</text:span><text:span text:style-name="T70"> </text:span><text:span text:style-name="T81">(П, І, 98)</text:span></text:p>
          </table:table-cell>
          <table:table-cell table:style-name="Dictionary.B2" office:value-type="string">
            <text:p text:style-name="P6">над</text:p>
            <text:p text:style-name="P5"><text:span text:style-name="T48">рідко </text:span><text:span text:style-name="T43">наді, надо, </text:span><text:span text:style-name="T48">прийм.</text:span><text:span text:style-name="T43">, </text:span><text:span text:style-name="T48">з оруд.</text:span><text:span text:style-name="T43"> </text:span><text:span text:style-name="T48">і знах. в.</text:span><text:span text:style-name="T43"> Сполучення з над виражають: Просторові відношення:</text:span></text:p>
            <text:p text:style-name="P5">1) <text:span text:style-name="T69">з оруд. в.</text:span> Уживається для позначення предметів, осіб, вище яких відбувається дія. || Уживається для позначення предметів, осіб, до яких хто-небудь нахиляється, схиляється і т. ін. || Уживається для позначення місця, біля якого на вищому рівні щось розміщене.</text:p>
            <text:p text:style-name="P5">2) <text:span text:style-name="T69">із знах. в.</text:span> Уживається для позначення місця, куди спрямована дія. Об’єктні відношення:</text:p>
            <text:p text:style-name="P5"><text:span text:style-name="T24">5) </text:span><text:span text:style-name="T36">із знах.</text:span><text:span text:style-name="T24">, </text:span><text:span text:style-name="T36">рідко з оруд. в.</text:span><text:span text:style-name="T24"> Уживається для позначення вищої міри, ступеня порівняння, більшої кількості і т. ін. || Уживається для позначення предметів, осіб, яким надається перевага над ким-, чим-небудь. || Уживається для </text:span><text:soft-page-break/><text:span text:style-name="T24">позначення перевищення якої-небудь </text:span><text:span text:style-name="T24">міри, ступеня і т. ін. </text:span><text:span text:style-name="T36">Над усе</text:span><text:span text:style-name="T24">. </text:span><text:span text:style-name="T27">(С, 709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ви́</text:span><text:span text:style-name="T55">щий</text:span></text:p>
            <text:p text:style-name="P5">-а, -е.</text:p>
            <text:p text:style-name="P5">1) Вищ. ст. до високий. <text:span text:style-name="T79">(С, 162)</text:span></text:p>
          </table:table-cell>
        </table:table-row>
        <table:table-row>
          <table:table-cell table:style-name="Dictionary.A2" table:number-rows-spanned="2" office:value-type="string">
            <text:p text:style-name="P6">НАДНÉБО</text:p>
            <text:p text:style-name="P5">-а, <text:span text:style-name="T70">ім., с., інд.-авт.</text:span></text:p>
            <text:p text:style-name="P5"><text:span text:style-name="T83">утворене префіксальним способом, похідне від слова</text:span><text:span text:style-name="T102"> </text:span><text:span text:style-name="T58">над</text:span><text:span text:style-name="T102"> і </text:span><text:span text:style-name="T58">нéбо.</text:span></text:p>
            <text:p text:style-name="P7">Були мої моління всує - </text:p>
            <text:p text:style-name="P7">Бог не почув і не простив,</text:p>
            <text:p text:style-name="P7">і вже її душа прямує</text:p>
            <text:p text:style-name="P5"><text:span text:style-name="T71">в </text:span><text:span text:style-name="T76">наднеба</text:span><text:span text:style-name="T71"> синь.</text:span><text:span text:style-name="T70"> </text:span><text:span text:style-name="T81">(П, ІІ, 114)</text:span></text:p>
          </table:table-cell>
          <table:table-cell table:style-name="Dictionary.B2" office:value-type="string">
            <text:p text:style-name="P5"><text:span text:style-name="T58">над </text:span><text:span text:style-name="T67">(див. </text:span><text:span text:style-name="T58">НÁДВИЩ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6">небо</text:p>
            <text:p text:style-name="P5"><text:span text:style-name="T39">I </text:span><text:span text:style-name="T43">не́</text:span><text:span text:style-name="T43">бо</text:span></text:p>
            <text:p text:style-name="P5">-а, <text:span text:style-name="T69">с.</text:span></text:p>
            <text:p text:style-name="P5">1) Видимий над поверхнею землі повітряний простір у формі шатра.</text:p>
            <text:p text:style-name="P5">2) За релігійними уявленнями – місцеперебування Бога, ангелів, святих; потойбічний світ, рай.<text:span text:style-name="T95"> </text:span><text:span text:style-name="T96">(С, 747)</text:span></text:p>
          </table:table-cell>
        </table:table-row>
        <table:table-row>
          <table:table-cell table:style-name="Dictionary.A2" table:number-rows-spanned="2" office:value-type="string">
            <text:p text:style-name="P6">НАДÓКРУЖ</text:p>
            <text:p text:style-name="P5">незм., присл., інд.-авт.</text:p>
            <text:p text:style-name="P5"><text:span text:style-name="T82">утворене префіксальним способом, похідне від слова</text:span><text:span text:style-name="T87"> </text:span><text:span text:style-name="T91">о́</text:span><text:span text:style-name="T91">круга.</text:span></text:p>
            <text:p text:style-name="P7">А <text:span text:style-name="T56">надокруж</text:span> – майстри заплічні</text:p>
            <text:p text:style-name="P5"><text:span text:style-name="T71">стежок – ганебних і величних.</text:span><text:span text:style-name="T70"> </text:span><text:span text:style-name="T81">(П, ІІ, 165)</text:span></text:p>
          </table:table-cell>
          <table:table-cell table:style-name="Dictionary.B2" office:value-type="string">
            <text:p text:style-name="P6"><text:span text:style-name="T102">над </text:span><text:span text:style-name="T67">(див. </text:span><text:span text:style-name="T102">НÁДВИЩ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окру́</text:span><text:span text:style-name="T55">га</text:span></text:p>
            <text:p text:style-name="P5"><text:span text:style-name="T43">-и, </text:span><text:span text:style-name="T48">ж.</text:span></text:p>
            <text:p text:style-name="P5">1) Навколишня місцевість.<text:span text:style-name="T95"> </text:span><text:span text:style-name="T96">(С, 838)</text:span></text:p>
          </table:table-cell>
        </table:table-row>
        <table:table-row>
          <table:table-cell table:style-name="Dictionary.A2" table:number-rows-spanned="2" office:value-type="string">
            <text:p text:style-name="P6">НАДТОРÓСИ</text:p>
            <text:p text:style-name="P5">-ів, <text:span text:style-name="T70">ім., мн., інд.-авт.</text:span></text:p>
            <text:p text:style-name="P5"><text:soft-page-break/><text:span text:style-name="T83">утворене префіксальним способом, похідне від слів:</text:span> <text:span text:style-name="T57">над</text:span> і <text:span text:style-name="T56">торóси.</text:span></text:p>
            <text:p text:style-name="P7">…оце світіння полохких світань</text:p>
            <text:p text:style-name="P7">світів жертовних, що мене запалює</text:p>
            <text:p text:style-name="P7">всенепогасним і ламким, як крига,</text:p>
            <text:p text:style-name="P5"><text:span text:style-name="T71">огнем співучих </text:span><text:span text:style-name="T76">надторосів</text:span><text:span text:style-name="T71"> – криг.</text:span><text:span text:style-name="T70"> </text:span><text:span text:style-name="T81">(П, І, 80)</text:span></text:p>
          </table:table-cell>
          <table:table-cell table:style-name="Dictionary.B2" office:value-type="string">
            <text:p text:style-name="P6"><text:span text:style-name="T102">над </text:span><text:span text:style-name="T67">(див. </text:span><text:span text:style-name="T102">НÁДВИЩ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торо́</text:span><text:span text:style-name="T55">с</text:span></text:p>
            <text:p text:style-name="P5"><text:soft-page-break/><text:span text:style-name="T43">-а, </text:span><text:span text:style-name="T48">ч.</text:span></text:p>
            <text:p text:style-name="P5">Нагромадження уламків криги на замерзлих морях і річках, що утворюється внаслідок стискання льоду.<text:span text:style-name="T95"> </text:span><text:span text:style-name="T96">(С, 1464)</text:span></text:p>
          </table:table-cell>
        </table:table-row>
        <table:table-row>
          <table:table-cell table:style-name="Dictionary.A2" office:value-type="string">
            <text:p text:style-name="P6">НÁКРИК</text:p>
            <text:p text:style-name="P5">-у, <text:span text:style-name="T70">ім., ч., інд.-авт.</text:span></text:p>
            <text:p text:style-name="P5"><text:span text:style-name="T83">утворене префіксальним способом, похідне від слова</text:span><text:span text:style-name="T102"> </text:span><text:span text:style-name="T58">крик.</text:span></text:p>
            <text:p text:style-name="P7">Отой прощальний змах тонкоголосий</text:p>
            <text:p text:style-name="P7">тремтливої руки, той голий <text:span text:style-name="T56">накрик</text:span> - </text:p>
            <text:p text:style-name="P7">пункти рами – щербати й яр, той пагорб - </text:p>
            <text:p text:style-name="P5"><text:span text:style-name="T71">яким зигзагом путь тобі значив?</text:span><text:span text:style-name="T70"> </text:span><text:span text:style-name="T81">(П, І, 124)</text:span></text:p>
          </table:table-cell>
          <table:table-cell table:style-name="Dictionary.B2" office:value-type="string">
            <text:p text:style-name="P5"><text:span text:style-name="T58">крик </text:span><text:span text:style-name="T67">(див. </text:span><text:span text:style-name="T58">КРИК-ЗЕЛÓ</text:span><text:span text:style-name="T67">)</text:span></text:p>
          </table:table-cell>
        </table:table-row>
        <table:table-row>
          <table:table-cell table:style-name="Dictionary.A2" office:value-type="string">
            <text:p text:style-name="P6">НÁМЕРЗИ</text:p>
            <text:p text:style-name="P5">-ів, <text:span text:style-name="T70">ім., мн., інд.-авт.</text:span></text:p>
            <text:p text:style-name="P5"><text:span text:style-name="T83">утворене нульсуфіксальним способом, похідне від слова</text:span><text:span text:style-name="T102"> </text:span><text:span text:style-name="T58">намерза́</text:span><text:span text:style-name="T58">ти.</text:span></text:p>
            <text:p text:style-name="P7">О скрипки тьмавий гуд – мов скапує живиця,</text:p>
            <text:p text:style-name="P7"><text:soft-page-break/>зникають <text:span text:style-name="T56">намерзи</text:span> і вже хмеліє гін</text:p>
            <text:p text:style-name="P5"><text:span text:style-name="T71">дзвінкого дерева…</text:span><text:span text:style-name="T70"> </text:span><text:span text:style-name="T81">(П, ІІ, 155)</text:span></text:p>
          </table:table-cell>
          <table:table-cell table:style-name="Dictionary.B2" office:value-type="string">
            <text:p text:style-name="P5"><text:span text:style-name="T55">намерза́</text:span><text:span text:style-name="T55">ти</text:span></text:p>
            <text:p text:style-name="P5"><text:span text:style-name="T43">-ає, </text:span><text:span text:style-name="T48">недок.</text:span><text:span text:style-name="T43">, намерзнути </text:span><text:span text:style-name="T48">і </text:span><text:span text:style-name="T43">намерзти, -зне; </text:span><text:span text:style-name="T48">мин. ч.</text:span><text:span text:style-name="T43"> намерз, -ла, -ло; </text:span><text:span text:style-name="T48">док.</text:span></text:p>
            <text:p text:style-name="P5">1) Замерзаючи, вкривати поверхню чого-небудь або нагромаджуватися на чому-небудь (про лід, сніг і т. ін.). || <text:soft-page-break/>Покриватися льодом.<text:span text:style-name="T95"> </text:span><text:span text:style-name="T96">(С, 723)</text:span></text:p>
          </table:table-cell>
        </table:table-row>
        <table:table-row>
          <table:table-cell table:style-name="Dictionary.A2" table:number-rows-spanned="2" office:value-type="string">
            <text:p text:style-name="P6">НАПІВБАЖÁННЯ</text:p>
            <text:p text:style-name="P5">-я, <text:span text:style-name="T70">ім., с., інд.-авт.</text:span></text:p>
            <text:p text:style-name="P5"><text:span text:style-name="T83">утворене префіксальним способом, похідне від слів:</text:span><text:span text:style-name="T102"> </text:span><text:span text:style-name="T58">напíв</text:span><text:span text:style-name="T102"> і </text:span><text:span text:style-name="T58">бажáння.</text:span></text:p>
            <text:p text:style-name="P7">Напівступою,</text:p>
            <text:p text:style-name="P7">як над собою винесений крок</text:p>
            <text:p text:style-name="P7">задумався і скляк. <text:span text:style-name="T56">Напівбажання</text:span>,</text:p>
            <text:p text:style-name="P5"><text:span text:style-name="T71">на півваганні втяте.</text:span><text:span text:style-name="T70"> </text:span><text:span text:style-name="T81">(П, І, 57)</text:span></text:p>
          </table:table-cell>
          <table:table-cell table:style-name="Dictionary.B2" office:value-type="string">
            <text:p text:style-name="P5"><text:span text:style-name="T55">Наполови́</text:span><text:span text:style-name="T55">ну (напі́</text:span><text:span text:style-name="T55">в)</text:span></text:p>
            <text:p text:style-name="P5">присл.</text:p>
            <text:p text:style-name="P5">1) У розмірі чи обсязі, що охоплює половину кого-, чого-небудь.</text:p>
            <text:p text:style-name="P5">2) Пополам з чим-небудь; з домішкою, з ознакою, з елементами чогось.</text:p>
            <text:p text:style-name="P5">3) Частково, не зовсім, не повністю або значною мірою. <text:span text:style-name="T79">(С, 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бажа́</text:span><text:span text:style-name="T55">ння</text:span></text:p>
            <text:p text:style-name="P5"><text:span text:style-name="T43">-я, </text:span><text:span text:style-name="T48">с.</text:span></text:p>
            <text:p text:style-name="P5">1) Прагнення, потяг до здійснення чого-небудь; хотіння.<text:span text:style-name="T95"> </text:span><text:span text:style-name="T96">(С, 55)</text:span></text:p>
          </table:table-cell>
        </table:table-row>
        <table:table-row>
          <table:table-cell table:style-name="Dictionary.A2" table:number-rows-spanned="2" office:value-type="string">
            <text:p text:style-name="P6">НАПІВСТУПÁ</text:p>
            <text:p text:style-name="P5">-и́, <text:span text:style-name="T70">ім., </text:span><text:span text:style-name="T71">ж., інд.-авт.</text:span></text:p>
            <text:p text:style-name="P5"><text:span text:style-name="T81">утворене префіксальним способом, похідне від слів:</text:span><text:span text:style-name="T102"> </text:span><text:span text:style-name="T58">напíв</text:span><text:span text:style-name="T102"> і </text:span><text:span text:style-name="T58">ступа́</text:span><text:span text:style-name="T92">.</text:span></text:p>
            <text:p text:style-name="P7"><text:span text:style-name="T56">Напівступою</text:span>,</text:p>
            <text:p text:style-name="P7">як над собою винесений крок</text:p>
            <text:p text:style-name="P7">задумався і скляк. Напівбажання,</text:p>
            <text:p text:style-name="P5"><text:span text:style-name="T71">на півваганні втяте.</text:span><text:span text:style-name="T70"> </text:span><text:span text:style-name="T81">(П, І, 57)</text:span></text:p>
          </table:table-cell>
          <table:table-cell table:style-name="Dictionary.B2" office:value-type="string">
            <text:p text:style-name="P5"><text:span text:style-name="T55">напі́в </text:span>(див. <text:span text:style-name="T57">НАПІВБАЖÁННЯ</text:span>)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7">ступа́</text:span></text:p>
            <text:p text:style-name="P5"><text:span text:style-name="T39">II </text:span><text:span text:style-name="T43">ступа́</text:span></text:p>
            <text:p text:style-name="P5">-и, <text:span text:style-name="T69">ж.</text:span>, <text:span text:style-name="T69">перев.</text:span> <text:span text:style-name="T69">з означ.</text:span></text:p>
            <text:p text:style-name="P5">Манера ходити, ступати; хода. || Рух ногою вперед, убік або назад; крок. || Звуки від таких рухів. || Про спокійну, тиху ходу коня; найповільніший алюр.<text:span text:style-name="T95"> </text:span><text:span text:style-name="T96">(С, 1407)</text:span></text:p>
          </table:table-cell>
        </table:table-row>
        <table:table-row>
          <table:table-cell table:style-name="Dictionary.A2" office:value-type="string">
            <text:p text:style-name="P6">НÁХЛЮПИ</text:p>
            <text:p text:style-name="P5"><text:soft-page-break/>-ів, <text:span text:style-name="T70">ім., мн., інд.-авт.</text:span></text:p>
            <text:p text:style-name="P5"><text:span text:style-name="T83">утворене префіксальним і нульсуфіксальним способом, похідне від слова</text:span><text:span text:style-name="T102"> </text:span><text:span text:style-name="T58">хлю́пати.</text:span></text:p>
            <text:p text:style-name="P7">Покірні вітру, <text:span text:style-name="T56">нахлюпи</text:span> щедрот</text:p>
            <text:p text:style-name="P7">з убогого жебрацького бенкету,</text:p>
            <text:p text:style-name="P7">відвирувавши, котяться у Лету,</text:p>
            <text:p text:style-name="P5"><text:span text:style-name="T71">в таночок взявши кревних і заброд</text:span><text:span text:style-name="T70">. </text:span><text:span text:style-name="T81">(П, І, 101)</text:span></text:p>
          </table:table-cell>
          <table:table-cell table:style-name="Dictionary.B2" office:value-type="string">
            <text:p text:style-name="P5"><text:span text:style-name="T55">хлю́</text:span><text:span text:style-name="T55">пати</text:span></text:p>
            <text:p text:style-name="P5"><text:soft-page-break/><text:span text:style-name="T43">-аю, -аєш, </text:span><text:span text:style-name="T48">недок.</text:span></text:p>
            <text:p text:style-name="P5">1) <text:span text:style-name="T69">неперех.</text:span> Плещучи, просочуючись, видавати характерні звуки (про воду, грязь і т. ін.). || З плескотом битися, ударятися об що-небудь. || Ударяючи по воді, з шумом занурюючись, падаючи в воду чи іншу рідину, створювати плескіт.</text:p>
            <text:p text:style-name="P5"><text:span text:style-name="T24">2) </text:span><text:span text:style-name="T36">перех.</text:span><text:span text:style-name="T24"> </text:span><text:span text:style-name="T36">і неперех.</text:span><text:span text:style-name="T24"> Рвучкими рухами лити, бризкати водою або іншою рідиною на кого-, що-небудь. || </text:span><text:span text:style-name="T24">Розливатися, виливатися, розпліскуватися. || Утворювати звуки, що нагадують хлипання.</text:span><text:span text:style-name="T36">Хлюпати носом</text:span><text:span text:style-name="T24">.</text:span><text:span text:style-name="T25"> </text:span><text:span text:style-name="T26">(С, 1565)</text:span></text:p>
          </table:table-cell>
        </table:table-row>
        <table:table-row>
          <table:table-cell table:style-name="Dictionary.A2" table:number-rows-spanned="2" office:value-type="string">
            <text:p text:style-name="P6">ОБАКРÁЙ</text:p>
            <text:p text:style-name="P5">-ю, <text:span text:style-name="T70">ім., ч., інд.-авт.</text:span></text:p>
            <text:p text:style-name="P5"><text:span text:style-name="T83">утворене способом зрощення, похідне від слів:</text:span><text:span text:style-name="T102"> </text:span><text:span text:style-name="T58">óба</text:span><text:span text:style-name="T102"> і </text:span><text:span text:style-name="T58">край.</text:span></text:p>
            <text:p text:style-name="P7">З ціложиттєвого ждання</text:p>
            <text:p text:style-name="P7">Ти смерть на кілька літ відтрутив,</text:p>
            <text:p text:style-name="P7">аби почути пахощ рути</text:p>
            <text:p text:style-name="P7">і в неї впасти навмання - </text:p>
            <text:p text:style-name="P7">з усіх розлук – на <text:span text:style-name="T56">обакрай</text:span></text:p>
            <text:p text:style-name="P5"><text:span text:style-name="T71">Вітчизни – і яви, і мрії.</text:span><text:span text:style-name="T70"> </text:span><text:span text:style-name="T81">(П, ІІ, 19)</text:span></text:p>
          </table:table-cell>
          <table:table-cell table:style-name="Dictionary.B2" office:value-type="string">
            <text:p text:style-name="P5"><text:span text:style-name="T55">Оби́</text:span><text:span text:style-name="T55">два (</text:span><text:span text:style-name="T58">óба</text:span><text:span text:style-name="T55">)</text:span></text:p>
            <text:p text:style-name="P5"><text:span text:style-name="T43">обох, </text:span><text:span text:style-name="T48">ч.</text:span><text:span text:style-name="T43"> </text:span><text:span text:style-name="T48">і с.</text:span><text:span text:style-name="T43">, обидві, обох, </text:span><text:span text:style-name="T48">ж.</text:span><text:span text:style-name="T43">, </text:span><text:span text:style-name="T48">числ.</text:span><text:span text:style-name="T43">, </text:span><text:span text:style-name="T48">збірн.</text:span></text:p>
            <text:p text:style-name="P5"><text:span text:style-name="T24">Означає кожний із двох названих або відомих предметів; один і другий; і той, і другий. </text:span><text:span text:style-name="T36">В обидва кінці</text:span><text:span text:style-name="T24">. </text:span><text:span text:style-name="T27">(С, 804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8">край </text:span><text:span text:style-name="T67">(див. </text:span><text:span text:style-name="T58">КРАЙÓКРАЙ</text:span><text:span text:style-name="T67">)</text:span></text:p>
          </table:table-cell>
        </table:table-row>
        <text:soft-page-break/>
        <table:table-row>
          <table:table-cell table:style-name="Dictionary.A2" table:number-rows-spanned="2" office:value-type="string">
            <text:p text:style-name="P6">ОБОЮДОЖÁЛИЙ</text:p>
            <text:p text:style-name="P5">-а, -е, <text:span text:style-name="T71">прикм., </text:span><text:span text:style-name="T70">інд.-авт.</text:span></text:p>
            <text:p text:style-name="P5"><text:span text:style-name="T83">утворене складносуфіксальним способом, похідне від слів:</text:span><text:span text:style-name="T87"> </text:span><text:span text:style-name="T91">обою́</text:span><text:span text:style-name="T91">до</text:span><text:span text:style-name="T87"> і </text:span><text:span text:style-name="T91">жалі́</text:span><text:span text:style-name="T91">ти.</text:span></text:p>
            <text:p text:style-name="P7">Та мури, мов із мертвих всталі,</text:p>
            <text:p text:style-name="P7">похмуро мовили: чекай,</text:p>
            <text:p text:style-name="P7">ще обрадіє із печалі</text:p>
            <text:p text:style-name="P5"><text:span text:style-name="T71">твій </text:span><text:span text:style-name="T76">обоюдожалий</text:span><text:span text:style-name="T71"> край.</text:span><text:span text:style-name="T70"> </text:span><text:span text:style-name="T81">(П, І, 36)</text:span></text:p>
          </table:table-cell>
          <table:table-cell table:style-name="Dictionary.B2" office:value-type="string">
            <text:p text:style-name="P5"><text:span text:style-name="T91">Обою́</text:span><text:span text:style-name="T91">до </text:span><text:span text:style-name="T86">(не подано у словнику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жалі́</text:span><text:span text:style-name="T55">ти</text:span></text:p>
            <text:p text:style-name="P5"><text:span text:style-name="T43">-ію, -ієш, </text:span><text:span text:style-name="T48">недок.</text:span></text:p>
            <text:p text:style-name="P5">1) <text:span text:style-name="T69">перех.</text:span> <text:span text:style-name="T69">і без додатка</text:span>. Відчувати жалість, співчуття до кого-небудь.</text:p>
            <text:p text:style-name="P5">2) <text:span text:style-name="T69">неперех.</text:span> Нарікати на що-небудь, уболівати за чимось, за щось; шкодувати, жалкувати.</text:p>
            <text:p text:style-name="P5"><text:span text:style-name="T24">3) </text:span><text:span text:style-name="T36">перех.</text:span><text:span text:style-name="T24"> Берегти, оберігати кого-, що-небудь. || Неохоче витрачати що-небудь; </text:span><text:span text:style-name="T24">шкодувати, жалкувати.</text:span><text:span text:style-name="T25"> </text:span><text:span text:style-name="T26">(С, 364)</text:span></text:p>
          </table:table-cell>
        </table:table-row>
        <table:table-row>
          <table:table-cell table:style-name="Dictionary.A2" office:value-type="string">
            <text:p text:style-name="P6">ОВÓГНЕНИЙ</text:p>
            <text:p text:style-name="P5">-а, -е, <text:span text:style-name="T71">дієпр., інд.-авт.</text:span></text:p>
            <text:p text:style-name="P5"><text:span text:style-name="T82">утворене суфіксально-префіксальним способом, похідне від </text:span><text:span text:style-name="T83">в</text:span><text:span text:style-name="T102">ід неіснуючого дієслова </text:span><text:span text:style-name="T58">ово́гнити.</text:span></text:p>
            <text:p text:style-name="P7">Та за тобою небо запалало,</text:p>
            <text:p text:style-name="P5"><text:span text:style-name="T76">овогнене</text:span><text:span text:style-name="T71"> грозою стожалів.</text:span><text:span text:style-name="T70"> </text:span><text:span text:style-name="T81">(П, ІІ, 68)</text:span></text:p>
          </table:table-cell>
          <table:table-cell table:style-name="Dictionary.B2" office:value-type="string">
            <text:p text:style-name="P5"><text:span text:style-name="T58">Ово́гнити </text:span><text:span text:style-name="T64">(не подано у словнику)</text:span></text:p>
          </table:table-cell>
        </table:table-row>
        <table:table-row>
          <table:table-cell table:style-name="Dictionary.A2" office:value-type="string">
            <text:p text:style-name="P6">ОГРÁННЯ</text:p>
            <text:p text:style-name="P5">ім., с., інд.-авт.</text:p>
            <text:p text:style-name="P5"><text:span text:style-name="T83">утворене суфіксальним способом, похідне від слова</text:span><text:span text:style-name="T87"> </text:span><text:span text:style-name="T57">огрáнювати.</text:span></text:p>
            <text:p text:style-name="P7">У зашморзі бід</text:p>
            <text:p text:style-name="P7"><text:soft-page-break/>аж зайшовся кривий од волання борлак,</text:p>
            <text:p text:style-name="P5"><text:span text:style-name="T71">аж </text:span><text:span text:style-name="T76">огранням</text:span><text:span text:style-name="T71"> дзеркал заросилася кров!</text:span><text:span text:style-name="T70"> </text:span><text:span text:style-name="T81">(П, І, 33)</text:span></text:p>
          </table:table-cell>
          <table:table-cell table:style-name="Dictionary.B2" office:value-type="string">
            <text:p text:style-name="P5"><text:span text:style-name="T55">Ограно́</text:span><text:span text:style-name="T55">вувати (</text:span><text:span text:style-name="T57">огрáнювати</text:span><text:span text:style-name="T55">)</text:span></text:p>
            <text:p text:style-name="P5"><text:span text:style-name="T43">-ую, -уєш, </text:span><text:span text:style-name="T48">недок.</text:span><text:span text:style-name="T43">, огранувати, -ую, -уєш, </text:span><text:span text:style-name="T48">док.</text:span><text:span text:style-name="T43">, </text:span><text:span text:style-name="T48">перех.</text:span><text:span text:style-name="T43">, </text:span><text:span text:style-name="T48">спец.</text:span></text:p>
            <text:p text:style-name="P5"><text:span text:style-name="T24">Шліфуючи поверхню чого-небудь, робити на ній грані.</text:span><text:span text:style-name="T25"> </text:span><text:span text:style-name="T26">(С, 826)</text:span></text:p>
          </table:table-cell>
        </table:table-row>
        <table:table-row>
          <table:table-cell table:style-name="Dictionary.A2" office:value-type="string">
            <text:p text:style-name="P6">ОЗЛÍННЯ</text:p>
            <text:p text:style-name="P5">-я, <text:span text:style-name="T70">ім., ж., інд.-авт.</text:span></text:p>
            <text:p text:style-name="P5"><text:span text:style-name="T62">утворене суфіксальним способом, похідне від слова</text:span> <text:span text:style-name="T57">озли́тися.</text:span></text:p>
            <text:p text:style-name="P7">А шал який! Яке <text:span text:style-name="T56">озління</text:span>!</text:p>
            <text:p text:style-name="P5"><text:span text:style-name="T71">О білий світе-блекота.</text:span><text:span text:style-name="T70"> </text:span><text:span text:style-name="T81">(П, І, 132)</text:span></text:p>
          </table:table-cell>
          <table:table-cell table:style-name="Dictionary.B2" office:value-type="string">
            <text:p text:style-name="P5"><text:span text:style-name="T55">озли́</text:span><text:span text:style-name="T55">тися</text:span></text:p>
            <text:p text:style-name="P5"><text:span text:style-name="T43">-люся, -лишся, </text:span><text:span text:style-name="T48">док.</text:span></text:p>
            <text:p text:style-name="P5">Стати розлюченим, роздратованим; розізлитися, розгніватися. || Стати злим, злостивим.<text:span text:style-name="T95"> </text:span><text:span text:style-name="T96">(С, 834)</text:span></text:p>
          </table:table-cell>
        </table:table-row>
        <table:table-row>
          <table:table-cell table:style-name="Dictionary.A2" office:value-type="string">
            <text:p text:style-name="P6">ОШРÓТТЯ</text:p>
            <text:p text:style-name="P5">-я, <text:span text:style-name="T70">ім., збірн., інд.-авт.</text:span></text:p>
            <text:p text:style-name="P5"><text:span text:style-name="T83">утворене суфіксально-префіксальним способом, похідне від слова</text:span> <text:span text:style-name="T57">шріт.</text:span></text:p>
            <text:p text:style-name="P7">І тінь біжить – поверхи давніх днів.</text:p>
            <text:p text:style-name="P5"><text:span text:style-name="T71">І заволока – на </text:span><text:span text:style-name="T76">ошроття</text:span><text:span text:style-name="T71"> часу.</text:span><text:span text:style-name="T70"> </text:span><text:span text:style-name="T81">(П, І, 137)</text:span></text:p>
          </table:table-cell>
          <table:table-cell table:style-name="Dictionary.B2" office:value-type="string">
            <text:p text:style-name="P6">шріт</text:p>
            <text:p text:style-name="P5"><text:span text:style-name="T43">шроту, </text:span><text:span text:style-name="T48">ч.</text:span></text:p>
            <text:p text:style-name="P5">1) Дрібні свинцеві кульки для стрільби з мисливської рушниці; дріб.<text:span text:style-name="T95"> </text:span><text:span text:style-name="T96">(С, 1631)</text:span></text:p>
          </table:table-cell>
        </table:table-row>
        <table:table-row>
          <table:table-cell table:style-name="Dictionary.A2" table:number-rows-spanned="2" office:value-type="string">
            <text:p text:style-name="P6">ПÁВЕРХ</text:p>
            <text:p text:style-name="P5">-у, <text:span text:style-name="T70">ім., ч., інд.-авт.</text:span></text:p>
            <text:p text:style-name="P5"><text:span text:style-name="T83">утворене префіксальним способом, похідне від слів:</text:span><text:span text:style-name="T102"> </text:span><text:span text:style-name="T58">па</text:span><text:span text:style-name="T102">... (“подібний”) і </text:span><text:span text:style-name="T58">верх.</text:span></text:p>
            <text:p text:style-name="P7">Тут <text:span text:style-name="T56">паверх</text:span>, паниз, пажиття і паскін,</text:p>
            <text:p text:style-name="P7">переступай лискуче лезо меж,</text:p>
            <text:p text:style-name="P7"><text:soft-page-break/>і рідні лиця за порожні маски</text:p>
            <text:p text:style-name="P5"><text:span text:style-name="T71">тобі здадуться з понадгірних веж.</text:span><text:span text:style-name="T70"> </text:span><text:span text:style-name="T81">(П, І, 167)</text:span></text:p>
          </table:table-cell>
          <table:table-cell table:style-name="Dictionary.B2" office:value-type="string">
            <text:p text:style-name="P5"><text:span text:style-name="T22">Па</text:span><text:span text:style-name="T28">... </text:span><text:span text:style-name="T29">(не подано у словнику)</text:span></text:p>
          </table:table-cell>
        </table:table-row>
        <table:table-row>
          <table:covered-table-cell/>
          <table:table-cell table:style-name="Dictionary.B2" office:value-type="string">
            <text:p text:style-name="P6">верх</text:p>
            <text:p text:style-name="P5"><text:span text:style-name="T43">-у, </text:span><text:span text:style-name="T48">ч.</text:span></text:p>
            <text:p text:style-name="P5">1) Верхня, найвища частина чого-небудь; вершина. || Поверхня землі, якої-небудь рідини і т. ін.<text:span text:style-name="T95"> </text:span><text:span text:style-name="T96">(С, 123)</text:span></text:p>
          </table:table-cell>
        </table:table-row>
        <table:table-row>
          <table:table-cell table:style-name="Dictionary.A2" office:value-type="string">
            <text:p text:style-name="P5"><text:span text:style-name="T57">ПАЖИТТЯ́</text:span></text:p>
            <text:p text:style-name="P5">-я, <text:span text:style-name="T70">ім., с., інд.-авт.</text:span></text:p>
            <text:p text:style-name="P5"><text:span text:style-name="T83">утворене префіксальним способом, похідне від слів:</text:span><text:span text:style-name="T102"> </text:span><text:span text:style-name="T58">па</text:span><text:span text:style-name="T102">... (“подібний”) і </text:span><text:span text:style-name="T58">життя́.</text:span></text:p>
            <text:p text:style-name="P7">Тут паверх, паниз, <text:span text:style-name="T56">пажиття</text:span> і паскін,</text:p>
            <text:p text:style-name="P7">переступай лискуче лезо меж,</text:p>
            <text:p text:style-name="P7">і рідні лиця за порожні маски</text:p>
            <text:p text:style-name="P5"><text:span text:style-name="T71">тобі здадуться з понадгірних веж.</text:span><text:span text:style-name="T70"> </text:span><text:span text:style-name="T81">(П, І, 167)</text:span></text:p>
          </table:table-cell>
          <table:table-cell table:style-name="Dictionary.B2" office:value-type="string">
            <text:p text:style-name="P5"><text:span text:style-name="T58">життя́</text:span><text:span text:style-name="T67"> (див </text:span><text:span text:style-name="T58">ЖИТТЄСМÉРТЬ</text:span><text:span text:style-name="T67">)</text:span></text:p>
          </table:table-cell>
        </table:table-row>
        <table:table-row>
          <table:table-cell table:style-name="Dictionary.A2" office:value-type="string">
            <text:p text:style-name="P6">ПÁНИЗ</text:p>
            <text:p text:style-name="P5">-у, <text:span text:style-name="T70">ім., ч., інд.-авт.</text:span></text:p>
            <text:p text:style-name="P5"><text:span text:style-name="T83">утворене префіксальним </text:span><text:span text:style-name="T83">способом, похідне від слів:</text:span><text:span text:style-name="T102"> </text:span><text:span text:style-name="T58">па</text:span><text:span text:style-name="T102">... (“подібний”) і </text:span><text:span text:style-name="T58">низ.</text:span></text:p>
            <text:p text:style-name="P7">Тут паверх, <text:span text:style-name="T56">паниз</text:span>, пажиття і паскін,</text:p>
            <text:p text:style-name="P7">переступай лискуче лезо меж,</text:p>
            <text:p text:style-name="P7">і рідні лиця за порожні маски</text:p>
            <text:p text:style-name="P5"><text:span text:style-name="T71">тобі здадуться з понадгірних веж.</text:span><text:span text:style-name="T70"> </text:span><text:span text:style-name="T81">(П, І, 167)</text:span></text:p>
          </table:table-cell>
          <table:table-cell table:style-name="Dictionary.B2" office:value-type="string">
            <text:p text:style-name="P6">низ</text:p>
            <text:p text:style-name="P5"><text:span text:style-name="T43">-у, </text:span><text:span text:style-name="T48">ч.</text:span></text:p>
            <text:p text:style-name="P5"><text:span text:style-name="T44">1) Нижня частина предмета. || </text:span><text:span text:style-name="T49">рідко</text:span><text:span text:style-name="T44">. Те саме, що виворіт.</text:span><text:span text:style-name="T45"> </text:span><text:span text:style-name="T46">(С, 785)</text:span></text:p>
          </table:table-cell>
        </table:table-row>
        <table:table-row>
          <table:table-cell table:style-name="Dictionary.A2" office:value-type="string">
            <text:p text:style-name="P6">ПАРУ́́РА</text:p>
            <text:p text:style-name="P5"><text:soft-page-break/>-и, <text:span text:style-name="T70">ім., ж., інд.-авт.</text:span></text:p>
            <text:p text:style-name="P5"><text:span text:style-name="T83">утворене префіксальним способом, похідне від слів:</text:span><text:span text:style-name="T102"> </text:span><text:span text:style-name="T58">па</text:span><text:span text:style-name="T102">... (“подібний”) і </text:span><text:span text:style-name="T58">рýра.</text:span></text:p>
            <text:p text:style-name="P7">Те безмежжя сил,</text:p>
            <text:p text:style-name="P7">розбурханих од молодого болю,</text:p>
            <text:p text:style-name="P5"><text:span text:style-name="T71">ті </text:span><text:span text:style-name="T76">парури</text:span><text:span text:style-name="T71"> зусиль…</text:span><text:span text:style-name="T70"> </text:span><text:span text:style-name="T81">(П, І, 57)</text:span></text:p>
          </table:table-cell>
          <table:table-cell table:style-name="Dictionary.B2" office:value-type="string">
            <text:p text:style-name="P5"><text:span text:style-name="T55">ру́</text:span><text:span text:style-name="T55">ра</text:span></text:p>
            <text:p text:style-name="P5"><text:soft-page-break/><text:span text:style-name="T43">-и, </text:span><text:span text:style-name="T48">ж.</text:span></text:p>
            <text:p text:style-name="P9"><text:span text:style-name="T51">1) </text:span><text:span text:style-name="T54">зах.</text:span><text:span text:style-name="T51"> Те саме, що </text:span><text:a xlink:type="simple" xlink:href="http://www.lingvo.ua/uk/Translate/uk-uk/труба"><text:span text:style-name="T94">труба</text:span></text:a><text:span text:style-name="T51">.</text:span><text:span text:style-name="T52"> </text:span><text:span text:style-name="T53">(С, 1279)</text:span></text:p>
          </table:table-cell>
        </table:table-row>
        <table:table-row>
          <table:table-cell table:style-name="Dictionary.A2" office:value-type="string">
            <text:p text:style-name="P6">ПÁСКІН</text:p>
            <text:p text:style-name="P5">пáскону, <text:span text:style-name="T70">ім., ч., інд.-авт.</text:span></text:p>
            <text:p text:style-name="P5"><text:span text:style-name="T83">утворене префіксальним способом, похідне від слів:</text:span><text:span text:style-name="T102"> </text:span><text:span text:style-name="T58">па</text:span><text:span text:style-name="T102">... (“подібний”) і </text:span><text:span text:style-name="T58">скін.</text:span></text:p>
            <text:p text:style-name="P7">Тут паверх, паниз, пажиття і <text:span text:style-name="T56">паскін</text:span>,</text:p>
            <text:p text:style-name="P7">переступай лискуче лезо меж,</text:p>
            <text:p text:style-name="P7">і рідні лиця за порожні маски</text:p>
            <text:p text:style-name="P5"><text:span text:style-name="T71">тобі здадуться з понадгірних веж.</text:span><text:span text:style-name="T70"> </text:span><text:span text:style-name="T81">(П, І, 167)</text:span></text:p>
          </table:table-cell>
          <table:table-cell table:style-name="Dictionary.B2" office:value-type="string">
            <text:p text:style-name="P6">скін</text:p>
            <text:p text:style-name="P5"><text:span text:style-name="T43">скону, </text:span><text:span text:style-name="T48">ч.</text:span><text:span text:style-name="T43">, </text:span><text:span text:style-name="T48">уроч.</text:span></text:p>
            <text:p text:style-name="P5">Те саме, що смерть. || Кінець, межа. <text:span text:style-name="T79">(С, 1330)</text:span></text:p>
          </table:table-cell>
        </table:table-row>
        <table:table-row>
          <table:table-cell table:style-name="Dictionary.A2" table:number-rows-spanned="2" office:value-type="string">
            <text:p text:style-name="P6">ПЕКЕЛЬНОЗÓРИЙ</text:p>
            <text:p text:style-name="P5">-а, -е, <text:span text:style-name="T71">прикм., </text:span><text:span text:style-name="T70">інд.-авт.</text:span></text:p>
            <text:p text:style-name="P5"><text:span text:style-name="T83">утворене складнофлективним способом, похідне від слів:</text:span><text:span text:style-name="T102"> </text:span><text:span text:style-name="T58">пеке́льний </text:span><text:span text:style-name="T102">і </text:span><text:span text:style-name="T58">зір.</text:span></text:p>
            <text:p text:style-name="P7">Мигоче, мов відьмак, паркан <text:span text:style-name="T56">пекельнозорий</text:span>,</text:p>
            <text:p text:style-name="P5"><text:soft-page-break/><text:span text:style-name="T71">за голосом покори душа рушає вспак.</text:span><text:span text:style-name="T70"> </text:span><text:span text:style-name="T81">(П, ІІ, 31)</text:span></text:p>
          </table:table-cell>
          <table:table-cell table:style-name="Dictionary.B2" office:value-type="string">
            <text:p text:style-name="P5"><text:span text:style-name="T58">пеке́льний </text:span><text:span text:style-name="T64">(див. </text:span><text:span text:style-name="T58">ВСЕПЕКЕ́ЛЬНИЙ</text:span><text:span text:style-name="T64">)</text:span></text:p>
          </table:table-cell>
        </table:table-row>
        <table:table-row>
          <table:covered-table-cell/>
          <table:table-cell table:style-name="Dictionary.B2" office:value-type="string">
            <text:p text:style-name="P6">зір</text:p>
            <text:p text:style-name="P5"><text:span text:style-name="T43">зору, </text:span><text:span text:style-name="T48">ч.</text:span></text:p>
            <text:p text:style-name="P5">1) Одне з п’яти почуттів, органом якого є око. || Здатність бачити.</text:p>
            <text:p text:style-name="P5">2) Спрямованість очей на кого-, що-<text:soft-page-break/>небудь; погляд.</text:p>
            <text:p text:style-name="P5">3) Те саме, що очі. <text:span text:style-name="T79">(С, 460)</text:span></text:p>
          </table:table-cell>
        </table:table-row>
        <table:table-row>
          <table:table-cell table:style-name="Dictionary.A2" table:number-rows-spanned="2" office:value-type="string">
            <text:p text:style-name="P6">ПІВВАГÁННЯ</text:p>
            <text:p text:style-name="P5">-я, <text:span text:style-name="T70">ім., с., інд.-авт.</text:span></text:p>
            <text:p text:style-name="P5"><text:span text:style-name="T83">утворене префіксальним способом, </text:span><text:span text:style-name="T83">похідне від слів:</text:span><text:span text:style-name="T102"> </text:span><text:span text:style-name="T58">пів</text:span><text:span text:style-name="T102"> і </text:span><text:span text:style-name="T58">вагáння.</text:span></text:p>
            <text:p text:style-name="P7">Напівступою,</text:p>
            <text:p text:style-name="P7">як над собою винесений крок</text:p>
            <text:p text:style-name="P7">задумався і скляк. Напівбажання,</text:p>
            <text:p text:style-name="P5"><text:span text:style-name="T71">на </text:span><text:span text:style-name="T76">півваганні</text:span><text:span text:style-name="T71"> втяте.</text:span><text:span text:style-name="T70"> </text:span><text:span text:style-name="T81">(П, І, 57)</text:span></text:p>
          </table:table-cell>
          <table:table-cell table:style-name="Dictionary.B2" office:value-type="string">
            <text:p text:style-name="P5"><text:span text:style-name="T55">Полови́</text:span><text:span text:style-name="T55">на </text:span><text:span text:style-name="T80">(пів)</text:span></text:p>
            <text:p text:style-name="P5"><text:span text:style-name="T43">-и, </text:span><text:span text:style-name="T48">ж.</text:span></text:p>
            <text:p text:style-name="P5">1) Одна з двох рівних частин чого-небудь. || Складова частина парного предмета. || Якась частина або певна кількість чого-небудь.</text:p>
            <text:p text:style-name="P5">2) Середина якої-небудь віддалі, якогось проміжку часу і т. ін. || Момент часу, який відповідає середині даної години. <text:span text:style-name="T79">(С, 1036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вага́</text:span><text:span text:style-name="T55">ння</text:span></text:p>
            <text:p text:style-name="P5"><text:span text:style-name="T43">-я, </text:span><text:span text:style-name="T48">с.</text:span></text:p>
            <text:p text:style-name="P5">1) Дія за знач. вагатися.</text:p>
            <text:p text:style-name="P5">2) Неспроможність відразу вирішити щось; роздумування.</text:p>
            <text:p text:style-name="P5">3) Непослідовність у поглядах, хитання.<text:span text:style-name="T95"> </text:span><text:span text:style-name="T96">(С, 106)</text:span></text:p>
          </table:table-cell>
        </table:table-row>
        <table:table-row>
          <table:table-cell table:style-name="Dictionary.A2" table:number-rows-spanned="2" office:value-type="string">
            <text:p text:style-name="P6">ПІВДУ́́ШІ</text:p>
            <text:p text:style-name="P5">півдýш, <text:span text:style-name="T70">ім., мн., інд.-авт.</text:span></text:p>
            <text:p text:style-name="P5"><text:span text:style-name="T83">утворене префіксальним способом, похідне від слів:</text:span><text:span text:style-name="T102"> </text:span><text:span text:style-name="T58">пів</text:span><text:span text:style-name="T102"> і </text:span><text:span text:style-name="T58">ду́ші.</text:span></text:p>
            <text:p text:style-name="P7">О царство півсерць, півнадій, <text:soft-page-break/>півпричалів,</text:p>
            <text:p text:style-name="P5"><text:span text:style-name="T71">півзамірів царство, півзмаг і </text:span><text:span text:style-name="T76">півдуш</text:span><text:span text:style-name="T71">!</text:span><text:span text:style-name="T70"> </text:span><text:span text:style-name="T81">(П, І, 98)</text:span></text:p>
          </table:table-cell>
          <table:table-cell table:style-name="Dictionary.B2" office:value-type="string">
            <text:p text:style-name="P5"><text:span text:style-name="T58">пів </text:span><text:span text:style-name="T67">(див. </text:span><text:span text:style-name="T58">ПІВВАГÁННЯ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8">ду́ші </text:span><text:span text:style-name="T64">(див. </text:span><text:span text:style-name="T58">ДУШЕКРÓНА</text:span><text:span text:style-name="T64">)</text:span></text:p>
          </table:table-cell>
        </table:table-row>
        <table:table-row>
          <table:table-cell table:style-name="Dictionary.A2" table:number-rows-spanned="2" office:value-type="string">
            <text:p text:style-name="P6">ПІВЗÁМІРИ</text:p>
            <text:p text:style-name="P5">-ів, <text:span text:style-name="T70">ім., мн., інд.-авт.</text:span></text:p>
            <text:p text:style-name="P5"><text:span text:style-name="T83">утворене </text:span><text:span text:style-name="T83">префіксальним способом, </text:span><text:span text:style-name="T83">похідне від слів:</text:span><text:span text:style-name="T102"> </text:span><text:span text:style-name="T58">пів</text:span><text:span text:style-name="T102"> і </text:span><text:span text:style-name="T58">зáміри.</text:span></text:p>
            <text:p text:style-name="P7">О царство півсерць, півнадій, півпричалів,</text:p>
            <text:p text:style-name="P5"><text:span text:style-name="T76">півзамірів</text:span><text:span text:style-name="T71"> царство, півзмаг і півдуш!</text:span><text:span text:style-name="T70"> </text:span><text:span text:style-name="T81">(П, І, 98)</text:span></text:p>
          </table:table-cell>
          <table:table-cell table:style-name="Dictionary.B2" office:value-type="string">
            <text:p text:style-name="P5"><text:span text:style-name="T58">пів </text:span><text:span text:style-name="T67">(див. </text:span><text:span text:style-name="T58">ПІВВАГÁННЯ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6">за́мір</text:p>
            <text:p text:style-name="P5"><text:span text:style-name="T39">I </text:span><text:span text:style-name="T43">за́</text:span><text:span text:style-name="T43">мір</text:span></text:p>
            <text:p text:style-name="P5">-у, <text:span text:style-name="T69">ч.</text:span></text:p>
            <text:p text:style-name="P5"><text:span text:style-name="T24">Задум, бажання зробити щось; намір. || </text:span><text:span text:style-name="T36">перев.</text:span><text:span text:style-name="T24"> </text:span><text:span text:style-name="T36">мн.</text:span><text:span text:style-name="T24"> Таємні, підступні плани, спрямовані проти кого-, чого-небудь.</text:span><text:span text:style-name="T25"> </text:span><text:span text:style-name="T26">(С, 405)</text:span></text:p>
          </table:table-cell>
        </table:table-row>
        <table:table-row>
          <table:table-cell table:style-name="Dictionary.A2" table:number-rows-spanned="2" office:value-type="string">
            <text:p text:style-name="P6">ПІВЗМÁГИ</text:p>
            <text:p text:style-name="P5">ім., мн., інд.-авт.</text:p>
            <text:p text:style-name="P5"><text:span text:style-name="T88">утворене префіксальним і </text:span><text:span text:style-name="T88">нульсуфіксальним способом, похідне від слів:</text:span><text:span text:style-name="T98"> </text:span><text:span text:style-name="T61">пів</text:span><text:span text:style-name="T98"> і </text:span><text:span text:style-name="T61">змагáння.</text:span></text:p>
            <text:p text:style-name="P7">О царство півсерць, півнадій, півпричалів,</text:p>
            <text:p text:style-name="P5"><text:span text:style-name="T71">півзамірів царство, </text:span><text:span text:style-name="T76">півзмаг</text:span><text:span text:style-name="T71"> і півдуш!</text:span><text:span text:style-name="T70"> </text:span><text:span text:style-name="T81">(П, І, 98)</text:span></text:p>
          </table:table-cell>
          <table:table-cell table:style-name="Dictionary.B2" office:value-type="string">
            <text:p text:style-name="P6"><text:span text:style-name="T102">пів </text:span><text:span text:style-name="T67">(див. </text:span><text:span text:style-name="T102">ПІВВАГÁННЯ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змага́</text:span><text:span text:style-name="T55">ння</text:span></text:p>
            <text:p text:style-name="P5"><text:span text:style-name="T43">-я, </text:span><text:span text:style-name="T48">с.</text:span></text:p>
            <text:p text:style-name="P5">1) Намагання перевершити, перемогти когось у чому-небудь, домагаючись кращих, ніж у когось, результатів, показників.</text:p>
            <text:p text:style-name="P5"><text:span text:style-name="T24">3) </text:span><text:span text:style-name="T36">перен.</text:span><text:span text:style-name="T24"> Сутичка, боротьба двох протилежних або ворожих сил.</text:span><text:span text:style-name="T25"> </text:span><text:span text:style-name="T26">(С, 464)</text:span></text:p>
          </table:table-cell>
        </table:table-row>
        <table:table-row>
          <table:table-cell table:style-name="Dictionary.A2" table:number-rows-spanned="2" office:value-type="string">
            <text:p text:style-name="P6">ПІВНАДÍЇ</text:p>
            <text:p text:style-name="P5">півнадíй, <text:span text:style-name="T70">ім., мн., інд.-авт.</text:span></text:p>
            <text:p text:style-name="P5"><text:span text:style-name="T83">утворене префіксальним способом, похідне </text:span><text:span text:style-name="T83">від слів:</text:span><text:span text:style-name="T102"> </text:span><text:span text:style-name="T58">пів</text:span><text:span text:style-name="T102"> і </text:span><text:span text:style-name="T58">надíї.</text:span></text:p>
            <text:p text:style-name="P7"><text:soft-page-break/>О царство півсерць, <text:span text:style-name="T56">півнадій</text:span>, півпричалів,</text:p>
            <text:p text:style-name="P5"><text:span text:style-name="T71">півзамірів царство, півзмаг і півдуш!</text:span><text:span text:style-name="T70"> </text:span><text:span text:style-name="T81">(П, І, 98)</text:span></text:p>
          </table:table-cell>
          <table:table-cell table:style-name="Dictionary.B2" office:value-type="string">
            <text:p text:style-name="P6"><text:span text:style-name="T102">пів </text:span><text:span text:style-name="T67">(див. </text:span><text:span text:style-name="T102">ПІВВАГÁННЯ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наді́</text:span><text:span text:style-name="T55">я</text:span></text:p>
            <text:p text:style-name="P5"><text:span text:style-name="T43">-ї, </text:span><text:span text:style-name="T48">ж.</text:span></text:p>
            <text:p text:style-name="P5"><text:soft-page-break/>1) Впевненість у можливості здійснення чогось бажаного, потрібного, приємного; сподівання.<text:span text:style-name="T95"> </text:span><text:span text:style-name="T96">(С, 711)</text:span></text:p>
          </table:table-cell>
        </table:table-row>
        <table:table-row>
          <table:table-cell table:style-name="Dictionary.A2" table:number-rows-spanned="2" office:value-type="string">
            <text:p text:style-name="P6">ПІВНЕБÉС</text:p>
            <text:p text:style-name="P5">півнебéс, <text:span text:style-name="T70">ім., мн., інд.-авт.</text:span></text:p>
            <text:p text:style-name="P5"><text:span text:style-name="T83">утворене префіксальним способом, похідне </text:span><text:span text:style-name="T83">від слів:</text:span><text:span text:style-name="T102"> </text:span><text:span text:style-name="T58">пів</text:span><text:span text:style-name="T102"> і </text:span><text:span text:style-name="T58">небесá.</text:span></text:p>
            <text:p text:style-name="P7">І з тих затятих здвоєних ночей</text:p>
            <text:p text:style-name="P7">на <text:span text:style-name="T56">півнебес</text:span> зажевріло б іржання</text:p>
            <text:p text:style-name="P5"><text:span text:style-name="T71">чи сиваша чи привиду.</text:span><text:span text:style-name="T70"> </text:span><text:span text:style-name="T81">(П, І, 156)</text:span></text:p>
          </table:table-cell>
          <table:table-cell table:style-name="Dictionary.B2" office:value-type="string">
            <text:p text:style-name="P6"><text:span text:style-name="T102">пів </text:span><text:span text:style-name="T67">(див. </text:span><text:span text:style-name="T102">ПІВВАГÁННЯ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8">небесá </text:span><text:span text:style-name="T64">(див. </text:span><text:span text:style-name="T58">НАДНÉБО</text:span><text:span text:style-name="T64">)</text:span></text:p>
          </table:table-cell>
        </table:table-row>
        <table:table-row>
          <table:table-cell table:style-name="Dictionary.A2" table:number-rows-spanned="2" office:value-type="string">
            <text:p text:style-name="P6">ПІВПРИЧÁЛИ</text:p>
            <text:p text:style-name="P5">-ів, <text:span text:style-name="T70">ім., мн., інд.-авт.</text:span></text:p>
            <text:p text:style-name="P5"><text:span text:style-name="T83">утворене префіксальним способом, похідне від слів:</text:span><text:span text:style-name="T102"> </text:span><text:span text:style-name="T58">пів</text:span><text:span text:style-name="T102"> і </text:span><text:span text:style-name="T58">причáли.</text:span></text:p>
            <text:p text:style-name="P7">О царство півсерць, півнадій, <text:span text:style-name="T56">півпричалів</text:span>,</text:p>
            <text:p text:style-name="P5"><text:span text:style-name="T71">півзамірів царство, півзмаг і півдуш!</text:span><text:span text:style-name="T70"> </text:span><text:span text:style-name="T81">(П, І, 98)</text:span></text:p>
          </table:table-cell>
          <table:table-cell table:style-name="Dictionary.B2" office:value-type="string">
            <text:p text:style-name="P6"><text:span text:style-name="T102">пів </text:span><text:span text:style-name="T67">(див. </text:span><text:span text:style-name="T102">ПІВВАГÁННЯ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прича́</text:span><text:span text:style-name="T55">л</text:span></text:p>
            <text:p text:style-name="P5"><text:span text:style-name="T43">-у, </text:span><text:span text:style-name="T48">ч.</text:span></text:p>
            <text:p text:style-name="P5"><text:span text:style-name="T24">2) </text:span><text:span text:style-name="T36">перен.</text:span><text:span text:style-name="T24"> Пристановище для кого-, чого-небудь; притулок.</text:span><text:span text:style-name="T25"> </text:span><text:span text:style-name="T26">(С, 1139)</text:span></text:p>
          </table:table-cell>
        </table:table-row>
        <table:table-row>
          <table:table-cell table:style-name="Dictionary.A2" table:number-rows-spanned="2" office:value-type="string">
            <text:p text:style-name="P6">ПОВНОГÓРЛЯ</text:p>
            <text:p text:style-name="P5">-я, <text:span text:style-name="T70">ім., с., інд.-авт.</text:span></text:p>
            <text:p text:style-name="P5"><text:span text:style-name="T83">Утворене способом основоскладання і нульсуфіксальним, похідне від слів:</text:span><text:span text:style-name="T102"> </text:span><text:span text:style-name="T58">пóвний</text:span><text:span text:style-name="T102"> і </text:span><text:span text:style-name="T58">гóрло.</text:span></text:p>
            <text:p text:style-name="P7"><text:soft-page-break/>До гори, до рік, до <text:span text:style-name="T56">повногорля</text:span>,</text:p>
            <text:p text:style-name="P7">повногруддям зобов’яж мене.</text:p>
            <text:p text:style-name="P7">Кожним днем боліти, кожним днем</text:p>
            <text:p text:style-name="P5"><text:span text:style-name="T71">виповняти серце власним горем.</text:span><text:span text:style-name="T70"> </text:span><text:span text:style-name="T81">(П, ІІ, 200)</text:span></text:p>
          </table:table-cell>
          <table:table-cell table:style-name="Dictionary.B2" office:value-type="string">
            <text:p text:style-name="P5"><text:span text:style-name="T55">по́</text:span><text:span text:style-name="T55">вний</text:span></text:p>
            <text:p text:style-name="P5">повен, -вна, -вне.</text:p>
            <text:p text:style-name="P5">1) У якому немає вільного місця, заповнений до краю. || У якому є, міститься, вміщується порівняно багато <text:soft-page-break/>кого-, чого-небудь. || У<text:span text:style-name="T69">сполуч.</text:span> з деякими <text:span text:style-name="T69">ім.</text:span> вживається на означення великої міри вияву дії, ознаки і т. ін. || Не порожній всередині (про зерно, плоди і т. ін.). || Який має велику кількість пелюсток (про квіти, цвіт і т. ін.). || <text:span text:style-name="T69">у знач.ім.</text:span> по́вна, -ної, <text:span text:style-name="T69">ж.</text:span>, <text:span text:style-name="T69">розм.</text:span> Наповнена по вінця чарка.</text:p>
            <text:p text:style-name="P5"><text:span text:style-name="T24">2) </text:span><text:span text:style-name="T36">перен.</text:span><text:span text:style-name="T24"> Цілком пройнятий, охоплений чим-небудь; сповнений чимсь. || Зайнятий, зацікавлений, захоплений ким-, чим-небудь. || Який відбиває, виражає якесь почуття, переживання і т. ін. (про погляд, вираз обличчя тощо). || Який має в собі багато чого-небудь. || Насичений чим-небудь. </text:span><text:span text:style-name="T36">Повне життя</text:span><text:span text:style-name="T24">. </text:span><text:span text:style-name="T27">(С, 1000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го́</text:span><text:span text:style-name="T55">рло</text:span></text:p>
            <text:p text:style-name="P5"><text:span text:style-name="T43">-а, </text:span><text:span text:style-name="T48">с.</text:span></text:p>
            <text:p text:style-name="P5">1) Передня частина шиї, всередині якої знаходиться початок стравоходу і дихальних шляхів. || Хрящовий канал, який є початком стравоходу і дихальних шляхів.</text:p>
            <text:p text:style-name="P5">2) Верхня звужена частина посуду.</text:p>
            <text:p text:style-name="P5"><text:soft-page-break/>3) Протока між внутрішнім і окраїнним морями або при впадінні річки в озеро чи море.<text:span text:style-name="T95"> </text:span><text:span text:style-name="T96">(С, 254)</text:span></text:p>
          </table:table-cell>
        </table:table-row>
        <table:table-row>
          <table:table-cell table:style-name="Dictionary.A2" table:number-rows-spanned="2" office:value-type="string">
            <text:p text:style-name="P6">ПОЗАПРÓСТІР</text:p>
            <text:p text:style-name="P5">-стору, <text:span text:style-name="T70">ім., ч., інд.-авт.</text:span></text:p>
            <text:p text:style-name="P5"><text:span text:style-name="T83">утворене </text:span><text:span text:style-name="T83">префіксальним способом, похідне від слів:</text:span><text:span text:style-name="T102"> </text:span><text:span text:style-name="T58">пóза</text:span><text:span text:style-name="T102"> і </text:span><text:span text:style-name="T58">прóстір.</text:span></text:p>
            <text:p text:style-name="P7">Як вікна в <text:span text:style-name="T56">позапростір</text:span>, позачас,</text:p>
            <text:p text:style-name="P7">за мури німоти і всепокори,</text:p>
            <text:p text:style-name="P7">так світяться свічада, світлом хорі,</text:p>
            <text:p text:style-name="P7">і пильно задивляються крізь нас</text:p>
            <text:p text:style-name="P5"><text:span text:style-name="T71">у сяйва…</text:span><text:span text:style-name="T70"> </text:span><text:span text:style-name="T81">(П, І, 66)</text:span></text:p>
          </table:table-cell>
          <table:table-cell table:style-name="Dictionary.B2" office:value-type="string">
            <text:p text:style-name="P5"><text:span text:style-name="T55">по́</text:span><text:span text:style-name="T55">за</text:span></text:p>
            <text:p text:style-name="P5"><text:span text:style-name="T39">II </text:span><text:span text:style-name="T48">прийм.</text:span><text:span text:style-name="T43">, </text:span><text:span text:style-name="T48">із знах.</text:span><text:span text:style-name="T43"> </text:span><text:span text:style-name="T48">і оруд. в.</text:span></text:p>
            <text:p text:style-name="P5"><text:span text:style-name="T24">4) </text:span><text:span text:style-name="T36">з оруд. в.</text:span><text:span text:style-name="T24"> Указує на існування, наявність кого-, чого-небудь або перебування когось за межами того, </text:span><text:span text:style-name="T24">що названо іменником (займенником). </text:span><text:span text:style-name="T27">(С, 1017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про́</text:span><text:span text:style-name="T55">стір</text:span></text:p>
            <text:p text:style-name="P5"><text:span text:style-name="T43">простору, </text:span><text:span text:style-name="T48">ч.</text:span></text:p>
            <text:p text:style-name="P5">1) <text:span text:style-name="T69">тільки одн.</text:span>, <text:span text:style-name="T69">філос.</text:span> Одна з основних об’єктивних форм існування матерії, яка характеризується протяжністю та обсягом.</text:p>
            <text:p text:style-name="P5"><text:span text:style-name="T24">4) </text:span><text:span text:style-name="T36">перен.</text:span><text:span text:style-name="T24"> Відсутність яких-небудь обмежень, перешкод у чомусь; воля.</text:span><text:span text:style-name="T25"> </text:span><text:span text:style-name="T26">(С, )</text:span></text:p>
          </table:table-cell>
        </table:table-row>
        <table:table-row>
          <table:table-cell table:style-name="Dictionary.A2" table:number-rows-spanned="2" office:value-type="string">
            <text:p text:style-name="P6">ПОЗАЧÁС</text:p>
            <text:p text:style-name="P5">-у, <text:span text:style-name="T70">ім., ч., інд.-авт.</text:span></text:p>
            <text:p text:style-name="P5"><text:span text:style-name="T83">утворене префіксальним способом, похідне від слів:</text:span><text:span text:style-name="T102"> </text:span><text:span text:style-name="T58">пóза</text:span><text:span text:style-name="T102"> і </text:span><text:span text:style-name="T58">час.</text:span></text:p>
            <text:p text:style-name="P7">Як вікна в позапростір, <text:span text:style-name="T56">позачас</text:span>,</text:p>
            <text:p text:style-name="P7">за мури німоти і всепокори,</text:p>
            <text:p text:style-name="P7"><text:soft-page-break/>так світяться свічада, світлом хорі,</text:p>
            <text:p text:style-name="P7">і пильно задивляються крізь нас</text:p>
            <text:p text:style-name="P5"><text:span text:style-name="T71">у сяйва…</text:span><text:span text:style-name="T70"> </text:span><text:span text:style-name="T81">(П, І, 66)</text:span></text:p>
          </table:table-cell>
          <table:table-cell table:style-name="Dictionary.B2" office:value-type="string">
            <text:p text:style-name="P5"><text:span text:style-name="T58">пóза </text:span><text:span text:style-name="T64">(див. </text:span><text:span text:style-name="T58">ПОЗАПРÓСТІР</text:span><text:span text:style-name="T64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8">час </text:span><text:span text:style-name="T64">(див. </text:span><text:span text:style-name="T58">КРАЙЧÁС</text:span><text:span text:style-name="T64">)</text:span></text:p>
          </table:table-cell>
        </table:table-row>
        <table:table-row>
          <table:table-cell table:style-name="Dictionary.A2" table:number-rows-spanned="2" office:value-type="string">
            <text:p text:style-name="P6">ПОРОЖНЬОСÉРДИЙ</text:p>
            <text:p text:style-name="P5">-а, -е, <text:span text:style-name="T71">прикм., </text:span><text:span text:style-name="T70">інд.-авт.</text:span></text:p>
            <text:p text:style-name="P5"><text:span text:style-name="T83">утворене складнофлективним способом, похідне від слів:</text:span><text:span text:style-name="T102"> </text:span><text:span text:style-name="T58">порóжній</text:span><text:span text:style-name="T102"> і </text:span><text:span text:style-name="T58">сéрце.</text:span></text:p>
            <text:p text:style-name="P7"><text:span text:style-name="T56">Порожньосердий</text:span> вибільшився світ,</text:p>
            <text:p text:style-name="P5"><text:span text:style-name="T71">мов простору запрагло німування…</text:span><text:span text:style-name="T70"> </text:span><text:span text:style-name="T81">(П, ІІ, 174)</text:span></text:p>
          </table:table-cell>
          <table:table-cell table:style-name="Dictionary.B2" office:value-type="string">
            <text:p text:style-name="P5"><text:span text:style-name="T55">поро́</text:span><text:span text:style-name="T55">жній</text:span></text:p>
            <text:p text:style-name="P5">-я, -є.</text:p>
            <text:p text:style-name="P5"><text:span text:style-name="T24">3) </text:span><text:span text:style-name="T36">у сполуч.</text:span><text:span text:style-name="T24"> </text:span><text:span text:style-name="T36">зі сл.</text:span><text:span text:style-name="T24"> життя, світ </text:span><text:span text:style-name="T36">і т. ін.</text:span><text:span text:style-name="T24">, </text:span><text:span text:style-name="T36">перен.</text:span><text:span text:style-name="T24"> Ні для кого не корисний; марний. || Позбавлений змісту, убогий змістом; беззмістовний, пустий. || Який не відповідає об’єктивній дійсності. </text:span><text:span text:style-name="T27">(С, 1067-1068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8">сéрце </text:span><text:span text:style-name="T64">(див. </text:span><text:span text:style-name="T58">ГЛИ́Б-СИ́НЬ-СЕ́РЦЕ</text:span><text:span text:style-name="T64">)</text:span></text:p>
          </table:table-cell>
        </table:table-row>
        <table:table-row>
          <table:table-cell table:style-name="Dictionary.A2" table:number-rows-spanned="2" office:value-type="string">
            <text:p text:style-name="P6">ПОТАЙМИ́Р</text:p>
            <text:p text:style-name="P5">-у, <text:span text:style-name="T70">ім., ч., інд.-авт.</text:span></text:p>
            <text:p text:style-name="P5"><text:span text:style-name="T62">Утворене способом зрощення або абревіатурним, похідне від слів:</text:span> <text:span text:style-name="T57">потаємни́й</text:span> і <text:span text:style-name="T57">мир</text:span> (можливо, <text:span text:style-name="T57">пота́й</text:span> — скорочення від <text:span text:style-name="T57">потає́мний</text:span>).</text:p>
            <text:p text:style-name="P7">І десь там гасне <text:span text:style-name="T56">потаймир</text:span>,</text:p>
            <text:p text:style-name="P7">а між торосами крижин</text:p>
            <text:p text:style-name="P5"><text:span text:style-name="T71">я сам-один і – враг-вражин…</text:span><text:span text:style-name="T70"> </text:span><text:span text:style-name="T81">(П, ІІ, 15)</text:span></text:p>
          </table:table-cell>
          <table:table-cell table:style-name="Dictionary.B2" office:value-type="string">
            <text:p text:style-name="P5"><text:span text:style-name="T55">по́</text:span><text:span text:style-name="T55">тай</text:span></text:p>
            <text:p text:style-name="P5"><text:span text:style-name="T48">присл.</text:span><text:span text:style-name="T43">, </text:span><text:span text:style-name="T48">від кого</text:span><text:span text:style-name="T43">, </text:span><text:span text:style-name="T48">заст.</text:span><text:span text:style-name="T43">, </text:span><text:span text:style-name="T48">рідко кого і без додатка</text:span><text:span text:style-name="T43">.</text:span></text:p>
            <text:p text:style-name="P5">Так, щоб ніхто не знав, не дізнався; таємно від когось або від усіх. || Так, щоб ніхто не побачив; непомітно для інших; крадькома. || Так, щоб ніхто не почув. || У глибині душі, не показуючи свого почуття іншим, ніяк не виявляючи зовні свого стану. || Не явно, не одверто, прикриваючись нещирими словами тощо; приховано. <text:span text:style-name="T79">(С, 1087)</text:span></text:p>
          </table:table-cell>
        </table:table-row>
        <table:table-row>
          <table:covered-table-cell/>
          <table:table-cell table:style-name="Dictionary.B2" office:value-type="string">
            <text:p text:style-name="P5">мир</text:p>
            <text:p text:style-name="P5"><text:soft-page-break/><text:span text:style-name="T39">II </text:span><text:span text:style-name="T43">-у, </text:span><text:span text:style-name="T48">ч.</text:span></text:p>
            <text:p text:style-name="P5"><text:span text:style-name="T24">1) </text:span><text:span text:style-name="T36">заст.</text:span><text:span text:style-name="T24"> Земля з усім, що на ній існує; світ.</text:span><text:span text:style-name="T25"> </text:span><text:span text:style-name="T26">(С, 667)</text:span></text:p>
          </table:table-cell>
        </table:table-row>
        <table:table-row>
          <table:table-cell table:style-name="Dictionary.A2" table:number-rows-spanned="2" office:value-type="string">
            <text:p text:style-name="P6">ПРАЛІТÁ</text:p>
            <text:p text:style-name="P5">пралíт, <text:span text:style-name="T70">ім., мн., інд.-авт.</text:span></text:p>
            <text:p text:style-name="P5"><text:span text:style-name="T83">утворене префіксальним способом, похідне від слів:</text:span><text:span text:style-name="T102"> </text:span><text:span text:style-name="T58">пра</text:span><text:span text:style-name="T102">... і </text:span><text:span text:style-name="T58">літá.</text:span></text:p>
            <text:p text:style-name="P7">Забудься. Стань. І зачекай мене</text:p>
            <text:p text:style-name="P7">на самоті в такому велелюдді,</text:p>
            <text:p text:style-name="P7">де спогади стовбичать, наче судді,</text:p>
            <text:p text:style-name="P5"><text:span text:style-name="T71">і пам’ять чвалом </text:span><text:span text:style-name="T76">праліта</text:span><text:span text:style-name="T71"> жене.</text:span><text:span text:style-name="T70"> </text:span><text:span text:style-name="T81">(П, ІІ, 149)</text:span></text:p>
          </table:table-cell>
          <table:table-cell table:style-name="Dictionary.B2" office:value-type="string">
            <text:p text:style-name="P5"><text:span text:style-name="T55">да́</text:span><text:span text:style-name="T55">вній (пра...)</text:span></text:p>
            <text:p text:style-name="P5">-я, -є.</text:p>
            <text:p text:style-name="P5">1) Який давно минув; колишній. || Який застарів.</text:p>
            <text:p text:style-name="P5">2) Який існує вже багато часу; старий. || Здавна добре відомий; стародавній. <text:span text:style-name="T79">(С, 271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8">літá </text:span><text:span text:style-name="T64">(див. </text:span><text:span text:style-name="T58">ІСПЕРЕДЛÍТ</text:span><text:span text:style-name="T64">)</text:span></text:p>
          </table:table-cell>
        </table:table-row>
        <table:table-row>
          <table:table-cell table:style-name="Dictionary.A2" table:number-rows-spanned="2" office:value-type="string">
            <text:p text:style-name="P6">ПРÁПЕРВНІ</text:p>
            <text:p text:style-name="P5">-ів, <text:span text:style-name="T70">ім., мн., інд.-авт.</text:span></text:p>
            <text:p text:style-name="P5"><text:span text:style-name="T83">утворене префіксальним </text:span><text:span text:style-name="T83">способом, похідне від слів:</text:span><text:span text:style-name="T102"> </text:span><text:span text:style-name="T58">пра</text:span><text:span text:style-name="T102">... і </text:span><text:span text:style-name="T57">пéрвень.</text:span></text:p>
            <text:p text:style-name="P7">Що б то нам</text:p>
            <text:p text:style-name="P7">посовгнути – ці межигони часу,</text:p>
            <text:p text:style-name="P7">марудні межигони живоття,</text:p>
            <text:p text:style-name="P7">коли змарнілі постаті снаги,</text:p>
            <text:p text:style-name="P7">ці бурі пристрастей попопелілих,</text:p>
            <text:p text:style-name="P7">раптово окошилися на нас.</text:p>
            <text:p text:style-name="P7"><text:soft-page-break/>І хочеться сягнути за крайчасу,</text:p>
            <text:p text:style-name="P5"><text:span text:style-name="T71">за </text:span><text:span text:style-name="T76">прапервні</text:span><text:span text:style-name="T71">.</text:span><text:span text:style-name="T70"> </text:span><text:span text:style-name="T81">(П, І, 57)</text:span></text:p>
          </table:table-cell>
          <table:table-cell table:style-name="Dictionary.B2" office:value-type="string">
            <text:p text:style-name="P5"><text:span text:style-name="T58">пра</text:span><text:span text:style-name="T102">.. </text:span><text:span text:style-name="T64">(див. </text:span><text:span text:style-name="T58">ПРАЛІТÁ</text:span><text:span text:style-name="T64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7">Пéрвень </text:span><text:span text:style-name="T63">(не подано у словнику)</text:span></text:p>
          </table:table-cell>
        </table:table-row>
        <table:table-row>
          <table:table-cell table:style-name="Dictionary.A2" table:number-rows-spanned="2" office:value-type="string">
            <text:p text:style-name="P6">ПРИЗÁХОДИ</text:p>
            <text:p text:style-name="P5">-ів, <text:span text:style-name="T70">ім., мн., інд.-авт.</text:span></text:p>
            <text:p text:style-name="P5"><text:span text:style-name="T30">утворене префіксальним способом, похідне від слів:</text:span><text:span text:style-name="T24"> </text:span><text:span text:style-name="T21">при</text:span><text:span text:style-name="T24"> і </text:span><text:span text:style-name="T21">за́</text:span><text:span text:style-name="T21">хід.</text:span></text:p>
            <text:p text:style-name="P7">Прижухлий клониться пирій</text:p>
            <text:p text:style-name="P5"><text:span text:style-name="T71">на </text:span><text:span text:style-name="T76">призаходи</text:span><text:span text:style-name="T71"> дня.</text:span><text:span text:style-name="T70"> </text:span><text:span text:style-name="T81">(П, ІІ, 92)</text:span></text:p>
          </table:table-cell>
          <table:table-cell table:style-name="Dictionary.B2" office:value-type="string">
            <text:p text:style-name="P6">при</text:p>
            <text:p text:style-name="P5"><text:span text:style-name="T48">прийм.</text:span><text:span text:style-name="T43">, </text:span><text:span text:style-name="T48">з місц. в.</text:span><text:span text:style-name="T43"> Сполучення з </text:span><text:span text:style-name="T48">прийм.</text:span><text:span text:style-name="T43"> при виражають: Просторові відношення:</text:span></text:p>
            <text:p text:style-name="P5"><text:span text:style-name="T24">5) Уживається з позначенням: а) події, дії, в момент якої щось відбувається; б) процесу, явища, одночасно з яким відбувається дія або виникає певний стан; в) дії, одночасно з якою відбувається інша дія чи триває стан; г) моменту дії, пов’язаного з її початком або кінцем. </text:span><text:span text:style-name="T36">Сказати при кінці</text:span><text:span text:style-name="T24">. </text:span><text:span text:style-name="T27">(С, 1108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за́</text:span><text:span text:style-name="T55">хі́</text:span><text:span text:style-name="T55">д</text:span></text:p>
            <text:p text:style-name="P5"><text:span text:style-name="T43">захо́</text:span><text:span text:style-name="T43">ду, </text:span><text:span text:style-name="T48">ч.</text:span></text:p>
            <text:p text:style-name="P5">2) Час, коли заходить сонце.<text:span text:style-name="T95"> </text:span><text:span text:style-name="T96">(С, )</text:span></text:p>
          </table:table-cell>
        </table:table-row>
        <table:table-row>
          <table:table-cell table:style-name="Dictionary.A2" table:number-rows-spanned="2" office:value-type="string">
            <text:p text:style-name="P6">ПРИ́ТІНЬ</text:p>
            <text:p text:style-name="P5">-і, <text:span text:style-name="T70">ім., ж., інд.-авт.</text:span></text:p>
            <text:p text:style-name="P5"><text:span text:style-name="T30">утворене префіксальним способом, похідне від слів:</text:span><text:span text:style-name="T24"> </text:span><text:span text:style-name="T21">при</text:span><text:span text:style-name="T24"> і </text:span><text:span text:style-name="T21">тінь.</text:span></text:p>
            <text:p text:style-name="P7">Ти тінь. Ти <text:span text:style-name="T56">притінь</text:span>. Смерк і довгий гуд</text:p>
            <text:p text:style-name="P5"><text:span text:style-name="T71">і зелень бань…</text:span><text:span text:style-name="T70"> </text:span><text:span text:style-name="T81">(П, І, 134)</text:span></text:p>
          </table:table-cell>
          <table:table-cell table:style-name="Dictionary.B2" office:value-type="string">
            <text:p text:style-name="P5"><text:span text:style-name="T57">при</text:span> <text:span text:style-name="T63">(див. </text:span><text:span text:style-name="T57">ПРИ́ТІНЬ</text:span><text:span text:style-name="T63">)</text:span></text:p>
          </table:table-cell>
        </table:table-row>
        <table:table-row>
          <table:covered-table-cell/>
          <table:table-cell table:style-name="Dictionary.B2" office:value-type="string">
            <text:p text:style-name="P6">тінь</text:p>
            <text:p text:style-name="P5"><text:span text:style-name="T43">-і, </text:span><text:span text:style-name="T48">ж.</text:span></text:p>
            <text:p text:style-name="P5">1) Темний відбиток на чому-небудь від предмета, освітленого з протилежного боку. || Зображення такого відбитку в живопису; місце, що зображує на малюнку, картині найменш освітлену частину, ділянку чого-небудь. || <text:span text:style-name="T69">кого</text:span>, <text:span text:style-name="T69">чия</text:span>, <text:soft-page-break/><text:span text:style-name="T69">перен.</text:span> Про того, хто ніколи не покидає іншого, завжди буває з ним разом.</text:p>
            <text:p text:style-name="P5"><text:span text:style-name="T19">6) </text:span><text:span text:style-name="T35">перен.</text:span><text:span text:style-name="T19"> Ледве вловимий слід, найменша ознака чого-небудь, натяк на наявність чогось.</text:span><text:span text:style-name="T32"> </text:span><text:span text:style-name="T33">(С, 1454)</text:span></text:p>
          </table:table-cell>
        </table:table-row>
        <table:table-row>
          <table:table-cell table:style-name="Dictionary.A2" office:value-type="string">
            <text:p text:style-name="P6">ПРÓРОСТЕНЬ</text:p>
            <text:p text:style-name="P5">-стня, <text:span text:style-name="T70">ім., ч., інд.-авт.</text:span></text:p>
            <text:p text:style-name="P5"><text:span text:style-name="T83">утворене суфіксальним способом, похідне від слова</text:span><text:span text:style-name="T87"> </text:span><text:span text:style-name="T57">проростáти.</text:span></text:p>
            <text:p text:style-name="P7">І <text:span text:style-name="T56">проростень</text:span>, і бугила,</text:p>
            <text:p text:style-name="P7">і жалом жалощів тріпоче</text:p>
            <text:p text:style-name="P7">доба і не пустити хоче</text:p>
            <text:p text:style-name="P5"><text:span text:style-name="T71">стежина, терням поросла.</text:span><text:span text:style-name="T70"> </text:span><text:span text:style-name="T81">(П, ІІ, 122)</text:span></text:p>
          </table:table-cell>
          <table:table-cell table:style-name="Dictionary.B2" office:value-type="string">
            <text:p text:style-name="P5"><text:span text:style-name="T55">пророста́</text:span><text:span text:style-name="T55">ти</text:span></text:p>
            <text:p text:style-name="P5"><text:span text:style-name="T43">-ає, </text:span><text:span text:style-name="T48">недок.</text:span><text:span text:style-name="T43">, прорости, -те, </text:span><text:span text:style-name="T48">док.</text:span></text:p>
            <text:p text:style-name="P5"><text:span text:style-name="T24">3) </text:span><text:span text:style-name="T36">неперех.</text:span><text:span text:style-name="T24"> Покриватися рослинністю (про якусь територію, місцевість); заростати. || Ставати місцем, основою для росту, появи чого-небудь.</text:span><text:span text:style-name="T25"> </text:span><text:span text:style-name="T26">(С, 1166)</text:span></text:p>
          </table:table-cell>
        </table:table-row>
        <table:table-row>
          <table:table-cell table:style-name="Dictionary.A2" table:number-rows-spanned="2" office:value-type="string">
            <text:p text:style-name="P5"><text:span text:style-name="T57">ПРОТИПОТÍК</text:span><text:span text:style-name="T12"> (</text:span><text:span text:style-name="T56">протипотóки</text:span><text:span text:style-name="T12">)</text:span></text:p>
            <text:p text:style-name="P5">-тóку, <text:span text:style-name="T70">ім., ч., інд.-авт.</text:span></text:p>
            <text:p text:style-name="P5"><text:span text:style-name="T83">утворене префіксальним способом, похідне </text:span><text:span text:style-name="T83">від слів:</text:span><text:span text:style-name="T102"> </text:span><text:span text:style-name="T58">прóти</text:span><text:span text:style-name="T102">... і </text:span><text:span text:style-name="T58">потíк.</text:span></text:p>
            <text:p text:style-name="P7">Розбратані <text:span text:style-name="T56">протипотоки</text:span></text:p>
            <text:p text:style-name="P7">’дне одного наздоганяють,</text:p>
            <text:p text:style-name="P7">годують себе проминанням</text:p>
            <text:p text:style-name="P5"><text:span text:style-name="T71">заказаних долею стріч.</text:span><text:span text:style-name="T70"> </text:span><text:span text:style-name="T81">(П, І, 86)</text:span></text:p>
          </table:table-cell>
          <table:table-cell table:style-name="Dictionary.B2" office:value-type="string">
            <text:p text:style-name="P5"><text:span text:style-name="T55">про́</text:span><text:span text:style-name="T55">ти</text:span></text:p>
            <text:p text:style-name="P5"><text:span text:style-name="T39">II </text:span><text:span text:style-name="T48">присл.</text:span></text:p>
            <text:p text:style-name="P5"><text:span text:style-name="T24">Не на підтримку, не на користь кого-, чого-небудь. || </text:span><text:span text:style-name="T36">у знач.</text:span><text:span text:style-name="T24"> </text:span><text:span text:style-name="T36">присудк. сл.</text:span><text:span text:style-name="T24"> || </text:span><text:span text:style-name="T36">у знач.</text:span><text:span text:style-name="T24"> </text:span><text:span text:style-name="T36">ім.</text:span><text:span text:style-name="T24">, </text:span><text:span text:style-name="T36">розм.</text:span><text:span text:style-name="T24"> Те, що є негативним чинником стосовно до чогось, заперечення чогось. </text:span><text:span text:style-name="T27">(С, 1173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поті́</text:span><text:span text:style-name="T55">к</text:span></text:p>
            <text:p text:style-name="P5"><text:span text:style-name="T43">-току, </text:span><text:span text:style-name="T48">ч.</text:span></text:p>
            <text:p text:style-name="P5">1) Річка (<text:span text:style-name="T69">перев.</text:span> невелика), струмок із стрімкою течією. || Маса води, що <text:soft-page-break/>стрімко тече. || Маса якої-небудь рідини, що швидко тече, виливається звідкись. || <text:span text:style-name="T69">чого</text:span>, <text:span text:style-name="T69">який</text:span>. Маса (повітря, світла, звуків і т. ін.), що поширюється звідкись, спрямовується кудись. || Фізична величина, що характеризує цей рух. <text:span text:style-name="T69">Магнітний потік</text:span>.</text:p>
            <text:p text:style-name="P5"><text:span text:style-name="T24">2) </text:span><text:span text:style-name="T36">кого</text:span><text:span text:style-name="T24">, </text:span><text:span text:style-name="T36">чого</text:span><text:span text:style-name="T24">, </text:span><text:span text:style-name="T36">який</text:span><text:span text:style-name="T24">, </text:span><text:span text:style-name="T36">перен.</text:span><text:span text:style-name="T24"> Велика </text:span><text:span text:style-name="T24">кількість, маса кого-, чого-небудь, що рухається в одному напрямі. || Безперервний рух, надходження великої кількості чого-небудь.</text:span><text:span text:style-name="T25"> </text:span><text:span text:style-name="T26">(С, )</text:span></text:p>
          </table:table-cell>
        </table:table-row>
        <table:table-row>
          <table:table-cell table:style-name="Dictionary.A2" table:number-rows-spanned="2" office:value-type="string">
            <text:p text:style-name="P6">ПРУЖНОГОЛÓСИЙ</text:p>
            <text:p text:style-name="P5">-а, -е, <text:span text:style-name="T71">прикм., </text:span><text:span text:style-name="T70">інд.-авт.</text:span></text:p>
            <text:p text:style-name="P5"><text:span text:style-name="T83">утворене складнофлективним </text:span><text:span text:style-name="T83">способом, похідне від слів:</text:span><text:span text:style-name="T102"> </text:span><text:span text:style-name="T58">прýжний</text:span><text:span text:style-name="T102"> і </text:span><text:span text:style-name="T58">гóлос.</text:span></text:p>
            <text:p text:style-name="P7">…янгольський мосянжний хор</text:p>
            <text:p text:style-name="P7">гучить на присілки і села</text:p>
            <text:p text:style-name="P7">і проста пісенька весела</text:p>
            <text:p text:style-name="P5"><text:span text:style-name="T76">пружноголосий</text:span><text:span text:style-name="T71"> барвить хор.</text:span><text:span text:style-name="T70"> </text:span><text:span text:style-name="T81">(П, ІІ, 277)</text:span></text:p>
          </table:table-cell>
          <table:table-cell table:style-name="Dictionary.B2" office:value-type="string">
            <text:p text:style-name="P5"><text:span text:style-name="T55">пру́</text:span><text:span text:style-name="T55">жни́</text:span><text:span text:style-name="T55">й</text:span></text:p>
            <text:p text:style-name="P5">пружна, пружне.</text:p>
            <text:p text:style-name="P5"><text:span text:style-name="T24">3) </text:span><text:span text:style-name="T36">перен.</text:span><text:span text:style-name="T24"> Тугий, міцний (про тіло, м’язи і т. ін.). || З тугим, гнучким тілом, міцними м’язами. </text:span><text:span text:style-name="T27">(С, 1182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го́</text:span><text:span text:style-name="T55">лос</text:span></text:p>
            <text:p text:style-name="P5"><text:span text:style-name="T43">-у, </text:span><text:span text:style-name="T48">ч.</text:span></text:p>
            <text:p text:style-name="P5">3) Звучання голосових зв’язок як матеріал вокального мистецтва.<text:span text:style-name="T95"> </text:span><text:span text:style-name="T96">(С, 251)</text:span></text:p>
          </table:table-cell>
        </table:table-row>
        <table:table-row>
          <table:table-cell table:style-name="Dictionary.A2" table:number-rows-spanned="2" office:value-type="string">
            <text:p text:style-name="P6">ПУРГ-СНІГИ́</text:p>
            <text:p text:style-name="P5">-і́в, <text:span text:style-name="T70">ім., мн., інд.-авт.</text:span></text:p>
            <text:p text:style-name="P5"><text:span text:style-name="T83">утворене способом словоскладання, похідне від слів:</text:span><text:span text:style-name="T102"> </text:span><text:span text:style-name="T58">пургá</text:span><text:span text:style-name="T102"> і </text:span><text:span text:style-name="T58">сніги́.</text:span></text:p>
            <text:p text:style-name="P7"><text:soft-page-break/>Лиш модрини<text:span text:style-name="T103"> </text:span>гудуть, гудуть мо-</text:p>
            <text:p text:style-name="P7">дрини,</text:p>
            <text:p text:style-name="P7">а вітри лекалами хуг</text:p>
            <text:p text:style-name="P7">піють,</text:p>
            <text:p text:style-name="P7">що заблуклий в сопках пестун</text:p>
            <text:p text:style-name="P7">скоро</text:p>
            <text:p text:style-name="P7">без ведмедиці в <text:span text:style-name="T56">пург-снігах</text:span></text:p>
            <text:p text:style-name="P5"><text:span text:style-name="T71">згине.</text:span><text:span text:style-name="T70"> </text:span><text:span text:style-name="T81">(П, ІІ, 17)</text:span></text:p>
          </table:table-cell>
          <table:table-cell table:style-name="Dictionary.B2" office:value-type="string">
            <text:p text:style-name="P5"><text:span text:style-name="T55">пурга́</text:span></text:p>
            <text:p text:style-name="P5"><text:span text:style-name="T43">-и, </text:span><text:span text:style-name="T48">ж.</text:span></text:p>
            <text:p text:style-name="P5">1) Сильний вітер зі снігом; завірюха, хуртовина. <text:span text:style-name="T79">(С, 1189)</text:span></text:p>
          </table:table-cell>
        </table:table-row>
        <table:table-row>
          <table:covered-table-cell/>
          <table:table-cell table:style-name="Dictionary.B2" office:value-type="string">
            <text:p text:style-name="P6">сніг</text:p>
            <text:p text:style-name="P5"><text:span text:style-name="T43">-у, </text:span><text:span text:style-name="T48">ч.</text:span></text:p>
            <text:p text:style-name="P5">Атмосферні опади у вигляді білих зіркоподібних кристалів чи пластівців, що становлять скупчення таких кристалів. || Суцільна маса таких опадів, що лежить на поверхні чого-небудь. || Холодний край.<text:span text:style-name="T95"> </text:span><text:span text:style-name="T96">(С, 1351)</text:span></text:p>
          </table:table-cell>
        </table:table-row>
        <table:table-row>
          <table:table-cell table:style-name="Dictionary.A2" table:number-rows-spanned="2" office:value-type="string">
            <text:p text:style-name="P6">РÁДОЩІ-ЖАЛÍ</text:p>
            <text:p text:style-name="P5">рáдоще-жалíв, <text:span text:style-name="T70">ім., мн., інд.-авт.</text:span></text:p>
            <text:p text:style-name="P5"><text:span text:style-name="T83">утворене способом словоскладання, похідне від слів:</text:span><text:span text:style-name="T102"> </text:span><text:span text:style-name="T58">рáдощі</text:span><text:span text:style-name="T102"> і </text:span><text:span text:style-name="T58">жалі́.</text:span></text:p>
            <text:p text:style-name="P7">…де розкошує маячня</text:p>
            <text:p text:style-name="P7">моїх далеких недобутих марень</text:p>
            <text:p text:style-name="P5"><text:span text:style-name="T71">в калейдоскопі </text:span><text:span text:style-name="T76">радоще-жалів</text:span><text:span text:style-name="T71">…</text:span><text:span text:style-name="T70"> </text:span><text:span text:style-name="T81">(П, І, 206-207)</text:span></text:p>
          </table:table-cell>
          <table:table-cell table:style-name="Dictionary.B2" office:value-type="string">
            <text:p text:style-name="P5"><text:span text:style-name="T55">Ра́</text:span><text:span text:style-name="T55">дість (</text:span><text:span text:style-name="T58">рáдощі</text:span><text:span text:style-name="T55">)</text:span></text:p>
            <text:p text:style-name="P5"><text:span text:style-name="T43">-дості, </text:span><text:span text:style-name="T48">ж.</text:span></text:p>
            <text:p text:style-name="P5">1) Почуття задоволення, втіха, приємність. <text:span text:style-name="T79">(С, 1199)</text:span></text:p>
          </table:table-cell>
        </table:table-row>
        <table:table-row>
          <table:covered-table-cell/>
          <table:table-cell table:style-name="Dictionary.B2" office:value-type="string">
            <text:p text:style-name="P6">жаль</text:p>
            <text:p text:style-name="P5"><text:span text:style-name="T39">I </text:span><text:span text:style-name="T43">жалю, </text:span><text:span text:style-name="T48">ч.</text:span></text:p>
            <text:p text:style-name="P5">1) Важкий настрій, що викликається якоюсь невдачею, горем і т. ін.; сум, печаль, скорбота.<text:span text:style-name="T95"> </text:span><text:span text:style-name="T96">(С, 364)</text:span></text:p>
          </table:table-cell>
        </table:table-row>
        <table:table-row>
          <table:table-cell table:style-name="Dictionary.A2" office:value-type="string">
            <text:p text:style-name="P6">РОЗБРÁТАНИЙ</text:p>
            <text:p text:style-name="P5">-а, -е, <text:span text:style-name="T71">дієпр. пас. мин. ч., інд.-авт.</text:span></text:p>
            <text:p text:style-name="P5"><text:span text:style-name="T83">утворене суфіксальним способом, похідне від слова </text:span><text:span text:style-name="T57">розбратáти.</text:span></text:p>
            <text:p text:style-name="P7"><text:span text:style-name="T56">Розбратані</text:span> <text:span text:style-name="T62">протипотоки</text:span></text:p>
            <text:p text:style-name="P7">’дне одного наздоганяють,</text:p>
            <text:p text:style-name="P7"><text:soft-page-break/>годують себе проминанням</text:p>
            <text:p text:style-name="P5"><text:span text:style-name="T71">заказаних долею стріч.</text:span><text:span text:style-name="T70"> </text:span><text:span text:style-name="T81">(П, І, 86)</text:span></text:p>
          </table:table-cell>
          <table:table-cell table:style-name="Dictionary.B2" office:value-type="string">
            <text:p text:style-name="P5"><text:span text:style-name="T55">розбрата́</text:span><text:span text:style-name="T55">ти</text:span></text:p>
            <text:p text:style-name="P5"><text:span text:style-name="T43">-аю, -аєш, </text:span><text:span text:style-name="T48">док.</text:span><text:span text:style-name="T43">, </text:span><text:span text:style-name="T48">розм.</text:span></text:p>
            <text:p text:style-name="P5">Перервати, припинити дружбу, посварити кого-небудь з кимсь.<text:span text:style-name="T95"> </text:span><text:span text:style-name="T96">(С, 1232)</text:span></text:p>
          </table:table-cell>
        </table:table-row>
        <table:table-row>
          <table:table-cell table:style-name="Dictionary.A2" office:value-type="string">
            <text:p text:style-name="P6">РОЗПЕЛЮ́СТИТИ</text:p>
            <text:p text:style-name="P5">-щу, -щиш, дієсл., <text:span text:style-name="T70">док., перех., інд.-авт.</text:span></text:p>
            <text:p text:style-name="P5"><text:span text:style-name="T83">утворене суфіксально-префіксальним способом, похідне від слова</text:span><text:span text:style-name="T102"> </text:span><text:span text:style-name="T58">пелюстки́.</text:span></text:p>
            <text:p text:style-name="P7">Треба щедро – серцем одним, устами</text:p>
            <text:p text:style-name="P7">ледь розпуклими – <text:span text:style-name="T56">розпелюстити</text:span> втіхи гін,</text:p>
            <text:p text:style-name="P5"><text:span text:style-name="T71">всевідради! Сонце бо йде – за нами.</text:span><text:span text:style-name="T70"> </text:span><text:span text:style-name="T81">(П, І, 106)</text:span></text:p>
          </table:table-cell>
          <table:table-cell table:style-name="Dictionary.B2" office:value-type="string">
            <text:p text:style-name="P5"><text:span text:style-name="T55">пелю́</text:span><text:span text:style-name="T55">стка</text:span></text:p>
            <text:p text:style-name="P5"><text:span text:style-name="T43">-и, </text:span><text:span text:style-name="T48">ж.</text:span></text:p>
            <text:p text:style-name="P5">1) Окремий листок із віночка квітки.<text:span text:style-name="T95"> </text:span><text:span text:style-name="T96">(С, 897)</text:span></text:p>
          </table:table-cell>
        </table:table-row>
        <table:table-row>
          <table:table-cell table:style-name="Dictionary.A2" table:number-rows-spanned="2" office:value-type="string">
            <text:p text:style-name="P6">РЯСНОЧÓЛИЙ</text:p>
            <text:p text:style-name="P5">-а, -е, <text:span text:style-name="T71">прикм., </text:span><text:span text:style-name="T70">інд.-авт.</text:span></text:p>
            <text:p text:style-name="P5"><text:span text:style-name="T83">утворене складнофлективним способом, похідне від слів:</text:span><text:span text:style-name="T102"> </text:span><text:span text:style-name="T58">рясни́й </text:span><text:span text:style-name="T102">і </text:span><text:span text:style-name="T58">чолó.</text:span></text:p>
            <text:p text:style-name="P7">Я, певне, яблуня була,</text:p>
            <text:p text:style-name="P7">паморочила світ довкола,</text:p>
            <text:p text:style-name="P7">в рясному цвіті <text:span text:style-name="T56">рясночола</text:span></text:p>
            <text:p text:style-name="P5"><text:span text:style-name="T71">тужила, ніжилась, жила.</text:span><text:span text:style-name="T70"> </text:span><text:span text:style-name="T81">(П, ІІ, 296)</text:span></text:p>
          </table:table-cell>
          <table:table-cell table:style-name="Dictionary.B2" office:value-type="string">
            <text:p text:style-name="P5"><text:span text:style-name="T55">рясни́</text:span><text:span text:style-name="T55">й</text:span></text:p>
            <text:p text:style-name="P5">-а, -е.</text:p>
            <text:p text:style-name="P5">2) Багатий, високий (про урожай). || <text:span text:style-name="T69">перен.</text:span> Плідний на що-небудь, чимсь.</text:p>
            <text:p text:style-name="P5"><text:span text:style-name="T24">5) </text:span><text:span text:style-name="T36">розм.</text:span><text:span text:style-name="T24"> Дуже яскравий, кольористий (про розцвітку чого-небудь). </text:span><text:span text:style-name="T27">(С, 1281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чоло́</text:span></text:p>
            <text:p text:style-name="P5"><text:span text:style-name="T43">-а, </text:span><text:span text:style-name="T48">с.</text:span></text:p>
            <text:p text:style-name="P5"><text:span text:style-name="T24">1) Верхня надочна частина обличчя людини; лоб. || </text:span><text:span text:style-name="T36">перен.</text:span><text:span text:style-name="T24"> Вершина гори, дерева і т. ін., верхівка чого-небудь.</text:span><text:span text:style-name="T25"> </text:span><text:span text:style-name="T26">(С, 1604)</text:span></text:p>
          </table:table-cell>
        </table:table-row>
        <table:table-row>
          <table:table-cell table:style-name="Dictionary.A2" table:number-rows-spanned="2" office:value-type="string">
            <text:p text:style-name="P6">САМОВИВИ́ЩЕННЯ<text:soft-page-break/></text:p>
            <text:p text:style-name="P5">-я, <text:span text:style-name="T70">ім., с., інд.-авт.</text:span></text:p>
            <text:p text:style-name="P5"><text:span text:style-name="T83">утворене способом основословоскладання, похідне від слів:</text:span><text:span text:style-name="T102"> </text:span><text:span text:style-name="T58">сáмо</text:span><text:span text:style-name="T102">... і </text:span><text:span text:style-name="T58">ви́вищення.</text:span></text:p>
            <text:p text:style-name="P7">Оце, життя, твої дороги</text:p>
            <text:p text:style-name="P5"><text:span text:style-name="T76">самовивищень</text:span><text:span text:style-name="T71">, як наруг.</text:span><text:span text:style-name="T70"> </text:span><text:span text:style-name="T81">(П, ІІ, 107)</text:span></text:p>
          </table:table-cell>
          <table:table-cell table:style-name="Dictionary.B2" office:value-type="string">
            <text:p text:style-name="P6">сам<text:soft-page-break/></text:p>
            <text:p text:style-name="P5"><text:span text:style-name="T48">рідше </text:span><text:span text:style-name="T43">самий, сама, само </text:span><text:span text:style-name="T48">і </text:span><text:span text:style-name="T43">саме; </text:span><text:span text:style-name="T48">мн.</text:span><text:span text:style-name="T43"> сами </text:span><text:span text:style-name="T48">і </text:span><text:span text:style-name="T43">самі; </text:span><text:span text:style-name="T48">займ.</text:span><text:span text:style-name="T43"> </text:span><text:span text:style-name="T48">означ.</text:span></text:p>
            <text:p text:style-name="P5"><text:span text:style-name="T24">1) Уживається з </text:span><text:span text:style-name="T36">ім.</text:span><text:span text:style-name="T24"> чи </text:span><text:span text:style-name="T36">особ.</text:span><text:span text:style-name="T24"> </text:span><text:span text:style-name="T36">займ.</text:span><text:span text:style-name="T24">, вказуючи на особу чи предмет, що безпосередньо є джерелом чи об’єктом дії, стану. || Уживається для більшої конкретизації, вирізнення особи чи предмета; власне хтось; власне щось. || Уживається в </text:span><text:span text:style-name="T36">знач.</text:span><text:span text:style-name="T24"> не хто інший, як, хтось власною особою. || Уживається для підкреслення, що дія або стан поширюються й на визначувану особу чи предмет; теж, також, і (й). || Уживається самостійно, заступаючи </text:span><text:span text:style-name="T36">ім.</text:span><text:span text:style-name="T24"> чи </text:span><text:span text:style-name="T36">особ.</text:span><text:span text:style-name="T24"> </text:span><text:span text:style-name="T36">займ.</text:span><text:span text:style-name="T24"> || Уживається на позначення відокремлення особи чи предмета від інших осіб або предметів (</text:span><text:span text:style-name="T36">перев.</text:span><text:span text:style-name="T24"> зі </text:span><text:span text:style-name="T36">спол.</text:span><text:span text:style-name="T24"> "а"). </text:span><text:span text:style-name="T27">(С, 1286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ви́</text:span><text:span text:style-name="T55">вищення</text:span></text:p>
            <text:p text:style-name="P5"><text:span text:style-name="T43">-я, </text:span><text:span text:style-name="T48">с.</text:span></text:p>
            <text:p text:style-name="P5"><text:span text:style-name="T44">Дія за знач. вивищувати, вивищуватися, ви́</text:span><text:span text:style-name="T44">вищити і ви́</text:span><text:span text:style-name="T44">вищитися.</text:span><text:span text:style-name="T45"> </text:span><text:span text:style-name="T46">(С, 129)</text:span></text:p>
          </table:table-cell>
        </table:table-row>
        <table:table-row>
          <table:table-cell table:style-name="Dictionary.A2" table:number-rows-spanned="2" office:value-type="string">
            <text:p text:style-name="P6">САМОВÓЛЯ</text:p>
            <text:p text:style-name="P5">-і, <text:span text:style-name="T70">ім., ж., інд.-авт.</text:span></text:p>
            <text:p text:style-name="P5"><text:soft-page-break/><text:span text:style-name="T83">утворене способом </text:span><text:span text:style-name="T83">основословоскладання, похідне від слів:</text:span><text:span text:style-name="T102"> </text:span><text:span text:style-name="T58">сáмо</text:span><text:span text:style-name="T102">... і </text:span><text:span text:style-name="T58">вóля.</text:span></text:p>
            <text:p text:style-name="P7">Червона барка в чорноводді<text:span text:style-name="T103"> </text:span>доль</text:p>
            <text:p text:style-name="P7">загубиться. І фенікс довгоногий</text:p>
            <text:p text:style-name="P7">перенесе тебе в ясні чертоги</text:p>
            <text:p text:style-name="P5"><text:span text:style-name="T71">від </text:span><text:span text:style-name="T76">самоволь</text:span><text:span text:style-name="T71">, покори і сваволь.</text:span><text:span text:style-name="T70"> </text:span><text:span text:style-name="T81">(П, І, 56)</text:span></text:p>
          </table:table-cell>
          <table:table-cell table:style-name="Dictionary.B2" office:value-type="string">
            <text:p text:style-name="P5"><text:span text:style-name="T58">сáмо... </text:span><text:span text:style-name="T67">(див. 129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во́</text:span><text:span text:style-name="T55">ля</text:span></text:p>
            <text:p text:style-name="P5"><text:soft-page-break/><text:span text:style-name="T43">-і, </text:span><text:span text:style-name="T48">ж.</text:span></text:p>
            <text:p text:style-name="P5"><text:span text:style-name="T24">5) Свобода, незалежність; </text:span><text:span text:style-name="T36">прот.</text:span><text:span text:style-name="T24"> неволя, рабство. || Перебування не під арештом, не в клітці, не на ланцюгу і т. ін.</text:span><text:span text:style-name="T25"> </text:span><text:span text:style-name="T26">(С, 202)</text:span></text:p>
          </table:table-cell>
        </table:table-row>
        <table:table-row>
          <table:table-cell table:style-name="Dictionary.A2" table:number-rows-spanned="2" office:value-type="string">
            <text:p text:style-name="P6">САМОВОСКРЕСÍННЯ</text:p>
            <text:p text:style-name="P5">-я, <text:span text:style-name="T70">ім., с., інд.-авт.</text:span></text:p>
            <text:p text:style-name="P5"><text:span text:style-name="T83">утворене способом </text:span><text:span text:style-name="T83">основословоскладання, похідне від слів:</text:span><text:span text:style-name="T102"> </text:span><text:span text:style-name="T58">сáмо</text:span><text:span text:style-name="T102">... і </text:span><text:span text:style-name="T58">воскресíння.</text:span></text:p>
            <text:p text:style-name="P7">…перейде крізь страстотерпця тіні</text:p>
            <text:p text:style-name="P7">пророк, свого цураючись лиця,</text:p>
            <text:p text:style-name="P7">в передчуванні віщого кінця</text:p>
            <text:p text:style-name="P5"><text:span text:style-name="T71">самоофіри й </text:span><text:span text:style-name="T76">самовоскресіння</text:span><text:span text:style-name="T71">.</text:span><text:span text:style-name="T70"> </text:span><text:span text:style-name="T81">(П, ІІ, 150)</text:span></text:p>
          </table:table-cell>
          <table:table-cell table:style-name="Dictionary.B2" office:value-type="string">
            <text:p text:style-name="P5"><text:span text:style-name="T58">сáмо... </text:span><text:span text:style-name="T67">(див. </text:span><text:span text:style-name="T58">САМОВИВИ́ЩЕННЯ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воскресі́</text:span><text:span text:style-name="T55">ння</text:span></text:p>
            <text:p text:style-name="P5"><text:span text:style-name="T43">-я, </text:span><text:span text:style-name="T48">с.</text:span></text:p>
            <text:p text:style-name="P5">Дія і стан за знач. воскреснути <text:span text:style-name="T79">(С, 203)</text:span></text:p>
          </table:table-cell>
        </table:table-row>
        <table:table-row>
          <table:table-cell table:style-name="Dictionary.A2" table:number-rows-spanned="2" office:value-type="string">
            <text:p text:style-name="P6">САМОВТÉЧА</text:p>
            <text:p text:style-name="P5">-і, <text:span text:style-name="T70">ім., ж., інд.-авт.</text:span></text:p>
            <text:p text:style-name="P5"><text:span text:style-name="T83">утворене способом основословоскладання, похідне від слів:</text:span><text:span text:style-name="T102"> </text:span><text:span text:style-name="T58">сáмо</text:span><text:span text:style-name="T102">... і </text:span><text:span text:style-name="T58">втéча.</text:span></text:p>
            <text:p text:style-name="P7">Доброму і злому</text:p>
            <text:p text:style-name="P7"><text:soft-page-break/>кажи межу і позначи шляхи</text:p>
            <text:p text:style-name="P5"><text:span text:style-name="T71">для </text:span><text:span text:style-name="T76">самовтечі</text:span><text:span text:style-name="T71">.</text:span><text:span text:style-name="T70"> </text:span><text:span text:style-name="T81">(П, ІІ, 136)</text:span></text:p>
          </table:table-cell>
          <table:table-cell table:style-name="Dictionary.B2" office:value-type="string">
            <text:p text:style-name="P6"><text:span text:style-name="T102">сáмо... </text:span><text:span text:style-name="T67">(див. </text:span><text:span text:style-name="T102">САМОВИВИ́ЩЕННЯ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101">уте́</text:span><text:span text:style-name="T101">ча</text:span></text:p>
            <text:p text:style-name="P5"><text:span text:style-name="T31">(вте́</text:span><text:span text:style-name="T31">ча), -і, </text:span><text:span text:style-name="T37">ж.</text:span></text:p>
            <text:p text:style-name="P5">1) Швидкий відхід, біг, від’їзд і т. ін. з метою уникнення небезпеки, неприємного становища тощо.</text:p>
            <text:p text:style-name="P5"><text:soft-page-break/>2) Таємний самовільний відхід, від’їзд. (С, 1519)</text:p>
          </table:table-cell>
        </table:table-row>
        <table:table-row>
          <table:table-cell table:style-name="Dictionary.A2" table:number-rows-spanned="2" office:value-type="string">
            <text:p text:style-name="P6">САМОДÓКÍР</text:p>
            <text:p text:style-name="P5">самодóкóру, <text:span text:style-name="T70">ім., ч., інд.-авт.</text:span></text:p>
            <text:p text:style-name="P5"><text:span text:style-name="T83">утворене способом основословосклада</text:span><text:span text:style-name="T83">ння, похідне від </text:span><text:span text:style-name="T83">слів:</text:span><text:span text:style-name="T102"> </text:span><text:span text:style-name="T58">сáмо</text:span><text:span text:style-name="T102">... і </text:span><text:span text:style-name="T58">дóкíр.</text:span></text:p>
            <text:p text:style-name="P7">Не вір – ні долі, ні собі не вір,</text:p>
            <text:p text:style-name="P7">а спроневіра і <text:span text:style-name="T56">самодокір</text:span></text:p>
            <text:p text:style-name="P7">і змерзлий крик, що грудкою у горлі</text:p>
            <text:p text:style-name="P7">засів мов кляп – то все неначе дріт</text:p>
            <text:p text:style-name="P5"><text:span text:style-name="T71">колючий.</text:span><text:span text:style-name="T70"> </text:span><text:span text:style-name="T81">(П, ІІ, 290)</text:span></text:p>
          </table:table-cell>
          <table:table-cell table:style-name="Dictionary.B2" office:value-type="string">
            <text:p text:style-name="P6"><text:span text:style-name="T102">сáмо... </text:span><text:span text:style-name="T67">(див. </text:span><text:span text:style-name="T102">САМОВИВИ́ЩЕННЯ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до́</text:span><text:span text:style-name="T55">кі́</text:span><text:span text:style-name="T55">р</text:span></text:p>
            <text:p text:style-name="P5"><text:span text:style-name="T43">до́</text:span><text:span text:style-name="T43">ко́</text:span><text:span text:style-name="T43">ру, </text:span><text:span text:style-name="T48">ч.</text:span></text:p>
            <text:p text:style-name="P5">Висловлене кому-небудь або передане в інший спосіб звинувачення в чомусь, незадоволення чимось і т. ін.<text:span text:style-name="T95"> </text:span><text:span text:style-name="T96">(С, 313)</text:span></text:p>
          </table:table-cell>
        </table:table-row>
        <table:table-row>
          <table:table-cell table:style-name="Dictionary.A2" table:number-rows-spanned="2" office:value-type="string">
            <text:p text:style-name="P6">САМОДОСÁДА</text:p>
            <text:p text:style-name="P5">-и, <text:span text:style-name="T70">ім., ж., інд.-авт.</text:span></text:p>
            <text:p text:style-name="P5"><text:span text:style-name="T83">утворене способом основословоскладання, похідне від слів:</text:span><text:span text:style-name="T102"> </text:span><text:span text:style-name="T58">сáмо</text:span><text:span text:style-name="T102">... і </text:span><text:span text:style-name="T58">досáда.</text:span></text:p>
            <text:p text:style-name="P7">…в мить крутого самопочезання</text:p>
            <text:p text:style-name="P7">він надто пильно стежив шлях утрат, - </text:p>
            <text:p text:style-name="P7">лиш так його спотворило дерзання</text:p>
            <text:p text:style-name="P7">тим виразом вибачливих жалів,</text:p>
            <text:p text:style-name="P5"><text:span text:style-name="T76">самодосад</text:span><text:span text:style-name="T71">…</text:span><text:span text:style-name="T70"> </text:span><text:span text:style-name="T81">(П, І, 55)</text:span></text:p>
          </table:table-cell>
          <table:table-cell table:style-name="Dictionary.B2" office:value-type="string">
            <text:p text:style-name="P6"><text:span text:style-name="T102">сáмо... </text:span><text:span text:style-name="T67">(див. </text:span><text:span text:style-name="T102">САМОВИВИ́ЩЕННЯ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доса́</text:span><text:span text:style-name="T55">да</text:span></text:p>
            <text:p text:style-name="P5"><text:span text:style-name="T43">-и, </text:span><text:span text:style-name="T48">ж.</text:span></text:p>
            <text:p text:style-name="P5">1) Почуття невдоволення, гіркоти, викликане чим-небудь.<text:span text:style-name="T95"> </text:span><text:span text:style-name="T96">(С, 321)</text:span></text:p>
          </table:table-cell>
        </table:table-row>
        <table:table-row>
          <table:table-cell table:style-name="Dictionary.A2" table:number-rows-spanned="2" office:value-type="string">
            <text:p text:style-name="P6">САМОДОХÓДЖЕННЯ</text:p>
            <text:p text:style-name="P5"><text:soft-page-break/>-я, <text:span text:style-name="T70">ім., с., інд.-авт.</text:span></text:p>
            <text:p text:style-name="P5"><text:span text:style-name="T83">утворене способом основословосклада</text:span><text:span text:style-name="T83">ння, похідне від слів:</text:span><text:span text:style-name="T102"> </text:span><text:span text:style-name="T58">сáмо</text:span><text:span text:style-name="T102">... і </text:span><text:span text:style-name="T58">дохóдження.</text:span></text:p>
            <text:p text:style-name="P7">Там крила птаства рясно миготіли,</text:p>
            <text:p text:style-name="P7">мережилася зелень дивновзором,</text:p>
            <text:p text:style-name="P7">а душу вже поймав <text:span text:style-name="T56">самодоходжень</text:span></text:p>
            <text:p text:style-name="P5"><text:span text:style-name="T71">зухвалий холод і зухвалий жах.</text:span><text:span text:style-name="T70"> </text:span><text:span text:style-name="T81">(П, ІІ, 118)</text:span></text:p>
          </table:table-cell>
          <table:table-cell table:style-name="Dictionary.B2" office:value-type="string">
            <text:p text:style-name="P6"><text:span text:style-name="T102">сáмо... </text:span><text:span text:style-name="T67">(див. </text:span><text:span text:style-name="T102">САМОВИВИ́ЩЕННЯ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дохо́</text:span><text:span text:style-name="T55">дження</text:span></text:p>
            <text:p text:style-name="P5"><text:span text:style-name="T43">-я, </text:span><text:span text:style-name="T48">с.</text:span></text:p>
            <text:p text:style-name="P5">Дія за знач. доходити. <text:span text:style-name="T79">(С, 324)</text:span></text:p>
          </table:table-cell>
        </table:table-row>
        <table:table-row>
          <table:table-cell table:style-name="Dictionary.A2" table:number-rows-spanned="2" office:value-type="string">
            <text:p text:style-name="P6">САМОЗАБОРÓНА</text:p>
            <text:p text:style-name="P5">-и, <text:span text:style-name="T70">ім., ж., інд.-авт.</text:span></text:p>
            <text:p text:style-name="P5"><text:span text:style-name="T83">утворене способом основословоскладання, похідне від слів:</text:span><text:span text:style-name="T102"> </text:span><text:span text:style-name="T58">сáмо</text:span><text:span text:style-name="T102">... і </text:span><text:span text:style-name="T58">заборóна.</text:span></text:p>
            <text:p text:style-name="P7">Нам ряд утрачено. Раптових спроб</text:p>
            <text:p text:style-name="P7">назубрені шпилі – ото єдине,</text:p>
            <text:p text:style-name="P7">що вирвалося з <text:span text:style-name="T56">самозаборон</text:span>,</text:p>
            <text:p text:style-name="P5"><text:span text:style-name="T71">які дарують небеса щедротні…</text:span><text:span text:style-name="T70"> </text:span><text:span text:style-name="T81">(П, ІІ, 100)</text:span></text:p>
          </table:table-cell>
          <table:table-cell table:style-name="Dictionary.B2" office:value-type="string">
            <text:p text:style-name="P6"><text:span text:style-name="T102">сáмо... </text:span><text:span text:style-name="T67">(див. </text:span><text:span text:style-name="T102">САМОВИВИ́ЩЕННЯ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заборо́</text:span><text:span text:style-name="T55">на</text:span></text:p>
            <text:p text:style-name="P5"><text:span text:style-name="T43">-и, </text:span><text:span text:style-name="T48">ж.</text:span></text:p>
            <text:p text:style-name="P5">1) Наказ не робити чого-небудь.<text:span text:style-name="T95"> </text:span><text:span text:style-name="T96">(С, 376)</text:span></text:p>
          </table:table-cell>
        </table:table-row>
        <table:table-row>
          <table:table-cell table:style-name="Dictionary.A2" table:number-rows-spanned="2" office:value-type="string">
            <text:p text:style-name="P6">САМОНАБЛИ́ЖЕННЯ</text:p>
            <text:p text:style-name="P5">-я, <text:span text:style-name="T70">ім., с., інд.-авт.</text:span></text:p>
            <text:p text:style-name="P5"><text:span text:style-name="T83">утворене способом основословоскладання, похідне від слів:</text:span><text:span text:style-name="T102"> </text:span><text:soft-page-break/><text:span text:style-name="T58">сáмо</text:span><text:span text:style-name="T102">... і </text:span><text:span text:style-name="T58">набли́ження.</text:span></text:p>
            <text:p text:style-name="P7">…весь той чар</text:p>
            <text:p text:style-name="P7"><text:span text:style-name="T56">самонаближень</text:span>, упізнань і врочень,</text:p>
            <text:p text:style-name="P7">що визріли у невіді душевній</text:p>
            <text:p text:style-name="P7">і стежать стежать стежать зизим оком,</text:p>
            <text:p text:style-name="P5"><text:span text:style-name="T71">ачи я втраплю на свою стежу…</text:span><text:span text:style-name="T70"> </text:span><text:span text:style-name="T81">(П, І, 121)</text:span></text:p>
          </table:table-cell>
          <table:table-cell table:style-name="Dictionary.B2" office:value-type="string">
            <text:p text:style-name="P6"><text:span text:style-name="T102">сáмо... </text:span><text:span text:style-name="T67">(див. </text:span><text:span text:style-name="T102">САМОВИВИ́ЩЕННЯ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набли́</text:span><text:span text:style-name="T55">ження</text:span></text:p>
            <text:p text:style-name="P5"><text:span text:style-name="T43">-я, </text:span><text:span text:style-name="T48">с.</text:span></text:p>
            <text:p text:style-name="P5">Дія за знач. наблизити, наближати і <text:soft-page-break/>наблизитися, наближатися. <text:span text:style-name="T79">(С, 701)</text:span></text:p>
          </table:table-cell>
        </table:table-row>
        <table:table-row>
          <table:table-cell table:style-name="Dictionary.A2" table:number-rows-spanned="2" office:value-type="string">
            <text:p text:style-name="P6">САМОНАРІКÁННЯ</text:p>
            <text:p text:style-name="P5">-я, <text:span text:style-name="T70">ім., с., інд.-авт.</text:span></text:p>
            <text:p text:style-name="P5"><text:span text:style-name="T83">утворене способом основословосклада</text:span><text:span text:style-name="T83">ння, похідне від слів:</text:span><text:span text:style-name="T102"> </text:span><text:span text:style-name="T58">сáмо</text:span><text:span text:style-name="T102">... і </text:span><text:span text:style-name="T58">нарікáння.</text:span></text:p>
            <text:p text:style-name="P7">Ні, не впадай у біль – до <text:span text:style-name="T56">самонаріканняи</text:span>.</text:p>
            <text:p text:style-name="P5"><text:span text:style-name="T71">О, не впадай у біль – його, як меч, піднось. </text:span><text:span text:style-name="T81">(П, ІІ, 155)</text:span></text:p>
          </table:table-cell>
          <table:table-cell table:style-name="Dictionary.B2" office:value-type="string">
            <text:p text:style-name="P6"><text:span text:style-name="T102">сáмо... </text:span><text:span text:style-name="T67">(див. </text:span><text:span text:style-name="T102">САМОВИВИ́ЩЕННЯ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наріка́</text:span><text:span text:style-name="T55">ння</text:span></text:p>
            <text:p text:style-name="P5"><text:span text:style-name="T43">-я, </text:span><text:span text:style-name="T48">с.</text:span></text:p>
            <text:p text:style-name="P5">Дія за знач. нарікати. <text:span text:style-name="T79">(С, 733)</text:span></text:p>
          </table:table-cell>
        </table:table-row>
        <table:table-row>
          <table:table-cell table:style-name="Dictionary.A2" table:number-rows-spanned="2" office:value-type="string">
            <text:p text:style-name="P6">САМОНАРÓДЖЕННЯ</text:p>
            <text:p text:style-name="P5">-я, <text:span text:style-name="T70">ім., с., інд.-авт.</text:span></text:p>
            <text:p text:style-name="P5"><text:span text:style-name="T83">утворене способом основословоскладання, похідне від слів:</text:span><text:span text:style-name="T102"> </text:span><text:span text:style-name="T58">сáмо</text:span><text:span text:style-name="T102">... і </text:span><text:span text:style-name="T58">нарóдження.</text:span></text:p>
            <text:p text:style-name="P7">Оце <text:span text:style-name="T56">самонародження</text:span> твоє</text:p>
            <text:p text:style-name="P7"><text:soft-page-break/>то голос смерті: пристарайся, брате,</text:p>
            <text:p text:style-name="P7">бо вже заходить час твій вирушати,</text:p>
            <text:p text:style-name="P5"><text:span text:style-name="T71">пора і дописати житіє.</text:span><text:span text:style-name="T70"> </text:span><text:span text:style-name="T81">(П, ІІ, 117)</text:span></text:p>
          </table:table-cell>
          <table:table-cell table:style-name="Dictionary.B2" office:value-type="string">
            <text:p text:style-name="P6"><text:span text:style-name="T102">сáмо... </text:span><text:span text:style-name="T67">(див. </text:span><text:span text:style-name="T102">САМОВИВИ́ЩЕННЯ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наро́</text:span><text:span text:style-name="T55">дження</text:span></text:p>
            <text:p text:style-name="P5"><text:span text:style-name="T43">-я, </text:span><text:span text:style-name="T48">с.</text:span></text:p>
            <text:p text:style-name="P5">1) Дія за знач. народити, народжувати і народитися, народжуватися. || Час появи на світ. <text:span text:style-name="T79">(С, 733)</text:span></text:p>
          </table:table-cell>
        </table:table-row>
        <table:table-row>
          <table:table-cell table:style-name="Dictionary.A2" table:number-rows-spanned="2" office:value-type="string">
            <text:p text:style-name="P6">САМОНАРОСТÁТИ</text:p>
            <text:p text:style-name="P5">-áю, -áєш, дієсл., недок., перех., інд.-авт.</text:p>
            <text:p text:style-name="P5">Утворене способом основословоскладання, похідне від слів: сáмо... і наростáти</text:p>
            <text:p text:style-name="P7">Неначе дзвін – поезія. Гуде</text:p>
            <text:p text:style-name="P5"><text:span text:style-name="T71">і </text:span><text:span text:style-name="T76">самонаростає</text:span><text:span text:style-name="T71"> аж до повні…</text:span><text:span text:style-name="T70"> </text:span><text:span text:style-name="T81">(П, ІІ, 150)</text:span></text:p>
          </table:table-cell>
          <table:table-cell table:style-name="Dictionary.B2" office:value-type="string">
            <text:p text:style-name="P6"><text:span text:style-name="T102">сáмо... </text:span><text:span text:style-name="T67">(див. </text:span><text:span text:style-name="T102">САМОВИВИ́ЩЕННЯ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нароста́</text:span><text:span text:style-name="T55">ти</text:span></text:p>
            <text:p text:style-name="P5"><text:span text:style-name="T43">-ає, </text:span><text:span text:style-name="T48">недок.</text:span><text:span text:style-name="T43">, нарости, -те; </text:span><text:span text:style-name="T48">мин. ч.</text:span><text:span text:style-name="T43"> наріс, </text:span><text:span text:style-name="T43">наросла, наросло; </text:span><text:span text:style-name="T48">док.</text:span></text:p>
            <text:p text:style-name="P5"><text:span text:style-name="T24">3) </text:span><text:span text:style-name="T36">перен.</text:span><text:span text:style-name="T24"> Збільшувати свій об’єм, свою кількість, силу вияву і т. ін.</text:span><text:span text:style-name="T25"> </text:span><text:span text:style-name="T26">(С, 733-734)</text:span></text:p>
          </table:table-cell>
        </table:table-row>
        <table:table-row>
          <table:table-cell table:style-name="Dictionary.A2" table:number-rows-spanned="2" office:value-type="string">
            <text:p text:style-name="P6">САМООФÍРА</text:p>
            <text:p text:style-name="P5">-и, <text:span text:style-name="T70">ім., ж., інд.-авт.</text:span></text:p>
            <text:p text:style-name="P5"><text:span text:style-name="T83">утворене способом основословоскладання, похідне від слів:</text:span><text:span text:style-name="T102"> </text:span><text:span text:style-name="T58">сáмо</text:span><text:span text:style-name="T102">... і </text:span><text:span text:style-name="T56">офíра.</text:span></text:p>
            <text:p text:style-name="P7">…перейде крізь страстотерпця тіні</text:p>
            <text:p text:style-name="P7">пророк, свого цураючись лиця,</text:p>
            <text:p text:style-name="P7">в передчуванні віщого кінця</text:p>
            <text:p text:style-name="P5"><text:span text:style-name="T76">самоофіри</text:span><text:span text:style-name="T71"> й самовоскресіння.</text:span><text:span text:style-name="T70"> </text:span><text:span text:style-name="T81">(П, ІІ, 150)</text:span></text:p>
          </table:table-cell>
          <table:table-cell table:style-name="Dictionary.B2" office:value-type="string">
            <text:p text:style-name="P6"><text:span text:style-name="T102">сáмо... </text:span><text:span text:style-name="T67">(див. </text:span><text:span text:style-name="T102">САМОВИВИ́ЩЕННЯ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20">же́</text:span><text:span text:style-name="T20">ртва (офі́</text:span><text:span text:style-name="T20">ра)</text:span></text:p>
            <text:p text:style-name="P5"><text:span text:style-name="T43">-и, </text:span><text:span text:style-name="T48">ж.</text:span></text:p>
            <text:p text:style-name="P5">1) За релігійними обрядами деяких народів – предмет або жива істота, яких приносили в дар богам.<text:span text:style-name="T95"> </text:span><text:span text:style-name="T96">(С, 366)</text:span></text:p>
          </table:table-cell>
        </table:table-row>
        <table:table-row>
          <table:table-cell table:style-name="Dictionary.A2" table:number-rows-spanned="2" office:value-type="string">
            <text:p text:style-name="P6">САМОПАЛÁННЯ</text:p>
            <text:p text:style-name="P5">-я, <text:span text:style-name="T70">ім., с., інд.-авт.</text:span></text:p>
            <text:p text:style-name="P5"><text:soft-page-break/><text:span text:style-name="T83">утворене способом основословоскладання, похідне від </text:span><text:span text:style-name="T83">слів:</text:span><text:span text:style-name="T102"> </text:span><text:span text:style-name="T58">сáмо</text:span><text:span text:style-name="T102">... і </text:span><text:span text:style-name="T58">палáння.</text:span></text:p>
            <text:p text:style-name="P7">О як нестерпно хочеться подовжень</text:p>
            <text:p text:style-name="P5"><text:span text:style-name="T71">і невигасного </text:span><text:span text:style-name="T76">самопалання</text:span><text:span text:style-name="T71">!</text:span><text:span text:style-name="T70"> </text:span><text:span text:style-name="T81">(П, ІІ, 130)</text:span></text:p>
          </table:table-cell>
          <table:table-cell table:style-name="Dictionary.B2" office:value-type="string">
            <text:p text:style-name="P6"><text:span text:style-name="T102">сáмо... </text:span><text:span text:style-name="T67">(див. </text:span><text:span text:style-name="T102">САМОВИВИ́ЩЕННЯ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пала́</text:span><text:span text:style-name="T55">ння</text:span></text:p>
            <text:p text:style-name="P5"><text:soft-page-break/><text:span text:style-name="T43">-я, </text:span><text:span text:style-name="T48">с.</text:span></text:p>
            <text:p text:style-name="P5">Дія за знач. палати. <text:span text:style-name="T79">(С, 876)</text:span></text:p>
          </table:table-cell>
        </table:table-row>
        <table:table-row>
          <table:table-cell table:style-name="Dictionary.A2" table:number-rows-spanned="2" office:value-type="string">
            <text:p text:style-name="P6">САМОПЕРЕРОСТÁННЯ</text:p>
            <text:p text:style-name="P5">-я, ім., с., інд.-авт.</text:p>
            <text:p text:style-name="P5"><text:span text:style-name="T83">утворене способом основословоскладання, похідне від слів:</text:span><text:span text:style-name="T102"> </text:span><text:span text:style-name="T58">сáмо</text:span><text:span text:style-name="T102">... і </text:span><text:span text:style-name="T58">переростáння.</text:span></text:p>
            <text:p text:style-name="P7">Отак: живи – і скній, живи – і скній,</text:p>
            <text:p text:style-name="P7">і як дійдеш <text:span text:style-name="T57">самопереростання</text:span>,</text:p>
            <text:p text:style-name="P7">і як збагнеш: ти власна жертва й кат,</text:p>
            <text:p text:style-name="P7">тоді збагнеш і смерть, як припадання</text:p>
            <text:p text:style-name="P5"><text:span text:style-name="T71">до обрію, як утрату всіх утрат.</text:span><text:span text:style-name="T70"> </text:span><text:span text:style-name="T81">(П, І, 203)</text:span></text:p>
          </table:table-cell>
          <table:table-cell table:style-name="Dictionary.B2" office:value-type="string">
            <text:p text:style-name="P6"><text:span text:style-name="T102">сáмо... </text:span><text:span text:style-name="T67">(див. </text:span><text:span text:style-name="T102">САМОВИВИ́ЩЕННЯ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перероста́</text:span><text:span text:style-name="T55">ння</text:span></text:p>
            <text:p text:style-name="P5"><text:span text:style-name="T43">-я, </text:span><text:span text:style-name="T48">с.</text:span></text:p>
            <text:p text:style-name="P5">Дія за знач. переростати, перерости. <text:span text:style-name="T79">(С, 926)</text:span></text:p>
          </table:table-cell>
        </table:table-row>
        <table:table-row>
          <table:table-cell table:style-name="Dictionary.A2" table:number-rows-spanned="2" office:value-type="string">
            <text:p text:style-name="P6">САМОПІДТВÉРДЖУВАТИ</text:p>
            <text:p text:style-name="P5">-ую, уєш, дієсл., <text:span text:style-name="T70">недок., перех., інд.-авт.</text:span></text:p>
            <text:p text:style-name="P5"><text:span text:style-name="T83">утворене способом основословоскладання, похідне від слів:</text:span><text:span text:style-name="T102"> </text:span><text:span text:style-name="T58">сáмо</text:span><text:span text:style-name="T102">... і </text:span><text:span text:style-name="T58">підтвéрджувати.</text:span></text:p>
            <text:p text:style-name="P7">Ще, слава Богу, тьмяний стовбур совісті</text:p>
            <text:p text:style-name="P7"><text:soft-page-break/>признатись може весь до незбагненного,</text:p>
            <text:p text:style-name="P7">котре <text:span text:style-name="T56">самопідтверджує</text:span> її</text:p>
            <text:p text:style-name="P5"><text:span text:style-name="T71">і втаємничує…</text:span><text:span text:style-name="T70"> </text:span><text:span text:style-name="T81">(П, ІІ, 101)</text:span></text:p>
          </table:table-cell>
          <table:table-cell table:style-name="Dictionary.B2" office:value-type="string">
            <text:p text:style-name="P6"><text:span text:style-name="T102">сáмо... </text:span><text:span text:style-name="T67">(див. </text:span><text:span text:style-name="T102">САМОВИВИ́ЩЕННЯ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підтве́</text:span><text:span text:style-name="T55">рджувати</text:span></text:p>
            <text:p text:style-name="P5"><text:span text:style-name="T43">-ую, -уєш, </text:span><text:span text:style-name="T48">недок.</text:span><text:span text:style-name="T43">, підтвердити, -джу, -диш, </text:span><text:span text:style-name="T48">док.</text:span><text:span text:style-name="T43">, </text:span><text:span text:style-name="T48">перех.</text:span><text:span text:style-name="T43"> </text:span><text:span text:style-name="T48">і без додатка</text:span><text:span text:style-name="T43">.</text:span></text:p>
            <text:p text:style-name="P5">Визнавати, засвідчувати правильність, достовірність, істинність чого-небудь. || Доводити достовірність, істинність чого-небудь, підкріплюючи фактами, <text:soft-page-break/>доказами і т. ін. || Служити доказом правильності, істинності чого-небудь.<text:span text:style-name="T95"> </text:span><text:span text:style-name="T96">(С, 967)</text:span></text:p>
          </table:table-cell>
        </table:table-row>
        <table:table-row>
          <table:table-cell table:style-name="Dictionary.A2" table:number-rows-spanned="2" office:value-type="string">
            <text:p text:style-name="P6">САМОПОГИ́БА</text:p>
            <text:p text:style-name="P5">-и, <text:span text:style-name="T70">ім., ж., інд.-авт.</text:span></text:p>
            <text:p text:style-name="P5"><text:span text:style-name="T100">утворене способом основословоскладання, похідне від слів:</text:span><text:span text:style-name="T102"> </text:span><text:span text:style-name="T58">сáмо</text:span><text:span text:style-name="T102">... і </text:span><text:span text:style-name="T58">поги́ба.</text:span></text:p>
            <text:p text:style-name="P7">Господи, Господи, о осторонь</text:p>
            <text:p text:style-name="P7">душі гулкі, що, заслухані в тугу,</text:p>
            <text:p text:style-name="P7">немочі власної люблять наругу,</text:p>
            <text:p text:style-name="P5"><text:span text:style-name="T76">самопогиби</text:span><text:span text:style-name="T71"> високий огонь.</text:span><text:span text:style-name="T70"> </text:span><text:span text:style-name="T81">(П, ІІ, 74-75)</text:span></text:p>
          </table:table-cell>
          <table:table-cell table:style-name="Dictionary.B2" office:value-type="string">
            <text:p text:style-name="P6"><text:span text:style-name="T102">сáмо... </text:span><text:span text:style-name="T67">(див. </text:span><text:span text:style-name="T102">САМОВИВИ́ЩЕННЯ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Поги́</text:span><text:span text:style-name="T55">бель (поги́</text:span><text:span text:style-name="T55">ба)</text:span></text:p>
            <text:p text:style-name="P5"><text:span text:style-name="T48">і рідко </text:span><text:span text:style-name="T43">погибіль, -і, </text:span><text:span text:style-name="T48">ж.</text:span></text:p>
            <text:p text:style-name="P5"><text:span text:style-name="T24">Передчасна, насильницька смерть; гибель. || Руйнування, занепад, знищення чого-небудь. || </text:span><text:span text:style-name="T36">перен.</text:span><text:span text:style-name="T24"> Кінець існування чого-небудь; зникнення. </text:span><text:span text:style-name="T36">Згинати в три погибелі</text:span><text:span text:style-name="T24">.</text:span><text:span text:style-name="T25"> </text:span><text:span text:style-name="T26">(С, 1003)</text:span></text:p>
          </table:table-cell>
        </table:table-row>
        <table:table-row>
          <table:table-cell table:style-name="Dictionary.A2" table:number-rows-spanned="2" office:value-type="string">
            <text:p text:style-name="P6">САМОПОДÓВЖЕНИЙ</text:p>
            <text:p text:style-name="P5"><text:span text:style-name="T70">-а, -е, </text:span><text:span text:style-name="T71">прикм., </text:span><text:span text:style-name="T71">інд.-авт.</text:span></text:p>
            <text:p text:style-name="P5">утворене способом основословоскладання, похідне від слів: <text:span text:style-name="T57">сáмо</text:span>... і <text:span text:style-name="T57">подóвжений.</text:span></text:p>
            <text:p text:style-name="P7">Хто б збагнув</text:p>
            <text:p text:style-name="P7">оці дороги – без кінця і краю</text:p>
            <text:p text:style-name="P5"><text:span text:style-name="T76">самоподовжені</text:span><text:span text:style-name="T71">?</text:span><text:span text:style-name="T70"> </text:span><text:span text:style-name="T81">(П, ІІ, 100)</text:span></text:p>
          </table:table-cell>
          <table:table-cell table:style-name="Dictionary.B2" office:value-type="string">
            <text:p text:style-name="P6"><text:span text:style-name="T102">сáмо... </text:span><text:span text:style-name="T67">(див. </text:span><text:span text:style-name="T102">САМОВИВИ́ЩЕННЯ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подо́</text:span><text:span text:style-name="T55">вжений</text:span></text:p>
            <text:p text:style-name="P5">-а, -е.</text:p>
            <text:p text:style-name="P5"><text:span text:style-name="T44">1) Дієприкм. пас. мин. ч. до подовжити. || подо́</text:span><text:span text:style-name="T44">вжено, </text:span><text:span text:style-name="T49">безос.</text:span><text:span text:style-name="T44"> </text:span><text:span text:style-name="T49">присудк. сл.</text:span><text:span text:style-name="T45"> </text:span><text:span text:style-name="T46">(С, 1009)</text:span></text:p>
          </table:table-cell>
        </table:table-row>
        <table:table-row>
          <table:table-cell table:style-name="Dictionary.A2" table:number-rows-spanned="2" office:value-type="string">
            <text:p text:style-name="P6">САМОПОМИНÁННЯ</text:p>
            <text:p text:style-name="P5">-я, <text:span text:style-name="T70">ім., с., інд.-авт.</text:span></text:p>
            <text:p text:style-name="P5"><text:soft-page-break/><text:span text:style-name="T83">утворене способом основословосклада</text:span><text:span text:style-name="T83">ння, похідне від слів:</text:span><text:span text:style-name="T102"> </text:span><text:span text:style-name="T58">сáмо</text:span><text:span text:style-name="T102">... і </text:span><text:span text:style-name="T58">поминáння.</text:span></text:p>
            <text:p text:style-name="P7">Ти загубився в горі – не знайтись</text:p>
            <text:p text:style-name="P7">у чорноводді змовклого волання,</text:p>
            <text:p text:style-name="P7">в ропі чекань і <text:span text:style-name="T56">самопоминання</text:span></text:p>
            <text:p text:style-name="P5"><text:span text:style-name="T71">і гуку, що доносить благовість.</text:span><text:span text:style-name="T70"> </text:span><text:span text:style-name="T81">(П, ІІ, 111)</text:span></text:p>
          </table:table-cell>
          <table:table-cell table:style-name="Dictionary.B2" office:value-type="string">
            <text:p text:style-name="P6"><text:span text:style-name="T102">сáмо... </text:span><text:span text:style-name="T67">(див. </text:span><text:span text:style-name="T102">САМОВИВИ́ЩЕННЯ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помина́</text:span><text:span text:style-name="T55">ння</text:span></text:p>
            <text:p text:style-name="P5"><text:soft-page-break/><text:span text:style-name="T43">-я, </text:span><text:span text:style-name="T48">с.</text:span></text:p>
            <text:p text:style-name="P5">1) Дія за знач. поминати <text:span text:style-name="T79">(С, 1041)</text:span></text:p>
          </table:table-cell>
        </table:table-row>
        <table:table-row>
          <table:table-cell table:style-name="Dictionary.A2" table:number-rows-spanned="2" office:value-type="string">
            <text:p text:style-name="P6">САМОПОСТА́ННЯ</text:p>
            <text:p text:style-name="P5">-я, <text:span text:style-name="T70">ім., с., інд.-авт.</text:span></text:p>
            <text:p text:style-name="P5"><text:span text:style-name="T83">утворене способом основословоскладання, похідне від слів:</text:span><text:span text:style-name="T102"> </text:span><text:span text:style-name="T58">сáмо</text:span><text:span text:style-name="T102">... і </text:span><text:span text:style-name="T58">поста́ння </text:span><text:span text:style-name="T86">(від </text:span><text:span text:style-name="T91">постава́</text:span><text:span text:style-name="T91">ти</text:span><text:span text:style-name="T86">).</text:span></text:p>
            <text:p text:style-name="P7">По ліву руку – древній, аж до ер</text:p>
            <text:p text:style-name="P7"><text:span text:style-name="T56">самопостання</text:span>, гоном безберегим,</text:p>
            <text:p text:style-name="P7">щовбом смертельним, що наліг на серце</text:p>
            <text:p text:style-name="P7">і наслухає втомлене буття - </text:p>
            <text:p text:style-name="P7">той древній світ – і радісний і тужний - </text:p>
            <text:p text:style-name="P5"><text:span text:style-name="T71">непам’яті.</text:span><text:span text:style-name="T70"> </text:span><text:span text:style-name="T81">(П, ІІ, 136)</text:span></text:p>
          </table:table-cell>
          <table:table-cell table:style-name="Dictionary.B2" office:value-type="string">
            <text:p text:style-name="P6"><text:span text:style-name="T102">сáмо... </text:span><text:span text:style-name="T67">(див. </text:span><text:span text:style-name="T102">САМОВИВИ́ЩЕННЯ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постава́</text:span><text:span text:style-name="T55">ти</text:span></text:p>
            <text:p text:style-name="P5"><text:span text:style-name="T39">I </text:span><text:span text:style-name="T43">-ає́</text:span><text:span text:style-name="T43">, </text:span><text:span text:style-name="T48">недок.</text:span><text:span text:style-name="T43">, поста́</text:span><text:span text:style-name="T43">ти, -а́</text:span><text:span text:style-name="T43">не, </text:span><text:span text:style-name="T48">док.</text:span></text:p>
            <text:p text:style-name="P5">2) Зароджуватися, брати початок, походити від чого-небудь. || Виникати внаслідок яких-небудь причин, збігу відповідних умов, обставин і т. ін. || Ставати актуальним, першочерговим, набувати в певних умовах дуже великого значення.<text:span text:style-name="T95"> </text:span><text:span text:style-name="T96">(С, 1082)</text:span></text:p>
          </table:table-cell>
        </table:table-row>
        <table:table-row>
          <table:table-cell table:style-name="Dictionary.A2" table:number-rows-spanned="2" office:value-type="string">
            <text:p text:style-name="P6">САМОПРОМИНÁННЯ</text:p>
            <text:p text:style-name="P5">-я, <text:span text:style-name="T70">ім., с., інд.-авт.</text:span></text:p>
            <text:p text:style-name="P5"><text:span text:style-name="T83">утворене способом основословоскладання, похідне від </text:span><text:span text:style-name="T83">слів:</text:span><text:span text:style-name="T102"> </text:span><text:soft-page-break/><text:span text:style-name="T58">сáмо</text:span><text:span text:style-name="T102">... і </text:span><text:span text:style-name="T58">проминáння.</text:span></text:p>
            <text:p text:style-name="P7">В дорозі довгих <text:span text:style-name="T56">самопроминань</text:span></text:p>
            <text:p text:style-name="P7">під знадою земного притягання</text:p>
            <text:p text:style-name="P5"><text:span text:style-name="T71">проносяться від ранку до смеркання.</text:span><text:span text:style-name="T70"> </text:span><text:span text:style-name="T81">(П, І, 44)</text:span></text:p>
          </table:table-cell>
          <table:table-cell table:style-name="Dictionary.B2" office:value-type="string">
            <text:p text:style-name="P6"><text:span text:style-name="T102">сáмо... </text:span><text:span text:style-name="T67">(див. </text:span><text:span text:style-name="T102">САМОВИВИ́ЩЕННЯ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промина́</text:span><text:span text:style-name="T55">ння</text:span></text:p>
            <text:p text:style-name="P5"><text:span text:style-name="T39">I </text:span><text:span text:style-name="T43">-я, </text:span><text:span text:style-name="T48">с.</text:span></text:p>
            <text:p text:style-name="P5">Дія за знач. проминати <text:span text:style-name="T79">(С, 1159)</text:span></text:p>
          </table:table-cell>
        </table:table-row>
        <table:table-row>
          <table:table-cell table:style-name="Dictionary.A2" table:number-rows-spanned="2" office:value-type="string">
            <text:p text:style-name="P6">САМОПРОТИСТОЯ́ННЯ</text:p>
            <text:p text:style-name="P5"><text:span text:style-name="T1">-</text:span>я, <text:span text:style-name="T70">ім., с., інд.-авт.</text:span></text:p>
            <text:p text:style-name="P5"><text:span text:style-name="T83">утворене способом основословоскладання, похідне від слів:</text:span><text:span text:style-name="T102"> </text:span><text:span text:style-name="T58">сáмо</text:span><text:span text:style-name="T102">... і </text:span><text:span text:style-name="T58">протистоя́ння.</text:span></text:p>
            <text:p text:style-name="P7">О вирвись, залишивши вирву</text:p>
            <text:p text:style-name="P7">у грудях, і роздмухай грань</text:p>
            <text:p text:style-name="P7">моїх <text:span text:style-name="T56">самопротистоянь</text:span></text:p>
            <text:p text:style-name="P5"><text:span text:style-name="T71">і дай напитися з потиру.</text:span><text:span text:style-name="T70"> </text:span><text:span text:style-name="T81">(П, ІІ, 195)</text:span></text:p>
          </table:table-cell>
          <table:table-cell table:style-name="Dictionary.B2" office:value-type="string">
            <text:p text:style-name="P6"><text:span text:style-name="T102">сáмо... </text:span><text:span text:style-name="T67">(див. </text:span><text:span text:style-name="T102">САМОВИВИ́ЩЕННЯ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протистоя́</text:span><text:span text:style-name="T55">ння</text:span></text:p>
            <text:p text:style-name="P5"><text:span text:style-name="T43">-я, </text:span><text:span text:style-name="T48">с.</text:span></text:p>
            <text:p text:style-name="P5">1) Дія за знач. протистояти. <text:span text:style-name="T79">(С, 1174)</text:span></text:p>
          </table:table-cell>
        </table:table-row>
        <table:table-row>
          <table:table-cell table:style-name="Dictionary.A2" table:number-rows-spanned="2" office:value-type="string">
            <text:p text:style-name="P6">САМОСТРÍЛ</text:p>
            <text:p text:style-name="P5">-у, <text:span text:style-name="T70">ім., ч., інд.-авт.</text:span></text:p>
            <text:p text:style-name="P5"><text:span text:style-name="T83">утворене способом основословосклада</text:span><text:span text:style-name="T83">ння, похідне від слів:</text:span><text:span text:style-name="T87"> </text:span><text:span text:style-name="T58">сáмо</text:span><text:span text:style-name="T102">... і </text:span><text:span text:style-name="T58">стріл.</text:span></text:p>
            <text:p text:style-name="P7">Як рура, кругла вулиця,</text:p>
            <text:p text:style-name="P7">гулка од гуду бджіл,</text:p>
            <text:p text:style-name="P7">маленький хлопчик щулиться,</text:p>
            <text:p text:style-name="P5"><text:span text:style-name="T71">бо ж сонце – </text:span><text:span text:style-name="T76">самостріл</text:span><text:span text:style-name="T71">.</text:span><text:span text:style-name="T70"> </text:span><text:span text:style-name="T81">(П, ІІ, 275)</text:span></text:p>
          </table:table-cell>
          <table:table-cell table:style-name="Dictionary.B2" office:value-type="string">
            <text:p text:style-name="P8"><text:span text:style-name="T58">сáмо... </text:span><text:span text:style-name="T102">(див. </text:span><text:span text:style-name="T58">САМОВИВИ́ЩЕННЯ</text:span><text:span text:style-name="T102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По́</text:span><text:span text:style-name="T55">стріл (стріл)</text:span></text:p>
            <text:p text:style-name="P5"><text:span text:style-name="T43">-у, </text:span><text:span text:style-name="T48">ч.</text:span></text:p>
            <text:p text:style-name="P5">1) Виліт кулі або снаряда з каналу ствола вогнепальної зброї, спричинений вибухом порохового заряду. || Виліт кульки з дула пневматичної зброї. || Звук від вибуху порохового заряду в каналі ствола вогнепальної зброї.<text:span text:style-name="T95"> </text:span><text:span text:style-name="T96">(С, 1085)</text:span></text:p>
          </table:table-cell>
        </table:table-row>
        <text:soft-page-break/>
        <table:table-row>
          <table:table-cell table:style-name="Dictionary.A2" table:number-rows-spanned="2" office:value-type="string">
            <text:p text:style-name="P6">САМОСТРУМУВÁННЯ</text:p>
            <text:p text:style-name="P5">-я, <text:span text:style-name="T70">ім., с., інд.-авт.</text:span></text:p>
            <text:p text:style-name="P5"><text:span text:style-name="T83">утворене способом </text:span><text:span text:style-name="T83">основословоскладання, похідне від слів:</text:span><text:span text:style-name="T102"> </text:span><text:span text:style-name="T58">сáмо</text:span><text:span text:style-name="T102">... і </text:span><text:span text:style-name="T58">струмувáння.</text:span></text:p>
            <text:p text:style-name="P7">…аби в останньому пориві,</text:p>
            <text:p text:style-name="P7">у плині <text:span text:style-name="T56">самострумувань</text:span></text:p>
            <text:p text:style-name="P7">ураз зайти за власну грань,</text:p>
            <text:p text:style-name="P5"><text:span text:style-name="T71">пірнути в смертні переливи.</text:span><text:span text:style-name="T70"> </text:span><text:span text:style-name="T81">(П, І, 169)</text:span></text:p>
          </table:table-cell>
          <table:table-cell table:style-name="Dictionary.B2" office:value-type="string">
            <text:p text:style-name="P6"><text:span text:style-name="T102">сáмо... </text:span><text:span text:style-name="T67">(див. </text:span><text:span text:style-name="T102">САМОВИВИ́ЩЕННЯ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струмува́</text:span><text:span text:style-name="T55">ння</text:span></text:p>
            <text:p text:style-name="P5"><text:span text:style-name="T43">-я, </text:span><text:span text:style-name="T48">с.</text:span></text:p>
            <text:p text:style-name="P5"><text:span text:style-name="T44">Дія за знач. струмувати. </text:span><text:span text:style-name="T49">Струмування повітря.</text:span><text:span text:style-name="T45"> </text:span><text:span text:style-name="T46">(С, 1405)</text:span></text:p>
          </table:table-cell>
        </table:table-row>
        <table:table-row>
          <table:table-cell table:style-name="Dictionary.A2" office:value-type="string">
            <text:p text:style-name="P6">САМОТИ́ННИЙ</text:p>
            <text:p text:style-name="P5">-а, -е, <text:span text:style-name="T71">прикм., </text:span><text:span text:style-name="T70">інд.-авт.</text:span></text:p>
            <text:p text:style-name="P5"><text:span text:style-name="T62">утворене суфіксальним способом, похідне від слова</text:span> <text:span text:style-name="T57">самоти́на.</text:span></text:p>
            <text:p text:style-name="P7">Спиваєш тугу <text:span text:style-name="T56">самотинну</text:span></text:p>
            <text:p text:style-name="P7">і душу, мов малу дитину,</text:p>
            <text:p text:style-name="P5"><text:span text:style-name="T71">до рання присипляєш: спи.</text:span><text:span text:style-name="T70"> </text:span><text:span text:style-name="T81">(П, ІІ, 182)</text:span></text:p>
          </table:table-cell>
          <table:table-cell table:style-name="Dictionary.B2" office:value-type="string">
            <text:p text:style-name="P5"><text:span text:style-name="T55">Самота́</text:span><text:span text:style-name="T55"> (</text:span><text:span text:style-name="T78">самоти́</text:span><text:span text:style-name="T78">на́</text:span><text:span text:style-name="T55">)</text:span></text:p>
            <text:p text:style-name="P5"><text:span text:style-name="T43">-и, </text:span><text:span text:style-name="T48">ж.</text:span></text:p>
            <text:p text:style-name="P5">1) Стан за знач. самітний, самотній; самотність. || Гостре відчуття відокремленості, ізольованості від кого-, чого-небудь. <text:span text:style-name="T79">(С, 1291)</text:span></text:p>
          </table:table-cell>
        </table:table-row>
        <table:table-row>
          <table:table-cell table:style-name="Dictionary.A2" table:number-rows-spanned="2" office:value-type="string">
            <text:p text:style-name="P6">САМОУНИКÁННЯ</text:p>
            <text:p text:style-name="P5">-я, <text:span text:style-name="T70">ім., с., інд.-авт.</text:span></text:p>
            <text:p text:style-name="P5"><text:span text:style-name="T83">утворене способом основословоскладання, похідне від слів:</text:span><text:span text:style-name="T102"> </text:span><text:span text:style-name="T58">сáмо</text:span><text:span text:style-name="T102">... і </text:span><text:span text:style-name="T58">уникáння.</text:span></text:p>
            <text:p text:style-name="P7">Коли спромога <text:span text:style-name="T56">самоуникань</text:span></text:p>
            <text:p text:style-name="P7">при узголів’ї спалахом прозріння</text:p>
            <text:p text:style-name="P7"><text:soft-page-break/>відкриється тобі, як благостиня</text:p>
            <text:p text:style-name="P5"><text:span text:style-name="T71">прощень, опрощень, прощ і прощавань.</text:span><text:span text:style-name="T70"> </text:span><text:span text:style-name="T81">(П, І, 62)</text:span></text:p>
          </table:table-cell>
          <table:table-cell table:style-name="Dictionary.B2" office:value-type="string">
            <text:p text:style-name="P8"><text:span text:style-name="T58">сáмо... </text:span><text:span text:style-name="T102">(див. </text:span><text:span text:style-name="T58">САМОВИВИ́ЩЕННЯ</text:span><text:span text:style-name="T102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уника́</text:span><text:span text:style-name="T55">ння</text:span></text:p>
            <text:p text:style-name="P5"><text:span text:style-name="T43">-я, </text:span><text:span text:style-name="T48">с.</text:span></text:p>
            <text:p text:style-name="P5">Дія за знач. уникати. <text:span text:style-name="T79">(С, 1507)</text:span></text:p>
          </table:table-cell>
        </table:table-row>
        <table:table-row>
          <table:table-cell table:style-name="Dictionary.A2" table:number-rows-spanned="2" office:value-type="string">
            <text:p text:style-name="P6">СВІТИ́-ГАЛАЇ́</text:p>
            <text:p text:style-name="P5">світі́в-галаї́в, <text:span text:style-name="T70">ім., мн., інд.-авт.</text:span></text:p>
            <text:p text:style-name="P5">утворене способом словоскладання, похідне від слів: <text:span text:style-name="T57">світ</text:span> і <text:span text:style-name="T57">гала́й </text:span><text:span text:style-name="T63">(від </text:span><text:span text:style-name="T57">гала́світа</text:span><text:span text:style-name="T63">).</text:span></text:p>
            <text:p text:style-name="P7">На тебе чатують <text:span text:style-name="T56">світи–галаї</text:span>.</text:p>
            <text:p text:style-name="P5"><text:span text:style-name="T71">Прощальний – як подим пожарищ – той спогад.</text:span><text:span text:style-name="T70"> </text:span><text:span text:style-name="T81">(П, І, 98)</text:span></text:p>
          </table:table-cell>
          <table:table-cell table:style-name="Dictionary.B2" office:value-type="string">
            <text:p text:style-name="P6"><text:span text:style-name="T102">сáмо... </text:span><text:span text:style-name="T67">(див. </text:span><text:span text:style-name="T102">САМОВИВИ́ЩЕННЯ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гала́</text:span><text:span text:style-name="T55">світа</text:span></text:p>
            <text:p text:style-name="P5"><text:span text:style-name="T48">присл.</text:span><text:span text:style-name="T43">, </text:span><text:span text:style-name="T48">діал.</text:span></text:p>
            <text:p text:style-name="P5">Невідомо куди; кудись.<text:span text:style-name="T95"> </text:span><text:span text:style-name="T96">(С, 218)</text:span></text:p>
          </table:table-cell>
        </table:table-row>
        <table:table-row>
          <table:table-cell table:style-name="Dictionary.A2" table:number-rows-spanned="2" office:value-type="string">
            <text:p text:style-name="P6">СЕБЕКРÁЙ</text:p>
            <text:p text:style-name="P5">-ю, <text:span text:style-name="T70">ім., ч., інд.-авт.</text:span></text:p>
            <text:p text:style-name="P5"><text:span text:style-name="T83">утворене способом зрощення, похідне </text:span><text:span text:style-name="T83">від слів:</text:span><text:span text:style-name="T102"> </text:span><text:span text:style-name="T58">себé</text:span><text:span text:style-name="T102"> і </text:span><text:span text:style-name="T58">край.</text:span></text:p>
            <text:p text:style-name="P7">І все то – зá: дарунок сили</text:p>
            <text:p text:style-name="P7">за <text:span text:style-name="T56">себекраєм</text:span>: на, візьми,</text:p>
            <text:p text:style-name="P7">аби дороги доль гуділи</text:p>
            <text:p text:style-name="P5"><text:span text:style-name="T71">всіма серцями і грудьми.</text:span><text:span text:style-name="T70"> </text:span><text:span text:style-name="T81">(П, І, 100);</text:span></text:p>
            <text:p text:style-name="P7">оця утеча геть за <text:span text:style-name="T56">себекрай</text:span> - </text:p>
            <text:p text:style-name="P5"><text:span text:style-name="T71">то ніби виснений в дитинстві син…</text:span><text:span text:style-name="T70"> </text:span><text:span text:style-name="T81">(П, І, 203)</text:span></text:p>
          </table:table-cell>
          <table:table-cell table:style-name="Dictionary.B2" office:value-type="string">
            <text:p text:style-name="P6"><text:span text:style-name="T102">сáмо... </text:span><text:span text:style-name="T67">(див. </text:span><text:span text:style-name="T102">САМОВИВИ́ЩЕННЯ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8">край </text:span><text:span text:style-name="T64">(див. </text:span><text:span text:style-name="T58">КРАЙСЕБÉ</text:span><text:span text:style-name="T64">)</text:span></text:p>
          </table:table-cell>
        </table:table-row>
        <table:table-row>
          <table:table-cell table:style-name="Dictionary.A2" table:number-rows-spanned="2" office:value-type="string">
            <text:p text:style-name="P6">СЕМИГÓРИ</text:p>
            <text:p text:style-name="P5"><text:soft-page-break/>-гíр, <text:span text:style-name="T70">ім., мн., інд.-авт.</text:span></text:p>
            <text:p text:style-name="P5"><text:span text:style-name="T83">утворене способом основоскладання, похідне від слів:</text:span><text:span text:style-name="T102"> </text:span><text:span text:style-name="T58">сім</text:span><text:span text:style-name="T102"> і </text:span><text:span text:style-name="T58">гóри.</text:span></text:p>
            <text:p text:style-name="P7">І що кигиче в мертвій цій пустелі?</text:p>
            <text:p text:style-name="P7">Киги-киги – мов чайка з-над Дніпра.</text:p>
            <text:p text:style-name="P7">О <text:span text:style-name="T56">семигори</text:span> горя, цвинтар велій,</text:p>
            <text:p text:style-name="P5"><text:span text:style-name="T71">і я тут згину, як прийде пора? </text:span><text:span text:style-name="T81">(П, І, 100)</text:span></text:p>
          </table:table-cell>
          <table:table-cell table:style-name="Dictionary.B2" office:value-type="string">
            <text:p text:style-name="P6">сім</text:p>
            <text:p text:style-name="P5"><text:soft-page-break/><text:span text:style-name="T39">I </text:span><text:span text:style-name="T43">семи </text:span><text:span text:style-name="T48">і </text:span><text:span text:style-name="T43">сімох, </text:span><text:span text:style-name="T48">числ.</text:span><text:span text:style-name="T43"> </text:span><text:span text:style-name="T48">кільк.</text:span></text:p>
            <text:p text:style-name="P5"><text:span text:style-name="T24">Назва числа і цифри 7. || </text:span><text:span text:style-name="T36">чого</text:span><text:span text:style-name="T24">. Кількість із 7 одиниць. </text:span><text:span text:style-name="T27">(С, 1323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гора́</text:span></text:p>
            <text:p text:style-name="P5"><text:span text:style-name="T43">-и, </text:span><text:span text:style-name="T48">ж.</text:span></text:p>
            <text:p text:style-name="P5">1) Значне підвищення над навколишньою місцевістю або серед інших підвищень. || <text:span text:style-name="T69">тільки мн.</text:span> Гориста місцевість, країна.</text:p>
            <text:p text:style-name="P5"><text:span text:style-name="T24">2) </text:span><text:span text:style-name="T36">чого</text:span><text:span text:style-name="T24">. Велика кількість чого-небудь складеного в купу; багато чогось.</text:span><text:span text:style-name="T25"> </text:span><text:span text:style-name="T26">(С, 254)</text:span></text:p>
          </table:table-cell>
        </table:table-row>
        <table:table-row>
          <table:table-cell table:style-name="Dictionary.A2" table:number-rows-spanned="2" office:value-type="string">
            <text:p text:style-name="P6">СЕРЦЕÓКИЙ</text:p>
            <text:p text:style-name="P5">-а, -е, <text:span text:style-name="T71">прикм., </text:span><text:span text:style-name="T70">інд.-авт.</text:span></text:p>
            <text:p text:style-name="P5"><text:span text:style-name="T83">утворене складнофлективним способом, похідне від слів:</text:span><text:span text:style-name="T102"> </text:span><text:span text:style-name="T58">сéрце</text:span><text:span text:style-name="T102"> і </text:span><text:span text:style-name="T58">óко.</text:span></text:p>
            <text:p text:style-name="P7">Сто плах перейди, <text:span text:style-name="T56">серцеокий</text:span>,</text:p>
            <text:p text:style-name="P5"><text:span text:style-name="T71">сто плах, сто багать, сто голгоф… </text:span><text:span text:style-name="T81">(П, І, 180)</text:span></text:p>
          </table:table-cell>
          <table:table-cell table:style-name="Dictionary.B2" office:value-type="string">
            <text:p text:style-name="P5"><text:span text:style-name="T58">сéрце </text:span><text:span text:style-name="T64">(див. </text:span><text:span text:style-name="T58">ГЛИ́Б-СИ́НЬ-СЕ́РЦЕ</text:span><text:span text:style-name="T64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8">óко </text:span><text:span text:style-name="T64">(див. </text:span><text:span text:style-name="T58">ВСЕО́ЧІ</text:span><text:span text:style-name="T64">)</text:span></text:p>
          </table:table-cell>
        </table:table-row>
        <table:table-row>
          <table:table-cell table:style-name="Dictionary.A2" table:number-rows-spanned="2" office:value-type="string">
            <text:p text:style-name="P6">СЛОВОТÉЧА</text:p>
            <text:p text:style-name="P5">-і, <text:span text:style-name="T70">ім., ж., інд.-авт.</text:span></text:p>
            <text:p text:style-name="P5"><text:span text:style-name="T83">утворене способом основоскладання і нульсуфіксальним, похідне від слів:</text:span><text:span text:style-name="T102"> </text:span><text:span text:style-name="T58">слóво</text:span><text:span text:style-name="T102"> і </text:span><text:span text:style-name="T58">текти́.</text:span></text:p>
            <text:p text:style-name="P7"><text:soft-page-break/>Слова, слова, слова – задосить <text:span text:style-name="T56">словотечі</text:span>,</text:p>
            <text:p text:style-name="P5"><text:span text:style-name="T71">німують бо предтечі, доба гряде нова. </text:span><text:span text:style-name="T81">(П, ІІ, 292)</text:span></text:p>
          </table:table-cell>
          <table:table-cell table:style-name="Dictionary.B2" office:value-type="string">
            <text:p text:style-name="P5"><text:span text:style-name="T55">сло́</text:span><text:span text:style-name="T55">во</text:span></text:p>
            <text:p text:style-name="P5"><text:span text:style-name="T43">-а, </text:span><text:span text:style-name="T48">с.</text:span></text:p>
            <text:p text:style-name="P5">1) Мовна одиниця, що являє собою звукове вираження поняття про предмет або явище об’єктивного світу. || <text:soft-page-break/>Заклинання, що, за марновірним уявленням, має магічну силу. || В обчислювальній техніці – послідовність символів ("літер") для позначення виду даних, повідомлення і т. ін.</text:p>
            <text:p text:style-name="P5"><text:span text:style-name="T24">4) Обіцянка виконати що-небудь. || Згода на шлюб. </text:span><text:span text:style-name="T36">Дотримати [свого] </text:span><text:span text:style-name="T36">слова</text:span><text:span text:style-name="T24">. </text:span><text:span text:style-name="T27">(С, 1344-1345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текти́</text:span></text:p>
            <text:p text:style-name="P5"><text:span text:style-name="T43">тече; </text:span><text:span text:style-name="T48">мин. ч.</text:span><text:span text:style-name="T43"> тік, текла, текло; </text:span><text:span text:style-name="T48">наказ. сп.</text:span><text:span text:style-name="T43"> течи; </text:span><text:span text:style-name="T48">недок.</text:span></text:p>
            <text:p text:style-name="P5"><text:span text:style-name="T24">2) Струменіти, литися (про рідину). || </text:span><text:span text:style-name="T36">безос.</text:span><text:span text:style-name="T24"> || </text:span><text:span text:style-name="T36">перен.</text:span><text:span text:style-name="T24"> Поширюватися в повітрі </text:span><text:span text:style-name="T24">(про світло, запах тощо). || </text:span><text:span text:style-name="T36">перен.</text:span><text:span text:style-name="T24"> Звучати плавно, рівно та безперервно (про звуки, слова тощо). || </text:span><text:span text:style-name="T36">перен.</text:span><text:span text:style-name="T24"> Виникати в певній послідовності, іти одна за одною (про думки). || </text:span><text:span text:style-name="T36">перен.</text:span><text:span text:style-name="T24"> Відбуватися (про розмову, бесіду). || </text:span><text:span text:style-name="T36">перен.</text:span><text:span text:style-name="T24"> Хвилеподібно спадати (про волосся).</text:span><text:span text:style-name="T25"> </text:span><text:span text:style-name="T26">(С, 1436)</text:span></text:p>
          </table:table-cell>
        </table:table-row>
        <table:table-row>
          <table:table-cell table:style-name="Dictionary.A2" table:number-rows-spanned="2" office:value-type="string">
            <text:p text:style-name="P6">СМЕРТЕІСНУВÁННЯ</text:p>
            <text:p text:style-name="P5">-я, <text:span text:style-name="T70">ім., с., інд.-авт.</text:span></text:p>
            <text:p text:style-name="P5"><text:span text:style-name="T83">утворене способом основословосклада</text:span><text:span text:style-name="T83">ння, похідне від </text:span><text:span text:style-name="T83">слів:</text:span><text:span text:style-name="T102"> </text:span><text:soft-page-break/><text:span text:style-name="T58">смерть</text:span><text:span text:style-name="T102"> і </text:span><text:span text:style-name="T58">існувáння.</text:span></text:p>
            <text:p text:style-name="P7">Сховатися од долі – не судилось.</text:p>
            <text:p text:style-name="P7">Ударив грім – і зразу шкереберть</text:p>
            <text:p text:style-name="P7">пішло життя. І ость ти – все, що снилось,</text:p>
            <text:p text:style-name="P5"><text:span text:style-name="T71">як </text:span><text:span text:style-name="T76">смертеіснування</text:span><text:span text:style-name="T71"> й життєсмерть. </text:span><text:span text:style-name="T81">(П, І, 83)</text:span></text:p>
          </table:table-cell>
          <table:table-cell table:style-name="Dictionary.B2" office:value-type="string">
            <text:p text:style-name="P5"><text:span text:style-name="T58">смерть </text:span><text:span text:style-name="T67">(див. </text:span><text:span text:style-name="T58">ЖИТТЄСМÉРТЬ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існува́</text:span><text:span text:style-name="T55">ння</text:span></text:p>
            <text:p text:style-name="P5"><text:span text:style-name="T43">-я, </text:span><text:span text:style-name="T48">с.</text:span></text:p>
            <text:p text:style-name="P5">1) <text:span text:style-name="T69">тільки одн.</text:span> Буття; наявність кого-, <text:soft-page-break/>чого-небудь у дійсності.</text:p>
            <text:p text:style-name="P5">2) Життя, спосіб життя.<text:span text:style-name="T95"> </text:span><text:span text:style-name="T96">(С, 506)</text:span></text:p>
          </table:table-cell>
        </table:table-row>
        <table:table-row>
          <table:table-cell table:style-name="Dictionary.A2" office:value-type="string">
            <text:p text:style-name="P6">СНÍННЯ</text:p>
            <text:p text:style-name="P5">-нь, <text:span text:style-name="T70">ім., мн., інд.-авт.</text:span></text:p>
            <text:p text:style-name="P5"><text:span text:style-name="T83">утворене суфіксальним способом, похідне від слова</text:span> <text:span text:style-name="T57">сон</text:span></text:p>
            <text:p text:style-name="P7">Немов рубін у чорнім адамашку,</text:p>
            <text:p text:style-name="P7">обачно критий білим німуванням,</text:p>
            <text:p text:style-name="P7">так <text:span text:style-name="T56">снінь</text:span> моїх озерце шарлатове</text:p>
            <text:p text:style-name="P5"><text:span text:style-name="T71">лямує обережок начувань… </text:span><text:span text:style-name="T81">(П, І, 121)</text:span></text:p>
          </table:table-cell>
          <table:table-cell table:style-name="Dictionary.B2" office:value-type="string">
            <text:p text:style-name="P5">сон</text:p>
            <text:p text:style-name="P5"><text:span text:style-name="T39">I </text:span><text:span text:style-name="T43">сну, </text:span><text:span text:style-name="T48">ч.</text:span></text:p>
            <text:p text:style-name="P5"><text:span text:style-name="T44">1) Фізіологічний стан спокою організму людини і тварини, що настає періодично і супроводиться повною або частковою втратою свідомості й ослабленням ряду фізіологічних процесів. || Те саме, що </text:span><text:span text:style-name="T44">спання. || Те саме, що сплячка 1). || </text:span><text:span text:style-name="T49">спец.</text:span><text:span text:style-name="T44"> Стан рослини, за якого відбувається зміна в положенні листя або пелюсток квітки під впливом зміни освітлення і температури. || Зимове завмирання рослин.</text:span></text:p>
            <text:p text:style-name="P5"><text:span text:style-name="T24">2) Те, що сниться; сновидіння. || </text:span><text:span text:style-name="T36">перен.</text:span><text:span text:style-name="T24"> Те, про що мріє людина; мрія. || </text:span><text:span text:style-name="T36">перен.</text:span><text:span text:style-name="T24"> Те, що сприймається як нереальне, примарне, оманливе;</text:span><text:span text:style-name="T36">прот.</text:span><text:span text:style-name="T24"> дійсність.</text:span><text:span text:style-name="T25"> </text:span><text:span text:style-name="T26">(С, 1356)</text:span></text:p>
          </table:table-cell>
        </table:table-row>
        <text:soft-page-break/>
        <table:table-row>
          <table:table-cell table:style-name="Dictionary.A2" table:number-rows-spanned="2" office:value-type="string">
            <text:p text:style-name="P6">СОЛОДКОМОЛÓКА</text:p>
            <text:p text:style-name="P5">-е, <text:span text:style-name="T71">прикм., </text:span><text:span text:style-name="T70">інд.-авт.</text:span></text:p>
            <text:p text:style-name="P5"><text:span text:style-name="T83">утворене складнофлективним способом, похідне від слів:</text:span><text:span text:style-name="T102"> </text:span><text:span text:style-name="T58">солóдкий</text:span><text:span text:style-name="T102"> і </text:span><text:span text:style-name="T58">молокó.</text:span></text:p>
            <text:p text:style-name="P7">Ти десь за край світу, як птаха моя білогруда,</text:p>
            <text:p text:style-name="P5"><text:span text:style-name="T76">солодкомолока</text:span><text:span text:style-name="T71">, два ока - мигдалі сумні. </text:span><text:span text:style-name="T81">(П, ІІ, 161)</text:span></text:p>
          </table:table-cell>
          <table:table-cell table:style-name="Dictionary.B2" office:value-type="string">
            <text:p text:style-name="P5"><text:span text:style-name="T55">соло́</text:span><text:span text:style-name="T55">дкий</text:span></text:p>
            <text:p text:style-name="P5">-а, -е.</text:p>
            <text:p text:style-name="P5">1) Який має приємний смак, <text:span text:style-name="T69">власт.</text:span> цукрові, медові і т. ін.; <text:span text:style-name="T69">прот.</text:span>гіркий, кислий, солоний. || Пригот. із цукром, медом, варенням і т. ін. (про їжу, питво). || <text:span text:style-name="T69">у знач.</text:span> <text:span text:style-name="T69">ім.</text:span> солодке, -кого, <text:span text:style-name="T69">с.</text:span> Їжа, яка має приємний смак, <text:span text:style-name="T69">власт.</text:span> цукрові, медові тощо, або пригот. із цукром, медом, варенням і т. ін. || <text:span text:style-name="T69">у знач.</text:span> <text:span text:style-name="T69">ім.</text:span> солодке, -кого, <text:span text:style-name="T69">с.</text:span> Фрукти, цукерки, тістечка і т. ін., що їх подають наприкінці обіду тощо; десерт. || Позбавлений солоного смаку (про воду і т. ін.). || Уживається у складі назв деяких рослин. <text:span text:style-name="T69">Солодкий перець</text:span>.</text:p>
            <text:p text:style-name="P5"><text:span text:style-name="T24">4) </text:span><text:span text:style-name="T36">перен.</text:span><text:span text:style-name="T24"> Який дає відчуття приємності або виражає задоволення, радість, насолоду (про думки, почуття, стан людини). </text:span><text:span text:style-name="T27">(С, 1355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молоко́</text:span></text:p>
            <text:p text:style-name="P5"><text:span text:style-name="T43">-а, </text:span><text:span text:style-name="T48">с.</text:span></text:p>
            <text:p text:style-name="P5">2) Рідина, одержувана від деяких сільськогосподарських тварин як продукт харчування. || Коров’яче молоко <text:soft-page-break/>як їжа.<text:span text:style-name="T95"> </text:span><text:span text:style-name="T96">(С, 686)</text:span></text:p>
          </table:table-cell>
        </table:table-row>
        <table:table-row>
          <table:table-cell table:style-name="Dictionary.A2" table:number-rows-spanned="2" office:value-type="string">
            <text:p text:style-name="P6">СОН-КОМИШÍ</text:p>
            <text:p text:style-name="P5">-ів, <text:span text:style-name="T70">ім., мн., інд.-авт.</text:span></text:p>
            <text:p text:style-name="P5"><text:span text:style-name="T83">утворене способом словоскладання, похідне від слів:</text:span><text:span text:style-name="T102"> </text:span><text:span text:style-name="T58">сон</text:span><text:span text:style-name="T102"> і </text:span><text:span text:style-name="T58">коми́ш.</text:span></text:p>
            <text:p text:style-name="P7">І в серця на споді, в осерді душі</text:p>
            <text:p text:style-name="P5"><text:span text:style-name="T71">ішли нашорошені </text:span><text:span text:style-name="T76">сон-комиші</text:span><text:span text:style-name="T71">. </text:span><text:span text:style-name="T81">(П, ІІ, 61)</text:span></text:p>
          </table:table-cell>
          <table:table-cell table:style-name="Dictionary.B2" office:value-type="string">
            <text:p text:style-name="P5"><text:span text:style-name="T57">сон</text:span> <text:span text:style-name="T63">(див. </text:span><text:span text:style-name="T57">СНÍННЯ</text:span><text:span text:style-name="T63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коми́</text:span><text:span text:style-name="T55">ш</text:span></text:p>
            <text:p text:style-name="P5"><text:span text:style-name="T43">-у, </text:span><text:span text:style-name="T48">ч.</text:span></text:p>
            <text:p text:style-name="P5">1) Висока водяна чи болотяна багаторічна рослина родини осокових.<text:span text:style-name="T95"> </text:span><text:span text:style-name="T96">(С, 559)</text:span></text:p>
          </table:table-cell>
        </table:table-row>
        <table:table-row>
          <table:table-cell table:style-name="Dictionary.A2" table:number-rows-spanned="2" office:value-type="string">
            <text:p text:style-name="P6">СОНЦЕЛÉТ</text:p>
            <text:p text:style-name="P5">-у, <text:span text:style-name="T70">ім., ч., інд.-авт.</text:span></text:p>
            <text:p text:style-name="P5"><text:span text:style-name="T83">утворене способом основословоскладання, похідне від слів:</text:span><text:span text:style-name="T102"> </text:span><text:span text:style-name="T58">сóнце </text:span><text:span text:style-name="T102">і </text:span><text:span text:style-name="T58">лет.</text:span></text:p>
            <text:p text:style-name="P7">Зворохобилися айстри</text:p>
            <text:p text:style-name="P7">приосіннім <text:span text:style-name="T56">сонцелетом</text:span>,</text:p>
            <text:p text:style-name="P7">проминальною порою</text:p>
            <text:p text:style-name="P5"><text:span text:style-name="T71">падолистом деручким. </text:span><text:span text:style-name="T81">(П, І, 92)</text:span></text:p>
          </table:table-cell>
          <table:table-cell table:style-name="Dictionary.B2" office:value-type="string">
            <text:p text:style-name="P5"><text:span text:style-name="T55">со́</text:span><text:span text:style-name="T55">нце</text:span></text:p>
            <text:p text:style-name="P5"><text:span text:style-name="T43">-я, </text:span><text:span text:style-name="T48">с.</text:span></text:p>
            <text:p text:style-name="P5">1) Центральне небесне світило Сонячної системи, що має форму гігантської розжареної кулі, яка випромінює світло й тепло. <text:span text:style-name="T79">(С, 1357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7">лет</text:span> <text:span text:style-name="T63">(див. </text:span><text:span text:style-name="T57">КРИВОЛÉТ</text:span><text:span text:style-name="T63">)</text:span></text:p>
          </table:table-cell>
        </table:table-row>
        <table:table-row>
          <table:table-cell table:style-name="Dictionary.A2" table:number-rows-spanned="2" office:value-type="string">
            <text:p text:style-name="P6">СОНЦЕПРУ́́Г</text:p>
            <text:p text:style-name="P5">-а, <text:span text:style-name="T70">ім., ч., інд.-авт.</text:span></text:p>
            <text:p text:style-name="P5"><text:span text:style-name="T83">утворене способом основословоскладання, похідне від слів:</text:span><text:span text:style-name="T102"> </text:span><text:span text:style-name="T58">сóнце</text:span><text:span text:style-name="T102"> і </text:span><text:span text:style-name="T58">пруг.</text:span></text:p>
            <text:p text:style-name="P7">Як боляче ряхкоче <text:span text:style-name="T56">сонцепруг</text:span>!</text:p>
            <text:p text:style-name="P5"><text:span text:style-name="T71">Як – далина! </text:span><text:span text:style-name="T81">(П, ІІ, 64)</text:span></text:p>
          </table:table-cell>
          <table:table-cell table:style-name="Dictionary.B2" office:value-type="string">
            <text:p text:style-name="P5"><text:span text:style-name="T58">сóнце </text:span><text:span text:style-name="T64">(див. </text:span><text:span text:style-name="T58">СОНЦЕЛÉТ</text:span><text:span text:style-name="T64">)</text:span></text:p>
          </table:table-cell>
        </table:table-row>
        <table:table-row>
          <table:covered-table-cell/>
          <table:table-cell table:style-name="Dictionary.B2" office:value-type="string">
            <text:p text:style-name="P6">пруг</text:p>
            <text:p text:style-name="P5"><text:span text:style-name="T43">-а, </text:span><text:span text:style-name="T48">ч.</text:span><text:span text:style-name="T43">, </text:span><text:span text:style-name="T48">розм.</text:span></text:p>
            <text:p text:style-name="P5"><text:span text:style-name="T24">1) Край чого-небудь. || Поздовжній вузький край, бік якогось предмета; ребро. </text:span><text:span text:style-name="T36">Пруг дошки</text:span><text:span text:style-name="T24">. || Ребро гранчастого предмета. || Верхній край (обріз) якої-</text:span><text:soft-page-break/><text:span text:style-name="T24">небудь посудини (</text:span><text:span text:style-name="T36">перев.</text:span><text:span text:style-name="T24"> круглої форми); вінця. </text:span><text:span text:style-name="T36">Пруг відра</text:span><text:span text:style-name="T24">.</text:span><text:span text:style-name="T25"> </text:span><text:span text:style-name="T26">(С, 1181)</text:span></text:p>
          </table:table-cell>
        </table:table-row>
        <table:table-row>
          <table:table-cell table:style-name="Dictionary.A2" office:value-type="string">
            <text:p text:style-name="P6">Спах</text:p>
            <text:p text:style-name="P5">-у, <text:span text:style-name="T70">ім., ч., інд.-авт.</text:span></text:p>
            <text:p text:style-name="P5"><text:span text:style-name="T83">утворене нульсуфіксальним способом, похідне від слова</text:span><text:span text:style-name="T87"> </text:span><text:span text:style-name="T57">спалáхувати </text:span><text:span text:style-name="T63">(від </text:span><text:span text:style-name="T57">спахáти).</text:span></text:p>
            <text:p text:style-name="P7">По голубих лугах, мов голуб,</text:p>
            <text:p text:style-name="P5"><text:span text:style-name="T71">кошлатих сонць шугає </text:span><text:span text:style-name="T76">спах</text:span><text:span text:style-name="T71">. </text:span><text:span text:style-name="T81">(П, І, 157)</text:span></text:p>
          </table:table-cell>
          <table:table-cell table:style-name="Dictionary.B2" office:value-type="string">
            <text:p text:style-name="P5"><text:span text:style-name="T55">спала́</text:span><text:span text:style-name="T55">хувати (</text:span><text:span text:style-name="T57">спахáти</text:span><text:span text:style-name="T55">)</text:span></text:p>
            <text:p text:style-name="P5"><text:span text:style-name="T43">-ую, -уєш, </text:span><text:span text:style-name="T48">недок.</text:span><text:span text:style-name="T43">, спалахнути, -ну, -неш, </text:span><text:span text:style-name="T48">док.</text:span></text:p>
            <text:p text:style-name="P5"><text:span text:style-name="T44">1) </text:span><text:span text:style-name="T49">тільки </text:span><text:span text:style-name="T44">3 </text:span><text:span text:style-name="T49">ос.</text:span><text:span text:style-name="T44">, </text:span><text:span text:style-name="T49">чим і без додатка</text:span><text:span text:style-name="T44">.Раптово і швидко загорятися яскравим полум’ям; займатися (</text:span><text:span text:style-name="T49">див.</text:span><text:span text:style-name="T44"> займатися II). || </text:span><text:span text:style-name="T49">безос.</text:span><text:span text:style-name="T44"> || </text:span><text:span text:style-name="T49">також у сполуч.</text:span><text:span text:style-name="T44"> </text:span><text:span text:style-name="T49">зі сл.</text:span><text:span text:style-name="T44"> вогонь, полум’я, пожежа, іскра і т. ін. || </text:span><text:span text:style-name="T49">тільки недок.</text:span><text:span text:style-name="T44">При млявому або нерівному горінні час від часу розгорятися сильніше; займатися (</text:span><text:span text:style-name="T49">див.</text:span><text:span text:style-name="T44"> займатися II) на мить.</text:span><text:span text:style-name="T45"> </text:span><text:span text:style-name="T46">(С, )</text:span></text:p>
          </table:table-cell>
        </table:table-row>
        <table:table-row>
          <table:table-cell table:style-name="Dictionary.A2" table:number-rows-spanned="2" office:value-type="string">
            <text:p text:style-name="P6">СПЕРЕДВІКÍВ</text:p>
            <text:p text:style-name="P5"><text:span text:style-name="T70">незм., </text:span><text:span text:style-name="T71">присл., </text:span><text:span text:style-name="T70">інд.-авт.</text:span></text:p>
            <text:p text:style-name="P5"><text:span text:style-name="T83">утворене способом зрощення, похідне від слів:</text:span><text:span text:style-name="T87"> </text:span><text:span text:style-name="T56">спе́</text:span><text:span text:style-name="T56">ред </text:span><text:span text:style-name="T63">і </text:span><text:span text:style-name="T56">вікі́</text:span><text:span text:style-name="T56">в.</text:span></text:p>
            <text:p text:style-name="P7">Ви вбивці, ви ненатлі нелюди</text:p>
            <text:p text:style-name="P7"><text:span text:style-name="T56">спередвіків</text:span>,</text:p>
            <text:p text:style-name="P7">а ми припізнені аеди,</text:p>
            <text:p text:style-name="P5"><text:span text:style-name="T71">наш злочин – спів. </text:span><text:span text:style-name="T81">(П, ІІ, 94)</text:span></text:p>
          </table:table-cell>
          <table:table-cell table:style-name="Dictionary.B2" office:value-type="string">
            <text:p text:style-name="P5"><text:span text:style-name="T57">спе́ред</text:span><text:span text:style-name="T99"> </text:span><text:span text:style-name="T62">(див. </text:span><text:span text:style-name="T57">ІСПЕРЕДЛÍТ</text:span><text:span text:style-name="T62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7">вік</text:span> <text:span text:style-name="T63">(див. </text:span><text:span text:style-name="T57">ВСЕВІКИ́ (ВСЕВІ́К)</text:span><text:span text:style-name="T63">)</text:span></text:p>
          </table:table-cell>
        </table:table-row>
        <table:table-row>
          <table:table-cell table:style-name="Dictionary.A2" table:number-rows-spanned="2" office:value-type="string">
            <text:p text:style-name="P5"><text:span text:style-name="T57">СПЕРЕДОДНЯ́</text:span></text:p>
            <text:p text:style-name="P5"><text:span text:style-name="T70">незм., </text:span><text:span text:style-name="T71">присл.,</text:span><text:span text:style-name="T87"> </text:span><text:span text:style-name="T70">інд.-авт.</text:span></text:p>
            <text:p text:style-name="P5"><text:soft-page-break/><text:span text:style-name="T83">утворене способом зрощення, похідне від слів:</text:span><text:span text:style-name="T102"> </text:span><text:span text:style-name="T58">спéред</text:span><text:span text:style-name="T102"> і </text:span><text:span text:style-name="T58">день.</text:span></text:p>
            <text:p text:style-name="P7">Було ж: <text:span text:style-name="T56">спередодня</text:span></text:p>
            <text:p text:style-name="P7">так довго трембітало,</text:p>
            <text:p text:style-name="P7">за тим світати стало - </text:p>
            <text:p text:style-name="P5"><text:span text:style-name="T71">прожогом, навмання. </text:span><text:span text:style-name="T81">(П, І, 126)</text:span></text:p>
          </table:table-cell>
          <table:table-cell table:style-name="Dictionary.B2" office:value-type="string">
            <text:p text:style-name="P5"><text:span text:style-name="T57">спе́ред</text:span><text:span text:style-name="T68"> </text:span><text:span text:style-name="T62">(див. </text:span><text:span text:style-name="T57">ІСПЕРЕДЛÍТ</text:span><text:span text:style-name="T62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8">день</text:span><text:span text:style-name="T102"> </text:span><text:span text:style-name="T64">(див. </text:span><text:span text:style-name="T58">ЖИВОДНÍ</text:span><text:span text:style-name="T64">)</text:span></text:p>
          </table:table-cell>
        </table:table-row>
        <table:table-row>
          <table:table-cell table:style-name="Dictionary.A2" table:number-rows-spanned="2" office:value-type="string">
            <text:p text:style-name="P5"><text:span text:style-name="T57">СТАВІТРИ́</text:span></text:p>
            <text:p text:style-name="P5">-íв, <text:span text:style-name="T70">ім., мн., інд.-авт.</text:span></text:p>
            <text:p text:style-name="P5">утворене способом основословоскладання, похідне від слів: <text:span text:style-name="T57">сто</text:span> і <text:span text:style-name="T57">вітри́.</text:span></text:p>
            <text:p text:style-name="P7">На цих шалених <text:span text:style-name="T56">ставітрах</text:span>,</text:p>
            <text:p text:style-name="P7">де ні коня, ані дороги,</text:p>
            <text:p text:style-name="P7">звіряй свій крок за знаком Бога - </text:p>
            <text:p text:style-name="P5"><text:span text:style-name="T71">і попри смерть і попри жах. </text:span><text:span text:style-name="T81">(П, І, 131)</text:span></text:p>
          </table:table-cell>
          <table:table-cell table:style-name="Dictionary.B2" office:value-type="string">
            <text:p text:style-name="P6">сто</text:p>
            <text:p text:style-name="P5"><text:span text:style-name="T39">I </text:span><text:span text:style-name="T43">ста, </text:span><text:span text:style-name="T48">числ.</text:span><text:span text:style-name="T43"> </text:span><text:span text:style-name="T48">кільк.</text:span></text:p>
            <text:p text:style-name="P5">1) Назва числа 100 і його цифрового позначення. || <text:span text:style-name="T69">чого</text:span>. Кількість із 100 одиниць.</text:p>
            <text:p text:style-name="P5"><text:span text:style-name="T24">2) </text:span><text:span text:style-name="T36">розм.</text:span><text:span text:style-name="T24"> Багато, невизначено велика кількість кого-, чого-небудь. </text:span><text:span text:style-name="T27">(С, 1394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ві́</text:span><text:span text:style-name="T55">тер</text:span></text:p>
            <text:p text:style-name="P5"><text:span text:style-name="T43">-тру, </text:span><text:span text:style-name="T48">ч.</text:span></text:p>
            <text:p text:style-name="P5">1) Рух потоку атмосферного повітря в горизонтальному напрямі.<text:span text:style-name="T95"> </text:span><text:span text:style-name="T96">(С, 190)</text:span></text:p>
          </table:table-cell>
        </table:table-row>
        <table:table-row>
          <table:table-cell table:style-name="Dictionary.A2" table:number-rows-spanned="2" office:value-type="string">
            <text:p text:style-name="P5"><text:span text:style-name="T57">СТАСВІТИ́</text:span></text:p>
            <text:p text:style-name="P5">-ів, <text:span text:style-name="T70">ім., мн., інд.-авт.</text:span></text:p>
            <text:p text:style-name="P5"><text:span text:style-name="T83">утворене способом основословоскладання, похідне від слів:</text:span><text:span text:style-name="T102"> </text:span><text:span text:style-name="T58">сто</text:span><text:span text:style-name="T102"> і </text:span><text:span text:style-name="T58">світи́.</text:span></text:p>
            <text:p text:style-name="P7">О те моє відьомське вариво, та <text:soft-page-break/>колотнеча <text:span text:style-name="T56">стасвітів</text:span>,</text:p>
            <text:p text:style-name="P7">о те чадне жагуче марево вгорнуло горло і до брів</text:p>
            <text:p text:style-name="P5"><text:span text:style-name="T71">сягнуло… </text:span><text:span text:style-name="T81">(П, ІІ, 127)</text:span></text:p>
          </table:table-cell>
          <table:table-cell table:style-name="Dictionary.B2" office:value-type="string">
            <text:p text:style-name="P5"><text:span text:style-name="T58">сто </text:span><text:span text:style-name="T67">(див. </text:span><text:span text:style-name="T58">СТАВІТРИ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8">світи́ </text:span><text:span text:style-name="T64">(див. </text:span><text:span text:style-name="T58">ЗА-СВІТИ́</text:span><text:span text:style-name="T64">)</text:span></text:p>
          </table:table-cell>
        </table:table-row>
        <table:table-row>
          <table:table-cell table:style-name="Dictionary.A2" table:number-rows-spanned="2" office:value-type="string">
            <text:p text:style-name="P6">СТОБАГÁТТЯ</text:p>
            <text:p text:style-name="P5">-я, <text:span text:style-name="T70">ім., с., інд.-авт.</text:span></text:p>
            <text:p text:style-name="P5"><text:span text:style-name="T83">утворене способом основословосклада</text:span><text:span text:style-name="T83">ння, похідне від </text:span><text:span text:style-name="T83">слів:</text:span><text:span text:style-name="T102"> </text:span><text:span text:style-name="T58">сто</text:span><text:span text:style-name="T102"> і </text:span><text:span text:style-name="T58">багáття.</text:span></text:p>
            <text:p text:style-name="P7">Я – незалежний, серце бо студене</text:p>
            <text:p text:style-name="P5"><text:span text:style-name="T71">згубило давній жар на </text:span><text:span text:style-name="T76">стобагатті</text:span><text:span text:style-name="T71"> мук. </text:span><text:span text:style-name="T81">(П, ІІ, 191)</text:span></text:p>
          </table:table-cell>
          <table:table-cell table:style-name="Dictionary.B2" office:value-type="string">
            <text:p text:style-name="P6"><text:span text:style-name="T102">сто </text:span><text:span text:style-name="T67">(див. </text:span><text:span text:style-name="T102">СТАВІТРИ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бага́</text:span><text:span text:style-name="T55">ття</text:span></text:p>
            <text:p text:style-name="P5"><text:span text:style-name="T43">-я, </text:span><text:span text:style-name="T48">с.</text:span></text:p>
            <text:p text:style-name="P5">1) Купа дров, хмизу, ломаччя і т. ін., що горить; вогнище.<text:span text:style-name="T95"> </text:span><text:span text:style-name="T96">(С, 54)</text:span></text:p>
          </table:table-cell>
        </table:table-row>
        <table:table-row>
          <table:table-cell table:style-name="Dictionary.A2" table:number-rows-spanned="2" office:value-type="string">
            <text:p text:style-name="P6">СТОГÓРИ</text:p>
            <text:p text:style-name="P5">стогíр, <text:span text:style-name="T70">ім., мн., інд.-авт.</text:span></text:p>
            <text:p text:style-name="P5"><text:span text:style-name="T83">утворене способом основословоскладання, похідне від </text:span><text:span text:style-name="T83">слів:</text:span><text:span text:style-name="T102"> </text:span><text:span text:style-name="T58">сто</text:span><text:span text:style-name="T102"> і </text:span><text:span text:style-name="T58">гóри.</text:span></text:p>
            <text:p text:style-name="P7">Я вийду в ніч, я позирну туди,</text:p>
            <text:p text:style-name="P5"><text:span text:style-name="T71">де захід за </text:span><text:span text:style-name="T76">стогорами</text:span><text:span text:style-name="T71"> палає. </text:span><text:span text:style-name="T81">(П, ІІ, 13);</text:span></text:p>
            <text:p text:style-name="P7">Там, за кандзюбою <text:span text:style-name="T56">стогір</text:span>,</text:p>
            <text:p text:style-name="P7">за кайданами стриму</text:p>
            <text:p text:style-name="P7">збігає вік – наперекір</text:p>
            <text:p text:style-name="P5"><text:span text:style-name="T71">огню притомі диму. </text:span><text:span text:style-name="T81">(П, ІІ, 285)</text:span></text:p>
          </table:table-cell>
          <table:table-cell table:style-name="Dictionary.B2" office:value-type="string">
            <text:p text:style-name="P6"><text:span text:style-name="T102">сто </text:span><text:span text:style-name="T67">(див. </text:span><text:span text:style-name="T102">СТАВІТРИ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8">гóри </text:span><text:span text:style-name="T64">(див. </text:span><text:span text:style-name="T58">СЕМИГÓРИ</text:span><text:span text:style-name="T64">)</text:span></text:p>
          </table:table-cell>
        </table:table-row>
        <text:soft-page-break/>
        <table:table-row>
          <table:table-cell table:style-name="Dictionary.A2" table:number-rows-spanned="2" office:value-type="string">
            <text:p text:style-name="P6">СТОДУ́́МНИЙ</text:p>
            <text:p text:style-name="P5">-а, -е, <text:span text:style-name="T71">прикм., </text:span><text:span text:style-name="T70">інд.-авт.</text:span></text:p>
            <text:p text:style-name="P5"><text:span text:style-name="T83">утворене складносуфіксальним способом, похідне від слів:</text:span><text:span text:style-name="T102"> </text:span><text:span text:style-name="T58">сто</text:span><text:span text:style-name="T102"> і </text:span><text:span text:style-name="T58">дýмати.</text:span></text:p>
            <text:p text:style-name="P7">Як чорногуз при березі, <text:span text:style-name="T56">стодумний</text:span></text:p>
            <text:p text:style-name="P5"><text:span text:style-name="T71">став Пан-Господь і молиться…</text:span><text:span text:style-name="T81">(П, ІІ, 60)</text:span></text:p>
          </table:table-cell>
          <table:table-cell table:style-name="Dictionary.B2" office:value-type="string">
            <text:p text:style-name="P6"><text:span text:style-name="T102">сто </text:span><text:span text:style-name="T67">(див. </text:span><text:span text:style-name="T102">СТАВІТРИ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ду́</text:span><text:span text:style-name="T55">мати</text:span></text:p>
            <text:p text:style-name="P5"><text:span text:style-name="T43">-аю, -аєш, </text:span><text:span text:style-name="T48">недок.</text:span></text:p>
            <text:p text:style-name="P5"><text:span text:style-name="T24">1) </text:span><text:span text:style-name="T36">без додатка</text:span><text:span text:style-name="T24">. Розмірковувати над чим-небудь; мислити.</text:span><text:span text:style-name="T25"> </text:span><text:span text:style-name="T26">(С, )</text:span></text:p>
          </table:table-cell>
        </table:table-row>
        <table:table-row>
          <table:table-cell table:style-name="Dictionary.A2" table:number-rows-spanned="2" office:value-type="string">
            <text:p text:style-name="P6">СТОЖАЛÍ</text:p>
            <text:p text:style-name="P5">-íв, <text:span text:style-name="T70">ім., мн., інд.-авт.</text:span></text:p>
            <text:p text:style-name="P5"><text:span text:style-name="T83">утворене способом основословосклада</text:span><text:span text:style-name="T83">ння, похідне від слів:</text:span><text:span text:style-name="T102"> </text:span><text:span text:style-name="T58">сто</text:span><text:span text:style-name="T102"> і </text:span><text:span text:style-name="T58">жалí.</text:span></text:p>
            <text:p text:style-name="P7">Та за тобою небо запалало,</text:p>
            <text:p text:style-name="P5"><text:span text:style-name="T71">овогнене грозою </text:span><text:span text:style-name="T76">стожалів</text:span><text:span text:style-name="T71">. </text:span><text:span text:style-name="T81">(П, ІІ, 68)</text:span></text:p>
          </table:table-cell>
          <table:table-cell table:style-name="Dictionary.B2" office:value-type="string">
            <text:p text:style-name="P6"><text:span text:style-name="T102">сто </text:span><text:span text:style-name="T67">(див. </text:span><text:span text:style-name="T102">СТАВІТРИ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8">жалí </text:span><text:span text:style-name="T64">(див. </text:span><text:span text:style-name="T58">РÁДОЩІ-ЖАЛÍ</text:span><text:span text:style-name="T64">)</text:span></text:p>
          </table:table-cell>
        </table:table-row>
        <table:table-row>
          <table:table-cell table:style-name="Dictionary.A2" table:number-rows-spanned="2" office:value-type="string">
            <text:p text:style-name="P6">СТОЖÁЛО</text:p>
            <text:p text:style-name="P5">присл., інд.-авт.</text:p>
            <text:p text:style-name="P5"><text:span text:style-name="T82">утворене способом основословоскладання, похідне від слів:</text:span><text:span text:style-name="T102"> </text:span><text:span text:style-name="T58">сто</text:span><text:span text:style-name="T102"> і </text:span><text:span text:style-name="T58">жáло.</text:span></text:p>
            <text:p text:style-name="P7">Тота сльоза тебе іспопелить,</text:p>
            <text:p text:style-name="P7">і лютий зойк завруниться <text:span text:style-name="T56">стожало</text:span></text:p>
            <text:p text:style-name="P5"><text:span text:style-name="T71">ланами й луками. </text:span><text:span text:style-name="T81">(П, І, 144)</text:span></text:p>
          </table:table-cell>
          <table:table-cell table:style-name="Dictionary.B2" office:value-type="string">
            <text:p text:style-name="P6"><text:span text:style-name="T102">сто </text:span><text:span text:style-name="T67">(див. </text:span><text:span text:style-name="T102">СТАВІТРИ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жа́</text:span><text:span text:style-name="T55">ло́</text:span></text:p>
            <text:p text:style-name="P5"><text:span text:style-name="T43">жа́</text:span><text:span text:style-name="T43">ла, </text:span><text:span text:style-name="T48">с.</text:span></text:p>
            <text:p text:style-name="P5">1) Гостра частина органа захисту або нападу деяких комах, якою вони жалять.</text:p>
            <text:p text:style-name="P5">2) Хоботок деяких комах (комара, овода і т. ін.), яким вони колють і всмоктують кров.</text:p>
            <text:p text:style-name="P5">3) Роздвоєний на кінчику язик змії, яким <text:soft-page-break/>вона, як помилково вважається, жалить.</text:p>
            <text:p text:style-name="P5">4) <text:span text:style-name="T69">чого</text:span>, <text:span text:style-name="T69">перен.</text:span> Про щось дошкульне, різке.</text:p>
            <text:p text:style-name="P5">5) Гострий кінець інструмента, зброї і т. ін., який коле, ріже тощо; лезо.<text:span text:style-name="T95"> </text:span><text:span text:style-name="T96">(С, 364)</text:span></text:p>
          </table:table-cell>
        </table:table-row>
        <table:table-row>
          <table:table-cell table:style-name="Dictionary.A2" table:number-rows-spanned="2" office:value-type="string">
            <text:p text:style-name="P6">СТОЖÁЛЬНИЙ</text:p>
            <text:p text:style-name="P5">-а, -е, <text:span text:style-name="T71">прикм., </text:span><text:span text:style-name="T70">інд.-авт.</text:span></text:p>
            <text:p text:style-name="P5"><text:span text:style-name="T83">утворене способом основословоскладання, похідне від </text:span><text:span text:style-name="T83">слів:</text:span><text:span text:style-name="T102"> </text:span><text:span text:style-name="T58">сто</text:span><text:span text:style-name="T102"> і </text:span><text:span text:style-name="T58">жáльний.</text:span></text:p>
            <text:p text:style-name="P7">Куріє руїна. Кривавим стікає потоком,</text:p>
            <text:p text:style-name="P5"><text:span text:style-name="T71">і сонце татарське – </text:span><text:span text:style-name="T76">стожальне</text:span><text:span text:style-name="T71"> – разить наповал. </text:span><text:span text:style-name="T81">(П, І, 45)</text:span></text:p>
          </table:table-cell>
          <table:table-cell table:style-name="Dictionary.B2" office:value-type="string">
            <text:p text:style-name="P6"><text:span text:style-name="T102">сто </text:span><text:span text:style-name="T67">(див. </text:span><text:span text:style-name="T102">СТАВІТРИ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жа́</text:span><text:span text:style-name="T55">льний</text:span></text:p>
            <text:p text:style-name="P5"><text:span text:style-name="T43">-а, -е, </text:span><text:span text:style-name="T48">рідко</text:span><text:span text:style-name="T43">.</text:span></text:p>
            <text:p text:style-name="P5">1) Який виражає тугу, печаль, смуток; жалібний, сумний.</text:p>
            <text:p text:style-name="P5">2) Який навіває смуток, журбу; журливий, сумовитий.<text:span text:style-name="T95"> </text:span><text:span text:style-name="T96">(С, 364)</text:span></text:p>
          </table:table-cell>
        </table:table-row>
        <table:table-row>
          <table:table-cell table:style-name="Dictionary.A2" table:number-rows-spanned="2" office:value-type="string">
            <text:p text:style-name="P6">СТОЖÁРНИЙ</text:p>
            <text:p text:style-name="P5">-а, -е, <text:span text:style-name="T71">прикм., </text:span><text:span text:style-name="T70">інд.-авт.</text:span></text:p>
            <text:p text:style-name="P5"><text:span text:style-name="T83">утворене складносуфіксальним способом, похідне від слів:</text:span><text:span text:style-name="T102"> </text:span><text:span text:style-name="T58">сто</text:span><text:span text:style-name="T102"> і </text:span><text:span text:style-name="T58">жáрити.</text:span></text:p>
            <text:p text:style-name="P7">Сяде сонце на сопку, скаженіє бичарня,</text:p>
            <text:p text:style-name="P5"><text:span text:style-name="T71">заховайся в коробку там, де сонце </text:span><text:span text:style-name="T76">стожарне</text:span><text:span text:style-name="T71">… </text:span><text:span text:style-name="T81">(П, ІІ, 166-167);</text:span></text:p>
            <text:p text:style-name="P7">Паду в траву – на цей цвинтарний</text:p>
            <text:p text:style-name="P7">кульбабин зойк, кульбабин пух,</text:p>
            <text:p text:style-name="P7"><text:soft-page-break/>на розсип рос і на <text:span text:style-name="T56">стожарний</text:span></text:p>
            <text:p text:style-name="P5"><text:span text:style-name="T71">пожежний виквіт довгих скрух. </text:span><text:span text:style-name="T81">(П, ІІ, 184).</text:span></text:p>
          </table:table-cell>
          <table:table-cell table:style-name="Dictionary.B2" office:value-type="string">
            <text:p text:style-name="P6"><text:span text:style-name="T102">сто </text:span><text:span text:style-name="T67">(див. </text:span><text:span text:style-name="T102">СТАВІТРИ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жа́</text:span><text:span text:style-name="T55">рити</text:span></text:p>
            <text:p text:style-name="P5"><text:span text:style-name="T43">-рю, -риш, </text:span><text:span text:style-name="T48">недок.</text:span></text:p>
            <text:p text:style-name="P5">1) <text:span text:style-name="T69">перех.</text:span> Готувати їжу з жиром на вогні, на жару без використання води; смажити. || <text:span text:style-name="T69">розм.</text:span> Підпікати кого-, що-небудь на вогні, на жару.</text:p>
            <text:p text:style-name="P5"><text:span text:style-name="T24">2) </text:span><text:span text:style-name="T36">неперех.</text:span><text:span text:style-name="T24">, </text:span><text:span text:style-name="T36">розм.</text:span><text:span text:style-name="T24"> Сильно гріти, пригрівати; пекти, палити (про сонце).</text:span><text:span text:style-name="T25"> </text:span><text:span text:style-name="T26">(С, 364)</text:span></text:p>
          </table:table-cell>
        </table:table-row>
        <table:table-row>
          <table:table-cell table:style-name="Dictionary.A2" table:number-rows-spanned="2" office:value-type="string">
            <text:p text:style-name="P6">СТОЖУРБÁ</text:p>
            <text:p text:style-name="P5">-и́, <text:span text:style-name="T70">ім., ж., інд.-авт.</text:span></text:p>
            <text:p text:style-name="P5"><text:span text:style-name="T62">утворене способом основословоскладання, похідне від слів:</text:span> <text:span text:style-name="T57">сто</text:span> і <text:span text:style-name="T57">журбá.</text:span></text:p>
            <text:p text:style-name="P7">Пропадіть, аеродроми,</text:p>
            <text:p text:style-name="P5"><text:span text:style-name="T71">спопеліться в </text:span><text:span text:style-name="T76">стожурбі</text:span><text:span text:style-name="T71">. </text:span><text:span text:style-name="T81">(П, І, 159)</text:span></text:p>
          </table:table-cell>
          <table:table-cell table:style-name="Dictionary.B2" office:value-type="string">
            <text:p text:style-name="P6"><text:span text:style-name="T102">сто </text:span><text:span text:style-name="T67">(див. </text:span><text:span text:style-name="T102">СТАВІТРИ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журба́</text:span></text:p>
            <text:p text:style-name="P5"><text:span text:style-name="T43">-и, </text:span><text:span text:style-name="T48">ж.</text:span></text:p>
            <text:p text:style-name="P5">1) Невеселий настрій, тяжкі почуття; печаль, смуток.<text:span text:style-name="T95"> </text:span><text:span text:style-name="T96">(С, 371)</text:span></text:p>
          </table:table-cell>
        </table:table-row>
        <table:table-row>
          <table:table-cell table:style-name="Dictionary.A2" table:number-rows-spanned="3" office:value-type="string">
            <text:p text:style-name="P6">СТОЗЛОТОПЕЛЮСТКИ</text:p>
            <text:p text:style-name="P5">-і́в, <text:span text:style-name="T70">ім., мн., інд.-авт.</text:span></text:p>
            <text:p text:style-name="P5"><text:span text:style-name="T83">утворене способом основословоскладання, похідне від слів:</text:span><text:span text:style-name="T102"> </text:span><text:span text:style-name="T58">сто, золоти́й</text:span><text:span text:style-name="T102"> і </text:span><text:span text:style-name="T58">пелюстки́.</text:span></text:p>
            <text:p text:style-name="P7">Як сонях сонце п’є</text:p>
            <text:p text:style-name="P7"><text:span text:style-name="T56">стозлотопелюстками</text:span>,</text:p>
            <text:p text:style-name="P7">де хата постає - </text:p>
            <text:p text:style-name="P5"><text:span text:style-name="T71">ковчегом над роками. </text:span><text:span text:style-name="T81">(П, ІІ, 18)</text:span></text:p>
          </table:table-cell>
          <table:table-cell table:style-name="Dictionary.B2" office:value-type="string">
            <text:p text:style-name="P6"><text:span text:style-name="T102">сто </text:span><text:span text:style-name="T67">(див. </text:span><text:span text:style-name="T102">СТАВІТРИ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8">золоти́й </text:span><text:span text:style-name="T64">(див. </text:span><text:span text:style-name="T58">ЗОЛОТОКÍНВА</text:span><text:span text:style-name="T64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8">пелюстки́ </text:span><text:span text:style-name="T64">(див. </text:span><text:span text:style-name="T58">РОЗПЕЛЮ́СТИТИ</text:span><text:span text:style-name="T64">)</text:span></text:p>
          </table:table-cell>
        </table:table-row>
        <table:table-row>
          <table:table-cell table:style-name="Dictionary.A1" table:number-rows-spanned="2" office:value-type="string">
            <text:p text:style-name="P6">СТОЗМÍЙ</text:p>
            <text:p text:style-name="P5">-я, <text:span text:style-name="T70">ім., ч., інд.-авт.</text:span></text:p>
            <text:p text:style-name="P5"><text:span text:style-name="T83">утворене способом </text:span><text:span text:style-name="T83">основословоскладання, похідне від слів:</text:span><text:span text:style-name="T102"> </text:span><text:soft-page-break/><text:span text:style-name="T58">сто</text:span><text:span text:style-name="T102"> і </text:span><text:span text:style-name="T58">змій.</text:span></text:p>
            <text:p text:style-name="P7">Коли докучили ці втеки - </text:p>
            <text:p text:style-name="P7">в лет, до вогненної пащеки.</text:p>
            <text:p text:style-name="P5"><text:span text:style-name="T71">Як він ощирився, </text:span><text:span text:style-name="T76">стозмій</text:span><text:span text:style-name="T71">! </text:span><text:span text:style-name="T81">(П, І, 73)</text:span></text:p>
          </table:table-cell>
          <table:table-cell table:style-name="Dictionary.B1" office:value-type="string">
            <text:p text:style-name="P6"><text:span text:style-name="T102">сто </text:span><text:span text:style-name="T67">(див. </text:span><text:span text:style-name="T102">СТАВІТРИ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6">змій</text:p>
            <text:p text:style-name="P5"><text:span text:style-name="T43">-я, </text:span><text:span text:style-name="T48">ч.</text:span></text:p>
            <text:p text:style-name="P5">2) Казкова істота з крилами і зміїним <text:soft-page-break/>тулубом, наділена незвичайною силою; дракон.<text:span text:style-name="T95"> </text:span><text:span text:style-name="T96">(С, 466)</text:span></text:p>
          </table:table-cell>
        </table:table-row>
        <table:table-row>
          <table:table-cell table:style-name="Dictionary.A2" table:number-rows-spanned="2" office:value-type="string">
            <text:p text:style-name="P6">СТОЗÓРИЙ</text:p>
            <text:p text:style-name="P5">-а, -е, <text:span text:style-name="T71">прикм., </text:span><text:span text:style-name="T70">інд.-авт.</text:span></text:p>
            <text:p text:style-name="P5"><text:span text:style-name="T83">утворене складнофлективним способом, похідне від слів:</text:span><text:span text:style-name="T102"> </text:span><text:span text:style-name="T58">сто</text:span><text:span text:style-name="T102"> і </text:span><text:span text:style-name="T58">зір.</text:span></text:p>
            <text:p text:style-name="P7">Тільки сіль, і вода, і житняк,</text:p>
            <text:p text:style-name="P7">і світанок, і ніч, і <text:span text:style-name="T56">стозора</text:span></text:p>
            <text:p text:style-name="P7">небезпека, і сонна і хора</text:p>
            <text:p text:style-name="P5"><text:span text:style-name="T71">ця душа – вирушає успак! </text:span><text:span text:style-name="T81">(П, І, 105)</text:span></text:p>
          </table:table-cell>
          <table:table-cell table:style-name="Dictionary.B2" office:value-type="string">
            <text:p text:style-name="P6"><text:span text:style-name="T102">сто </text:span><text:span text:style-name="T67">(див. </text:span><text:span text:style-name="T102">СТАВІТРИ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7">зір</text:span> <text:span text:style-name="T63">(див. </text:span><text:span text:style-name="T57">ПЕКЕЛЬНОЗÓРИЙ</text:span><text:span text:style-name="T63">)</text:span></text:p>
          </table:table-cell>
        </table:table-row>
        <table:table-row>
          <table:table-cell table:style-name="Dictionary.A2" table:number-rows-spanned="2" office:value-type="string">
            <text:p text:style-name="P6">СТОКÓЛО</text:p>
            <text:p text:style-name="P5">-а, <text:span text:style-name="T70">ім., с., інд.-авт.</text:span></text:p>
            <text:p text:style-name="P5"><text:span text:style-name="T83">утворене способом основословоскладання, похідне від слів:</text:span><text:span text:style-name="T102"> </text:span><text:span text:style-name="T58">сто</text:span><text:span text:style-name="T102"> і </text:span><text:span text:style-name="T58">кóло.</text:span></text:p>
            <text:p text:style-name="P7">Червоний біль од нагая</text:p>
            <text:p text:style-name="P7">в очах розходиться <text:span text:style-name="T56">стоколом</text:span>,</text:p>
            <text:p text:style-name="P7">а світ несеться покотьолом,</text:p>
            <text:p text:style-name="P5"><text:span text:style-name="T71">за світом – настрибом – змія… </text:span><text:span text:style-name="T81">(П, ІІ, 16)</text:span></text:p>
          </table:table-cell>
          <table:table-cell table:style-name="Dictionary.B2" office:value-type="string">
            <text:p text:style-name="P6"><text:span text:style-name="T102">сто </text:span><text:span text:style-name="T67">(див. </text:span><text:span text:style-name="T102">СТАВІТРИ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ко́</text:span><text:span text:style-name="T55">ло</text:span></text:p>
            <text:p text:style-name="P5"><text:span text:style-name="T39">I </text:span><text:span text:style-name="T43">-а, </text:span><text:span text:style-name="T48">с.</text:span></text:p>
            <text:p text:style-name="P5">1) Замкнена крива, всі точки якої однаково віддалені від центра.</text:p>
            <text:p text:style-name="P5"><text:span text:style-name="T24">4) </text:span><text:span text:style-name="T36">у знач.</text:span><text:span text:style-name="T24"> </text:span><text:span text:style-name="T36">присл.</text:span><text:span text:style-name="T24"> колом. Утворюючи таку криву.</text:span><text:span text:style-name="T25"> </text:span><text:span text:style-name="T26">(С, 555)</text:span></text:p>
          </table:table-cell>
        </table:table-row>
        <table:table-row>
          <table:table-cell table:style-name="Dictionary.A2" table:number-rows-spanned="2" office:value-type="string">
            <text:p text:style-name="P6">СТОКРИ́К</text:p>
            <text:p text:style-name="P5"><text:soft-page-break/>-у, <text:span text:style-name="T70">ім., ч., інд.-авт.</text:span></text:p>
            <text:p text:style-name="P5"><text:span text:style-name="T83">утворене способом </text:span><text:span text:style-name="T83">основословоскладання, похідне від слів:</text:span><text:span text:style-name="T102"> </text:span><text:span text:style-name="T58">сто</text:span><text:span text:style-name="T102"> і </text:span><text:span text:style-name="T58">крик.</text:span></text:p>
            <text:p text:style-name="P7">…бо в горлі застуда, у грудях пітьма</text:p>
            <text:p text:style-name="P5"><text:span text:style-name="T71">і світ оступає </text:span><text:span text:style-name="T76">стокрик</text:span><text:span text:style-name="T71"> – Колима. </text:span><text:span text:style-name="T81">(П, І, 135)</text:span></text:p>
          </table:table-cell>
          <table:table-cell table:style-name="Dictionary.B2" office:value-type="string">
            <text:p text:style-name="P6"><text:span text:style-name="T102">сто </text:span><text:span text:style-name="T67">(див. </text:span><text:span text:style-name="T102">СТАВІТРИ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7">крик </text:span><text:span text:style-name="T62">(див. </text:span><text:span text:style-name="T57">КРИК-ЗЕЛÓ</text:span><text:span text:style-name="T62">)</text:span></text:p>
          </table:table-cell>
        </table:table-row>
        <table:table-row>
          <table:table-cell table:style-name="Dictionary.A2" table:number-rows-spanned="2" office:value-type="string">
            <text:p text:style-name="P6">СТОМЕЖÁ</text:p>
            <text:p text:style-name="P5">-і́, <text:span text:style-name="T70">ім., ж., інд.-авт.</text:span></text:p>
            <text:p text:style-name="P5">утворене способом основословоскладання, похідне від слів: <text:span text:style-name="T57">сто</text:span> і <text:span text:style-name="T57">межá.</text:span></text:p>
            <text:p text:style-name="P7">Полон у полоні, межі <text:span text:style-name="T56">стомежа</text:span>,</text:p>
            <text:p text:style-name="P7">ти вся – за горбами-горбами</text:p>
            <text:p text:style-name="P7">натхнення і хорого серця ґанджа -</text:p>
            <text:p text:style-name="P5"><text:span text:style-name="T71">з синами, хрунями, рабами. </text:span><text:span text:style-name="T81">(П, І, 131)</text:span></text:p>
          </table:table-cell>
          <table:table-cell table:style-name="Dictionary.B2" office:value-type="string">
            <text:p text:style-name="P6"><text:span text:style-name="T102">сто </text:span><text:span text:style-name="T67">(див. </text:span><text:span text:style-name="T102">СТАВІТРИ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8">межá </text:span><text:span text:style-name="T67">(див. </text:span><text:span text:style-name="T58">ВСЕМЕЖА</text:span><text:span text:style-name="T67">)</text:span></text:p>
          </table:table-cell>
        </table:table-row>
        <table:table-row>
          <table:table-cell table:style-name="Dictionary.A2" table:number-rows-spanned="2" office:value-type="string">
            <text:p text:style-name="P6">СТО-МОРÓЗИ</text:p>
            <text:p text:style-name="P5">-ів, <text:span text:style-name="T70">ім., мн., інд.-авт.</text:span></text:p>
            <text:p text:style-name="P5"><text:span text:style-name="T83">утворене способом словоскладання, похідне від слів:</text:span><text:span text:style-name="T102"> </text:span><text:span text:style-name="T58">сто</text:span><text:span text:style-name="T102"> і </text:span><text:span text:style-name="T58">морóзи.</text:span></text:p>
            <text:p text:style-name="P7">Так стій і стій і стій і стій,</text:p>
            <text:p text:style-name="P7">дубій на <text:span text:style-name="T56">сто-морозах</text:span>,</text:p>
            <text:p text:style-name="P7">о будь ти проклят, часе мій,</text:p>
            <text:p text:style-name="P5"><text:soft-page-break/><text:span text:style-name="T71">в усіх своїх погрозах. </text:span><text:span text:style-name="T81">(П, ІІ, 24)</text:span></text:p>
          </table:table-cell>
          <table:table-cell table:style-name="Dictionary.B2" office:value-type="string">
            <text:p text:style-name="P6"><text:span text:style-name="T102">сто </text:span><text:span text:style-name="T67">(див. </text:span><text:span text:style-name="T102">СТАВІТРИ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моро́</text:span><text:span text:style-name="T55">з</text:span></text:p>
            <text:p text:style-name="P5"><text:span text:style-name="T43">-у, </text:span><text:span text:style-name="T48">ч.</text:span></text:p>
            <text:p text:style-name="P5"><text:span text:style-name="T24">Холод, коли температура повітря спадає нижче нуля. || Температура повітря нижче нуля. || Місце, де є такий холод. || </text:span><text:span text:style-name="T36">перев.</text:span><text:span text:style-name="T24"> </text:span><text:span text:style-name="T36">мн.</text:span><text:span text:style-name="T24"> Холодна зимова погода; холоди.</text:span><text:span text:style-name="T25"> </text:span><text:span text:style-name="T26">(С, 690)</text:span></text:p>
          </table:table-cell>
        </table:table-row>
        <table:table-row>
          <table:table-cell table:style-name="Dictionary.A2" table:number-rows-spanned="2" office:value-type="string">
            <text:p text:style-name="P6">СТОНАСТÓРЧЕНИЙ</text:p>
            <text:p text:style-name="P5">-а, -е, <text:span text:style-name="T71">прикм., </text:span><text:span text:style-name="T70">інд.-авт.</text:span></text:p>
            <text:p text:style-name="P5"><text:span text:style-name="T83">утворене способом основословоскладан</text:span><text:span text:style-name="T83">ня, похідне від </text:span><text:span text:style-name="T83">слів:</text:span><text:span text:style-name="T102"> </text:span><text:span text:style-name="T58">сто</text:span><text:span text:style-name="T102"> і </text:span><text:span text:style-name="T58">настóрчений.</text:span></text:p>
            <text:p text:style-name="P7">Кружеляє понад ними</text:p>
            <text:p text:style-name="P7">вечір, крила розкриливши,</text:p>
            <text:p text:style-name="P7">впав на горлицю із неба</text:p>
            <text:p text:style-name="P5"><text:span text:style-name="T76">стонасторчений</text:span><text:span text:style-name="T71"> коршак. </text:span><text:span text:style-name="T81">(П, І, 92)</text:span></text:p>
          </table:table-cell>
          <table:table-cell table:style-name="Dictionary.B2" office:value-type="string">
            <text:p text:style-name="P6"><text:span text:style-name="T102">сто </text:span><text:span text:style-name="T67">(див. </text:span><text:span text:style-name="T102">СТАВІТРИ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8">настóрчений </text:span><text:span text:style-name="T64">(не подано у словнику)</text:span></text:p>
          </table:table-cell>
        </table:table-row>
        <table:table-row>
          <table:table-cell table:style-name="Dictionary.A2" table:number-rows-spanned="2" office:value-type="string">
            <text:p text:style-name="P6">СТОПРОВÁЛЛЯ</text:p>
            <text:p text:style-name="P5">-я, <text:span text:style-name="T70">ім., с., інд.-авт.</text:span></text:p>
            <text:p text:style-name="P5"><text:span text:style-name="T83">утворене способом </text:span><text:span text:style-name="T83">основословосклада</text:span><text:span text:style-name="T83">ння, похідне від слів:</text:span><text:span text:style-name="T102"> </text:span><text:span text:style-name="T58">сто</text:span><text:span text:style-name="T102"> і </text:span><text:span text:style-name="T58">провáлля.</text:span></text:p>
            <text:p text:style-name="P7">Якась лежить на нас печаль.</text:p>
            <text:p text:style-name="P7">І чим ми Бога прогнівили,</text:p>
            <text:p text:style-name="P7">Іване-брате? Скільки сили</text:p>
            <text:p text:style-name="P5"><text:span text:style-name="T71">втелющили до </text:span><text:span text:style-name="T76">стопроваль</text:span><text:span text:style-name="T71">. </text:span><text:span text:style-name="T81">(П, ІІ, 160)</text:span></text:p>
          </table:table-cell>
          <table:table-cell table:style-name="Dictionary.B2" office:value-type="string">
            <text:p text:style-name="P6"><text:span text:style-name="T102">сто </text:span><text:span text:style-name="T67">(див. </text:span><text:span text:style-name="T102">СТАВІТРИ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прова́</text:span><text:span text:style-name="T55">лля</text:span></text:p>
            <text:p text:style-name="P5"><text:span text:style-name="T43">-я, </text:span><text:span text:style-name="T48">с.</text:span></text:p>
            <text:p text:style-name="P5"><text:span text:style-name="T24">1) Глибока яма, яр, западина, розколина на земній поверхні. || </text:span><text:span text:style-name="T36">чого</text:span><text:span text:style-name="T24">. Безмежний простір, безмірна глибина. || Проміжок, незаповнений простір між чим-небудь. || </text:span><text:span text:style-name="T36">перен.</text:span><text:span text:style-name="T24"> Про глибоке розходження, незгоду між ким-небудь.</text:span><text:span text:style-name="T25"> </text:span><text:span text:style-name="T26">(С, 1144)</text:span></text:p>
          </table:table-cell>
        </table:table-row>
        <table:table-row>
          <table:table-cell table:style-name="Dictionary.A2" table:number-rows-spanned="2" office:value-type="string">
            <text:p text:style-name="P6">СТОПРОВÁЛЬНИЙ</text:p>
            <text:p text:style-name="P5">-а, -е, <text:span text:style-name="T71">прикм., </text:span><text:span text:style-name="T70">інд.-авт.</text:span></text:p>
            <text:p text:style-name="P5"><text:span text:style-name="T83">утворене способом основословоскладання, похідне від слів:</text:span><text:span text:style-name="T102"> </text:span><text:soft-page-break/><text:span text:style-name="T58">сто</text:span><text:span text:style-name="T102"> і </text:span><text:span text:style-name="T58">провáльний.</text:span></text:p>
            <text:p text:style-name="P7">Око ока ми,</text:p>
            <text:p text:style-name="P7">не навчені подосі видивляти</text:p>
            <text:p text:style-name="P7">довкіл і не обрушувати горя</text:p>
            <text:p text:style-name="P5"><text:span text:style-name="T71">сухі тороси в </text:span><text:span text:style-name="T76">стопровальний</text:span><text:span text:style-name="T71"> діл. </text:span><text:span text:style-name="T81">(П, ІІ, 64)</text:span></text:p>
          </table:table-cell>
          <table:table-cell table:style-name="Dictionary.B2" office:value-type="string">
            <text:p text:style-name="P6"><text:span text:style-name="T102">сто </text:span><text:span text:style-name="T67">(див. </text:span><text:span text:style-name="T102">СТАВІТРИ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прова́</text:span><text:span text:style-name="T55">льний</text:span></text:p>
            <text:p text:style-name="P5">-а, -е.</text:p>
            <text:p text:style-name="P5"><text:span text:style-name="T24">Стос. до провалу (у 2 </text:span><text:span text:style-name="T36">знач.</text:span><text:span text:style-name="T24">); утворений </text:span><text:soft-page-break/><text:span text:style-name="T24">унаслідок провалу (в ґрунті).</text:span><text:span text:style-name="T25"> </text:span><text:span text:style-name="T26">(С, 1144)</text:span></text:p>
          </table:table-cell>
        </table:table-row>
        <table:table-row>
          <table:table-cell table:style-name="Dictionary.A2" table:number-rows-spanned="2" office:value-type="string">
            <text:p text:style-name="P6">СТОРÍКИ</text:p>
            <text:p text:style-name="P5">сторíк, <text:span text:style-name="T70">ім., мн., інд.-авт.</text:span></text:p>
            <text:p text:style-name="P5"><text:span text:style-name="T83">утворене способом основословоскладання, похідне від слів:</text:span><text:span text:style-name="T102"> </text:span><text:span text:style-name="T58">сто</text:span><text:span text:style-name="T102"> і </text:span><text:span text:style-name="T58">рі́ки.</text:span></text:p>
            <text:p text:style-name="P7">Хай край святиться. За горою</text:p>
            <text:p text:style-name="P5"><text:span text:style-name="T76">сторіки</text:span><text:span text:style-name="T71"> чорної ропи. </text:span><text:span text:style-name="T81">(П, ІІ, 173)</text:span></text:p>
          </table:table-cell>
          <table:table-cell table:style-name="Dictionary.B2" office:value-type="string">
            <text:p text:style-name="P6"><text:span text:style-name="T102">сто </text:span><text:span text:style-name="T67">(див. </text:span><text:span text:style-name="T102">СТАВІТРИ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ріка́</text:span></text:p>
            <text:p text:style-name="P5"><text:span text:style-name="T43">-и́</text:span><text:span text:style-name="T43">, </text:span><text:span text:style-name="T48">ж.</text:span></text:p>
            <text:p text:style-name="P5">1) Водний потік, що живиться із джерела або стоком атмосферних опадів і тече по видовжених зниженнях рельєфу від верхів’я до гирла. || <text:span text:style-name="T69">чого</text:span>, <text:span text:style-name="T69">у сполуч.</text:span> <text:span text:style-name="T69">з ім.</text:span> <text:span text:style-name="T69">у род. в.</text:span> Уживається для образного позначення процесу, розвитку чого-небудь.</text:p>
            <text:p text:style-name="P5"><text:span text:style-name="T24">2) </text:span><text:span text:style-name="T36">чого</text:span><text:span text:style-name="T24">, </text:span><text:span text:style-name="T36">перен.</text:span><text:span text:style-name="T24"> Велика кількість чого-небудь такого, що тече, сиплеться і т. ін. || </text:span><text:span text:style-name="T36">кого</text:span><text:span text:style-name="T24">, </text:span><text:span text:style-name="T36">чого</text:span><text:span text:style-name="T24">, </text:span><text:span text:style-name="T36">яка</text:span><text:span text:style-name="T24">. Безперервний великий потік, маса кого-, чого-небудь, що рухається.</text:span><text:span text:style-name="T25"> </text:span><text:span text:style-name="T26">(С, 1228)</text:span></text:p>
          </table:table-cell>
        </table:table-row>
        <table:table-row>
          <table:table-cell table:style-name="Dictionary.A2" table:number-rows-spanned="2" office:value-type="string">
            <text:p text:style-name="P6">СТОРОЗТРИКЛЯ́ТИЙ</text:p>
            <text:p text:style-name="P5">-а, -е, <text:span text:style-name="T71">прикм., </text:span><text:span text:style-name="T70">інд.-авт.</text:span></text:p>
            <text:p text:style-name="P5"><text:span text:style-name="T83">утворене способом </text:span><text:soft-page-break/><text:span text:style-name="T83">основословоскладання, похідне від слів:</text:span><text:span text:style-name="T102"> </text:span><text:span text:style-name="T58">сто</text:span><text:span text:style-name="T102"> і </text:span><text:span text:style-name="T58">розтрикля́тий.</text:span></text:p>
            <text:p text:style-name="P7">Аби лиш подолати гнів,</text:p>
            <text:p text:style-name="P7"><text:span text:style-name="T56">сторозтриклятий</text:span> гнів здолати,</text:p>
            <text:p text:style-name="P7">я б поіменно міг назвати</text:p>
            <text:p text:style-name="P5"><text:span text:style-name="T71">усіх братів, усіх катів. </text:span><text:span text:style-name="T81">(П, І, 30)</text:span></text:p>
          </table:table-cell>
          <table:table-cell table:style-name="Dictionary.B2" office:value-type="string">
            <text:p text:style-name="P6"><text:span text:style-name="T102">сто </text:span><text:span text:style-name="T67">(див. </text:span><text:span text:style-name="T102">СТАВІТРИ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розпрокля́</text:span><text:span text:style-name="T55">тий</text:span></text:p>
            <text:p text:style-name="P5"><text:span text:style-name="T43">-а, -е, </text:span><text:span text:style-name="T48">розм.</text:span></text:p>
            <text:p text:style-name="P5"><text:soft-page-break/>Якого клянуть, проклинають; огидний, ненависний.<text:span text:style-name="T95"> </text:span><text:span text:style-name="T96">(С, 1259)</text:span></text:p>
          </table:table-cell>
        </table:table-row>
        <table:table-row>
          <table:table-cell table:style-name="Dictionary.A2" table:number-rows-spanned="2" office:value-type="string">
            <text:p text:style-name="P6">СТОСИ́НІЙ</text:p>
            <text:p text:style-name="P5">-я, -є, <text:span text:style-name="T71">прикм., </text:span><text:span text:style-name="T70">інд.-авт.</text:span></text:p>
            <text:p text:style-name="P5"><text:span text:style-name="T83">утворене способом основословоскладання, похідне від слів:</text:span><text:span text:style-name="T102"> </text:span><text:span text:style-name="T58">сто</text:span><text:span text:style-name="T102"> і </text:span><text:span text:style-name="T58">си́ній</text:span></text:p>
            <text:p text:style-name="P7">Червоним вином заливає мій погляд <text:span text:style-name="T56">стосиній</text:span>,</text:p>
            <text:p text:style-name="P7">спустошені губи залито червоним вином,</text:p>
            <text:p text:style-name="P7">і видиться берег – далекий – у радісній піні,</text:p>
            <text:p text:style-name="P5"><text:span text:style-name="T71">і спокій приносить, і спокій обіцяний – бром. </text:span><text:span text:style-name="T81">(П, ІІ, 290)</text:span></text:p>
          </table:table-cell>
          <table:table-cell table:style-name="Dictionary.B2" office:value-type="string">
            <text:p text:style-name="P6"><text:span text:style-name="T102">сто </text:span><text:span text:style-name="T67">(див. </text:span><text:span text:style-name="T102">СТАВІТРИ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си́</text:span><text:span text:style-name="T55">ній</text:span></text:p>
            <text:p text:style-name="P5">-я, -є.</text:p>
            <text:p text:style-name="P5"><text:span text:style-name="T24">1) Який має забарвлення одного з основних кольорів спектра – середній між голубим і фіолетовим. || Який цвіте квітками такого кольору. || Зробл. із квіток такого кольору. || Який кольором наближається до синього; який має відтінок синього кольору. || Уживається як постійний епітет до деяких назв.</text:span><text:span text:style-name="T25"> </text:span><text:span text:style-name="T26">(С, 1317)</text:span></text:p>
          </table:table-cell>
        </table:table-row>
        <table:table-row>
          <table:table-cell table:style-name="Dictionary.A2" table:number-rows-spanned="2" office:value-type="string">
            <text:p text:style-name="P6">СХРИПЛОКРÓННИЙ</text:p>
            <text:p text:style-name="P5">-а, -е, <text:span text:style-name="T71">прикм., </text:span><text:span text:style-name="T70">інд.-авт.</text:span></text:p>
            <text:p text:style-name="P5"><text:span text:style-name="T83">утворене складносуфіксальним способом, похідне від слів:</text:span><text:span text:style-name="T102"> </text:span><text:span text:style-name="T58">схри́плий</text:span><text:span text:style-name="T102"> і </text:span><text:soft-page-break/><text:span text:style-name="T58">крóна.</text:span></text:p>
            <text:p text:style-name="P7">Пожухле листя опадає з віт,</text:p>
            <text:p text:style-name="P5"><text:span text:style-name="T71">голосить голий стовбур </text:span><text:span text:style-name="T76">схриплокронний</text:span><text:span text:style-name="T71">. </text:span><text:span text:style-name="T81">(П, І, 161)</text:span></text:p>
          </table:table-cell>
          <table:table-cell table:style-name="Dictionary.B2" office:value-type="string">
            <text:p text:style-name="P5"><text:span text:style-name="T55">схри́</text:span><text:span text:style-name="T55">плий</text:span></text:p>
            <text:p text:style-name="P5"><text:span text:style-name="T43">-а, -е, </text:span><text:span text:style-name="T48">розм.</text:span></text:p>
            <text:p text:style-name="P5">1) Дієприкм. акт. мин. ч. до схрипнути.</text:p>
            <text:p text:style-name="P5"><text:span text:style-name="T24">2) </text:span><text:span text:style-name="T36">у знач.</text:span><text:span text:style-name="T24"> </text:span><text:span text:style-name="T36">прикм.</text:span><text:span text:style-name="T24"> Який звучить хрипло, з </text:span><text:soft-page-break/><text:span text:style-name="T24">хрипотою; хрипкий. </text:span><text:span text:style-name="T27">(С, 1422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8">крóна </text:span><text:span text:style-name="T64">(див. </text:span><text:span text:style-name="T58">ДУШЕКРÓНА</text:span><text:span text:style-name="T64">)</text:span></text:p>
          </table:table-cell>
        </table:table-row>
        <table:table-row>
          <table:table-cell table:style-name="Dictionary.A2" table:number-rows-spanned="2" office:value-type="string">
            <text:p text:style-name="P6">ТАМБÍК</text:p>
            <text:p text:style-name="P5">-бóку, <text:span text:style-name="T70">ім., ч., інд.-авт.</text:span></text:p>
            <text:p text:style-name="P5"><text:span text:style-name="T83">утворене способом зрощення, похідне від слів:</text:span><text:span text:style-name="T102"> </text:span><text:span text:style-name="T58">там</text:span><text:span text:style-name="T102"> і </text:span><text:span text:style-name="T58">бік.</text:span><text:span text:style-name="T102"> На тому боці.</text:span></text:p>
            <text:p text:style-name="P7">А товщею, в кризі, в імлі,</text:p>
            <text:p text:style-name="P7">за <text:span text:style-name="T56">тамбоком</text:span>,</text:p>
            <text:p text:style-name="P7">сяє срібне серце землі</text:p>
            <text:p text:style-name="P5"><text:span text:style-name="T71">скорбним оком. </text:span><text:span text:style-name="T81">(П, І, 173)</text:span></text:p>
          </table:table-cell>
          <table:table-cell table:style-name="Dictionary.B2" office:value-type="string">
            <text:p text:style-name="P6">там</text:p>
            <text:p text:style-name="P5"><text:span text:style-name="T43">1) </text:span><text:span text:style-name="T48">присл.</text:span><text:span text:style-name="T43"> Указує на місце більш віддалене порівняно з іншим, ближчим; у тому місці, у тих місцях; </text:span><text:span text:style-name="T48">прот.</text:span><text:span text:style-name="T43"> тут. || Уживається в поєднанні з </text:span><text:span text:style-name="T48">пит.</text:span><text:span text:style-name="T43"> </text:span><text:span text:style-name="T48">займ.</text:span><text:span text:style-name="T43"> хто, що. || Вживається у функції співвідносного слова в </text:span><text:span text:style-name="T43">головному реченні, якому в підрядному реченні відповідають сполучні </text:span><text:span text:style-name="T48">сл.</text:span><text:span text:style-name="T43"> де, куди. || Уживаючись на початку повторюваних речень або перед однорідними членами речення, означає: в одному місці ..., в іншому місці .... || Уживається в </text:span><text:span text:style-name="T48">знач.вказ.</text:span><text:span text:style-name="T43"> </text:span><text:span text:style-name="T48">сл.</text:span><text:span text:style-name="T43">, що замінює відповідний йому член попереднього речення, </text:span><text:span text:style-name="T48">перев.</text:span><text:span text:style-name="T43"> обставину місця. </text:span><text:span text:style-name="T47">(С, 1429)</text:span></text:p>
          </table:table-cell>
        </table:table-row>
        <table:table-row>
          <table:covered-table-cell/>
          <table:table-cell table:style-name="Dictionary.B2" office:value-type="string">
            <text:p text:style-name="P6">бік</text:p>
            <text:p text:style-name="P5"><text:span text:style-name="T43">боку, </text:span><text:span text:style-name="T48">ч.</text:span></text:p>
            <text:p text:style-name="P5">4) Напрямок або місцевість, що лежить у цьому напрямку.<text:span text:style-name="T95"> </text:span><text:span text:style-name="T96">(С, 80)</text:span></text:p>
          </table:table-cell>
        </table:table-row>
        <table:table-row>
          <table:table-cell table:style-name="Dictionary.A2" office:value-type="string">
            <text:p text:style-name="P6">ТИХОПЛИ́Н</text:p>
            <text:p text:style-name="P5"><text:soft-page-break/>-у, <text:span text:style-name="T70">ім., ч., інд.-авт.</text:span></text:p>
            <text:p text:style-name="P5"><text:span text:style-name="T83">утворене нульсуфіксальним способом, похідне від слова</text:span><text:span text:style-name="T87"> </text:span><text:span text:style-name="T57">тихопли́нний.</text:span></text:p>
            <text:p text:style-name="P7">Земного болю брилу – підбився я на силу</text:p>
            <text:p text:style-name="P7">разком сліпучих днин. Ти знаєш чий ти син?</text:p>
            <text:p text:style-name="P7">Атож, запевне знаю. А душу проминаю -</text:p>
            <text:p text:style-name="P5"><text:span text:style-name="T71">і власну в </text:span><text:span text:style-name="T76">тихоплин</text:span><text:span text:style-name="T71">. </text:span><text:span text:style-name="T81">(П, ІІ, 280)</text:span></text:p>
          </table:table-cell>
          <table:table-cell table:style-name="Dictionary.B2" office:value-type="string">
            <text:p text:style-name="P5"><text:span text:style-name="T55">тихопли́</text:span><text:span text:style-name="T55">нний</text:span></text:p>
            <text:p text:style-name="P5"><text:soft-page-break/><text:span text:style-name="T43">-а, -е, </text:span><text:span text:style-name="T48">поет.</text:span></text:p>
            <text:p text:style-name="P5"><text:span text:style-name="T24">Який тихо плине. </text:span><text:span text:style-name="T36">Тихоплинна річка</text:span><text:span text:style-name="T24">. </text:span><text:span text:style-name="T36">Тихоплинні розмови</text:span><text:span text:style-name="T24">.</text:span><text:span text:style-name="T25"> </text:span><text:span text:style-name="T26">(С, 1453)</text:span></text:p>
          </table:table-cell>
        </table:table-row>
        <table:table-row>
          <table:table-cell table:style-name="Dictionary.A2" table:number-rows-spanned="4" office:value-type="string">
            <text:p text:style-name="P6">ТОЙЯЩОБÁТЬКО</text:p>
            <text:p text:style-name="P5">-а, <text:span text:style-name="T70">ім., ч., інд.-авт.</text:span></text:p>
            <text:p text:style-name="P5"><text:span text:style-name="T83">утворене способом </text:span><text:span text:style-name="T83">зрощення, похідне </text:span><text:span text:style-name="T83">від слів:</text:span><text:span text:style-name="T102"> </text:span><text:span text:style-name="T58">той, я, що</text:span><text:span text:style-name="T102"> і </text:span><text:span text:style-name="T58">бáтько.</text:span></text:p>
            <text:p text:style-name="P7">Я тіло нагострив на чаї та акридах,</text:p>
            <text:p text:style-name="P7">а душу – пошукай. І не питай.</text:p>
            <text:p text:style-name="P7">Тойящосин не чує вже мене.</text:p>
            <text:p text:style-name="P5"><text:span text:style-name="T76">Тойящобатько</text:span><text:span text:style-name="T71"> вже не чую сина. </text:span><text:span text:style-name="T81">(П, ІІ, 191)</text:span></text:p>
          </table:table-cell>
          <table:table-cell table:style-name="Dictionary.B2" office:value-type="string">
            <text:p text:style-name="P6">той</text:p>
            <text:p text:style-name="P5"><text:span text:style-name="T39">I </text:span><text:span text:style-name="T43">того, </text:span><text:span text:style-name="T48">ч.</text:span><text:span text:style-name="T43">, та, тієї, </text:span><text:span text:style-name="T48">рідко </text:span><text:span text:style-name="T43">тої, </text:span><text:span text:style-name="T48">заст.</text:span><text:span text:style-name="T43"> тії, </text:span><text:span text:style-name="T48">ж.</text:span><text:span text:style-name="T43">, те, того, </text:span><text:span text:style-name="T48">с.</text:span><text:span text:style-name="T43">; </text:span><text:span text:style-name="T48">мн.</text:span><text:span text:style-name="T43"> ті, тих; </text:span><text:span text:style-name="T48">займ.</text:span></text:p>
            <text:p text:style-name="P5"><text:span text:style-name="T24">4) </text:span><text:span text:style-name="T36">вказ.</text:span><text:span text:style-name="T24"> Уживається для вказівки на один предмет, одну особу і т. ін. із двох або кількох подібних, з ряду однорідних, коли їх перелічують або зіставляють. || </text:span><text:span text:style-name="T36">у знач.</text:span><text:span text:style-name="T24"> </text:span><text:span text:style-name="T36">ім.</text:span><text:span text:style-name="T24"> той, того, </text:span><text:span text:style-name="T36">ч.</text:span><text:span text:style-name="T24">; та, тієї, </text:span><text:span text:style-name="T36">ж.</text:span><text:span text:style-name="T24">; те, того, </text:span><text:span text:style-name="T36">с.</text:span><text:span text:style-name="T24">; ті, тих, </text:span><text:span text:style-name="T36">мн.</text:span><text:span text:style-name="T24"> Узагальнено вказує на предмет, особу, явище (без попередньої згадки про них) при переліченні або зіставленні в якійсь площині. || </text:span><text:span text:style-name="T36">у знач.</text:span><text:span text:style-name="T24"> </text:span><text:span text:style-name="T36">ім.</text:span><text:span text:style-name="T24"> те, того, </text:span><text:span text:style-name="T36">с.</text:span><text:span text:style-name="T24"> У </text:span><text:span text:style-name="T36">сполуч.</text:span><text:span text:style-name="T24"> зі </text:span><text:span text:style-name="T36">сл.</text:span><text:span text:style-name="T24"> все вказує на перелічувані предмети, виконуючи функцію узагальнюючого слова. </text:span><text:span text:style-name="T27">(С, 1458)</text:span></text:p>
          </table:table-cell>
        </table:table-row>
        <table:table-row>
          <table:covered-table-cell/>
          <table:table-cell table:style-name="Dictionary.B2" office:value-type="string">
            <text:p text:style-name="P6">я</text:p>
            <text:p text:style-name="P5"><text:soft-page-break/><text:span text:style-name="T39">II </text:span><text:span text:style-name="T43">мене, </text:span><text:span text:style-name="T48">займ.</text:span><text:span text:style-name="T43"> </text:span><text:span text:style-name="T48">особ.</text:span><text:span text:style-name="T43"> 1 </text:span><text:span text:style-name="T48">ос.</text:span><text:span text:style-name="T43"> </text:span><text:span text:style-name="T48">одн.</text:span></text:p>
            <text:p text:style-name="P5">1) Уживається мовцем для називання самого себе.</text:p>
            <text:p text:style-name="P5"><text:span text:style-name="T24">2) </text:span><text:span text:style-name="T36">у знач.</text:span><text:span text:style-name="T24"> </text:span><text:span text:style-name="T36">ім.</text:span><text:span text:style-name="T24">, </text:span><text:span text:style-name="T36">невідм.</text:span><text:span text:style-name="T24">, </text:span><text:span text:style-name="T36">с.</text:span><text:span text:style-name="T24"> Уживається для позначення усвідомлюваної людиною власної сутності, себе в навколишньому світі. || </text:span><text:span text:style-name="T36">філос.</text:span><text:span text:style-name="T24">Уживається для визначення суб’єкта. </text:span><text:span text:style-name="T27">(С, 1645)</text:span></text:p>
          </table:table-cell>
        </table:table-row>
        <table:table-row>
          <table:covered-table-cell/>
          <table:table-cell table:style-name="Dictionary.B2" office:value-type="string">
            <text:p text:style-name="P6">що</text:p>
            <text:p text:style-name="P5">II</text:p>
            <text:p text:style-name="P5"><text:span text:style-name="T24">1) </text:span><text:span text:style-name="T36">з’ясувальний</text:span><text:span text:style-name="T24">. Уживається для зв’язку підрядного додаткового з присудком або іншим членом головного речення. </text:span><text:span text:style-name="T27">(С, 1640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ба́</text:span><text:span text:style-name="T55">тько</text:span></text:p>
            <text:p text:style-name="P5"><text:span text:style-name="T43">-а, </text:span><text:span text:style-name="T48">ч.</text:span></text:p>
            <text:p text:style-name="P5">1) Чоловік стосовно до своїх дітей.<text:span text:style-name="T95"> </text:span><text:span text:style-name="T96">(С, 64)</text:span></text:p>
          </table:table-cell>
        </table:table-row>
        <table:table-row>
          <table:table-cell table:style-name="Dictionary.A2" table:number-rows-spanned="4" office:value-type="string">
            <text:p text:style-name="P6">ТОЙЯЩОСИ́Н</text:p>
            <text:p text:style-name="P5">-а, <text:span text:style-name="T70">ім., ч., інд.-авт.</text:span></text:p>
            <text:p text:style-name="P5"><text:span text:style-name="T83">утворене способом зрощення, похідне від слів:</text:span><text:span text:style-name="T102"> </text:span><text:span text:style-name="T58">той, я, що</text:span><text:span text:style-name="T102"> і </text:span><text:span text:style-name="T58">син.</text:span></text:p>
            <text:p text:style-name="P7">Я тіло нагострив на чаї та акридах,</text:p>
            <text:p text:style-name="P7">а душу – пошукай. І не питай.</text:p>
            <text:p text:style-name="P7"><text:soft-page-break/><text:span text:style-name="T56">Тойящосин</text:span> не чує вже мене.</text:p>
            <text:p text:style-name="P5"><text:span text:style-name="T71">Тойящобатько вже не чую сина. </text:span><text:span text:style-name="T81">(П, ІІ, 191)</text:span></text:p>
          </table:table-cell>
          <table:table-cell table:style-name="Dictionary.B2" office:value-type="string">
            <text:p text:style-name="P5"><text:span text:style-name="T58">той </text:span><text:span text:style-name="T64">(див. </text:span><text:span text:style-name="T58">ТОЙЯЩОБÁТЬКО</text:span><text:span text:style-name="T64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8">я </text:span><text:span text:style-name="T64">(див. </text:span><text:span text:style-name="T58">ТОЙЯЩОБÁТЬКО</text:span><text:span text:style-name="T64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8">що </text:span><text:span text:style-name="T64">(див. </text:span><text:span text:style-name="T58">ТОЙЯЩОБÁТЬКО</text:span><text:span text:style-name="T64">)</text:span></text:p>
          </table:table-cell>
        </table:table-row>
        <table:table-row>
          <table:covered-table-cell/>
          <table:table-cell table:style-name="Dictionary.B2" office:value-type="string">
            <text:p text:style-name="P6">син</text:p>
            <text:p text:style-name="P5"><text:span text:style-name="T43">-а, </text:span><text:span text:style-name="T48">ч.</text:span></text:p>
            <text:p text:style-name="P5"><text:span text:style-name="T24">1) Особа чоловічої статі стосовно своїх </text:span><text:soft-page-break/><text:span text:style-name="T24">батьків. || Ласкаве звертання батьків до сина. || </text:span><text:span text:style-name="T36">перев.</text:span><text:span text:style-name="T24"> </text:span><text:span text:style-name="T36">мн.</text:span><text:span text:style-name="T24">, </text:span><text:span text:style-name="T36">у сполуч.</text:span><text:span text:style-name="T24"> </text:span><text:span text:style-name="T36">зі сл.</text:span><text:span text:style-name="T24"> сокіл, орел, </text:span><text:span text:style-name="T36">нар.-поет.</text:span><text:span text:style-name="T24">Ласкаве називання синів.</text:span><text:span text:style-name="T25"> </text:span><text:span text:style-name="T26">(С, 1316)</text:span></text:p>
          </table:table-cell>
        </table:table-row>
        <table:table-row>
          <table:table-cell table:style-name="Dictionary.A2" table:number-rows-spanned="2" office:value-type="string">
            <text:p text:style-name="P6">ТОНКОЖÁЛО</text:p>
            <text:p text:style-name="P5">присл., інд.-авт.</text:p>
            <text:p text:style-name="P5"><text:span text:style-name="T82">утворене способом основословоскладання, похідне від слів:</text:span><text:span text:style-name="T102"> </text:span><text:span text:style-name="T58">тонки́й</text:span><text:span text:style-name="T102"> і </text:span><text:span text:style-name="T58">жáло</text:span></text:p>
            <text:p text:style-name="P7">І буде ще щось. Буде ще щось. День</text:p>
            <text:p text:style-name="P7">стоїть – гінкий, неначе телевежа,</text:p>
            <text:p text:style-name="P5"><text:span text:style-name="T71">і все вивищується </text:span><text:span text:style-name="T76">тонкожало</text:span><text:span text:style-name="T71">… </text:span><text:span text:style-name="T81">(П, ІІ, 103)</text:span></text:p>
          </table:table-cell>
          <table:table-cell table:style-name="Dictionary.B2" office:value-type="string">
            <text:p text:style-name="P5"><text:span text:style-name="T58">тонки́й </text:span><text:span text:style-name="T64">(див. </text:span><text:span text:style-name="T58">ВІДТОНКОГОЛÓСИТИ</text:span><text:span text:style-name="T64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8">жáло </text:span><text:span text:style-name="T64">(див. </text:span><text:span text:style-name="T58">СТОЖÁЛО</text:span><text:span text:style-name="T64">)</text:span></text:p>
          </table:table-cell>
        </table:table-row>
        <table:table-row>
          <table:table-cell table:style-name="Dictionary.A2" office:value-type="string">
            <text:p text:style-name="P6">ТРЕМТ</text:p>
            <text:p text:style-name="P5">-у, <text:span text:style-name="T70">ім., ч., інд.-авт.</text:span></text:p>
            <text:p text:style-name="P5"><text:span text:style-name="T83">утворене нульсуфіксальним способом, похідне від слова</text:span><text:span text:style-name="T87"> </text:span><text:span text:style-name="T57">тремті́</text:span><text:span text:style-name="T57">ння.</text:span></text:p>
            <text:p text:style-name="P7">…опуст, розпадання</text:p>
            <text:p text:style-name="P7">материка, раптовий зсув і дляння,</text:p>
            <text:p text:style-name="P5"><text:span text:style-name="T71">і </text:span><text:span text:style-name="T76">трепет</text:span><text:span text:style-name="T71"> рук, і тремт повік </text:span><text:span text:style-name="T71">німий. </text:span><text:span text:style-name="T81">(П, І, 37)</text:span></text:p>
          </table:table-cell>
          <table:table-cell table:style-name="Dictionary.B2" office:value-type="string">
            <text:p text:style-name="P5"><text:span text:style-name="T55">тремті́</text:span><text:span text:style-name="T55">ння</text:span></text:p>
            <text:p text:style-name="P5"><text:span text:style-name="T43">-я, </text:span><text:span text:style-name="T48">с.</text:span></text:p>
            <text:p text:style-name="P5">1) Дія за знач. тремтіти 1-3).</text:p>
            <text:p text:style-name="P5">2) Посилене биття серця, прискорене пульсування крові, спричинені хвилюванням, переживанням; схвильований стан.<text:span text:style-name="T95"> </text:span><text:span text:style-name="T96">(С, 1472)</text:span></text:p>
          </table:table-cell>
        </table:table-row>
        <table:table-row>
          <table:table-cell table:style-name="Dictionary.A2" table:number-rows-spanned="3" office:value-type="string">
            <text:p text:style-name="P6">УВОДНОРЯ́Д</text:p>
            <text:p text:style-name="P5">присл., інд.-авт.</text:p>
            <text:p text:style-name="P5"><text:soft-page-break/><text:span text:style-name="T82">утворене способом зрощення, похідне від слів:</text:span><text:span text:style-name="T87"> </text:span><text:span text:style-name="T91">у</text:span><text:span text:style-name="T87">, </text:span><text:span text:style-name="T91">оди́</text:span><text:span text:style-name="T91">н</text:span><text:span text:style-name="T87"> і </text:span><text:span text:style-name="T91">ряд</text:span></text:p>
            <text:p text:style-name="P7">Тепер ти сам, як вулій цей гулкий,</text:p>
            <text:p text:style-name="P7">стаєш <text:span text:style-name="T56">уводноряд</text:span> до цілосвіту,</text:p>
            <text:p text:style-name="P7">коли з грудей твоїх несамовитих</text:p>
            <text:p text:style-name="P5"><text:span text:style-name="T71">усі повийшли зашпори-голки. </text:span><text:span text:style-name="T81">(П, ІІ, 181)</text:span></text:p>
          </table:table-cell>
          <table:table-cell table:style-name="Dictionary.B2" office:value-type="string">
            <text:p text:style-name="P6">в</text:p>
            <text:p text:style-name="P5"><text:span text:style-name="T39">II </text:span><text:span text:style-name="T43">(у), </text:span><text:span text:style-name="T48">рідко </text:span><text:span text:style-name="T43">ув – </text:span><text:span text:style-name="T48">із знах.</text:span><text:span text:style-name="T43">, </text:span><text:span text:style-name="T48">місц.</text:span><text:span text:style-name="T43"> </text:span><text:span text:style-name="T48">і род.</text:span><text:span text:style-name="T43"> </text:span><text:span text:style-name="T48">відмінками</text:span><text:span text:style-name="T43">; </text:span><text:span text:style-name="T48">рідко </text:span><text:span text:style-name="T43">вві (уві), ві – </text:span><text:span text:style-name="T48">іззнах.</text:span><text:span text:style-name="T43"> </text:span><text:span text:style-name="T48">і </text:span><text:soft-page-break/><text:span text:style-name="T48">місц.</text:span><text:span text:style-name="T43"> </text:span><text:span text:style-name="T48">відмінками</text:span><text:span text:style-name="T43">; </text:span><text:span text:style-name="T48">прийм.</text:span><text:span text:style-name="T43"> Сполучення з в (у) виражають: Просторові відношення:</text:span></text:p>
            <text:p text:style-name="P5"><text:span text:style-name="T24">1) </text:span><text:span text:style-name="T36">із знах.</text:span><text:span text:style-name="T24"> </text:span><text:span text:style-name="T36">і місц. в.</text:span><text:span text:style-name="T24"> Уживається на означення предмета, місця, простору: а) всередину якого, куди спрямована дія (</text:span><text:span text:style-name="T36">знах. в.</text:span><text:span text:style-name="T24">). </text:span><text:span text:style-name="T27">(С, 106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оди́</text:span><text:span text:style-name="T55">н</text:span></text:p>
            <text:p text:style-name="P5"><text:span text:style-name="T43">одного, </text:span><text:span text:style-name="T48">ч.</text:span><text:span text:style-name="T43">; одна, однієї </text:span><text:span text:style-name="T48">і </text:span><text:span text:style-name="T43">одної, </text:span><text:span text:style-name="T48">ж.</text:span><text:span text:style-name="T43">; </text:span><text:span text:style-name="T43">одно </text:span><text:span text:style-name="T48">і </text:span><text:span text:style-name="T43">одне, одного, </text:span><text:span text:style-name="T48">с.</text:span><text:span text:style-name="T43"> (</text:span><text:span text:style-name="T48">мн.</text:span><text:span text:style-name="T43"> одні, одних), </text:span><text:span text:style-name="T48">числ.</text:span><text:span text:style-name="T43"> </text:span><text:span text:style-name="T48">кільк.</text:span></text:p>
            <text:p text:style-name="P5"><text:span text:style-name="T24">4) </text:span><text:span text:style-name="T36">у знач.</text:span><text:span text:style-name="T24"> </text:span><text:span text:style-name="T36">займ.</text:span><text:span text:style-name="T24"> </text:span><text:span text:style-name="T36">вказ.</text:span><text:span text:style-name="T24"> Той самий. || Однаковий, тотожний. || </text:span><text:span text:style-name="T36">у знач.ім.</text:span><text:span text:style-name="T24"> одно́</text:span><text:span text:style-name="T24"> (одне́</text:span><text:span text:style-name="T24">), одного́</text:span><text:span text:style-name="T24">, </text:span><text:span text:style-name="T36">с.</text:span><text:span text:style-name="T24"> Те саме. </text:span><text:span text:style-name="T27">(С, 827)</text:span></text:p>
          </table:table-cell>
        </table:table-row>
        <table:table-row>
          <table:covered-table-cell/>
          <table:table-cell table:style-name="Dictionary.B2" office:value-type="string">
            <text:p text:style-name="P6">ряд</text:p>
            <text:p text:style-name="P5"><text:span text:style-name="T43">-у, </text:span><text:span text:style-name="T48">ч.</text:span></text:p>
            <text:p text:style-name="P5"><text:span text:style-name="T44">1) Сукупність однорідних предметів або живих істот, розташованих одне поруч з одним, одне за одним, витягнутих в одну лінію. || Те саме, що гряда. || </text:span><text:span text:style-name="T49">у знач.</text:span><text:span text:style-name="T44"> </text:span><text:span text:style-name="T49">присл.</text:span><text:span text:style-name="T44"> рядом, рядами. Один повз одного, один за одним, один біля одного, в одну лінію.</text:span><text:span text:style-name="T45"> </text:span><text:span text:style-name="T46">(С, 1281)</text:span></text:p>
          </table:table-cell>
        </table:table-row>
        <table:table-row>
          <table:table-cell table:style-name="Dictionary.A1" table:number-rows-spanned="2" office:value-type="string">
            <text:p text:style-name="P6">УСЕБЛАГИ́Й</text:p>
            <text:p text:style-name="P5">-а, -е, <text:span text:style-name="T71">прикм., </text:span><text:span text:style-name="T70">інд.-авт.</text:span></text:p>
            <text:p text:style-name="P5"><text:span text:style-name="T83">утворене способом зрощення, похідне </text:span><text:soft-page-break/><text:span text:style-name="T83">від слів:</text:span><text:span text:style-name="T102"> </text:span><text:span text:style-name="T58">усé</text:span><text:span text:style-name="T102"> і </text:span><text:span text:style-name="T58">благи́й</text:span></text:p>
            <text:p text:style-name="P7">І снився Кар – зажурений такий,</text:p>
            <text:p text:style-name="P7">немов отетерілий од докуки,</text:p>
            <text:p text:style-name="P7">допоки мати заламає руки,</text:p>
            <text:p text:style-name="P5"><text:span text:style-name="T71">наш гріх відпустить Бог </text:span><text:span text:style-name="T76">усеблагий</text:span><text:span text:style-name="T71">. </text:span><text:span text:style-name="T81">(П, ІІ, 128)</text:span></text:p>
          </table:table-cell>
          <table:table-cell table:style-name="Dictionary.B1" office:value-type="string">
            <text:p text:style-name="P6">все</text:p>
            <text:p text:style-name="P5"><text:span text:style-name="T39">II </text:span><text:span text:style-name="T43">(усе), </text:span><text:span text:style-name="T48">присл.</text:span><text:span text:style-name="T43">, </text:span><text:span text:style-name="T48">розм.</text:span></text:p>
            <text:p text:style-name="P5">1) Постійно, завжди. || Досить довго.</text:p>
            <text:p text:style-name="P5"><text:soft-page-break/>2) Скрізь, усюди. <text:span text:style-name="T79">(С, 207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благи́</text:span><text:span text:style-name="T55">й</text:span></text:p>
            <text:p text:style-name="P5">-а, -е.</text:p>
            <text:p text:style-name="P5">2) <text:span text:style-name="T69">заст.</text:span> Добрий, добросердий, лагідний.<text:span text:style-name="T95"> </text:span><text:span text:style-name="T96">(С, 86)</text:span></text:p>
          </table:table-cell>
        </table:table-row>
        <table:table-row>
          <table:table-cell table:style-name="Dictionary.A2" table:number-rows-spanned="2" office:value-type="string">
            <text:p text:style-name="P6">УСЕВИТÓНЧУВАНИЙ</text:p>
            <text:p text:style-name="P5">-а, -е, <text:span text:style-name="T71">прикм., </text:span><text:span text:style-name="T70">інд.-авт.</text:span></text:p>
            <text:p text:style-name="P5"><text:span text:style-name="T83">утворене способом </text:span><text:span text:style-name="T83">зрощення, похідне </text:span><text:span text:style-name="T83">від слів:</text:span><text:span text:style-name="T102"> </text:span><text:span text:style-name="T58">усé</text:span><text:span text:style-name="T102"> і </text:span><text:span text:style-name="T58">витóнчуваний </text:span><text:span text:style-name="T64">(від </text:span><text:span text:style-name="T58">витóнчувати</text:span><text:span text:style-name="T64">)</text:span></text:p>
            <text:p text:style-name="P7"><text:span text:style-name="T56">Усевитончуваний</text:span> зойк,</text:p>
            <text:p text:style-name="P7">крик крику, крику крик.</text:p>
            <text:p text:style-name="P7">Задосить. Спекайся морок,</text:p>
            <text:p text:style-name="P5"><text:span text:style-name="T71">хоч як до них і звик. </text:span><text:span text:style-name="T81">(П, ІІ, 96)</text:span></text:p>
          </table:table-cell>
          <table:table-cell table:style-name="Dictionary.B2" office:value-type="string">
            <text:p text:style-name="P5"><text:span text:style-name="T58">усé </text:span><text:span text:style-name="T67">(див. </text:span><text:span text:style-name="T58">ВСЕБЕЗО́ДНЯ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вито́</text:span><text:span text:style-name="T55">нчувати</text:span></text:p>
            <text:p text:style-name="P5"><text:span text:style-name="T43">-ую, -уєш, </text:span><text:span text:style-name="T48">недок.</text:span><text:span text:style-name="T43">, витончити, -чу, -чиш, </text:span><text:span text:style-name="T48">док.</text:span><text:span text:style-name="T43">, </text:span><text:span text:style-name="T48">перех.</text:span></text:p>
            <text:p text:style-name="P5">1) Робити тоншим.</text:p>
            <text:p text:style-name="P5">2) Робити розвиненішим, гострішим.<text:span text:style-name="T95"> </text:span><text:span text:style-name="T96">(С, 157)</text:span></text:p>
          </table:table-cell>
        </table:table-row>
        <table:table-row>
          <table:table-cell table:style-name="Dictionary.A2" table:number-rows-spanned="2" office:value-type="string">
            <text:p text:style-name="P6">УСЕВЛАДУ́́ЩЕ</text:p>
            <text:p text:style-name="P5">-щого, <text:span text:style-name="T70">ім., с., інд.-авт.</text:span></text:p>
            <text:p text:style-name="P5"><text:span text:style-name="T83">утворене способом зрощення, похідне від слів:</text:span><text:span text:style-name="T102"> </text:span><text:span text:style-name="T58">усé</text:span><text:span text:style-name="T102"> і </text:span><text:span text:style-name="T58">владýще</text:span><text:span text:style-name="T102"> (від </text:span><text:span text:style-name="T58">владу́щий</text:span><text:span text:style-name="T102">).</text:span></text:p>
            <text:p text:style-name="P7">Коли прищухло довкруги, поближнє</text:p>
            <text:p text:style-name="P7"><text:span text:style-name="T56">усевладуще</text:span> ревом так реве,</text:p>
            <text:p text:style-name="P7">ану збагни – суворе ачи ніжне</text:p>
            <text:p text:style-name="P5"><text:span text:style-name="T71">те, що тебе всевладно так зове. </text:span><text:soft-page-break/><text:span text:style-name="T81">(П, ІІ, 120)</text:span></text:p>
          </table:table-cell>
          <table:table-cell table:style-name="Dictionary.B2" office:value-type="string">
            <text:p text:style-name="P6"><text:span text:style-name="T102">усé </text:span><text:span text:style-name="T67">(див. </text:span><text:span text:style-name="T102">ВСЕБЕЗО́ДНЯ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владу́</text:span><text:span text:style-name="T55">щий</text:span></text:p>
            <text:p text:style-name="P5">-а, -е.</text:p>
            <text:p text:style-name="P5"><text:span text:style-name="T24">Який має владу; панівний. </text:span><text:span text:style-name="T36">Владущий клас</text:span><text:span text:style-name="T24">.</text:span><text:span text:style-name="T25"> </text:span><text:span text:style-name="T26">(С, 193)</text:span></text:p>
          </table:table-cell>
        </table:table-row>
        <table:table-row>
          <table:table-cell table:style-name="Dictionary.A2" table:number-rows-spanned="2" office:value-type="string">
            <text:p text:style-name="P6">УСЕНЕСТÉРПНИЙ</text:p>
            <text:p text:style-name="P5">-а, -е, <text:span text:style-name="T71">прикм., </text:span><text:span text:style-name="T70">інд.-авт.</text:span></text:p>
            <text:p text:style-name="P5"><text:span text:style-name="T83">утворене способом зрощення, похідне від слів:</text:span><text:span text:style-name="T102"> </text:span><text:span text:style-name="T58">усé</text:span><text:span text:style-name="T102"> і </text:span><text:span text:style-name="T58">нестéрпний</text:span></text:p>
            <text:p text:style-name="P7">Народжені мої бажання,</text:p>
            <text:p text:style-name="P7"><text:span text:style-name="T56">усенестерпні</text:span>, всеголодні,</text:p>
            <text:p text:style-name="P7">такі вітри зняли довкола,</text:p>
            <text:p text:style-name="P5"><text:span text:style-name="T71">що все несеться шкереберть. </text:span><text:span text:style-name="T81">(П, ІІ, 195)</text:span></text:p>
          </table:table-cell>
          <table:table-cell table:style-name="Dictionary.B2" office:value-type="string">
            <text:p text:style-name="P5"><text:span text:style-name="T58">усé </text:span><text:span text:style-name="T64">(див. </text:span><text:span text:style-name="T58">УСЕБЛАГИ́Й</text:span><text:span text:style-name="T64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несте́</text:span><text:span text:style-name="T55">рпний</text:span></text:p>
            <text:p text:style-name="P5">-а, -е.</text:p>
            <text:p text:style-name="P5">Якого важко або неможливо витерпіти, знести. || Дії та вчинки якого не терплять, не зносять інші.<text:span text:style-name="T95"> </text:span><text:span text:style-name="T96">(С, 781)</text:span></text:p>
          </table:table-cell>
        </table:table-row>
        <table:table-row>
          <table:table-cell table:style-name="Dictionary.A2" table:number-rows-spanned="2" office:value-type="string">
            <text:p text:style-name="P6">УСЕПОКÓРА (ВСЕПОКÓРА)</text:p>
            <text:p text:style-name="P5">-и, <text:span text:style-name="T70">ім., ж., інд.-авт.</text:span></text:p>
            <text:p text:style-name="P5"><text:span text:style-name="T83">утворене способом зрощення, похідне від слів:</text:span><text:span text:style-name="T102"> </text:span><text:span text:style-name="T58">усé</text:span><text:span text:style-name="T102"> і </text:span><text:span text:style-name="T58">покóра</text:span></text:p>
            <text:p text:style-name="P7">В квадратах жертв – чистописом журби - </text:p>
            <text:p text:style-name="P7"><text:span text:style-name="T56">усепокора</text:span>, майже невідпорна.</text:p>
            <text:p text:style-name="P7">Свічадо спить. У ньому спить свіча,</text:p>
            <text:p text:style-name="P5"><text:span text:style-name="T71">розплатана метеликом, акантом. </text:span><text:span text:style-name="T81">(П, І, 59);</text:span></text:p>
            <text:p text:style-name="P7">Як вікна в позапростір, позачас,</text:p>
            <text:p text:style-name="P7">за мури німоти і <text:span text:style-name="T56">всепокори</text:span>,</text:p>
            <text:p text:style-name="P7">так світяться свічада, світлом хорі,</text:p>
            <text:p text:style-name="P7"><text:soft-page-break/>і пильно задивляються крізь нас</text:p>
            <text:p text:style-name="P5"><text:span text:style-name="T71">у сяйва… </text:span><text:span text:style-name="T81">(П, І, 66)</text:span></text:p>
          </table:table-cell>
          <table:table-cell table:style-name="Dictionary.B2" office:value-type="string">
            <text:p text:style-name="P6"><text:span text:style-name="T102">усé </text:span><text:span text:style-name="T67">(див. </text:span><text:span text:style-name="T102">ВСЕБЕЗО́ДНЯ</text:span><text:span text:style-name="T67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поко́</text:span><text:span text:style-name="T55">ра</text:span></text:p>
            <text:p text:style-name="P5"><text:span text:style-name="T43">-и, </text:span><text:span text:style-name="T48">ж.</text:span></text:p>
            <text:p text:style-name="P5"><text:span text:style-name="T24">Беззаперечна готовність виконувати чужі накази, розпорядження, вимоги і т. ін.; шаноблива підлеглість. || Поступливість, слухняність, покірливість. || Непротивлення долі; смиренність. </text:span><text:span text:style-name="T36">Тримати в покорі</text:span><text:span text:style-name="T24">.</text:span><text:span text:style-name="T25"> </text:span><text:span text:style-name="T26">(С, 1027)</text:span></text:p>
          </table:table-cell>
        </table:table-row>
        <table:table-row>
          <table:table-cell table:style-name="Dictionary.A2" table:number-rows-spanned="2" office:value-type="string">
            <text:p text:style-name="P6">УСЕСТРІМКИ́Й</text:p>
            <text:p text:style-name="P5">-а, -е, <text:span text:style-name="T71">прикм., </text:span><text:span text:style-name="T70">інд.-авт.</text:span></text:p>
            <text:p text:style-name="P5"><text:span text:style-name="T83">утворене способом зрощення, похідне від слів:</text:span><text:span text:style-name="T102"> </text:span><text:span text:style-name="T58">усé</text:span><text:span text:style-name="T102"> і </text:span><text:span text:style-name="T58">стрімки́й.</text:span></text:p>
            <text:p text:style-name="P7">Ескорт і почет, кожен челядин</text:p>
            <text:p text:style-name="P7">не помічає ні ночей ні днин,</text:p>
            <text:p text:style-name="P5"><text:span text:style-name="T71">спинився час – в </text:span><text:span text:style-name="T76">усестрімкому</text:span><text:span text:style-name="T71"> леті. </text:span><text:span text:style-name="T81">(П, ІІ, 295)</text:span></text:p>
          </table:table-cell>
          <table:table-cell table:style-name="Dictionary.B2" office:value-type="string">
            <text:p text:style-name="P6"><text:span text:style-name="T102">усé </text:span><text:span text:style-name="T64">(див. </text:span><text:span text:style-name="T102">УСЕБЛАГИ́Й</text:span><text:span text:style-name="T64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стрімки́</text:span><text:span text:style-name="T55">й</text:span></text:p>
            <text:p text:style-name="P5">-а, -е.</text:p>
            <text:p text:style-name="P5"><text:span text:style-name="T24">2) Який відзначається великою швидкістю, динамічністю (про рух, яку-небудь дію, якийсь процес). || Який має велику швидкість руху (про </text:span><text:span text:style-name="T24">транспортні засоби, течію річки і т. ін.). || Швидкий у </text:span><text:span text:style-name="T24">рухах, жвавий, рухливий (про живу істоту). || Дуже швидкий, значний за силою, ступенем вияву тощо (про темпи розвитку, ріст і т. ін. чого-небудь).</text:span><text:span text:style-name="T25"> </text:span><text:span text:style-name="T26">(С, 1403)</text:span></text:p>
          </table:table-cell>
        </table:table-row>
        <table:table-row>
          <table:table-cell table:style-name="Dictionary.A2" table:number-rows-spanned="2" office:value-type="string">
            <text:p text:style-name="P6">ЦІЛОЖИТТЄ́ВИЙ</text:p>
            <text:p text:style-name="P5">-а, -е, <text:span text:style-name="T71">прикм., </text:span><text:span text:style-name="T70">інд.-авт.</text:span></text:p>
            <text:p text:style-name="P5"><text:span text:style-name="T62">утворене способом основословоскладання, похідне від слів:</text:span> <text:span text:style-name="T57">цíлий</text:span> і <text:span text:style-name="T57">життє́вий.</text:span></text:p>
            <text:p text:style-name="P7">З <text:span text:style-name="T56">ціложиттєвого</text:span> ждання</text:p>
            <text:p text:style-name="P7">Ти смерть на кілька літ відтрутив,</text:p>
            <text:p text:style-name="P7">аби почути пахощ рути</text:p>
            <text:p text:style-name="P7"><text:soft-page-break/>і в неї впасти навмання - </text:p>
            <text:p text:style-name="P7">з усіх розлук – на обакрай</text:p>
            <text:p text:style-name="P5"><text:span text:style-name="T71">Вітчизни – і яви, і мрії. </text:span><text:span text:style-name="T81">(П, ІІ, 19)</text:span></text:p>
          </table:table-cell>
          <table:table-cell table:style-name="Dictionary.B2" office:value-type="string">
            <text:p text:style-name="P5"><text:span text:style-name="T55">ці́</text:span><text:span text:style-name="T55">лий</text:span></text:p>
            <text:p text:style-name="P5">-а, -е.</text:p>
            <text:p text:style-name="P6"><text:span text:style-name="T24">1) Такий, від якого нічого не відділено, не відокремлено; не розділений, не роздроблений. || Наповнений до країв, по вінця; повний. || Який не був у користуванні, не початий. || У повному складі, без винятку. || Весь від початку до кінця (про певний проміжок часу). || Узятий повністю (про предмети, явища, </text:span><text:soft-page-break/><text:span text:style-name="T24">простір і т. ін.). || </text:span><text:span text:style-name="T36">діал.</text:span><text:span text:style-name="T24"> Увесь (про людину). || </text:span><text:span text:style-name="T36">у сполуч.</text:span><text:span text:style-name="T24"> </text:span><text:span text:style-name="T36">з ім.</text:span><text:span text:style-name="T24"> Означає вищий ступінь виявлення якості, стану і т. ін. || Указує на величину, значущість чого-небудь: а) при кількісних позначеннях; б) при позначенні сукупності яких-небудь предметів, істот, дій; в) при позначенні складності змісту чого-небудь. (С, 1587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життє́</text:span><text:span text:style-name="T55">вий</text:span></text:p>
            <text:p text:style-name="P5">-а, -е, життьовий, -а, -е.</text:p>
            <text:p text:style-name="P5">1) Прикм. до життя 2), 3). || Характерний для щоденного, буденного життя; повсякденний.</text:p>
            <text:p text:style-name="P5">2) <text:span text:style-name="T69">перен.</text:span> Дуже важливий у житті, для життя; основний.<text:span text:style-name="T95"> </text:span><text:span text:style-name="T96">(С, 369)</text:span></text:p>
          </table:table-cell>
        </table:table-row>
        <table:table-row>
          <table:table-cell table:style-name="Dictionary.A2" table:number-rows-spanned="2" office:value-type="string">
            <text:p text:style-name="P6">ЦІЛОСВÍТ</text:p>
            <text:p text:style-name="P5">-у, <text:span text:style-name="T71">ім., ч., інд.-авт.</text:span></text:p>
            <text:p text:style-name="P5"><text:span text:style-name="T84">утворене способом основословоскладання, похідне від слів:</text:span><text:span text:style-name="T102"> </text:span><text:span text:style-name="T58">цíлий</text:span><text:span text:style-name="T102"> і </text:span><text:span text:style-name="T58">світ.</text:span></text:p>
            <text:p text:style-name="P7">Тепер ти сам, як вулій цей гулкий,</text:p>
            <text:p text:style-name="P7">стаєш уводноряд до цілосвіту,</text:p>
            <text:p text:style-name="P7">коли з грудей твоїх несамовитих</text:p>
            <text:p text:style-name="P5"><text:soft-page-break/><text:span text:style-name="T71">усі повийшли зашпори-голки.</text:span> <text:span text:style-name="T81">(П, ІІ, 181)</text:span></text:p>
          </table:table-cell>
          <table:table-cell table:style-name="Dictionary.B2" office:value-type="string">
            <text:p text:style-name="P5"><text:span text:style-name="T58">цíлий </text:span><text:span text:style-name="T64">(див. </text:span><text:span text:style-name="T58">ЦІЛОЖИТТЄ́ВИЙ</text:span><text:span text:style-name="T64">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8">світ </text:span><text:span text:style-name="T67">(див. </text:span><text:span text:style-name="T58">ЗА-СВІТИ́</text:span><text:span text:style-name="T67">)</text:span></text:p>
          </table:table-cell>
        </table:table-row>
        <table:table-row>
          <table:table-cell table:style-name="Dictionary.A2" table:number-rows-spanned="2" office:value-type="string">
            <text:p text:style-name="P6">ЧОРНОВÓДДЯ</text:p>
            <text:p text:style-name="P5">-я, <text:span text:style-name="T70">ім., с., інд.-авт.</text:span></text:p>
            <text:p text:style-name="P5"><text:span text:style-name="T83">утворене способом основоскладання і нульсуфіксальним, похідне від слів:</text:span><text:span text:style-name="T102"> </text:span><text:span text:style-name="T58">чóрний</text:span><text:span text:style-name="T102"> і </text:span><text:span text:style-name="T58">вóддя</text:span><text:span text:style-name="T102"> (від </text:span><text:span text:style-name="T58">водá</text:span><text:span text:style-name="T102">).</text:span></text:p>
            <text:p text:style-name="P7">Червона барка в <text:span text:style-name="T56">чорноводді </text:span>доль</text:p>
            <text:p text:style-name="P7">загубиться. І фенікс довгоногий</text:p>
            <text:p text:style-name="P7">перенесе тебе в ясні чертоги</text:p>
            <text:p text:style-name="P7">від самоволь, покори і сваволь. <text:span text:style-name="T87">(П, І, 56);</text:span></text:p>
            <text:p text:style-name="P7">…Підтале <text:span text:style-name="T56">чорноводдя</text:span> зелен-криги</text:p>
            <text:p text:style-name="P5"><text:span text:style-name="T71">займається світанням на щоці. </text:span><text:span text:style-name="T81">(П, І, 77)</text:span></text:p>
          </table:table-cell>
          <table:table-cell table:style-name="Dictionary.B2" office:value-type="string">
            <text:p text:style-name="P5"><text:span text:style-name="T55">чо́</text:span><text:span text:style-name="T55">рний</text:span></text:p>
            <text:p text:style-name="P5">-а, -е.</text:p>
            <text:p text:style-name="P5">2) Темний, темніший порівняно зі звичайним кольором. || Не осяяний світлом, темний. || Непроглядний, густий, темний (про хмару, дим, воду і т. ін.). || Затемнений (про скло). || Огорнутий, оповитий темрявою, дуже темний, похмурий.</text:p>
            <text:p text:style-name="P5">7) Брудний, покритий брудом, сажею, кіптявою і т. ін. || Не випраний; нечистий. <text:span text:style-name="T79">(С, 1605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вода́</text:span></text:p>
            <text:p text:style-name="P5"><text:span text:style-name="T43">-и, </text:span><text:span text:style-name="T48">ж.</text:span></text:p>
            <text:p text:style-name="P5">2) <text:span text:style-name="T69">перев.</text:span> <text:span text:style-name="T69">мн.</text:span> Водна маса джерел, озер, річок, морів, океанів. || Водна поверхня морів, озер, річок. || Водні простори, ділянки морів, озер, річок.<text:span text:style-name="T95"> </text:span><text:span text:style-name="T96">(С, 197)</text:span></text:p>
          </table:table-cell>
        </table:table-row>
        <table:table-row>
          <table:table-cell table:style-name="Dictionary.A2" table:number-rows-spanned="2" office:value-type="string">
            <text:p text:style-name="P6">ЯСНОДЖЕРÉЛЬНИЙ</text:p>
            <text:p text:style-name="P5">-а, -е, <text:span text:style-name="T71">прикм., </text:span><text:span text:style-name="T70">інд.-авт.</text:span></text:p>
            <text:p text:style-name="P5"><text:span text:style-name="T83">утворене способом основословоскладання, похідне від слів:</text:span><text:span text:style-name="T102"> </text:span><text:span text:style-name="T58">я́сний</text:span><text:span text:style-name="T102"> і </text:span><text:span text:style-name="T58">джерéльний.</text:span></text:p>
            <text:p text:style-name="P7"><text:soft-page-break/>Там буриться похмурий амарант</text:p>
            <text:p text:style-name="P7">і айстри у покірній непокорі</text:p>
            <text:p text:style-name="P7">останні долітовують прозорі</text:p>
            <text:p text:style-name="P5"><text:span text:style-name="T71">дні вересня – </text:span><text:span text:style-name="T76">ясноджерельний</text:span><text:span text:style-name="T71"> кант. </text:span><text:span text:style-name="T81">(П, І, 61)</text:span></text:p>
          </table:table-cell>
          <table:table-cell table:style-name="Dictionary.B2" office:value-type="string">
            <text:p text:style-name="P5"><text:span text:style-name="T55">я́</text:span><text:span text:style-name="T55">сни́</text:span><text:span text:style-name="T55">й</text:span></text:p>
            <text:p text:style-name="P5">ясна, ясне.</text:p>
            <text:p text:style-name="P5">2) Нічим не затьмарений; світлий, чистий. || Чітко видний завдяки світлу, прозорості повітря. || Те саме, що погожий 1). || Безхмарний (про небо). || <text:soft-page-break/>Чистий, прозорий, не каламутний (про рідину).</text:p>
            <text:p text:style-name="P5"><text:span text:style-name="T24">3) </text:span><text:span text:style-name="T36">перен.</text:span><text:span text:style-name="T24"> Нічим не засмучений, не затьмарений; спокійний, безтурботний. || Радісний, збуджений. || Сповнений лагідності, спокою, щирості, відвертості (про погляд, усмішку і т. ін.). </text:span><text:span text:style-name="T27">(С, 1649)</text:span></text:p>
          </table:table-cell>
        </table:table-row>
        <table:table-row>
          <table:covered-table-cell/>
          <table:table-cell table:style-name="Dictionary.B2" office:value-type="string">
            <text:p text:style-name="P5"><text:span text:style-name="T55">джере́</text:span><text:span text:style-name="T55">льний</text:span></text:p>
            <text:p text:style-name="P5">-а, -е.</text:p>
            <text:p text:style-name="P5">Прикм. до джерело 1). || Який виходить із джерела. || Власт. джерелу; прохолодний, освіжний. <text:span text:style-name="T79">(С, 291)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uk" fo:country="U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96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1T19:11:29</meta:creation-date>
    <dc:date>2012-04-14T02:27:07</dc:date>
    <meta:editing-duration>P1DT7H6M58S</meta:editing-duration>
    <meta:editing-cycles>244</meta:editing-cycles>
    <meta:generator>LibreOffice/3.4$Linux LibreOffice_project/340m1$Build-402</meta:generator>
    <meta:document-statistic meta:table-count="1" meta:image-count="0" meta:object-count="0" meta:page-count="101" meta:paragraph-count="2365" meta:word-count="15017" meta:character-count="97078" meta:non-whitespace-character-count="84398"/>
  </office:meta>
</office:document-meta>
</file>